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1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តារាង1" style:family="table">
      <style:table-properties style:width="11.0681in" fo:margin-left="-0.159in" fo:margin-right="-0.0035in" table:align="margins"/>
    </style:style>
    <style:style style:name="តារាង1.A" style:family="table-column">
      <style:table-column-properties style:column-width="0.6257in" style:rel-column-width="3705*"/>
    </style:style>
    <style:style style:name="តារាង1.B" style:family="table-column">
      <style:table-column-properties style:column-width="1.1611in" style:rel-column-width="6875*"/>
    </style:style>
    <style:style style:name="តារាង1.C" style:family="table-column">
      <style:table-column-properties style:column-width="0.4083in" style:rel-column-width="2417*"/>
    </style:style>
    <style:style style:name="តារាង1.D" style:family="table-column">
      <style:table-column-properties style:column-width="0.9549in" style:rel-column-width="5654*"/>
    </style:style>
    <style:style style:name="តារាង1.E" style:family="table-column">
      <style:table-column-properties style:column-width="0.5556in" style:rel-column-width="3289*"/>
    </style:style>
    <style:style style:name="តារាង1.F" style:family="table-column">
      <style:table-column-properties style:column-width="0.8764in" style:rel-column-width="5189*"/>
    </style:style>
    <style:style style:name="តារាង1.G" style:family="table-column">
      <style:table-column-properties style:column-width="4.2806in" style:rel-column-width="25347*"/>
    </style:style>
    <style:style style:name="តារាង1.H" style:family="table-column">
      <style:table-column-properties style:column-width="1.1194in" style:rel-column-width="6628*"/>
    </style:style>
    <style:style style:name="តារាង1.I" style:family="table-column">
      <style:table-column-properties style:column-width="1.0861in" style:rel-column-width="6431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តារាង1.231" style:family="table-row">
      <style:table-row-properties style:min-row-height="0.0431in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6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7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 style:text-scale="100%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9" style:family="paragraph" style:parent-style-name="Table_20_Contents">
      <style:text-properties style:font-name="Khmer OS" fo:font-size="11pt" style:font-size-asian="11pt" style:font-name-complex="Khmer OS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Khmer OS" fo:font-size="11pt" style:font-size-asian="11pt" style:font-name-complex="Khmer OS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0%"/>
    </style:style>
    <style:style style:name="P15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7%"/>
    </style:style>
    <style:style style:name="P1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5%"/>
    </style:style>
    <style:style style:name="P18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8%"/>
    </style:style>
    <style:style style:name="P19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2%"/>
    </style:style>
    <style:style style:name="P20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6%"/>
    </style:style>
    <style:style style:name="P21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100%"/>
    </style:style>
    <style:style style:name="P22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9%"/>
    </style:style>
    <style:style style:name="P23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3%"/>
    </style:style>
    <style:style style:name="P24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4%"/>
    </style:style>
    <style:style style:name="P25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 style:text-scale="100%"/>
    </style:style>
    <style:style style:name="P29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 style:text-scale="99%"/>
    </style:style>
    <style:style style:name="P30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 style:text-scale="99%"/>
    </style:style>
    <style:style style:name="P31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 style:text-scale="99%"/>
    </style:style>
    <style:style style:name="P32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33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Khmer OS" fo:font-size="11pt" style:font-name-asian="Baiduk OT" style:font-size-asian="11pt" style:font-name-complex="Khmer OS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Khmer OS" fo:font-size="11pt" fo:font-style="italic" style:font-size-asian="11pt" style:font-style-asian="italic" style:font-name-complex="Khmer OS" style:font-size-complex="11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Baiduk OT" fo:font-size="11pt" style:font-size-asian="11pt" style:font-name-complex="Baiduk O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Baiduk OT" fo:font-size="11pt" style:font-size-asian="11pt" style:font-name-complex="Khmer OS" style:font-size-complex="11pt"/>
    </style:style>
    <style:style style:name="P39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9%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0%"/>
    </style:style>
    <style:style style:name="P43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4" style:family="paragraph" style:parent-style-name="Table_20_Contents">
      <style:paragraph-properties style:writing-mode="lr-tb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45" style:family="paragraph" style:parent-style-name="Table_20_Contents">
      <style:paragraph-properties fo:text-align="justify" style:justify-single-word="false" style:writing-mode="lr-tb"/>
    </style:style>
    <style:style style:name="P46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7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8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fo:font-weight="bold" fo:background-color="#ffffff" style:font-size-asian="11pt" style:font-style-asian="normal" style:font-weight-asian="bold" style:font-name-complex="Khmer OS" style:font-size-complex="11pt" style:font-style-complex="normal" style:font-weight-complex="bold"/>
    </style:style>
    <style:style style:name="P49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style:font-size-asian="11pt" style:font-name-complex="Khmer OS" style:font-size-complex="11pt"/>
    </style:style>
    <style:style style:name="P5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5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53" style:family="paragraph" style:parent-style-name="Table_20_Contents">
      <style:paragraph-properties fo:background-color="transparent">
        <style:background-image/>
      </style:paragraph-properties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Baiduk OT" fo:font-size="11pt" style:font-size-asian="11pt" style:font-name-complex="Khmer OS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scale="100%"/>
    </style:style>
    <style:style style:name="T4" style:family="text">
      <style:text-properties style:font-name-asian="Baiduk OT"/>
    </style:style>
    <style:style style:name="T5" style:family="text">
      <style:text-properties style:text-scale="97%"/>
    </style:style>
    <style:style style:name="T6" style:family="text">
      <style:text-properties style:text-scale="99%"/>
    </style:style>
    <style:style style:name="T7" style:family="text">
      <style:text-properties fo:font-weight="bold" style:font-weight-asian="bold" style:font-weight-complex="bold" style:text-scale="100%"/>
    </style:style>
    <style:style style:name="T8" style:family="text">
      <style:text-properties fo:background-color="transparent"/>
    </style:style>
    <style:style style:name="T9" style:family="text">
      <style:text-properties fo:background-color="transparent" style:text-scale="99%"/>
    </style:style>
    <style:style style:name="T10" style:family="text">
      <style:text-properties fo:color="#0000ff"/>
    </style:style>
    <style:style style:name="T11" style:family="text">
      <style:text-properties fo:color="#0000ff" fo:background-color="#ffff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background-color="#ffff00"/>
    </style:style>
    <style:style style:name="T15" style:family="text">
      <style:text-properties fo:color="#333333"/>
    </style:style>
    <style:style style:name="T16" style:family="text">
      <style:text-properties fo:color="#333333" fo:background-color="#ffff00"/>
    </style:style>
    <style:style style:name="T17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8" style:family="text"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T19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20" style:family="text">
      <style:text-properties style:font-name="Khmer OS" fo:font-size="11pt" style:font-size-asian="11pt" style:font-name-complex="Khmer OS" style:font-size-complex="11pt"/>
    </style:style>
    <style:style style:name="T21" style:family="text">
      <style:text-properties style:font-name="Khmer OS" fo:font-style="normal" style:font-style-asian="normal" style:font-name-complex="Khmer OS" style:font-style-complex="normal"/>
    </style:style>
    <style:style style:name="T22" style:family="text">
      <style:text-properties style:text-underline-style="none"/>
    </style:style>
    <style:style style:name="T23" style:family="text">
      <style:text-properties fo:color="#000000"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52">ល.រ</text:p>
          </table:table-cell>
          <table:table-cell table:style-name="តារាង1.A1" office:value-type="string">
            <text:p text:style-name="P51">មេ​ពាក្យ</text:p>
          </table:table-cell>
          <table:table-cell table:style-name="តារាង1.A1" office:value-type="string">
            <text:p text:style-name="P52">ល.រ</text:p>
          </table:table-cell>
          <table:table-cell table:style-name="តារាង1.A1" office:value-type="string">
            <text:p text:style-name="P52"><text:span text:style-name="T19">សូរ​</text:span>ប្រកប</text:p>
          </table:table-cell>
          <table:table-cell table:style-name="តារាង1.A1" office:value-type="string">
            <text:p text:style-name="P52">មក​ពី</text:p>
          </table:table-cell>
          <table:table-cell table:style-name="តារាង1.A1" office:value-type="string">
            <text:p text:style-name="P52">ថ្នាក់</text:p>
          </table:table-cell>
          <table:table-cell table:style-name="តារាង1.A1" office:value-type="string">
            <text:p text:style-name="P52">សេចក្ដី​ពន្យល់</text:p>
          </table:table-cell>
          <table:table-cell table:style-name="តារាង1.A1" office:value-type="string">
            <text:p text:style-name="P52">របៀប​សរសេរ​ផ្សេង</text:p>
          </table:table-cell>
          <table:table-cell table:style-name="តារាង1.I1" office:value-type="string">
            <text:p text:style-name="P52">ពាក្យ​ផ្សំ</text:p>
            <text:p text:style-name="P39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46">ព្យញ្ជនៈ​ទី ១ ក្នុង​វគ្គ​ទី ១ ជា​កណ្ឋជៈ មាន​សំឡេង​ក្នុង​ឋាន​បំពង់​ក ជា​សិថិល-អឃោសៈ, សំ. បា. មាន​សូរ​ស័ព្ទ​ថា កៈ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7"/>
          </table:table-cell>
        </table:table-row>
        <table:table-row>
          <table:table-cell table:style-name="តារាង1.A2" office:value-type="string">
            <text:p text:style-name="P5">១</text:p>
          </table:table-cell>
          <table:table-cell table:style-name="តារាង1.A2" office:value-type="string">
            <text:p text:style-name="P6"><text:s/>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</text:p>
          </table:table-cell>
          <table:table-cell table:style-name="តារាង1.D2" office:value-type="string">
            <text:p text:style-name="P46">អវយវៈ​ដែល​ត​ពី​ក្បាល​ទៅ​ស្មា ឬ​ទៅ​ខ្លួន​នៃ​មនុស្ស​សត្វ ។ ដៃ​ជើង​មនុស្ស​ក៏​មាន ក​ដែរ: ក​ដៃ​, ក​ជើង ។ ទង​ខាង​ដើម​កួរ​ស្រូវ​ក៏​ហៅ ក ដែរ : ក​ស្រូវ ។ កន្លែង​ដែល​ត​ជាប់​ពី​មាត់​ដប​ជាដើម​ចុះ​ទៅ​ទល់​នឹង​ក្អេង​ក៏​ហៅ ក ដែរ : <text:s/>ក​ដប, ក​ក្អម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6"/>
            <text:p text:style-name="P46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តាំង​ផ្ដើម, តាំង​ធើ្វ : កសាង, ក​កើត, ក​ចេតិយ, ក​ភូមិ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សាង</text:p>
            <text:p text:style-name="P13">ក​កើត </text:p>
            <text:p text:style-name="P13">ក​ភូមិ</text:p>
          </table:table-cell>
        </table:table-row>
        <table:table-row>
          <table:table-cell table:style-name="តារាង1.A2" office:value-type="string">
            <text:p text:style-name="P5">២</text:p>
          </table:table-cell>
          <table:table-cell table:style-name="តារាង1.A2" office:value-type="string">
            <text:p text:style-name="P6">ក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ពាក្យ​ជា​សន្ធាន​មាន​សំ​ឡេង​កញ្ឆក់​ខ្លី​សម្រាប់​និយាយ​ត​ប្រយោគ​ដោយ​ឡែក : អ្នក​ក៏​ទៅ, ខ្ញុំ​ក៏​ទៅ, ធើ្វ​ដូច្នេះ​ក៏​បាន, របស់​នេះ​រូប​ក៏​ល្អ​ <text:s text:c="2"/>តម្លៃ​ក៏​ថោក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</text:p>
          </table:table-cell>
          <table:table-cell table:style-name="តារាង1.A2" office:value-type="string">
            <text:p text:style-name="P6"><text:s/>ក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្រែ​ពី​រាវ​ទៅ​ជា​ខន់ : ខ្លាញ់​កក, ប្រេង​ដូង​កក, ទឹក​ក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<text:s/></text:p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កិ.វិ.</text:p>
          </table:table-cell>
          <table:table-cell table:style-name="តារាង1.D2" office:value-type="string">
            <text:p text:style-name="P13">កុះករ, តាន់តាប់, ជុំ​ជិត, កុញ, ត្រៀបត្រា : មើល​ទៅ​ឃើញ​មនុស្ស​កក, ឈរ​ក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5">៤</text:p>
          </table:table-cell>
          <table:table-cell table:style-name="តារាង1.A2" office:value-type="string">
            <text:p text:style-name="P6"><text:s/>កក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កិ.</text:p>
          </table:table-cell>
          <table:table-cell table:style-name="តារាង1.D2" office:value-type="string">
            <text:p text:style-name="P13">ជម្រះ​សក់​ឲ្យ​ស្អាត : កក់​សក់ ។ ធើ្វ​ឲ្យ​ទទឹក​ជោក : ភ្លៀង​កក់ ។ <text:s/>បញ្ចាំ​ទុក​មុន, ឲ្យ​មុន​ជា​ការ​បញ្ចាំ​ចិត្ត : ខ្ញុំ​បាន​កក់​ប្រាក់​៥០​រៀល​ឲ្យ​គេ​រួច​ហើយ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<text:s/></text:p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46"/>
          </table:table-cell>
          <table:table-cell table:style-name="តារាង1.D2" office:value-type="string">
            <text:p text:style-name="P46"/>
          </table:table-cell>
          <table:table-cell table:style-name="តារាង1.D2" office:value-type="string">
            <text:p text:style-name="P47">ន.</text:p>
          </table:table-cell>
          <table:table-cell table:style-name="តារាង1.D2" office:value-type="string">
            <text:p text:style-name="P50">ឈ្មោះ​ស្មៅ​ទឹក​មួយ​ពួក សម្រាប់​ប្រើ​ជា​របរ​ធ្វើ​កន្ទេល ។ កក់​មាន​ច្រើន​ប្រភេទ គឺ កក់​មូល, កក់​ជ្រុង, កក់​ចែងម៉ែង ។ល។ ឈ្មោះ​ប្រដាប់​មួយ​យ៉ាង​មាន​សណ្ឋាន​ដូច​ផ្លែ​ឈូក​សម្រាប់​ងូត​ទឹកៈ ទឹក​ធ្លាក់​ចេញ​ពី​កក់<text:span text:style-name="T9"> (ហៅ​ផ្លែ​ឈូក ក៏​បាន)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ក់ចែង​មែង </text:p>
          </table:table-cell>
        </table:table-row>
        <table:table-row>
          <table:table-cell table:style-name="តារាង1.A2" office:value-type="string">
            <text:p text:style-name="P5">៥</text:p>
          </table:table-cell>
          <table:table-cell table:style-name="តារាង1.A2" office:value-type="string">
            <text:p text:style-name="P6"><text:s/>កក្កដ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46">ក័ក-កៈ-ដៈ</text:p>
          </table:table-cell>
          <table:table-cell table:style-name="តារាង1.D2" office:value-type="string">
            <text:p text:style-name="P47">បា.; សំ.</text:p>
          </table:table-cell>
          <table:table-cell table:style-name="តារាង1.D2" office:value-type="string">
            <text:p text:style-name="P47"/>
            <text:p text:style-name="P47">ន.</text:p>
          </table:table-cell>
          <table:table-cell table:style-name="តារាង1.D2" office:value-type="string">
            <text:p text:style-name="P46">(កក៌ដ) ក្ដាម ។ ឈ្មោះ​ខែ​ទី ៤ នៃ​សុរិយ​គតិ, មាន ៣១ ថ្ងៃ, ត្រូវ​គ្នា​នឹង​ខែ ស៊ូយេត (ខែ​ទី ៧) បារាំងសែស ។ សព្វ​ថ្ងៃ​ប្រើ​ជា កក្កដា ក៏​រាប់​ជា​ខែ ទី ៧ ដែ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ក្កដា</text:p>
          </table:table-cell>
        </table:table-row>
        <table:table-row>
          <table:table-cell table:style-name="តារាង1.A2" office:value-type="string">
            <text:p text:style-name="P5">៦</text:p>
          </table:table-cell>
          <table:table-cell table:style-name="តារាង1.A2" office:value-type="string">
            <text:p text:style-name="P6"><text:s/>ក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ក៏-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</text:p>
          </table:table-cell>
          <table:table-cell table:style-name="តារាង1.D2" office:value-type="string">
            <text:p text:style-name="P13">ផង់​ឬ​កំទេច​ល្អិត ដែល​នៅ​ក្នុង​សភាវៈ​រាវ មាន​ទឹក, សុរា, ប្រេង​ជាដើម : កករ​ប្រេង ។ កករ​ចិត្ត ចិត្ត​សៅហ្មង​ហាក់​ដូច​ជា​មាន​កករ ។ ប្រើ​ដូច​ជា គុ. ក៏​បាន : ចិត្ត​កករ​ល្អ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ករ​ចិត្ត កករ​ល្អក់ </text:p>
          </table:table-cell>
        </table:table-row>
        <table:table-row>
          <table:table-cell table:style-name="តារាង1.A2" office:value-type="string">
            <text:p text:style-name="P5">៧</text:p>
          </table:table-cell>
          <table:table-cell table:style-name="តារាង1.A2" office:value-type="string">
            <text:p text:style-name="P6"><text:s/>កក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-កាត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នៅ​សល់​តិច, នៅ​សល់​រលាប​ៗ : ទឹក​សម្ល​នៅ​សល់​កកាត​នឹង​បាត​ឆ្នាំ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៨</text:p>
          </table:table-cell>
          <table:table-cell table:style-name="តារាង1.A2" office:value-type="string">
            <text:p text:style-name="P6"><text:s/>កក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-កាយ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កិ.</text:p>
          </table:table-cell>
          <table:table-cell table:style-name="តារាង1.D2" office:value-type="string">
            <text:p text:style-name="P13">កាយ​រឿយ​ៗ; ជីក​ដី​ជា​រន្ធ, ជា​រូង, ជា​រង, ជា​រណ្ដៅ​ដោយ​ដៃ​ (មនុស្ស), ដោយ​ជើង (សត្វ) : មនុស្ស​កកាយ​ដី, មាន់​កកាយ​ដី, អណ្តើក​កកាយ​ដ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៩</text:p>
          </table:table-cell>
          <table:table-cell table:style-name="តារាង1.A2" office:value-type="string">
            <text:p text:style-name="P6"><text:s/>កកិចកកុ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ិចក៏កុច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ចិត្ត​វៀច, មាន​គំនិត​គេច​កែ : មនុស្ស​កកិច​កកុ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5">១០</text:p>
          </table:table-cell>
          <table:table-cell table:style-name="តារាង1.A2" office:value-type="string">
            <text:p text:style-name="P6"><text:s/>កក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ិត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ពាល់, ដដុស, ឬ​ប៉ះ​យ៉ាង​ស្រាល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១</text:p>
          </table:table-cell>
          <table:table-cell table:style-name="តារាង1.A2" office:value-type="string">
            <text:p text:style-name="P6"><text:s/>កកិ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ិល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ទៅ​ដោយ​គូទ​ពី​កន្លែង​មួយ​ទៅ​កន្លែង​មួយ​ទៀត : មនុស្ស​ខ្វិន​កកិល​ដូច​កូន​ក្មេ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</text:p>
          </table:table-cell>
          <table:table-cell table:style-name="តារាង1.A2" office:value-type="string">
            <text:p text:style-name="P6">កកូរ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>ក៏កូរ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ូរ​ញយ​ៗ : កកូរ​ត្រុំ ឬ សម្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កូរ​ត្រុំ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<text:s/></text:p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>ក៏កូរ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ម្ល​ខ្មែរ​មួយ​ប្រភេទ : <text:s/>សម្ល​កកូ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ម្ល​កកូរ</text:p>
          </table:table-cell>
        </table:table-row>
        <table:table-row>
          <table:table-cell table:style-name="តារាង1.A2" office:value-type="string">
            <text:p text:style-name="P5">១៣</text:p>
          </table:table-cell>
          <table:table-cell table:style-name="តារាង1.A2" office:value-type="string">
            <text:p text:style-name="P6"><text:s/>កកេបកកា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េបក៏កា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ដែល​កខ្វេសកខ្វាស​ដោយ​ខំ​ប្រឹង​ដើរ ឬ​ប្រឹង​ឡើង​ឲ្យ​បាន​ឆាប់ : ខំ​ឡើង​ដើម​ឈើ​កកេបកកា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</text:p>
          </table:table-cell>
          <table:table-cell table:style-name="តារាង1.A2" office:value-type="string">
            <text:p text:style-name="P6"><text:s/>កកេ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េរ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ខាំ​រឿយ​ៗ ដើម្បី​ឲ្យ​ដាច់ : កកេរ​ពោត, កណ្តុរ​កកេរ​ទូ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</text:p>
          </table:table-cell>
          <table:table-cell table:style-name="តារាង1.A2" office:value-type="string">
            <text:p text:style-name="P6"><text:s/>កកេ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េះ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េះ​រឿយ​ៗ ដោយ​ក្រចក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៦</text:p>
          </table:table-cell>
          <table:table-cell table:style-name="តារាង1.A2" office:value-type="string">
            <text:p text:style-name="P6"><text:s/>កកែក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ែក៏ករ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កិ. វិ.</text:p>
          </table:table-cell>
          <table:table-cell table:style-name="តារាង1.D2" office:value-type="string">
            <text:p text:style-name="P13">សំដី​និយាយ​មិន​ច្បាស់​លាស់ យ៉ាង​ដូច​ក្មេង​តូច​ដែល​ទើប​ចេះ​ស្ដី : កូន​ប្រុស​ខ្ញុំ​បាន​ចេះ​ស្ដី​កកែ​កករ​ហ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</text:p>
          </table:table-cell>
          <table:table-cell table:style-name="តារាង1.A2" office:value-type="string">
            <text:p text:style-name="P6"><text:s/>កកែកកក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ែកក៏កោ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កិ. វិ.</text:p>
          </table:table-cell>
          <table:table-cell table:style-name="តារាង1.D2" office:value-type="string">
            <text:p text:style-name="P13">សំដី​និយាយ​គ្នា ឮ​សូរ​កកោក​ៗ ច្រើន​ដ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៨</text:p>
          </table:table-cell>
          <table:table-cell table:style-name="តារាង1.A2" office:value-type="string">
            <text:p text:style-name="P6"><text:s/>កកែងកក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ែងក៏កោង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កិរិយា​ពុំ​គប្បី, កោង, ព្រហើន, ឥត​មាន​លំអុត​លំឱ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៩</text:p>
          </table:table-cell>
          <table:table-cell table:style-name="តារាង1.A2" office:value-type="string">
            <text:p text:style-name="P6"><text:s/>កកែ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កែ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វយវៈ​សត្វ​ចតុប្បាទ​ពួក​ខ្លះ នៅ​ត្រង់​គន្លាក់​កែង​ជើង​ខាង​ក្រោយ​គល់​ក្រចក​ជា​ខាង​ក្រោម​កែប​ទាំង​គូ : កកែប​គោ, កកែប​ក្រប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កែប​គោ កកែប​ក្របី</text:p>
          </table:table-cell>
        </table:table-row>
        <table:table-row>
          <table:table-cell table:style-name="តារាង1.A2" office:value-type="string">
            <text:p text:style-name="P5">២០</text:p>
          </table:table-cell>
          <table:table-cell table:style-name="តារាង1.A2" office:value-type="string">
            <text:p text:style-name="P6"><text:s/>កក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ោ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ឧ. ឬ កិ. វិ.</text:p>
          </table:table-cell>
          <table:table-cell table:style-name="តារាង1.D2" office:value-type="string">
            <text:p text:style-name="P13">សូរ​និយាយ​ខ្លាំង​ឥត​ក្រែង​ដែល​ឮ​កោក​ៗ : និយាយ​កកោ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6"/>
          </table:table-cell>
        </table:table-row>
        <table:table-row>
          <table:table-cell table:style-name="តារាង1.A2" office:value-type="string">
            <text:p text:style-name="P5">២១</text:p>
          </table:table-cell>
          <table:table-cell table:style-name="តារាង1.A2" office:value-type="string">
            <text:p text:style-name="P6"><text:s/>កកោ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ោស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ោស​ដោយ​ធ្វេស​ប្រហែស​ឥត​មាន​បំណង​នឹង​ធ្វើ​ឲ្យ​វត្ថុ​មួយ​និង​វត្ថុ​មួយ​របក​របោច​ខូច​ខាត​ឡ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២២</text:p>
          </table:table-cell>
          <table:table-cell table:style-name="តារាង1.A2" office:value-type="string">
            <text:p text:style-name="P6"><text:s/>កកោ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ោះ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មាន​ខ្លឹម​ពណ៌​ក្រមៅ ប្រើ​ការ​ធ្វើ​សសរ​ផ្ទះ, ក្តារ​ក្រាល ឬ​ក្តារ​ងឿ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២៣</text:p>
          </table:table-cell>
          <table:table-cell table:style-name="តារាង1.A2" office:value-type="string">
            <text:p text:style-name="P6"><text:s/>កក្រ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រិត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ពាក្យ​សម្រាប់​ញ៉ាំង​ពាក្យ​ខ្មៅ​ឲ្យ​ប្លែក​ឡើង : មនុស្ស​នោះ​ខ្មៅ​កក្រិត គឺ​ខ្មៅ​ឥត​រស​ជាតិ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</text:p>
          </table:table-cell>
          <table:table-cell table:style-name="តារាង1.A2" office:value-type="string">
            <text:p text:style-name="P6"><text:s/>កក្រើ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ក៏ក្រើ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កិ.</text:p>
          </table:table-cell>
          <table:table-cell table:style-name="តារាង1.D2" office:value-type="string">
            <text:p text:style-name="P11"><text:span text:style-name="T1">កំរើក, រញ្ជួយ, របើក​ឡើង ។ កក្រើក​ញាប់ញ័រ កក្រើក​ញ័រ​យ៉ាង​</text:span>ញាប់​សព្វ​អន្លើ ។ កក្រើក​រំជួល កក្រើក​រញ្ជួយ​ជ្រួល​ច្របល់ ។ កក្រើក​រំពើក កក្រើក​ខ្លាំង, ជ្រួល​ច្របល់​ខ្លាំ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<text:span text:style-name="T5"><text:s text:c="2"/></text:span></text:p>
          </table:table-cell>
        </table:table-row>
        <table:table-row>
          <table:table-cell table:style-name="តារាង1.A2" office:value-type="string">
            <text:p text:style-name="P5">២៥</text:p>
          </table:table-cell>
          <table:table-cell table:style-name="តារាង1.A2" office:value-type="string">
            <text:p text:style-name="P6"><text:s/>កក្រោ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រោះ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ឥត​រសជាតិ​ : សោះកក្រ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</text:p>
          </table:table-cell>
          <table:table-cell table:style-name="តារាង1.A2" office:value-type="string">
            <text:p text:style-name="P6"><text:s/>កក្ល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លាក់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ច្រើន​និយាយ​ផ្សំ​ជា​មួយ​នឹង​ពាក្យ ហៀរ : ហៀរ​កក្លា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</text:p>
          </table:table-cell>
          <table:table-cell table:style-name="តារាង1.A2" office:value-type="string">
            <text:p text:style-name="P6"><text:s/>កក្អ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ា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ដែល​ឮ​សូរ​ក្អាក​ៗ ច្រើន​ដង (សើច) : សើច​កក្អាក (ម.ព. ក្អាក​ៗ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៨</text:p>
          </table:table-cell>
          <table:table-cell table:style-name="តារាង1.A2" office:value-type="string">
            <text:p text:style-name="P6"><text:s/>កក្អ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ាយ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13">ពាក្យ​សម្រាប់​និយាយ​ផ្សំ​នឹង​ពាក្យ កក្អាក : សើច​កក្អាកកក្អ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៩</text:p>
          </table:table-cell>
          <table:table-cell table:style-name="តារាង1.A2" office:value-type="string">
            <text:p text:style-name="P6"><text:s/>កក្អិ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ិច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ំរាប់​ចំរើន​ពាក្យ​មាត់​ឲ្យ​ប្លែក​ឡើង (ត្រី) : ត្រី​មាត់​កក្អិ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០</text:p>
          </table:table-cell>
          <table:table-cell table:style-name="តារាង1.A2" office:value-type="string">
            <text:p text:style-name="P6"><text:s/>កក្អិ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ិល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គុ. </text:p>
          </table:table-cell>
          <table:table-cell table:style-name="តារាង1.D2" office:value-type="string">
            <text:p text:style-name="P13">ពាក្យ​សំរាប់​ចំរើន​កិរិយា​ដែល​នៅ​មាន​កម្លាំង​ចិត្ត​ឲ្យ​ប្លែក​ឡើង : និយាយ​កក្អិល, សំដី​កក្អិ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១</text:p>
          </table:table-cell>
          <table:table-cell table:style-name="តារាង1.A2" office:value-type="string">
            <text:p text:style-name="P6"><text:s/>កក្អឹ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ឹ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ឧ.</text:p>
          </table:table-cell>
          <table:table-cell table:style-name="តារាង1.D2" office:value-type="string">
            <text:p text:style-name="P13">ក្អឹក​ៗ​ច្រើន​ដង​មិន​ដាច់​សូរ : សើច​កក្អឹក (ម. ព. កខឹក, ក្អឹក​ៗ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២</text:p>
          </table:table-cell>
          <table:table-cell table:style-name="តារាង1.A2" office:value-type="string">
            <text:p text:style-name="P6"><text:s/>កក្អៀ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ៀ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ឧ.</text:p>
          </table:table-cell>
          <table:table-cell table:style-name="តារាង1.D2" office:value-type="string">
            <text:p text:style-name="P13">ក្អៀក​ៗ​ច្រើន​ដង​មិន​ដាច់​សូរ​ : សើច​កក្អៀក (ម. ព. ក្អៀក​ៗ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៣</text:p>
          </table:table-cell>
          <table:table-cell table:style-name="តារាង1.A2" office:value-type="string">
            <text:p text:style-name="P6">កក្អៀ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ក្អៀច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ម្រាប់​ចំរើន​ពាក្យ​ចុះ​ឲ្យ​ប្លែក​ឲ្យ​ច្រើន​ឡើង (ដង្កូវ) : ដង្កូវ​ចុះ​កក្អៀ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៤</text:p>
          </table:table-cell>
          <table:table-cell table:style-name="តារាង1.A2" office:value-type="string">
            <text:p text:style-name="P6">កខិកកខ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ខិកក៏ខក់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ឈ្លក់; រង្គោះ ។ ឧ. សូរ​ឮ​ដោយ​ឈ្លក់​ទឹក, ដោយ​រង្គ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៣៥</text:p>
          </table:table-cell>
          <table:table-cell table:style-name="តារាង1.A2" office:value-type="string">
            <text:p text:style-name="P6">កខិបកខុ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ខិបក៏ខុ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កិ. វិ.</text:p>
          </table:table-cell>
          <table:table-cell table:style-name="តារាង1.D2" office:value-type="string">
            <text:p text:style-name="P13">ដែល​មាន​ចិត្ដ​អរ ព្រោះ​បាន​របស់​ជា​ទី​គាប់​ចិត្ដ : អរ​កខិបកខុ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៦</text:p>
          </table:table-cell>
          <table:table-cell table:style-name="តារាង1.A2" office:value-type="string">
            <text:p text:style-name="P6">កខឹ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ខឹ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ឧ.</text:p>
          </table:table-cell>
          <table:table-cell table:style-name="តារាង1.D2" office:value-type="string">
            <text:p text:style-name="P11">ខឹក​ៗ ច្រើន​ដង​មិន​ដាច់​សូរ ហើយ​ញាប់​រន្ថាន់ (សើច) សើច​កខឹ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៧</text:p>
          </table:table-cell>
          <table:table-cell table:style-name="តារាង1.A2" office:value-type="string">
            <text:p text:style-name="P6">កខុ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ខុ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រូប​ដូច​កន្លាត​តែ​នៅ​ក្នុង​ទឹ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៣៨</text:p>
          </table:table-cell>
          <table:table-cell table:style-name="តារាង1.A2" office:value-type="string">
            <text:p text:style-name="P6">កខ្វ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ខ្វក់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គគ្រិច​មិន​ស្អាត, ដែល​ស្មោកគ្រោ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៣៩</text:p>
          </table:table-cell>
          <table:table-cell table:style-name="តារាង1.A2" office:value-type="string">
            <text:p text:style-name="P6">កខ្វ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៏ខ្វិក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13">សម្រាប់​និយាយ​ផ្សំ​ជា​មួយ​នឹង​ពាក្យ​កខ្វក់ : កខ្វិក​កខ្វ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ខ្វិក​កខ្វក់</text:p>
          </table:table-cell>
        </table:table-row>
        <table:table-row>
          <table:table-cell table:style-name="តារាង1.A2" office:value-type="string">
            <text:p text:style-name="P5">៤០</text:p>
          </table:table-cell>
          <table:table-cell table:style-name="តារាង1.A2" office:value-type="string">
            <text:p text:style-name="P6">កខ្វេសកខ្វ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"><text:span text:style-name="T13">ក៏ខ្វេស</text:span>ក៏ខ្វាស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កិ. វិ.</text:p>
          </table:table-cell>
          <table:table-cell table:style-name="តារាង1.D2" office:value-type="string">
            <text:p text:style-name="P13">ដែល​មាន​ដំណើរ​ខ្វេសខ្វាស​រឿយ​ៗ : វារ​កខ្វេសកខ្វា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5">៤១</text:p>
          </table:table-cell>
          <table:table-cell table:style-name="តារាង1.A2" office:value-type="string">
            <text:p text:style-name="P6">ក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គុ.</text:p>
          </table:table-cell>
          <table:table-cell table:style-name="តារាង1.D2" office:value-type="string">
            <text:p text:style-name="P13">ដែល​ឮ​ស៊ាន​រំពង, អឺងកង : ឮ​សូរ​កង​រំពង, យំ​កង​រំពង, ហ៊ោ​កង​រំព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អឺងកង​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ាប់​ត្រកង; ធ្វើ​ឲ្យ​មូល​ជា​វង់ : កង​ចំបើង​មួយ​កង, គោ​កង​កន្ទុ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</text:p>
          </table:table-cell>
          <table:table-cell table:style-name="តារាង1.D2" office:value-type="string">
            <text:p text:style-name="P13">ពួក, ក្រុម, សង្កាត់, ចង្កោម : កង​ទ័ព, កង​ឃុំ, កង​ខេត្ត, កង​ធម៌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ង​ទ័ព, <text:span text:style-name="T1">កង​ឃុំ </text:span></text:p>
            <text:p text:style-name="P13">កង​ខេត្ត,</text:p>
            <text:p text:style-name="P13">កង​ធម៌ 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៤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</text:p>
          </table:table-cell>
          <table:table-cell table:style-name="តារាង1.D2" office:value-type="string">
            <text:p text:style-name="P13">ប្រដាប់​មាន​វង់​មូល​សម្រាប់​ពាក់​ប្រហក : កង​ដៃ, កង​ជើង, កង​ក្រវិល ។ អ្វី​ៗ ដែល​មាន​ចំនួន​ល្មម​ត្រកង, ល្មម​ក្រសោប​បាន : ឧស​មួយ​កង, ស្មៅ​មួយ​ក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</text:p>
          </table:table-cell>
          <table:table-cell table:style-name="តារាង1.A2" office:value-type="string">
            <text:p text:style-name="P6">កងម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រុក​មួយ​ឋិត​នៅ​តាម​ទន្លេ​មេគង្គ រួម​ចូល​ក្នុង​<text:span text:style-name="T16">ខែត្រ</text:span>​កំពង់ចាម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៤៣</text:p>
          </table:table-cell>
          <table:table-cell table:style-name="តារាង1.A2" office:value-type="string">
            <text:p text:style-name="P6">កង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 </text:p>
          </table:table-cell>
          <table:table-cell table:style-name="តារាង1.D2" office:value-type="string">
            <text:p text:style-name="P13">(ព.សា.) យាន​កង់​ពីរ​ដែល​អាច​ប្រព្រឹត្ត​ទៅ​មុខ​បាន​ដោយសារ​ឈ្នាន់, ច្រវាក់​ថាស​ជាដើម​ដែល​ដាក់​ទាក់ទង​គ្នា​ជា​មួយ​នឹង​ដុំ​នៃ​កង់​ក្រោយ​និង​ដុំ​កណ្ដាល (ទោចក្រយាន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</text:p>
          </table:table-cell>
          <table:table-cell table:style-name="តារាង1.D2" office:value-type="string">
            <text:p text:style-name="P13">ប្រដាប់​រទេះ​មាន​វង់​ព័ទ្ធ​ជុំវិញ​ចុង​កាំ : កង់​រទេះ ។ អ្វី​ៗ​ដែល​កាត់​ជា​កំណាត់​ជា​ដុំ​ខ្លី​ៗ : ត្រី​មួយ​កង់។ ឈ្មោះ​នំ​មួយ​ប្រភេទ​មាន​សណ្ឋាន​ដូច​កង់ : នំ​កង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</text:p>
          </table:table-cell>
          <table:table-cell table:style-name="តារាង1.A2" office:value-type="string">
            <text:p text:style-name="P6">កង្កុ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</text:p>
          </table:table-cell>
          <table:table-cell table:style-name="តារាង1.D2" office:value-type="string">
            <text:p text:style-name="P13">(ម. ព. អង្កុញ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៤៥</text:p>
          </table:table-cell>
          <table:table-cell table:style-name="តារាង1.A2" office:value-type="string">
            <text:p text:style-name="P6">កង្កួ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្រែក​រក​គ្នា (ដំរី) : ដំរី​កង្កួ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៤៦</text:p>
          </table:table-cell>
          <table:table-cell table:style-name="តារាង1.A2" office:value-type="string">
            <text:p text:style-name="P6">កង្កួ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្ដាប់​ដៃ, ក្ដាប់​ប្រមោយ ដោយ​បួង​ដៃ ឬ​ប្រមោយ​ឡ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៤៧</text:p>
          </table:table-cell>
          <table:table-cell table:style-name="តារាង1.A2" office:value-type="string">
            <text:p text:style-name="P6">កង្កែ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ន.</text:p>
          </table:table-cell>
          <table:table-cell table:style-name="តារាង1.D2" office:value-type="string">
            <text:p text:style-name="P13">ឈ្មោះ​សត្វ​ទឹក​មួយ​ប្រភេទ មាន​ជើង ៤ ចេះ​ហែល​ទឹក, មុជ​ទឹក, លោត​លើ​គោក​ក៏​បាន ច្រើន​នៅ​អាស្រ័យ​នឹង​ទី​ក្បែរ​មាត់​ទឹក ឬ​នឹង​រន្ធ​ដី​ក៏​នៅ​បាន ។ កង្កែប​បោប សាច់​កង្កែប​ដែល​គេ​ធ្វើ​ជា​ម្ហូប​ហៅ​ថា បោ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</text:p>
          </table:table-cell>
          <table:table-cell table:style-name="តារាង1.A2" office:value-type="string">
            <text:p text:style-name="P6">កង្កែប​កូ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ង្កែប​ដែល​មាន​រូប​ធំ យំ​ឮ​សូរ​កូប​ៗ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៤៩</text:p>
          </table:table-cell>
          <table:table-cell table:style-name="តារាង1.A2" office:value-type="string">
            <text:p text:style-name="P6">កង្កែប​ប្រុ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ង្កែប​មួយ​ប្រភេទ មាឌ​តូច​ដង​ខ្លួន​វែង ជើង​វែង​ៗ, អ្នក​ស្រុក​ខ្លះ​ហៅ កូន​ស្ងើ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០</text:p>
          </table:table-cell>
          <table:table-cell table:style-name="តារាង1.A2" office:value-type="string">
            <text:p text:style-name="P6">កង្កែប​អាចម៍​គ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អាច់--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ង្កែប​មួយ​ប្រភេទ មាឌ​តូច​ប៉ុន​គ្នា​នឹង​កង្កែប​ប្រុយ​ដែរ ប៉ុន្តែ​ដង​ខ្លួន​ខ្លី ជើង​ក៏​ខ្លី​ៗ ដែរ សម្បុរ​ស្ទើរ​លឿង នៅ​តែ​ក្នុង​កំពាយ​អាចម៍​គោ​លើ​គោក : កង្កែប​អាចម៍​គោ​ហ៊ាន​លោត​ខាំ​ពស់​វែក មាន​ន័យ​ថា រាស្រ្ត​តូចតាច​ហ៊ាន​ប្រណាំង​ប្រជែង​ជាមួយ​នឹង​មន្រ្តី​មាន​ស័ក្ដិ​ធំ (ព. ទ. បុ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១</text:p>
          </table:table-cell>
          <table:table-cell table:style-name="តារាង1.A2" office:value-type="string">
            <text:p text:style-name="P6">កង្ខ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ង-ខ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</text:p>
          </table:table-cell>
          <table:table-cell table:style-name="តារាង1.D2" office:value-type="string">
            <text:p text:style-name="P13">សេចក្ដី​សង្ស័យ, សេចក្ដី​សន្ទិ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២</text:p>
          </table:table-cell>
          <table:table-cell table:style-name="តារាង1.A2" office:value-type="string">
            <text:p text:style-name="P6">កង្ខើ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ើក​ទាញ ឬ លាត់​សម្លៀក​ឲ្យ​ខើច​ឡើង : កង្ខើញ​សំពត់, កង្ខើញ​ខោ ។ ក្ដាប់​ពង្រួញ​ដៃ​ប្រុង​នឹង​ចូល​ដាល់ ឬ ត​ទប់​នឹង​សត្រូវ : កង្ខើញ​ដៃ​ចូល​ដាល់, កង​ទ័ព​កាន់​តែ​កង្ខើញ​ចូល​ជិត​ណាស់​ហើយ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</text:p>
          </table:table-cell>
          <table:table-cell table:style-name="តារាង1.A2" office:value-type="string">
            <text:p text:style-name="P6">កង្វ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េចក្ដី​ខ្វល់​ចិត្ត ខ្វល់​គំនិត : ខ្ញុំ​មាន​កង្វល់ <text:s/>(កុំ​ប្រើ​ថា​ខ្ញុំ​មាន​សេចក្ដី​កង្វល់) ។ ស្រុក​កើត​កង្វល់ គឺ​ស្រុក​ដែល​មាន​កើត​សឹក​សង្គ្រាម ឬ មាន​កើត​បះបោរ​ចលាចល​អ្វី; មាន​កង្វល់ <text:s/>មាន​ក្ដី​ខ្វល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៤</text:p>
          </table:table-cell>
          <table:table-cell table:style-name="តារាង1.A2" office:value-type="string">
            <text:p text:style-name="P6">កង្វ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ខ្វារ : កង្វារ​ត្រចៀក, កង្វារ​ក្ដាម, កង្វារ​កង្កែប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</text:p>
          </table:table-cell>
          <table:table-cell table:style-name="តារាង1.A2" office:value-type="string">
            <text:p text:style-name="P6">កង្វេ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មាន​ផ្លែ​ក្ងក់​ធ្វើ​ដោយ​ដែក មាន​ដង​ធ្វើ​ដោយ​ឈើ​សម្រាប់​កាវ​ដំរ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៦</text:p>
          </table:table-cell>
          <table:table-cell table:style-name="តារាង1.A2" office:value-type="string">
            <text:p text:style-name="P6">កង្ហ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មាន​ស្លាប​ដែល​អាច​នឹង​វិល​ដោយ​កម្លាំង​ខ្យល់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៧</text:p>
          </table:table-cell>
          <table:table-cell table:style-name="តារាង1.A2" office:value-type="string">
            <text:p text:style-name="P6">កង្ហិ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ពួក​កង្ហែន មាឌ​តូច​ជាង​កង្ហែន ធំ​ទ្រើស​ជាង​កន្ថឹ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៨</text:p>
          </table:table-cell>
          <table:table-cell table:style-name="តារាង1.A2" office:value-type="string">
            <text:p text:style-name="P6">កង្ហែ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ត្វ​មួយ​ប្រភេទ ក្នុង​ពួក​សត្វ​មាន​ដោះ​សម្បុរ​ខ្មៅ​ប្រផេះ រូប​ធំ​ជាង​កង្ហិច មាន​ផ្លែ​ឈើ​និង​សាច់​ក្នុង​គ្រាប់​ឈើ​ជា​អាហារ (បា. ហៅ កលន្ទក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៥៩</text:p>
          </table:table-cell>
          <table:table-cell table:style-name="តារាង1.A2" office:value-type="string">
            <text:p text:style-name="P6">កងកេង 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"><text:span text:style-name="T17">ឈ្មោះ​សត្វ​បក្សី​មួយ​ប្រភេទ</text:span><text:span text:style-name="T18">​មាន​ចំពុះ​ធំ</text:span><text:span text:style-name="T17">​មិន​សម​នឹង​មាឌ​ខ្លួន គល់​ចំពុះ​មាន​សណ្ឋាន​ខ្ពស់​ធំ​ឡើង​ដូច​សីរ សម្បុរ​សត្វ​នោះ​ខ្មៅ ខ្លួន​រាង​</text:span><text:span text:style-name="T13">ធំ​វែង បើ​តាម​ធម្មតា​ច្រើន​នៅ​តែ​ក្នុង​ព្រៃ​ធំ មាន​ផ្លែ​ឈើ​ជា​អាហារ ។</text:span></text:p>
          </table:table-cell>
          <table:table-cell table:style-name="តារាង1.D2" office:value-type="string">
            <text:p text:style-name="P5">កេងកង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៦០</text:p>
          </table:table-cell>
          <table:table-cell table:style-name="តារាង1.A2" office:value-type="string">
            <text:p text:style-name="P6">កងច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ួក​ស្ត្រី​ខ្ញុំ​រាជការ​ក្នុង​ព្រះ​បរម​រាជ​វាំង ធ្វើ​ការ​ពួក​បាវ (ស្ត្រី​ទាំង​នេះ​កាល​ពី​បុរាណ​គេ​ជ្រើស​រើស​យក​តែ​កូន​ចៅ​ពល ឬ​របឹប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៦១</text:p>
          </table:table-cell>
          <table:table-cell table:style-name="តារាង1.A2" office:value-type="string">
            <text:p text:style-name="P6">កងព័ន្ធ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ិធី​បុណ្យ​ទ្វា​ទស​មាស​សំគាល់​ដោយ​ទង់ជ័យ​ចង​បោះ​នៅ​ទូក ទូក​នោះ​ចង​ពួរ​បោះ​យុថ្កា​នៅ​កណ្ដាល​ស្នាម​ប្រណាំង​ទូក-ង ដើម្បី​ឲ្យ​ទូក-ង​ដែល​ប្រណាំង​គ្នា ១ អុំ​ខាង​ក្នុង ១ អុំ​ខាង​ក្រ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៦២</text:p>
          </table:table-cell>
          <table:table-cell table:style-name="តារាង1.A2" office:value-type="string">
            <text:p text:style-name="P6">កងសោ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ទ​ភ្លេង​ខ្មែរ​មួយ​យ៉ាង : បទ​កងសោយ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៦៣</text:p>
          </table:table-cell>
          <table:table-cell table:style-name="តារាង1.A2" office:value-type="string">
            <text:p text:style-name="P6">កច្ចាយន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ច់-ចា-យ៉ៈ-ន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</text:p>
          </table:table-cell>
          <table:table-cell table:style-name="តារាង1.D2" office:value-type="string">
            <text:p text:style-name="P13">នាម​ព្រះ​មហា​ថេរ​មួយ​អង្គ ជា​អ្នក​តែង​ក្បួន​វេយ្យាករណ៍​បាលី​សម័យ​ជាន់​ដើម ។ វេយ្យាករណ៍​បាលី​នោះ ក៏​ហៅ​ថា កច្ចាយនៈ​ដែរ (ច្រើន​ហៅ​ថា មូល​កច្ចាយនៈ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៤</text:p>
          </table:table-cell>
          <table:table-cell table:style-name="តារាង1.A2" office:value-type="string">
            <text:p text:style-name="P6">កច្ចាយនូបត្ថម្ភក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ច់-ចា-យ៉ៈ-នូ-ប៉ាត់-ថាំ-ភៈ-ក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</text:p>
          </table:table-cell>
          <table:table-cell table:style-name="តារាង1.D2" office:value-type="string">
            <text:p text:style-name="P40">ឈ្មោះ​ក្បួន​វេយ្យាករណ៍​ជា​ជំនួយ​ដល់​មូល​កច្ចាយនៈ​ដែល​សម្ដេច​ព្រះ​មហា​សុមេធាធិបតី ជួន-ណាត ជោតញ្ញាណោ ព្រះ​សង្ឃ​រាជ​ គណៈ​មហា​និកាយ បាន​រៀប​រៀង​ក្នុង​កាល​ដែល​សម្ដេច​មាន​សមណ​ស័ក្ដិ​ជា​ព្រះ​គ្រូ​សង្ឃ​សត្ថ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៦៥</text:p>
          </table:table-cell>
          <table:table-cell table:style-name="តារាង1.A2" office:value-type="string">
            <text:p text:style-name="P6">កញ្ច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មនុស្ស ឬ​សត្វ​ដែល​ខ្ចក​ជើង (ព.ទ្រ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៦៦</text:p>
          </table:table-cell>
          <table:table-cell table:style-name="តារាង1.A2" office:value-type="string">
            <text:p text:style-name="P6">កញ្ច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ែវ​ឆ្លុះ​ស្រមោល សម្រាប់​មើល​តែង​ខ្លួន ។ កែវ​ដែល​សម្រាប់​ដាក់​ធ្វើ​ជញ្ជាំង​ទូ ឬ​កាត់​ឲ្យ​តូច​ៗ បិទ​ភ្ជាប់​ទៅ​លើ​វត្ថុ​អ្វី​ៗ ក៏​ហៅ​ថា​ <text:s/>កញ្ចក់ ដែរ : ទូ​កញ្ចក់, តោក​ដាំ​កញ្ចក់....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៧</text:p>
          </table:table-cell>
          <table:table-cell table:style-name="តារាង1.A2" office:value-type="string">
            <text:p text:style-name="P6">កញ្ច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វី​ៗ ដែល​ខ្ចប់, បង្វេច​វេច​ខ្ចប់ : ទិញ​តែ​មួយ​កញ្ចប់, ថ្នាំ​មួយ​កញ្ចប់, <text:span text:style-name="T6">កញ្ចប់​ធាតុ ។ កញ្ចប់​មាត់ <text:s/>គឺ​ប្រជុំ​មាត់ : ដាល់​ត្រូវ​ត្រង់​កញ្ចប់​មាត់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៨</text:p>
          </table:table-cell>
          <table:table-cell table:style-name="តារាង1.A2" office:value-type="string">
            <text:p text:style-name="P6">កញ្ចប់កញ្ចូ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ំដែង​កាយ​វិការ​ដោយ​ធ្វើ​មាត់​ដូច​គេ​ខ្ចប់ ធ្វើ​មុខ​ក្រញូវ ។ ប្រើ​ជា​គុ. ក៏​បាន : មុខ​មាត់​កញ្ចប់​កញ្ចូវ ; មនុស្ស​កញ្ចប់កញ្ចូវ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៩</text:p>
          </table:table-cell>
          <table:table-cell table:style-name="តារាង1.A2" office:value-type="string">
            <text:p text:style-name="P6">កញ្ចាញ់ចេ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មួយ​ប្រភេទ ខ្លះ​ពណ៌​លឿង​ខ្ចី ខ្លះ​ពណ៌​បៃតង ជា​ពួក​កង្កែប តែ​មាន​លំនៅ​ខុស​គ្នា​ពី​កង្កែប ច្រើន​នៅ​អាស្រ័យ​តែ​នឹង​ស្លឹក​ឈើ, រន្ធ​ឈើ​ជាដើម​ដែល​សើម​ដែល​ត្រជា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៧០</text:p>
          </table:table-cell>
          <table:table-cell table:style-name="តារាង1.A2" office:value-type="string">
            <text:p text:style-name="P6">កញ្ចាញ់ច្រ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មួយ​ប្រភេទ រូប​កន្តុល​ស្ដើង​តូច មាន​ទ្រនុង​ខ្នង​និង​ទ្រនុង​ពោះ​ជា​បន្ល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៧១</text:p>
          </table:table-cell>
          <table:table-cell table:style-name="តារាង1.A2" office:value-type="string">
            <text:p text:style-name="P6">កញ្ច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តួ​អន្ទាក់​សម្រាប់​ទាក់​ដំរី​ព្រៃ (ម. ព. ដង​កញ្ចាម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៧២</text:p>
          </table:table-cell>
          <table:table-cell table:style-name="តារាង1.A2" office:value-type="string">
            <text:p text:style-name="P6">កញ្ច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អ្វី​ដែល​ចាស់ (ព.ទ្រ.) : ខោ​កញ្ចាស់, សំពត់​កញ្ចាស់ (ព.ម. អា​កញ្ចាស់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៧៣</text:p>
          </table:table-cell>
          <table:table-cell table:style-name="តារាង1.A2" office:value-type="string">
            <text:p text:style-name="P6">កញ្ចឹ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</text:p>
          </table:table-cell>
          <table:table-cell table:style-name="តារាង1.D2" office:value-type="string">
            <text:p text:style-name="P13">កន្លែង​អវយវៈ​ក្រោម​កន្ទូតអូ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៧៤</text:p>
          </table:table-cell>
          <table:table-cell table:style-name="តារាង1.A2" office:value-type="string">
            <text:p text:style-name="P6">កញ្ចុ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ឥត​ស្រកា​មួយ​ប្រភេទ មាន​ធ្មុង​ដុះ​នៅ​ក្រោយ​ត្រចៀក​ទាំង​ពីរ​ខាង ធ្មុង​មួយ​ដុះ​នៅ​លើ​ខ្នង រូប​ស្រដៀង​គ្នា​នឹង​ត្រី​ឆ្លាំង តែ​តូច​ជាង​ត្រី​ឆ្លាំង ។ កញ្ចុះ​មាន​បី​ប្រភេទ​គឺ កញ្ចុះ​ក្ដោង, កញ្ចុះ​ថ្ម, កញ្ចុះ​ឆ្នូ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ញ្ចុះក្ដោង កញ្ចុះថ្ម កញ្ចុះឆ្នូត </text:p>
          </table:table-cell>
        </table:table-row>
        <table:table-row>
          <table:table-cell table:style-name="តារាង1.A2" office:value-type="string">
            <text:p text:style-name="P5">៧៥</text:p>
          </table:table-cell>
          <table:table-cell table:style-name="តារាង1.A2" office:value-type="string">
            <text:p text:style-name="P6">កញ្ចែ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នាម​សត្វ​ស្លាប​តូច​មួយ​ប្រភេទ ពួក​កំពោង​ច្រើន​ចូល​ចិត្ត​ស៊ី​គម​ដូង, គម​ត្នោត តែ​ស៊ី​ហើយ ដើម​ដូង​ត្នោត​នោះ​តែង​វិនា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គ្រឿង​ផ្លុំ​មួយ​យ៉ាង​មាន​ខ្សែ​សម្រាប់​ទាញ​ឲ្យ​ឮ ប្រើ​ជា​គ្រឿង​ប្រដាប់ កប៉ាល់ : កញ្ចែក​ប៉ាល់ ។ មួយ​យ៉ាង​ទៀត​មាន​សណ្ឋាន​ប្រហែល នឹង​អណ្តាត​ប៉ី​ដែល​ប៉ូលិស​យាម​ផ្លុំ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៧៦</text:p>
          </table:table-cell>
          <table:table-cell table:style-name="តារាង1.A2" office:value-type="string">
            <text:p text:style-name="P6">កញ្ច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ូប​ដំរី​ដ៏​វិសេស​មាន​មុខ​បួន ដែល​ធ្វើ​វិចិត្រ​ផ្សេង​ៗ សម្រាប់​ជា​ទីនាំង​ម្ចាស់​ផែន​ដ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៧៧</text:p>
          </table:table-cell>
          <table:table-cell table:style-name="តារាង1.A2" office:value-type="string">
            <text:p text:style-name="P6">កញ្ចោ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ខ្ចក​ដោយ​មាន​ជើង​ចោត​ម្ខាង​ឬ​ទាំង​ពីរ​ខាង ហើយ​ដើរ​ខ្ចោត​ៗ ជាន់​ដី​ដោយ​ចុង​ជើង កែង​ជើង​ផុត​ពី​ដី : មនុស្ស​កញ្ចោត (ព. ទ្រ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8"/>
          </table:table-cell>
        </table:table-row>
        <table:table-row>
          <table:table-cell table:style-name="តារាង1.A2" office:value-type="string">
            <text:p text:style-name="P5">៧៨</text:p>
          </table:table-cell>
          <table:table-cell table:style-name="តារាង1.A2" office:value-type="string">
            <text:p text:style-name="P6">កញ្ចោ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បស់​ដែល​គេ​ខ្ចោប, គេ​វេច : អង្ករ​មួយ​កញ្ចោ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៧៩</text:p>
          </table:table-cell>
          <table:table-cell table:style-name="តារាង1.A2" office:value-type="string">
            <text:p text:style-name="P6">កញ្ចុ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វត្ថុ​រាយ​ដែល​រួម​ដែល​ប្រមូល​គ្នា​ជា​ដុំ : ផ្កា​មួយ​កញ្ចុំ ទំហូ​កញ្ចុំ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ទំហូ​កញ្ចុំ </text:p>
          </table:table-cell>
        </table:table-row>
        <table:table-row>
          <table:table-cell table:style-name="តារាង1.A2" office:value-type="string">
            <text:p text:style-name="P5">៨០</text:p>
          </table:table-cell>
          <table:table-cell table:style-name="តារាង1.A2" office:value-type="string">
            <text:p text:style-name="P6">កញ្ចាំ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្បាច់​រចនា​មាន​ទំនង​ផ្សេង​ៗ ដែល​ហៅ​ថា​ក្បាច់​កញ្ចាំង ច្រើន​ធ្វើ​ពី​ស្ពាន់​ក្រា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៨១</text:p>
          </table:table-cell>
          <table:table-cell table:style-name="តារាង1.A2" office:value-type="string">
            <text:p text:style-name="P6">កញ្ច្រង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ំដី​រូប​មេមត់ ហៅ​គ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៨២</text:p>
          </table:table-cell>
          <table:table-cell table:style-name="តារាង1.A2" office:value-type="string">
            <text:p text:style-name="P6">កញ្ច្រឹ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មាត្រ​តូច​ទាប : រាង​ទាប​កញ្ច្រឹក, តូច​កញ្ច្រឹ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តូចកញ្ច្រឹក</text:p>
          </table:table-cell>
        </table:table-row>
        <table:table-row>
          <table:table-cell table:style-name="តារាង1.A2" office:value-type="string">
            <text:p text:style-name="P5">៨៣</text:p>
          </table:table-cell>
          <table:table-cell table:style-name="តារាង1.A2" office:value-type="string">
            <text:p text:style-name="P6">កញ្ច្រឺ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បះ​ឡើង​ខ្នឹប​ទៅ​លើ : ស្លឹក​ត្រចៀក​កញ្ច្រឺប, ស្មា​កញ្ច្រឺ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្មាកញ្ច្រឺប </text:p>
          </table:table-cell>
        </table:table-row>
        <table:table-row>
          <table:table-cell table:style-name="តារាង1.A2" office:value-type="string">
            <text:p text:style-name="P5">៨៤</text:p>
          </table:table-cell>
          <table:table-cell table:style-name="តារាង1.A2" office:value-type="string">
            <text:p text:style-name="P6">កញ្ច្រែ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ប្រើ​ត្បាញ​នឹង​បន្ទោះ​ដូច​ល្អី, កញ្ជើ តែ​ត្បាញ​រង្វើល​ៗ; កញ្ច្រែង​រាង​ជ្រៅ​ប្រហោង​ធំ​ៗ​សំរាប់​ដាក់​ត្រី, ឯ​កញ្ច្រែង​រាង​រាក់​ហើយ​ប្រហោង​តូច​ៗ​សម្រាប់​រែង​អង្ក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៨៥</text:p>
          </table:table-cell>
          <table:table-cell table:style-name="តារាង1.A2" office:value-type="string">
            <text:p text:style-name="P6">កញ្ឆ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ាប់​យក​ដោយ​ប្រញាប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៨៦</text:p>
          </table:table-cell>
          <table:table-cell table:style-name="តារាង1.A2" office:value-type="string">
            <text:p text:style-name="P6">កញ្ឆក់កញ្ឆែ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ាប់​ទាញ​កន្រ្តាក់​ឥត​គួរ​ឥត​ប្រណី ។</text:p>
          </table:table-cell>
          <table:table-cell table:style-name="តារាង1.D2" office:value-type="string">
            <text:p text:style-name="P10">កញ្ឆាក់កញ្ឆែង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៨៧</text:p>
          </table:table-cell>
          <table:table-cell table:style-name="តារាង1.A2" office:value-type="string">
            <text:p text:style-name="P6">កញ្ឆ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ខាត, មាន​ឈូង, ឆក, មិន​ជា​ធម្មតា : ច្រមុះ​កញ្ឆ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៨៨</text:p>
          </table:table-cell>
          <table:table-cell table:style-name="តារាង1.A2" office:value-type="string">
            <text:p text:style-name="P6">កញ្ឆ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ោត, ដាល​ច្រឡោត : គោ​កញ្ឆល, សេះ​កញ្ឆ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៨៩</text:p>
          </table:table-cell>
          <table:table-cell table:style-name="តារាង1.A2" office:value-type="string">
            <text:p text:style-name="P6">កញ្ឆ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ដំណាំ​មួយ​ប្រភេទ មាន​ស្លឹក​សម្រាប់​ហាន់​ជក់​លាយ​នឹង​ថ្នាំ​ជក់​ទៅ​ស្រវឹង​នាំ​ឲ្យ​ងេងងោង វង្វេង (មាន​មាត្រា ៤០០ <text:s/>និង ៤០១ ក្រម​ព្រហ្មទណ្ឌ​ខ្មែរ​ហាម​មិន​ឲ្យ​ដាំ​មិន​ឲ្យ​ជក់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៩០</text:p>
          </table:table-cell>
          <table:table-cell table:style-name="តារាង1.A2" office:value-type="string">
            <text:p text:style-name="P6">កញ្ឆ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ន.</text:p>
          </table:table-cell>
          <table:table-cell table:style-name="តារាង1.D2" office:value-type="string">
            <text:p text:style-name="P13">លោត​ដោយ​ស្នៀត​ផ្សេង​ៗ : លោត​កញ្ឆាត់, វាយ​កញ្ឆាត់...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៩១</text:p>
          </table:table-cell>
          <table:table-cell table:style-name="តារាង1.A2" office:value-type="string">
            <text:p text:style-name="P6">កញ្ឆ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ខាត, ខ្វះ​បន្តិចបន្តួច មិន​ពេញ​តាម​កំណើត​ធម្មតា : ច្រមុះ​កញ្ឆិ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៩២</text:p>
          </table:table-cell>
          <table:table-cell table:style-name="តារាង1.A2" office:value-type="string">
            <text:p text:style-name="P6">កញ្ឆិ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រេច​រឹល, ត្រប៉ិល, ត្រប៉ើល ដោយ​រួញ​ដោយ​រេច, ដោយ​ខើច ។</text:p>
          </table:table-cell>
          <table:table-cell table:style-name="តារាង1.D2" office:value-type="string">
            <text:p text:style-name="P5">កញ្ឆើល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៩៣</text:p>
          </table:table-cell>
          <table:table-cell table:style-name="តារាង1.A2" office:value-type="string">
            <text:p text:style-name="P6">កញ្ឆឹ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តូច​ជំទើរ, តូច​ទ្រនាប់​មើល​ទៅ​ឃើញ​សមរម្យ (ពាក្យ​ថ្នម) : នាង​នោះ​តូច​កញ្ឆឹ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៩៤</text:p>
          </table:table-cell>
          <table:table-cell table:style-name="តារាង1.A2" office:value-type="string">
            <text:p text:style-name="P6">កញ្ឆួ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ឆ្លុះ​កញ្ឆត, គ្រហួង (ម. ព. កញ្ឆត)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៩៥</text:p>
          </table:table-cell>
          <table:table-cell table:style-name="តារាង1.A2" office:value-type="string">
            <text:p text:style-name="P6">កញ្ឆើ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ខើច​ប៉ែក​ខាង​លើ : មាត់​កញ្ឆើញ <text:s/>គឺ​មាត់​ខើច​បបូរ​ខាង​លើ...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៩៦</text:p>
          </table:table-cell>
          <table:table-cell table:style-name="តារាង1.A2" office:value-type="string">
            <text:p text:style-name="P6">កញ្ឆៀ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ខ្យង​សមុទ្រ​មួយ​ប្រភេទ មាន​ស្នូក​តូច​កំប៉ាត មាន​កន្ទុយ សម្បុរ​ដូច​ក្ដា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៩៧</text:p>
          </table:table-cell>
          <table:table-cell table:style-name="តារាង1.A2" office:value-type="string">
            <text:p text:style-name="P6">កញ្ឆេ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ោត​ដោយ​សប្បាយ, ដោយ​មាន​សោមនស្ស : គោ​កញ្ឆេង, លោត​កញ្ឆេ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៩៨</text:p>
          </table:table-cell>
          <table:table-cell table:style-name="តារាង1.A2" office:value-type="string">
            <text:p text:style-name="P6">កញ្ឆែ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ន្លែ​វារិជ​តិណ​ជាតិ​មួយ​ប្រភេទ ជា​វល្លិ​ដុះ​ក្នុង​ទឹក​សម្រាប់​ប្រើ​ជា​អន្លក់; ប្រើ​ជា​បន្លែ​ក៏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៩៩</text:p>
          </table:table-cell>
          <table:table-cell table:style-name="តារាង1.A2" office:value-type="string">
            <text:p text:style-name="P6">កញ្ឆែ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កិ. វិ.</text:p>
          </table:table-cell>
          <table:table-cell table:style-name="តារាង1.D2" office:value-type="string">
            <text:p text:style-name="P13">ដែល​វៀច​ឆែវ​ទៅ​ម្ខាង​ៗ : មាត់​ចាន​វៀច​កញ្ឆែវ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០០</text:p>
          </table:table-cell>
          <table:table-cell table:style-name="តារាង1.A2" office:value-type="string">
            <text:p text:style-name="P6">កញ្ឆោ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ងាយ​បញ្ឆោត : មនុស្ស​កញ្ឆោ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8"/>
          </table:table-cell>
        </table:table-row>
        <table:table-row>
          <table:table-cell table:style-name="តារាង1.A2" office:value-type="string">
            <text:p text:style-name="P5">១០១</text:p>
          </table:table-cell>
          <table:table-cell table:style-name="តារាង1.A2" office:value-type="string">
            <text:p text:style-name="P6">កញ្ជង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ម្រាប់​ចំរើន​ពាក្យ​លិច​ឲ្យ​ប្លែក​ឡើង : លិច​កញ្ជង់ គឺ​ហិន​ហោច​វិនាស​អន្តរាយ​ទ្រព្យ​សម្បត្តិ ដោយ​មារយាទ​មិន​ល្អ; គេ​ច្រើន​និយាយ​ភ្ជាប់​ថា : លិច​កញ្ជង់​លង់​កញ្ជើ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២</text:p>
          </table:table-cell>
          <table:table-cell table:style-name="តារាង1.A2" office:value-type="string">
            <text:p text:style-name="P6">កញ្ជនជ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ក្នុង​ពួក​ត្រី​រ៉ស់ សម្បុរ​ខ្មៅ​ពព្រុស ក្បាល​រាង​ស្រួច សាច់​ស​ក្បុស ។ ស្រុក​ខ្លះ​ហៅ កន្ទន់ជៃ ។</text:p>
          </table:table-cell>
          <table:table-cell table:style-name="តារាង1.D2" office:value-type="string">
            <text:p text:style-name="P10">កន្ទនជៃ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០៣</text:p>
          </table:table-cell>
          <table:table-cell table:style-name="តារាង1.A2" office:value-type="string">
            <text:p text:style-name="P6">កញ្ជ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រារង់, បង្អែរបង្អង់, បណ្ដោះបណ្ដៃ​បំណុល​គេ​ដោយ​មាន​ល្មម​នឹង​សង​គេ​បាន ហើយ​ទម្រន់​បង្អង់​មិន​សង​គេ​ងាយ, ឬ​ដែល​ខ្ចី​ប្រដាប់​ប្រើ​ប្រាស់​របស់​គេ​ទៅ ហើយ​ទម្រន់​បង្អង់​ទុក​មិន​ឲ្យ​មក​គេ​វិញ : មនុស្ស​កញ្ជប់​ទ្រព្យ​គ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០៤</text:p>
          </table:table-cell>
          <table:table-cell table:style-name="តារាង1.A2" office:value-type="string">
            <text:p text:style-name="P6">កញ្ជ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<text:span text:style-name="T16">ខែត្រ</text:span><text:span text:style-name="T15">​</text:span>មួយ​ក្នុង​ដែន​កម្ពុជា ក្នុង​កាល​អំពី​ដើម (ឥឡូវ​រួម​ក្នុង <text:span text:style-name="T15">ខែត្រ​</text:span>ក្រចេះ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5">១០៥</text:p>
          </table:table-cell>
          <table:table-cell table:style-name="តារាង1.A2" office:value-type="string">
            <text:p text:style-name="P6">កញ្ជ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វី​ៗ ដែល​គេ​ខ្ជាក់​ចោល : កញ្ជាក់ស្លា, កញ្ជាក់​អំព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ញ្ជាក់ស្លា </text:p>
          </table:table-cell>
        </table:table-row>
        <table:table-row>
          <table:table-cell table:style-name="តារាង1.A2" office:value-type="string">
            <text:p text:style-name="P5">១០៦</text:p>
          </table:table-cell>
          <table:table-cell table:style-name="តារាង1.A2" office:value-type="string">
            <text:p text:style-name="P6">កញ្ជាក់​ស្ល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រាង​ដូច​ត្រី​កន្រ្តប់ សម្បុរ​ប្រាយ​លាជ : <text:s/>ត្រី​កញ្ជាក់​ស្ល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ត្រីកញ្ជាក់ស្លា</text:p>
          </table:table-cell>
        </table:table-row>
        <table:table-row>
          <table:table-cell table:style-name="តារាង1.A2" office:value-type="string">
            <text:p text:style-name="P5">១០៧</text:p>
          </table:table-cell>
          <table:table-cell table:style-name="តារាង1.A2" office:value-type="string">
            <text:p text:style-name="P6">កញ្ជ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ជាតិ ។ ពាក្យ​សាមញ្ញ ប្រើ​ដោយ​មាន​ទោសៈ មើល​ងាយ​ទ្រគោះ​បន្តុះ​បង្អាប់​អ្នក​ដទៃ​ណា​មួយ ឥត​ខ្លាច​ចិត្ត ឥត​ញញើត : កញ្ជាត​អា​អ្នក​ក្រ, កញ្ជាត​អា​ល្ងង់ មាន​ន័យ​ថា ជាតិ​ជា​អ្នក​ក្រ, ជា​មនុស្ស​ល្ងង់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</text:p>
          </table:table-cell>
          <table:table-cell table:style-name="តារាង1.A2" office:value-type="string">
            <text:p text:style-name="P6">កញ្ជុស​មាន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ោគ​មួយ​ប្រភេទ កើត​នៅ​ស្បែក​មាន​សណ្ឋាន​ដូច​ស្រែង បណ្ដាល​ឲ្យ​ស្កៀប​រមាស់​ក្នុង​វេលា​ដែល​បែក​ញើ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</text:p>
          </table:table-cell>
          <table:table-cell table:style-name="តារាង1.A2" office:value-type="string">
            <text:p text:style-name="P6">កញ្ជួ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ជួ​ឥត​គួរ​ឥត​សម : មនុស្ស​កញ្ជួ (ព. ទ្រ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មនុស្សកញ្ជួ</text:p>
          </table:table-cell>
        </table:table-row>
        <table:table-row>
          <table:table-cell table:style-name="តារាង1.A2" office:value-type="string">
            <text:p text:style-name="P5">១១០</text:p>
          </table:table-cell>
          <table:table-cell table:style-name="តារាង1.A2" office:value-type="string">
            <text:p text:style-name="P6">កញ្ជើ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បស់​ត្បាញ​ដោយ​បន្ទោះ​ឫស្សី សម្រាប់​ដាក់​អ្វី​ៗ​គ្រប់​យ៉ាង, ខាង​លើ​មាន​រាង​មូល​ហៅ​ថា​មាត់ ក្ដាប់​នឹង​បន្ទោះ​ផ្តៅ ខាង​ក្រោម​រាប​ហៅ​ថា បាត : អង្ករ ១ កញ្ជើ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</text:p>
          </table:table-cell>
          <table:table-cell table:style-name="តារាង1.A2" office:value-type="string">
            <text:p text:style-name="P6">កញ្ជើ​ជំពោ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ញ្ជើ​មួយ​ប្រភេទ មាន​ជើង​ខាង​ក្រោម​ត្បាញ​កាច់​ជ្រុង មាត់​ខាង​លើ​កាច់​ជ្រុង​ក៏​មាន មូល​ក៏​មាន រាង​តូច​ក្រោម ធំ​ក្អេង​ខាង​លើ : ស្រូវ ១ កញ្ជើ​ជំព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</text:p>
          </table:table-cell>
          <table:table-cell table:style-name="តារាង1.A2" office:value-type="string">
            <text:p text:style-name="P7"><text:span text:style-name="T7">កញ្ជើ</text:span>បាយដា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ដើម​មាន​បន្លា​ខ្លី​ៗ ស្លឹក​ស្រដៀង​នឹង​ស្លឹក​សុរភី មាន​ផ្លែ​ក្លិន​ហាង​បន្តិច​ៗ ប៉ុន្តែ​គេ​អាច​បរិភោគ​ផ្លែ​ទុំ​បាន : ដើម​កញ្ជើបាយដាច​មាន​ម្លប់​ជិត​ល្អ​ណាស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</text:p>
          </table:table-cell>
          <table:table-cell table:style-name="តារាង1.A2" office:value-type="string">
            <text:p text:style-name="P6">កញ្ជែ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ុក​តិច​ៗ, បុក​ថ្នម​ៗ : កញ្ជែះ​ស្រូវ, កញ្ជែះ​អង្ករ, គឺ​បុក​ស្រូវ, ស្រិត​អង្ករ​បន្តិចបន្តួច ប្រមាណ ១ ក្ដាប់ ២ ក្ដាប់ មិន​ពេញ​ត្បាល់ ។មនុស្ស​កញ្ជែះ​ច្រក <text:s/>គឺ​មនុស្ស​ក្រីក្រ​រហេមរហាម <text:s/>ដែល​រក​ព្រឹក​បាន​ស៊ី​ព្រឹក រក​ល្ងាច​បាន​ស៊ី​ល្ងា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</text:p>
          </table:table-cell>
          <table:table-cell table:style-name="តារាង1.A2" office:value-type="string">
            <text:p text:style-name="P6">កញ្ជ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មនុស្ស​ដែល​នៅ​បំរើ​គេ ដោយ​ចំពាក់​ទ្រព្យ​គេ គឺ​ខ្ញុំ​កំដរ​ដែល​គេ​ប្រើ​តាម​តែ​ប្រទះ ដូច​ជា​របស់​កញ្ជះកញ្ជាយ (ព. ម. ទ្រ.) ធ្វើ​ការ​ខ្ជីខ្ជា​ដូច​ជា​កញ្ជះ​គេ, អា​ចោរ​កញ្ជះ​គេ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</text:p>
          </table:table-cell>
          <table:table-cell table:style-name="តារាង1.A2" office:value-type="string">
            <text:p text:style-name="P6">កញ្ជះកញ្ជ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គុ.</text:p>
          </table:table-cell>
          <table:table-cell table:style-name="តារាង1.D2" office:value-type="string">
            <text:p text:style-name="P13">រាយ​ឥត​សណ្តាប់ធ្នាប់; ចាយ​វាយ​ទ្រព្យ​ធន​ឥត​សណ្តាប់ធ្នាប់ : កុំ​កញ្ជះកញ្ជាយ​ពេក, មនុស្ស​កញ្ជះកញ្ជាយ ។ ប្រើ​ជា ខ្ជះខ្ជាយ វិញ​ក៏​បាន ។ ម. ព. នេះ​ផ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</text:p>
          </table:table-cell>
          <table:table-cell table:style-name="តារាង1.A2" office:value-type="string">
            <text:p text:style-name="P6">កញ្ជ្រ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អាប់​ស្រី​សួស្ដី, ឥត​រាសី, ពភ្លក់ (ព. ទ្រ.) : មនុស្ស​កញ្ជ្រក់, ខ្មោច​អា​កញ្ជ្រក់​យ៉ាង​នេះ <text:s/>អ្នក​ណា​គេ​នឹង​ឲ្យ​កូ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6"/>
          </table:table-cell>
        </table:table-row>
        <table:table-row>
          <table:table-cell table:style-name="តារាង1.A2" office:value-type="string">
            <text:p text:style-name="P5">១១៧</text:p>
          </table:table-cell>
          <table:table-cell table:style-name="តារាង1.A2" office:value-type="string">
            <text:p text:style-name="P6">កញ្ជ្រ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ិន​អង់អាច ឬ ដែល​មាន​កិរិយា​បែប​ជា​អ្នក​ខ្លាច​គេ (ព.ទ្រ.) : មនុស្ស​កញ្ជ្រម, ឫក​កញ្ជ្រម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</text:p>
          </table:table-cell>
          <table:table-cell table:style-name="តារាង1.A2" office:value-type="string">
            <text:p text:style-name="P6">កញ្ជ្រឹល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ល្លិ​មួយ​ប្រភេទ ជា​ថ្នាំ​សម្រាប់​ត្រាំ​ងូត​រម្ងាប់​រោគ​កញ្ជ្រឹល : វល្លិ​កញ្ជ្រឹ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វល្លិកញ្ជ្រឹល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ោគ​ស្បែក​មួយ​យ៉ាង ក្នុង​ពួក​ជម្ងឺ​អុត​ក្ដាម, ជម្ងឺ​ស្អូច : កើត​កញ្ជ្រឹល, លាប់​កញ្ជ្រឹល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</text:p>
          </table:table-cell>
          <table:table-cell table:style-name="តារាង1.A2" office:value-type="string">
            <text:p text:style-name="P6">កញ្ជ្រូ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រំអិល​តូច​មួយ​ប្រភេទ មាន​ស្នែង​ពីរ​បើក​បិទ​បាន មុខ​ស្រួច មាន​ព្រុយ​ពីរ ទ្រនុង​ក្រហម កន្ទុយ​ឆែ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</text:p>
          </table:table-cell>
          <table:table-cell table:style-name="តារាង1.A2" office:value-type="string">
            <text:p text:style-name="P6">កញ្ជ្រៀ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ក្សី​មួយ​ប្រភេទ ស្រដៀង​នឹង​សាលិកា​ក្របី, តែ​សម្បុរ​ប្រផេះ ។ ឈ្មោះ​ស្រុក​មួយ​ក្នុង<text:span text:style-name="T10">​</text:span><text:span text:style-name="T15">ខែត្រ</text:span><text:span text:style-name="T10">​</text:span>ព្រៃវែង : ស្រុក​កញ្ជ្រៀ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</text:p>
          </table:table-cell>
          <table:table-cell table:style-name="តារាង1.A2" office:value-type="string">
            <text:p text:style-name="P6">កញ្ជ្រៀ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សក់​ផ្អរ​យ៉ាង​តូច : ត្រសក់​កញ្ជ្រៀ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9"/>
          </table:table-cell>
        </table:table-row>
        <table:table-row>
          <table:table-cell table:style-name="តារាង1.A2" office:value-type="string">
            <text:p text:style-name="P5">១២២</text:p>
          </table:table-cell>
          <table:table-cell table:style-name="តារាង1.A2" office:value-type="string">
            <text:p text:style-name="P6">កញ្ជ្រៀ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្រែក​ខ្ញៀវខ្ញារ : សាលិកា​កញ្ជ្រៀវ, ក្មេង​ហ៊ោ​កញ្ជ្រៀវ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</text:p>
          </table:table-cell>
          <table:table-cell table:style-name="តារាង1.A2" office:value-type="string">
            <text:p text:style-name="P6">កញ្ជ្រ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ោក​បាច​សាច​ទឹក : ក្មេង​កញ្ជ្រោក​ទឹក​ល្អក់​អស់ ។ និយាយ​គំរាម​ដូច​គេ​កញ្ជ្រោក​ទឹក : ស្រាប់​តែ​កញ្ជ្រោក​ឯង​តែ​ម្ដ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</text:p>
          </table:table-cell>
          <table:table-cell table:style-name="តារាង1.A2" office:value-type="string">
            <text:p text:style-name="P6">កញ្ជ្រោក​បោក​បា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និយាយ​ខ្លាំង​ៗ ដូច​គេ​កញ្ជ្រោក​ទឹក ដូច​គេ​បោក ដូច​គេ​បាច​សាច​ទឹក : ស្រាប់​តែ​គាត់​មក​កញ្ជ្រោក​បោក​បាច​ឲ្យ​ឯង​ភ្ញាក់​ស្មារត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</text:p>
          </table:table-cell>
          <table:table-cell table:style-name="តារាង1.A2" office:value-type="string">
            <text:p text:style-name="P6">កញ្ជ្រ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ព្រៃ​ជើង ៤ មួយ​ប្រភេទ ក្នុង​ពួក​សត្វ​មាន​ដោះ រូប​រាង​ស្រដៀង​គ្នា​នឹង​ខ្លា​ត្រី រោម​ប្រផេះ​ពព្រុ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៦</text:p>
          </table:table-cell>
          <table:table-cell table:style-name="តារាង1.A2" office:value-type="string">
            <text:p text:style-name="P6">កញ្ជ្រោ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្រឡោត​ដាល, លោត : លោត​កញ្ជ្រោល, គោ​កញ្ជ្រោ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៧</text:p>
          </table:table-cell>
          <table:table-cell table:style-name="តារាង1.A2" office:value-type="string">
            <text:p text:style-name="P6">កញ្ឈូស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ឈូស​ដោយ​បំពាន, ដោយ​បង្ខំ; សព្ទ​នេះ​សម្រាប់​និយាយ​បាន​តែ​ដំរី​ឈូស​ដី : ដំរី​កញ្ឈូស​ដ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គ្រលុក​ត្រី​ប្រហុក​ដោយ​ថ្នម​ៗ ស្រាល​ៗ ដើម្បី​ឲ្យ​ជ្រុះ​ស្រកា គឺ​វេលា​ធ្វើ​ប្រហុក​នោះ ត្រី​ដែល​តូច​ៗ យក​ស្រកា​មិន​កើត គេ​គ្រាន់​តែ​កាត់​ក្បាល​ត្រាំ​ទឹក​ក្នុង​ពាង ឬ ក្នុង​វត្ថុ​អ្វី​ដែល​ជ្រៅ ហើយ​គេ​យក​ឫស្សី​ទាំង​មូល​មួយ​កំណាត់ មក​សាប់​ចុង​ខាង​ម្ខាង ទើប​គេ​គ្រលុក​ត្រី​ដែល​ត្រាំ​ទឹក​នោះ​ទៅ លុះ​ជ្រុះ​ស្រកា​អស់​ហើយ គេ​ស្រង់​យក​មក​ហាល​ថ្ងៃ : កញ្ឈូស​ត្រី​ប្រហុ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៨</text:p>
          </table:table-cell>
          <table:table-cell table:style-name="តារាង1.A2" office:value-type="string">
            <text:p text:style-name="P6">កញ្ញ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្រី​ក្រមុំ​តូច, ស្រី​ជំទង់ ។ ឈ្មោះ​រាសី​ទី ៦ តាម​សុរិយគតិ គឺ​រាសី​ស្រី​ក្រមុំ​តូច (រាសី​នេះ​ត្រូវ​គ្នា​នឹង​ខែ​សេបតមប្រ៏​បារាំងសែស) ។ សព្វ​ថ្ងៃ​ប្រើ​ជា​ខែ​ទី ៩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៩</text:p>
          </table:table-cell>
          <table:table-cell table:style-name="តារាង1.A2" office:value-type="string">
            <text:p text:style-name="P6">កញ្ញា​កិត្តិយ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ញ្ញា + កិត្តិ + យស) កញ្ញា​ដែល​ត្រូវ​ជ្រើស​រើស​អម​បវរ​កញ្ញា​ក្នុង​ការ​ប្រឡង​រូ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០</text:p>
          </table:table-cell>
          <table:table-cell table:style-name="តារាង1.A2" office:value-type="string">
            <text:p text:style-name="P6">ក​ដ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-ដ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ក្សី​មួយ​ប្រភេទ រូប​តូច​ប៉ុន​លលក ចំពុះ​វែង​សម្បុរ​ស ច្រើន​ធ្វើ​សំបុក​ពង​តែ​ក្នុង​ដី​តាម​ច្រាំង​ទន្លេ, ស្ទឹង, ព្រែ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១</text:p>
          </table:table-cell>
          <table:table-cell table:style-name="តារាង1.A2" office:value-type="string">
            <text:p text:style-name="P6">កដ្ឋគ្គ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ត់-ថាក់-គិ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ដ្ឋ <text:span text:style-name="T4">“</text:span>ឈើ, ឧស<text:span text:style-name="T4">”</text:span> + អគ្គិ <text:span text:style-name="T4">“</text:span>ភ្លើង<text:span text:style-name="T4">”</text:span>) ភ្លើង​ដែល​ឆេះ​ឧស ឬ ឆេះ​ឈើ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២</text:p>
          </table:table-cell>
          <table:table-cell table:style-name="តារាង1.A2" office:value-type="string">
            <text:p text:style-name="P6">កឋិ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3">(ម. ព. កថិន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៣</text:p>
          </table:table-cell>
          <table:table-cell table:style-name="តារាង1.A2" office:value-type="string">
            <text:p text:style-name="P6">កណិក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ផ្កា​មួយ​ប្រភេទ​មាន​ផ្កា-ស សណ្ឋាន​ប្រហែល​នឹង​ផ្កា​ម្លិះ​ក្លិន​ក្រអូ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៤</text:p>
          </table:table-cell>
          <table:table-cell table:style-name="តារាង1.A2" office:value-type="string">
            <text:p text:style-name="P6">កណ្ដក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ក្រហូង​ដក់​ទឹក, ដក់​ធូលី​បាន ។ បើ​ជា​ពាក្យ​ប្រៀប​ថា អន់​ចិត្ត : កណ្ដក់​ចិត្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ពក​ជា​ដុំ​ដូច​គេ​ដក់​អ្វី​ៗ : ពក​ក​កណ្ដក់ ។ កណ្ដក់​ចិត្ដ ព. ប្រ. (ម. ព. កណ្ដក់ ១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ច្រើន​ដុះ​នៅ​ព្រៃ​ភ្នំ ឬ​ព្រៃ​រនាម, ស្លឹក​ប្រើ​ជា​អន្លក់ ឬ​ជា​បន្លែ​ស្ល​ក៏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៥</text:p>
          </table:table-cell>
          <table:table-cell table:style-name="តារាង1.A2" office:value-type="string">
            <text:p text:style-name="P6">កណ្ដក​សញ្ញ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ន-ដៈ-កៈ-ស័ញ-ញ៉ា ឬ កន់-ដក់-ស័ញ-ញ៉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ណ្ដក <text:span text:style-name="T4">“</text:span>បន្លា<text:span text:style-name="T4">”</text:span> + សញ្ញា <text:span text:style-name="T4">“</text:span>គ្រឿង​សំគាល់<text:span text:style-name="T4">”</text:span>) ឈ្មោះ​វណ្ណយុត្ត​មួយ​យ៉ាង​មាន​សណ្ឋាន​ដូច​បន្លា ( , ) តាម​របៀប​អឺរ៉ុប, សម្រាប់​ប្រើ​ក្នុង​ការ​ដក​ឃ្លា​ជាដើម ។ ហៅ​ថា សញ្ញា​ក្បៀស ក៏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៦</text:p>
          </table:table-cell>
          <table:table-cell table:style-name="តារាង1.A2" office:value-type="string">
            <text:p text:style-name="P6">កណ្ដ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អប, ស្នូល​សម្រាប់​ធ្វើ​ជា​មេ​ក្រង​ស្បូវ, សម្រាប់​ដេរ​ស្លឹក​ប្រក់ : ដង​កណ្ដប <text:s/>។ ស្បូវ ឬ​ស្លឹក​ដែល​ក្រង ដែល​ដេរ​ហើយ​ក៏​ហៅ កណ្ដប ដែរ : ស្បូវ, ស្លឹក​មួយ​កណ្ដ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៧</text:p>
          </table:table-cell>
          <table:table-cell table:style-name="តារាង1.A2" office:value-type="string">
            <text:p text:style-name="P6">កណ្ដា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វី​ៗ​ដែល​ដាច, សំពត់​ដែល​ដាច : កុំ​យក​អា​កណ្ដាច​<text:span text:style-name="T14">អ៊‌ីចឹង</text:span>​មក​ឲ្យ​អញ ។ ប្រើ​ជា គុ. ក៏​បាន : កន្ទេល​កណ្ដា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5">១៣៨</text:p>
          </table:table-cell>
          <table:table-cell table:style-name="តារាង1.A2" office:value-type="string">
            <text:p text:style-name="P6">កណ្ដាច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ក្នុង​ពួក​កណ្ដៀរ តែ​មាន​រូប​ធំ​ជាង​កណ្ដៀរ ហើយ​មាន​សម្បុរ​ក្រមៅ​ជា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ដាច់ : ខ្សែ​កណ្ដាច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៣៩</text:p>
          </table:table-cell>
          <table:table-cell table:style-name="តារាង1.A2" office:value-type="string">
            <text:p text:style-name="P6">កណ្ដាញ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្រញាញ់​ចាក់​ស្រែះ : សក់​កណ្ដាញ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ុំ​សក់​ក្រញាញ់​ដែល​មនុស្ស ១ ពួក​កាន់​ខាង​ក្បួន​អាគម រាប់​អាន​ទុក​ជា​គ្រឿង​រក្សា​ខ្លួន ។</text:p>
          </table:table-cell>
          <table:table-cell table:style-name="តារាង1.D2" office:value-type="string">
            <text:p text:style-name="P10">កណ្ដាញ់​ព្រាយ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០</text:p>
          </table:table-cell>
          <table:table-cell table:style-name="តារាង1.A2" office:value-type="string">
            <text:p text:style-name="P6">កណ្ដាប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ាច់ : ស្រូវ ឬ ស្មៅ ១ កណ្ដាប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វ័ណ្ឌ, រង្វង់ : កណ្ដាប់​ចង្អេរ គឺ​ឫស្សី​មួយ​បន្ទះ ដែល​គេ​ពត់​ធ្វើ​ជា​រង្វង់ ដើម្បី​ក្ដាប់​មាត់​ចង្អេរ​ឲ្យ​រឹង; កណ្ដាប់​ស្រែង គឺ​ស្រែង​ដែល​ឡើង​ជា​រង្វង់​ៗ : ស្រែង​ឡើង​កណ្ដាប់; កណ្ដាប់​ចក្រវាល <text:s/>គឺ​រង្វង់​ជុំ​វិញ​ចង្កេះ ឱកាស​លោ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១</text:p>
          </table:table-cell>
          <table:table-cell table:style-name="តារាង1.A2" office:value-type="string">
            <text:p text:style-name="P6">កណ្ដាប់​ចង្អេ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វល្លិ​មួយ​ប្រភេទ ដើម​ធំ​ច្រើន​ប្រើ​ជា​ឧស, ជា​ថ្នាំ : ដើម​កណ្ដាប់​ចង្អេរ ។ អវយវៈ​ដែល​ជា​កណ្ដាប់​របស់​ក្រពះ​សត្វ​ស៊ី​ស្មៅ​ មាន​គោ​ក្របី​ជាដើម​ក៏​ហៅ កណ្ដាប់​ចង្អេរ ដែ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២</text:p>
          </table:table-cell>
          <table:table-cell table:style-name="តារាង1.A2" office:value-type="string">
            <text:p text:style-name="P6">កណ្ដាប់​ដ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ការ​នៅ​ក្នុង​ដៃ​គេ; ដែល​នៅ​ក្នុង​អំណាច​ក្នុង​ឱវាទ​គេ, បាន​ដៃ​គេ : លុះ​កណ្ដាប់​ដៃ​គេ, នៅ​ក្នុង​កណ្ដាប់​ដៃ​យ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៣</text:p>
          </table:table-cell>
          <table:table-cell table:style-name="តារាង1.A2" office:value-type="string">
            <text:p text:style-name="P6">កណ្ដ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ែក​សម្រាប់​ក្ដារ, (គ្រឿង​ជាង​ឈើ) : ដែក​កណ្ដ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៤</text:p>
          </table:table-cell>
          <table:table-cell table:style-name="តារាង1.A2" office:value-type="string">
            <text:p text:style-name="P6">កណ្ដាល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ី​ទីទៃ​ពី​ខាង គឺ​ទី​ជា​ចន្លោះ​ស្មើ​ភាគ​ទៅ​ខាង​ដើម, ចុង ឬ មុខ​ក្រោយ, ធ្វេង​ស្ដាំ : កណ្ដាល​ផ្លូវ, កណ្ដាល​ទន្លេ ។ល។ <text:s/>ជាន់​មនុស្ស​លោក​យើង ហៅ​ថា ឋាន​កណ្ដាល ដែរ ព្រោះ​ជា​ចន្លោះ​សួគ៌​និង​នរ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យ៉ាង​ល្មម, មិន​ល្អ​មិន​អាក្រក់, មិន​ធំ មិន​តូច ។ល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<text:span text:style-name="T16">ខែត្រ</text:span><text:span text:style-name="T11">​</text:span>មួយ​របស់​កម្ពុជា មាន​ទី​រាជការ​នៅ​ភ្នំពេញ សព្វ​ថ្ងៃ​តាំង​នៅ​តាខ្មៅ : <text:span text:style-name="T15">ខែត្រ​</text:span>កណ្ដា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pan text:style-name="T23">ខែត្រ</text:span><text:span text:style-name="T11">​</text:span>កណ្ដាល</text:p>
          </table:table-cell>
        </table:table-row>
        <table:table-row>
          <table:table-cell table:style-name="តារាង1.A2" office:value-type="string">
            <text:p text:style-name="P5">១៤៥</text:p>
          </table:table-cell>
          <table:table-cell table:style-name="តារាង1.A2" office:value-type="string">
            <text:p text:style-name="P6">កណ្ដាលស្ទឹ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រុក​មួយ ក្នុង​<text:span text:style-name="T15">ខែត្រ​</text:span>កណ្ដាល : ស្រុក​កណ្ដាល​ស្ទឹ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្រុក​កណ្ដាល​ស្ទឹង</text:p>
          </table:table-cell>
        </table:table-row>
        <table:table-row>
          <table:table-cell table:style-name="តារាង1.A2" office:value-type="string">
            <text:p text:style-name="P5">១៤៦</text:p>
          </table:table-cell>
          <table:table-cell table:style-name="តារាង1.A2" office:value-type="string">
            <text:p text:style-name="P6">កណ្ដ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ឈ្លក់​ខ្យល់​ដោយ​ឆួ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៧</text:p>
          </table:table-cell>
          <table:table-cell table:style-name="តារាង1.A2" office:value-type="string">
            <text:p text:style-name="P6">កណ្ដឹ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"><text:span text:style-name="T17">ប្រដាប់​ធ្វើ​ដោយ​លង្ហិន ឬ សំរិទ្ធ មាន​សណ្ឋាន​ជា​បំពង់​មាន​ទង​ជា​</text:span><text:span text:style-name="T13">វង់ សម្រាប់​កាន់​ឬ​ចង មាន​គ្រាប់​យោល​ដោយ​អង្រង់​ទង្គិច​ឮ​សូរ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៨</text:p>
          </table:table-cell>
          <table:table-cell table:style-name="តារាង1.A2" office:value-type="string">
            <text:p text:style-name="P6">កណ្ដឹង​គ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លតា​ជាតិ​មួយ​ប្រភេទ ស្លឹក​ស្រដៀង​នឹង​ស្លឹកទំពាំង​បាយ- ជូរ ផ្កា​ជា​ចង្កោម ប្រើ​ជា​បន្លែ​ស្ល​កកូរ​បាន ។</text:p>
          </table:table-cell>
          <table:table-cell table:style-name="តារាង1.D2" office:value-type="string">
            <text:p text:style-name="P10">កណ្ដឹង​ដំរី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៤៩</text:p>
          </table:table-cell>
          <table:table-cell table:style-name="តារាង1.A2" office:value-type="string">
            <text:p text:style-name="P6">កណ្ដឹមឆែប !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3">ឧ. សូរ​ដែល​បន្លឺ​ឡើង ដោយ​ការ​ភ្ញាក់ ឬ ដោយ​ការ​ជ្រលួស​មាត់ ព្រោះ​ជំពប់​ប៉ះ​អ្វី​ៗ : យាយ​គាត់​ភ្លាត់​មាត់​ថា កណ្ដឹមឆែប ! ។</text:p>
          </table:table-cell>
          <table:table-cell table:style-name="តារាង1.D2" office:value-type="string">
            <text:p text:style-name="P10">កណ្ដុំឆែប!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០</text:p>
          </table:table-cell>
          <table:table-cell table:style-name="តារាង1.A2" office:value-type="string">
            <text:p text:style-name="P6">កណ្ដុ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ពាក្យ​សម្រាប់​ចំរើន​ពាក្យ​ធ្ងន់​ឲ្យ​ប្លែក​ឡើង : កញ្ចប់​នេះ​ធ្ងន់​កណ្ដុក ។ ធ្ងន់​ចិត្ត​កណ្ដុក <text:s/>គឺ​មាន​សេចក្ដី​ព្រួយ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១</text:p>
          </table:table-cell>
          <table:table-cell table:style-name="តារាង1.A2" office:value-type="string">
            <text:p text:style-name="P6">កណ្ដុ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ត្វ​ចតុប្បាទ​តូច​មួយ​ប្រភេទ ក្នុង​ពួក​សត្វ​មាន​ដោះ ជា​សត្វ​ឲ្យ​ទុក្ខ​ដល់​មនុស្ស​ដោយ​ហេតុ​បំផ្លាញ មាន​កាត់​សំពត់​អាវ​ជាដើម ។ កណ្ដុរ​មាន​ច្រើន​យ៉ាង មាន​កណ្ដុរ​ល្មែះ, កណ្ដុរ​ប្រែង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២</text:p>
          </table:table-cell>
          <table:table-cell table:style-name="តារាង1.A2" office:value-type="string">
            <text:p text:style-name="P6">កណ្ដូ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2"><text:span text:style-name="T21">ឥត​កន្ទុយ : មាន់​កណ្ដូង ។ សក់​ដែល​កាត់​ត្រងិល​ក្រោយ ក៏​ហៅ​ថា​</text:span>សក់​កណ្ដូង; ខ្លែង​បង្ហើរ​ដែល​ឥត​កន្ទុយ ក៏​ហៅ​ថា ខ្លែង​កណ្ដូង​ដែ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៣</text:p>
          </table:table-cell>
          <table:table-cell table:style-name="តារាង1.A2" office:value-type="string">
            <text:p text:style-name="P6">កណ្ដូ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ច្រើន​ប្រភេទ មាន​ស្លាប​កើត​អាស្រ័យ​នៅ​នឹង​ស្មៅ, នឹង​ស្លឹក​ឈើ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៤</text:p>
          </table:table-cell>
          <table:table-cell table:style-name="តារាង1.A2" office:value-type="string">
            <text:p text:style-name="P6">កណ្ដួ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វយវៈ​កំបាំង​របស់​ស្ត្រី, គុយ្ហ​ប្រទេស​នៃ​ស្ត្រី, យោនី (ព.អា.) ។ពាក្យ​រាបសា​ថា គុយ្ហ​ប្រទេស​ស្ត្រី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៥</text:p>
          </table:table-cell>
          <table:table-cell table:style-name="តារាង1.A2" office:value-type="string">
            <text:p text:style-name="P6">កណ្ដៀ​ខ្មូ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ល្លិ​មួយ​ប្រភេទ ដើម​ថ្លោស​ៗ មាន​បន្លា ស្លឹក​ធំ​ៗ មាន​ដៃ​ដូច​ត្រឡាច, ល្ពៅ, ស្លឹក​ខ្ចី​ប្រើ​ជា​អន្លក់ ឬ របោយ​បាន; ច្រើន​ដុះ​លើ ដំបូក ឬ មាត់​បឹង ។ អ្នក​ស្រុក​ខ្លះ​ហៅ បង្ហៀរ​ខ្មូត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៦</text:p>
          </table:table-cell>
          <table:table-cell table:style-name="តារាង1.A2" office:value-type="string">
            <text:p text:style-name="P6">កណ្ដៀ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ារិជ​តិណ​ជាតិ​មួយ​ប្រភេទ​ក្នុង​ពួក​កន្ទាំងហែ មាន​ផ្កា​ពណ៌​ខៀវ​ស្រស់ គេ​ប្រើ​ដើម​និង​ស្លឹក​ធ្វើ​ជា​បន្លែ​បាន ។ ឈ្មោះ​ត្បូង​មួយ​យ៉ាង មាន​ពណ៌​ដូច​ផ្កា​កណ្ដៀង : ត្បូង​កណ្ដៀ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ត្បូងកណ្ដៀង</text:p>
          </table:table-cell>
        </table:table-row>
        <table:table-row>
          <table:table-cell table:style-name="តារាង1.A2" office:value-type="string">
            <text:p text:style-name="P5">១៥៧</text:p>
          </table:table-cell>
          <table:table-cell table:style-name="តារាង1.A2" office:value-type="string">
            <text:p text:style-name="P6">កណ្ដៀ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ៀក​ដាក់​លើ​ចង្កេះ : កណ្ដៀត​ក្អម, កណ្ដៀត​កញ្ជើ ។ល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5">១៥៨</text:p>
          </table:table-cell>
          <table:table-cell table:style-name="តារាង1.A2" office:value-type="string">
            <text:p text:style-name="P6">កណ្ដៀត​ក្អ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វយវៈ​មនុស្ស​ប៉ែក​ត្រង់​ចង្កេះ​គឺ​ត្រង់​ប៉ែក​ដែល​កណ្ដៀត​អ្វី​ៗ មាន​ក្អម​ជាដើម : ឈឺ​ចុក​ត្រង់​កណ្ដៀត​ក្អ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៥៩</text:p>
          </table:table-cell>
          <table:table-cell table:style-name="តារាង1.A2" office:value-type="string">
            <text:p text:style-name="P6">កណ្ដៀទ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ពួក​មាន​ដោះ​មួយ​ប្រភេទ​មាន​រូប, សម្បុរ ប្រហែល​នឹង​កំប្រុក តែ​ធំ​ជាង​កំប្រុក​បន្តិច ហើយ​ចេះ​ហើរ​បាន​ដូច​ឆ្មា​បា : កណ្ដៀទៀ​កាត់​ខ្សែ​បំពង់​ត្នោត​ធ្លាក់​អស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០</text:p>
          </table:table-cell>
          <table:table-cell table:style-name="តារាង1.A2" office:value-type="string">
            <text:p text:style-name="P6">កណ្ដៀ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ណែន​ក្ដន់, តឹង​ពេញ​សាច់ : ធាត់​កណ្ដៀន, សាច់​កណ្ដៀ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១</text:p>
          </table:table-cell>
          <table:table-cell table:style-name="តារាង1.A2" office:value-type="string">
            <text:p text:style-name="P6">កណ្ដ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ពួក​ក្នុង​ពួក​កណ្ដាច់​ចេះ​ពូន​ដី​ឲ្យ​កើត​ជា​ដំបូក​ជា​ត្រោក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២</text:p>
          </table:table-cell>
          <table:table-cell table:style-name="តារាង1.A2" office:value-type="string">
            <text:p text:style-name="P6">កណ្ដៀ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ធ្វើ​ដោយ​ដែក​មាន​ផ្លែ​ខុប សម្រាប់​ច្រូត​ស្រូវ, ច្រូត​ស្មៅ​ជាដើម ។ ឆ្នាំ​ដែល​ធ្វើ​ស្រូវ​មិន​បាន អ្នក​ស្រែ​តែង​និយាយ​ថា : ឆ្នាំ​នេះ កណ្ដៀវ​សោយ​រាជ្យ​ហើយ គឺ​កណ្ដៀវ​នៅ​ស្រណុក​គ្មាន​អ្វី​នឹង​ច្រូ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៣</text:p>
          </table:table-cell>
          <table:table-cell table:style-name="តារាង1.A2" office:value-type="string">
            <text:p text:style-name="P6">កណ្ដេ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ធូលី​កករ​នៅ​បាត​ក្អម​ជាដើម : កណ្ដេង​ធ្លះ, កណ្ដេង​ដី ។ល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5">១៦៤</text:p>
          </table:table-cell>
          <table:table-cell table:style-name="តារាង1.A2" office:value-type="string">
            <text:p text:style-name="P6">កណ្ដែងកណ្ដោ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នៅ​ក្នុង​ទី​ស្ងាត់​ឥត​មាន​សូរ​សព្ទ​អ្វី​ទៅ​បណ្ដាល​ឲ្យ​ភ្ញាក់​ផ្អើល​ហើយ​មាន​តែ​នាំ​ឲ្យ​មាន​សេចក្ដី​សង្វេគ​ក្នុង​ចិត្ត (ម. ព. ត្រមោច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៥</text:p>
          </table:table-cell>
          <table:table-cell table:style-name="តារាង1.A2" office:value-type="string">
            <text:p text:style-name="P6">កណ្ដោ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កិ. វិ.</text:p>
          </table:table-cell>
          <table:table-cell table:style-name="តារាង1.D2" office:value-type="string">
            <text:p text:style-name="P13">ដែល​ត្រមោច​ឯក​ឯង, ដែល​មាន​ចិត្ត​ត្រមោច លន្លង់លន្លោច​ក្នុង​ទី​ស្ងាត់​ជ្រងំ : គ្នា​ជា​មនុស្ស​កណ្ដោច​ទាំង​ថ្ងៃ​ទាំង​យប់; នៅ​កណ្ដោច​ម្នាក់​ឯង <text:s/>។ ម. ព. កណ្ដែងកណ្ដោច ទៀត​ផង ។ គេ​អាច​ប្រើ​ពាក្យ កណ្ដោច នេះ​ផ្សំ​ជា​មួយ​នឹង​ពាក្យ កណ្ដាច់ ២ គុ. ផង​ក៏​បាន : យក​ខ្សែ​កណ្ដាច់កណ្ដោច​<text:span text:style-name="T14">អ៊‌ីចឹង</text:span>​មក​ឲ្យ​គ្នា ! ប្រើ​ការ​អី​នឹង​កើត ?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៦</text:p>
          </table:table-cell>
          <table:table-cell table:style-name="តារាង1.A2" office:value-type="string">
            <text:p text:style-name="P6">កណ្ដោ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មាន​ស្លឹក​ធំ​ៗ សំបក​ក្រាស់​ផ្កា​ក្លិន​ឆ្អាប, សំបក​ប្រើ​ធ្វើ​ជា​ទ្រនាប់​ទ្រាប់​ខ្នង​ដំរ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៧</text:p>
          </table:table-cell>
          <table:table-cell table:style-name="តារាង1.A2" office:value-type="string">
            <text:p text:style-name="P6">កណ្ដោលប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​ស្លឹក​ផ្លែ​និង​ក្លិន​ប្រហែល​គ្នា​នឹង​កណ្ដោល​ធំ​តែ​ដើម​តូច​ទាប កំពស់​ប្រមាណ​ដើម​ស្ពៃ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៦៨</text:p>
          </table:table-cell>
          <table:table-cell table:style-name="តារាង1.A2" office:value-type="string">
            <text:p text:style-name="P6">កណ្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ន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្រួញ; គ្រាប់​កាំភ្លើង; ទង់; ដើម; កំណត់, បរិច្ឆេទ, វគ្គ, ខ្សែ : សាស្រ្តា​មួយ​កណ្ឌ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21"/>
          </table:table-cell>
        </table:table-row>
        <table:table-row>
          <table:table-cell table:style-name="តារាង1.A2" office:value-type="string">
            <text:p text:style-name="P5">១៦៩</text:p>
          </table:table-cell>
          <table:table-cell table:style-name="តារាង1.A2" office:value-type="string">
            <text:p text:style-name="P6">កណ្ហាជិន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ន់-ហា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ព្រះ​រាជ​ធីតា​នៃ​ព្រះ​វេស្សន្ដរ​មាន​ក្នុង​មហា​វេស្សន្ដរ​ជាតក​ (រឿង​មហា​ជាតក៍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០</text:p>
          </table:table-cell>
          <table:table-cell table:style-name="តារាង1.A2" office:value-type="string">
            <text:p text:style-name="P6">ក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រសេរ​ចំណាំ : កត់ត្រា, កត់​ពន្ធ ។ ទប់, ឃាត់​ទុក​ឲ្យ​នឹង : ដំរី​ដាល​គេ​យក​កង្វេរ​កាប់​កត់​ឲ្យ​នៅ​នឹ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១</text:p>
          </table:table-cell>
          <table:table-cell table:style-name="តារាង1.A2" office:value-type="string">
            <text:p text:style-name="P6">កតញ្ញុត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តាញ់-ញុ-ត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"><text:span text:style-name="T17">សេចក្ដី​ដឹង​ឧបការ​គុណ​ដែល​អ្នក​ដទៃ​បាន​ធ្វើ​ដល់​ខ្លួន : បុត្រ​ធីតា </text:span><text:span text:style-name="T13">ត្រូវ​មាន​កតញ្ញុតា​ចំពោះ​មាតា​បិតា ។ កតញ្ញុតា​ធម៌ ធម៌​គឺ​កតញ្ញុតា :</text:span><text:span text:style-name="T17"> កតញ្ញុតា​ធម៌​របស់​បុត្រ​ធីតា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6">កតញ្ញុតាធម៌</text:p>
          </table:table-cell>
        </table:table-row>
        <table:table-row>
          <table:table-cell table:style-name="តារាង1.A2" office:value-type="string">
            <text:p text:style-name="P5">១៧២</text:p>
          </table:table-cell>
          <table:table-cell table:style-name="តារាង1.A2" office:value-type="string">
            <text:p text:style-name="P6">កតញ្ញូ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ត័ញ-ញូ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អ្នក​ដឹង​ឧបការ​គុណ​ដែល​អ្នក​ឯ​ទៀត​គេ​បាន​ធ្វើ​ហើយ​ដល់​ខ្លួន គឺ​អ្នក​ដែល​មិន​ភ្លេច, មិន​រមឹល​គុណ​គេ : បុរស​កតញ្ញូ, ស្ត្រី​កតញ្ញូ ។ ពាក្យ​ផ្ទុយ <text:s/>អកតញ្ញូ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៣</text:p>
          </table:table-cell>
          <table:table-cell table:style-name="តារាង1.A2" office:value-type="string">
            <text:p text:style-name="P6">កតវេទិត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តៈ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ារ​ដែល​បាន​តប ឬ​ដែល​គិត​តែ​នឹង​តប​ស្នង​សង​គុណ​ដល់​អ្នក​មាន​គុណ : កតវេទិតា​របស់​បុត្រ​ធីតា​ទាំងឡ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៤</text:p>
          </table:table-cell>
          <table:table-cell table:style-name="តារាង1.A2" office:value-type="string">
            <text:p text:style-name="P6">កតវេទ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អ្នក​ដែល​បាន​តប, ដែល​គិត​តែ​នឹង​តប​ស្នង​សង​គុណ​ដល់​អ្នក​មាន​គុណ : បុរស​នោះ​ជា​កតវេទី ។ ស្ត្រី​ជា កតវេទិន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៥</text:p>
          </table:table-cell>
          <table:table-cell table:style-name="តារាង1.A2" office:value-type="string">
            <text:p text:style-name="P6">កតិក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តិក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េចក្ដី​ប្ដេជ្ញា, ការ​សន្មតិ​គ្នា, ការ​មត់​គ្នា, ខ​សន្យា ។ កតិកា​សញ្ញា សញ្ញា​គឺ​ការ​សន្មតិ​គ្នា, ការ​មត់​គ្នា​ទុក​ជា​គ្រឿង​សំគាល់ : យើង​ត្រូវ​ធ្វើ​កតិកា​សញ្ញា​មួយ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៦</text:p>
          </table:table-cell>
          <table:table-cell table:style-name="តារាង1.A2" office:value-type="string">
            <text:p text:style-name="P6">កតូបការ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តូ ប៉ៈ កា រ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ត + ឧបការ) អ្នក​មាន​ឧបការៈ​ធ្វើ​ហើយ ឬ​អ្នក​ធ្វើ​ឧបការៈ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៧</text:p>
          </table:table-cell>
          <table:table-cell table:style-name="តារាង1.A2" office:value-type="string">
            <text:p text:style-name="P6">កត្ត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ត-ត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នក​ធ្វើ, អ្នក​ផ្ដើម​ធ្វើ ។ ប្រើ​ធៀប​នឹង បារ. ថា Facteur ក៏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៧៨</text:p>
          </table:table-cell>
          <table:table-cell table:style-name="តារាង1.A2" office:value-type="string">
            <text:p text:style-name="P6">កត្ត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ត-ដឹ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ខែ​ទី ១២ តាម​ចន្ទគតិ : ខែ​កត្តិ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ខែ​កត្តិក</text:p>
          </table:table-cell>
        </table:table-row>
        <table:table-row>
          <table:table-cell table:style-name="តារាង1.A2" office:value-type="string">
            <text:p text:style-name="P5">១៧៩</text:p>
          </table:table-cell>
          <table:table-cell table:style-name="តារាង1.A2" office:value-type="string">
            <text:p text:style-name="P6">កត្តុវាច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ត់-តុ-វា-ចៈ-កៈ ឬ--ចក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ាចកៈ​មួយ​ក្នុង​វេយ្យាករណ៍​បាលី ។ ព. ផ្ទ. កម្ម​វាចក, ភាវ​វាច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០</text:p>
          </table:table-cell>
          <table:table-cell table:style-name="តារាង1.A2" office:value-type="string">
            <text:p text:style-name="P6">កថ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-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ាក្យ, សំដី, ពំនោល, ការ​សំដែង, រឿង ។ កថា​ខណ្ឌ សង្កាត់, ផ្នែក, ប៉ែក​នៃ​កថា ។ កថា​បទ បទ ឬ ចំណែក​នៃ​កថា ។ កថា​បរិយោសាន <text:s/>ទី​បំផុត ឬ ចុង​ចប់​នៃ​កថា ។ កថា​មគ្គ ផ្លូវ គន្លង​របស់​កថា ។ កថា​មុខ <text:s/>សេចក្ដី​ផ្ដើម​រឿង, អារម្ភ​បទ ។ កថា​វត្ថុ រឿង​និទាន​ដែល​គួរ​និយាយ គួរ​ថ្លែង ។ ឈ្មោះ​គម្ពីរ អភិ​ធម្ម​ទី ៥ ក្នុង​គម្គីរ​ទាំង ៧ ។ កថាវសាន (កថា+អវសាន) ទី​បំផុត, ទី​ចប់​កថា ។ កថា​សល្លាប (--ស័ល-ល៉ា-ប៉ៈ) ការ​និយាយ​ឆ្លើយ​ឆ្លង​គ្នា​ពី​នេះ​ខ្លះ​ពី​នោះ​ខ្លះ, ការ​ចរចា, ការ​សន្ទនា, ការ​សំណេះសំណា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  <text:p text:style-name="P13"/>
          </table:table-cell>
        </table:table-row>
        <table:table-row>
          <table:table-cell table:style-name="តារាង1.A2" office:value-type="string">
            <text:p text:style-name="P5">១៨១</text:p>
          </table:table-cell>
          <table:table-cell table:style-name="តារាង1.A2" office:value-type="string">
            <text:p text:style-name="P6">កថិ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ថិ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ំពត់​ដែល​ទាយក​ប្រគេន​ដល់​ភិក្ខុ​សង្ឃ​ក្នុង​កថិន​កាល គឺ​តាំង​ពី​ថ្ងៃ ១ រោច​ខែ​អស្សុជ ដល់​ថ្ងៃ ១៥ កើត​ខែ​កត្ដិក; ដែល​ហៅ​ថា​បុណ្យ កថិន គឺ​បុណ្យ​ប្រគេន​សំពត់​នេះ​ឯង ។ សព្វ​នេះ​ច្រើន​សរសេរ កឋិន តាម​ព្រះ​ត្រៃ​បិដ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២</text:p>
          </table:table-cell>
          <table:table-cell table:style-name="តារាង1.A2" office:value-type="string">
            <text:p text:style-name="P6">ក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ក្ខ​ពួក, បន, គ្នា : គូ​កន, កន​យើង, កន​គ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គូ​កន </text:p>
          </table:table-cell>
        </table:table-row>
        <table:table-row>
          <table:table-cell table:style-name="តារាង1.A2" office:value-type="string">
            <text:p text:style-name="P5">១៨៣</text:p>
          </table:table-cell>
          <table:table-cell table:style-name="តារាង1.A2" office:value-type="string">
            <text:p text:style-name="P6">កនិដ្ឋ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និត-ឋា</text:p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និដ្ឋ) ប្អូន, ប្អូន​តូច, ប្អូន​ពៅ ។ ច្រើន​ប្រើ​ក្នុង​ពាក្យ​កាព្យ ហៅ​ស្ត្រី​ជា​គូ​សង្សារ, គូ​សំឡាញ់ : ឲ្យ​តែ​បាន​ជួប​កែវ​កនិដ្ឋា សម​តាម​ប្រាថ្នា​នៅ​នែបនិត្យ បង់​ខាត​ប៉ុន្មាន​រៀម​ពុំ​គិត ស៊ូ​ប្ដូរ​ជីវិត​ឥត​ងាក​រ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៤</text:p>
          </table:table-cell>
          <table:table-cell table:style-name="តារាង1.A2" office:value-type="string">
            <text:p text:style-name="P6">កន្តរ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ន់-ត-រ៉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ធ្វើ​ដោយ​បន្ទោះ​ឫស្សី ឬ​ផ្ដៅ មាន​សណ្ឋាន​ដូច​កន្ត្រង មាន​ដង​វែង​សម្រាប់​បេះ​ផ្លែ​ស្វាយ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៥</text:p>
          </table:table-cell>
          <table:table-cell table:style-name="តារាង1.A2" office:value-type="string">
            <text:p text:style-name="P6">កន្ដា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្រអាញ​ធំ​ទៅ​ខាង​មិន​សម​នឹង​កម្ពស់ : រាង​កន្ដាញ, ទាប​កន្ដា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៦</text:p>
          </table:table-cell>
          <table:table-cell table:style-name="តារាង1.A2" office:value-type="string">
            <text:p text:style-name="P6">កន្ដ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ន់-តា ឬ កន់-តារៈ</text:p>
          </table:table-cell>
          <table:table-cell table:style-name="តារាង1.D2" office:value-type="string">
            <text:p text:style-name="P35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&lt; កំ <text:span text:style-name="T4">“</text:span>ទឹក<text:span text:style-name="T4">”+ តារ “ឆ្លង ឬ​ចម្លង” </text:span>ផ្លូវ​លំបាក ឬ​ផ្លូវ​ដែល​ច្រើន​ប្រកប​ដោយ​គ្រោះ​ថ្នាក់ : ចោរ​កន្ដារ ផ្លូវ​លំបាក​ព្រោះ​ចោរ, អមនុស្ស​កន្ដារ ផ្លូវ​លំបាក​ព្រោះ​អមនុស្ស​មាន​យក្ស​ជាដើម, វាឡ​កន្ដារ ផ្លូវ​លំបាក​ព្រោះ​សត្វ​សាហាវ, និរុទក​កន្ដារ ផ្លូវ​លំបាក​ព្រោះ​គ្មាន​ទឹក, ទុព្ភិក្ខ​កន្ដារ ផ្លូវ​លំបាក​ព្រោះ​គ្មាន​បាយ ។ល។ កន្ដា​រទ្ធា <text:s text:c="3"/>(កន់-តា-រ័តធា) ន. (បា. កន្ដារ <text:span text:style-name="T4">“</text:span>លំបាក<text:span text:style-name="T4">”</text:span> ឬ គ្រោះ​ថ្នាក់ + អទ្ធា <text:span text:style-name="T4">“</text:span>ផ្លូវ ឬ ផ្លូវ​ឆ្ងាយ<text:span text:style-name="T4">”</text:span>) ផ្លូវ​លំបាក, ផ្លូវ​ដែល​មាន​គ្រោះ​ថ្នា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  <text:p text:style-name="P13">អមនុស្ស​កន្ដារ</text:p>
            <text:p text:style-name="P13">វាឡកន្ដារ</text:p>
            <text:p text:style-name="P13">និរុទកកន្ដារ</text:p>
            <text:p text:style-name="P13">ទុព្ភិក្ខកន្ដារ</text:p>
          </table:table-cell>
        </table:table-row>
        <table:table-row>
          <table:table-cell table:style-name="តារាង1.A2" office:value-type="string">
            <text:p text:style-name="P5">១៨៧</text:p>
          </table:table-cell>
          <table:table-cell table:style-name="តារាង1.A2" office:value-type="string">
            <text:p text:style-name="P6">កន្តាវរ៉ា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ុខុម​សត្វ​ពួក​ស្រមោច សម្បុរ​ក្រហម ជើង​វែង​ៗ តូច​ជាង​អង្ក្រង : ស្រមោច​កន្តាវរ៉ាវ ។ ហៅ ស្រមោច​តាវរ៉ាវ ក៏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៨</text:p>
          </table:table-cell>
          <table:table-cell table:style-name="តារាង1.A2" office:value-type="string">
            <text:p text:style-name="P6">កន្តិញកន្តុ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<text:s/>មើល​ពាក្យ កន្តុ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៨៩</text:p>
          </table:table-cell>
          <table:table-cell table:style-name="តារាង1.A2" office:value-type="string">
            <text:p text:style-name="P6">កន្តិ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ទាប​ពេក : រាង​កន្តិល, ទាប​កន្តិ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០</text:p>
          </table:table-cell>
          <table:table-cell table:style-name="តារាង1.A2" office:value-type="string">
            <text:p text:style-name="P6">កន្តឹប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មួក​មួយ​យ៉ាង ដែល​មនុស្ស​អ្នក​កាន់​សាសនា​មហា​ម៉ាត់​ពាក់ (ម.ព. កាតឹប)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តូច​ហើយ​ទាប​ទ្រនាប់ : ផ្ទះ​ទាប​កន្តឹប ។ល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១</text:p>
          </table:table-cell>
          <table:table-cell table:style-name="តារាង1.A2" office:value-type="string">
            <text:p text:style-name="P6">កន្តឹ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ម្រាប់​ចម្រើន​ពាក្យ​អង្គុយ​ឲ្យ​ប្លែក​ឡើង : អង្គុយ​បត់​ជើង​កន្តឹម​តឹប គឺ​អង្គុយ​ក្រញឹ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២</text:p>
          </table:table-cell>
          <table:table-cell table:style-name="តារាង1.A2" office:value-type="string">
            <text:p text:style-name="P6">កន្តុ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ទាប​ពេក, តូច​ពេក, រញ់, រ៉ុញ : រាង​កន្តុញ, ទាប​កន្តុ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៣</text:p>
          </table:table-cell>
          <table:table-cell table:style-name="តារាង1.A2" office:value-type="string">
            <text:p text:style-name="P6">កន្តុ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តូច​ហើយ​ខ្លី : ខ្លី​កន្តុ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៤</text:p>
          </table:table-cell>
          <table:table-cell table:style-name="តារាង1.A2" office:value-type="string">
            <text:p text:style-name="P6">កន្តុ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ថ្លោស​តែ​ទាប : រាង​កន្តុ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៥</text:p>
          </table:table-cell>
          <table:table-cell table:style-name="តារាង1.A2" office:value-type="string">
            <text:p text:style-name="P6">កន្ដុលឪ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ល្លិ​ព្រៃ​មួយ​ប្រភេទ ផ្លែ​ប្រើ​ធ្វើ​ជា​បន្លែ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៦</text:p>
          </table:table-cell>
          <table:table-cell table:style-name="តារាង1.A2" office:value-type="string">
            <text:p text:style-name="P6">កន្តូ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មួយ​យ៉ាង​មាន​សណ្ឋាន​ប្រហែល​នឹង​ក្លង ឬ​ប្រអប់​ជើង​ដំរី តែ​ធំ​ហើយ​មាន​គ្រប ច្រើន​ធ្វើ​ដោយ​ប្រាក់, ស្ពាន់, ឈើ សម្រាប់​ដាក់​បាន​ភោជនាហ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៧</text:p>
          </table:table-cell>
          <table:table-cell table:style-name="តារាង1.A2" office:value-type="string">
            <text:p text:style-name="P6">កន្តូឡេ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មៅ​ទឹក​មួយ​ប្រភេទ សណ្ឋាន​ទង​និង​ស្លឹក​ប្រហែល​នឹង​ស្គន់​ដំរី ប្រើ​ធ្វើ​ជា​អន្លក់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៨</text:p>
          </table:table-cell>
          <table:table-cell table:style-name="តារាង1.A2" office:value-type="string">
            <text:p text:style-name="P6">កន្តើ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គុ.</text:p>
          </table:table-cell>
          <table:table-cell table:style-name="តារាង1.D2" office:value-type="string">
            <text:p text:style-name="P13">ជើយ, ព្រងើយ, មិន​យក​ចិត្ត​ទុក​ដាក់​នឹង​ធុរៈ​អ្វ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៩៩</text:p>
          </table:table-cell>
          <table:table-cell table:style-name="តារាង1.A2" office:value-type="string">
            <text:p text:style-name="P6">កន្តេះឡង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22">ឈ្មោះ​សត្វ​ល្អិត​មួយ​ប្រភេទ មាន​ស្លាប​រឹង សម្បុរ​ខ្មៅ នៅ​ក្នុង​ទឹ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០</text:p>
          </table:table-cell>
          <table:table-cell table:style-name="តារាង1.A2" office:value-type="string">
            <text:p text:style-name="P6">កន្តែរ៉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បាំ, ភ្លេង​មួយ​យ៉ាង : រាំ​កន្តែរ៉ែ, ភ្លេង​កន្តែរ៉ែ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រាំ​កន្តែរ៉ែ ភ្លេង​កន្តែរ៉ែ</text:p>
          </table:table-cell>
        </table:table-row>
        <table:table-row>
          <table:table-cell table:style-name="តារាង1.A2" office:value-type="string">
            <text:p text:style-name="P5">២០១</text:p>
          </table:table-cell>
          <table:table-cell table:style-name="តារាង1.A2" office:value-type="string">
            <text:p text:style-name="P6">កន្តាំ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ង្វាល់​អនុភាគ គឺ​រង្វាល់​មួយ​យ៉ាង​ដែល​មាន​ទំហំ​តូច មាន​ចំណុះ​តិច​ជាង​តៅ ចំនួន​ពីរ​ភាគ​ឬ​បី​ភាគ, បួន​ភាគ : កន្តាំង​ពីរ​១​តៅ, កន្តាំង​បី​១​តៅ, កន្តាំង​បួន​១​តៅ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២</text:p>
          </table:table-cell>
          <table:table-cell table:style-name="តារាង1.A2" office:value-type="string">
            <text:p text:style-name="P6">កន្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ន់-ត្រ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៉ក​ឥត​កង់​សម្រាប់​ត្រ​ធ្មៃ, ត្រ​តា​ថឿង, សម្រាប់​ថ្ករ​តង្ក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៣</text:p>
          </table:table-cell>
          <table:table-cell table:style-name="តារាង1.A2" office:value-type="string">
            <text:p text:style-name="P6">កន្ត្រ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មួយ​ប្រភេទ​ក្នុង​ពួក​ទន្សង, ត្រកួត ។ (ម. ព. ត្រង ១ ន.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ត្រង​របស់​រាវ : កន្ត្រង​ប្រហុក, កន្ត្រង​ដូង ។ល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៤</text:p>
          </table:table-cell>
          <table:table-cell table:style-name="តារាង1.A2" office:value-type="string">
            <text:p text:style-name="P6">កន្ត្រងប្រេ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រូប​ដូច​ត្រី​កញ្ចាញ់ច្រាស តែ​ធំ​ជា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៥</text:p>
          </table:table-cell>
          <table:table-cell table:style-name="តារាង1.A2" office:value-type="string">
            <text:p text:style-name="P6">កន្ត្រ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ពួក​ត្រី​ក្រាញ់​តែ​រូប​កន្តុល​ស្ដើង​បន្តិច​ហើយ​ធំ​ជាង​ត្រី​ក្រាញ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៦</text:p>
          </table:table-cell>
          <table:table-cell table:style-name="តារាង1.A2" office:value-type="string">
            <text:p text:style-name="P6">កន្ត្រ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រយីករយាក, សាកត្រាក : ពាក់​អាវ​កន្ត្រា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5">២០៧</text:p>
          </table:table-cell>
          <table:table-cell table:style-name="តារាង1.A2" office:value-type="string">
            <text:p text:style-name="P6">កន្ត្រ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ទាញ​កញ្ឆក់​ដោយ​ប្រញាប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០៨</text:p>
          </table:table-cell>
          <table:table-cell table:style-name="តារាង1.A2" office:value-type="string">
            <text:p text:style-name="P6">កន្ត្រើ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ស្មៅ​មួយ​ប្រភេទ មាន​ផ្កា​ចាក់​ជាប់​សំពត់​អាវ : ស្មៅ​កន្ត្រ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្មៅ​កន្ត្រើយ</text:p>
          </table:table-cell>
        </table:table-row>
        <table:table-row table:style-name="តារាង1.231">
          <table:table-cell table:style-name="តារាង1.A2" office:value-type="string">
            <text:p text:style-name="P5">២០៩</text:p>
          </table:table-cell>
          <table:table-cell table:style-name="តារាង1.A2" office:value-type="string">
            <text:p text:style-name="P6">កន្ត្រេកកន្ត្រ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ន្ត្រាក​ខ្លាំង (ម. ព. កន្ត្រាក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០</text:p>
          </table:table-cell>
          <table:table-cell table:style-name="តារាង1.A2" office:value-type="string">
            <text:p text:style-name="P6">កន្ត្រែ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4"><text:span text:style-name="T17">ពាក្យ​សម្រាប់​និយាយ​ផ្សំ​នឹង​ពាក្យ​កន្ត្រាក់ : កន្ត្រាក់កន្ត្រែង ឬ​</text:span><text:span text:style-name="T13">កន្ត្រាក់​កន្ត្រើន គឺ​កន្ត្រាក់​ត្រណាត់ត្រណែង (ម. ព. កញ្ឆក់​កញ្ឆែង)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ន្ត្រាកកន្ត្រែង</text:p>
          </table:table-cell>
        </table:table-row>
        <table:table-row>
          <table:table-cell table:style-name="តារាង1.A2" office:value-type="string">
            <text:p text:style-name="P5">២១១</text:p>
          </table:table-cell>
          <table:table-cell table:style-name="តារាង1.A2" office:value-type="string">
            <text:p text:style-name="P6">កន្ត្រ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ធ្វើ​ដោយ​ដែក​មាន​ផ្លែ​ពីរ មាន​មុខ​មុត មាន​ត្រចៀក សម្រាប់​កាត់​សំពត់ កាត់​សក់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២</text:p>
          </table:table-cell>
          <table:table-cell table:style-name="តារាង1.A2" office:value-type="string">
            <text:p text:style-name="P6">កន្ដ្រ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ោត​ចាប់, លោត​បេះ; បើ​សត្វ​ថា លោត​ខាំ : ឆ្កែ​កន្ត្រោង​ខាំ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៣</text:p>
          </table:table-cell>
          <table:table-cell table:style-name="តារាង1.A2" office:value-type="string">
            <text:p text:style-name="P6">កន្ត្រោ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គុ.</text:p>
          </table:table-cell>
          <table:table-cell table:style-name="តារាង1.D2" office:value-type="string">
            <text:p text:style-name="P13">ក្រញោន, កំប្រោន : អង្គុយ​កន្ត្រោន, រាង​កន្ត្រោ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៤</text:p>
          </table:table-cell>
          <table:table-cell table:style-name="តារាង1.A2" office:value-type="string">
            <text:p text:style-name="P6">កន្ថឹ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មួយ​ប្រភេទ ក្នុង​ពួក​សត្វ​មាន​ដោះ សណ្ឋាន​សម្បុរ​ប្រហែល​នឹង​កង្ហែន តែ​មាន​រូប​តូច​ជាង, សម្បុរ​ខៀវ​ប្រផេ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ដង្កូវ​មួយ​ប្រភេទ មាន​សណ្ឋាន​ទំហំ​ប្រហែល​គ្នា, ប៉ុន​គ្នា​នឹង​កន្ថឹក : ដង្កូវ​កន្ថឹក (តាម​ពាក្យ​បរម្បរា​និយាយ​ត​ៗ មក​ថា ដង្កូវ​នោះ​លុះ​ដល់​កំណត់​ថ្ងៃ​ត្រូវ​ក្លាយ ក៏​ក្លាយ​ទៅ​ជា​សត្វ​កន្ថឹក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ដង្កូវ​កន្ថឹក</text:p>
          </table:table-cell>
        </table:table-row>
        <table:table-row>
          <table:table-cell table:style-name="តារាង1.A2" office:value-type="string">
            <text:p text:style-name="P5">២១៥</text:p>
          </table:table-cell>
          <table:table-cell table:style-name="តារាង1.A2" office:value-type="string">
            <text:p text:style-name="P6">កន្ថោ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ស្ដោះ​ទឹក​មាត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៦</text:p>
          </table:table-cell>
          <table:table-cell table:style-name="តារាង1.A2" office:value-type="string">
            <text:p text:style-name="P6">កន្ទ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ុណ្ឌក) ផង់​អង្ករ គឺ​ផង់​ដែល​ស្រិត​អង្ករ​ហើយ​របក​ចេញ ជា​ធូលី គេ​ច្រើន​ប្រើ​ធ្វើ​ជា​បបរ​ឲ្យ​ជ្រូក​ស៊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៧</text:p>
          </table:table-cell>
          <table:table-cell table:style-name="តារាង1.A2" office:value-type="string">
            <text:p text:style-name="P6">កន្ទក់កន្ទេ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ំអុក : កូន​ខ្ញុំ​វា​ចេះ​តែ​កន្ទក់កន្ទេញ​ឲ្យ​ខ្ញុំ​ទិញ​មួក​ឲ្យ​វ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៨</text:p>
          </table:table-cell>
          <table:table-cell table:style-name="តារាង1.A2" office:value-type="string">
            <text:p text:style-name="P6">កន្ទក់អង្កាន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សេចក្ដី​ឃ្នើស​ចិត្ត, ទាស់​ចិត្ត, កន្ទួល​ចិត្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១៩</text:p>
          </table:table-cell>
          <table:table-cell table:style-name="តារាង1.A2" office:value-type="string">
            <text:p text:style-name="P6">កន្ទនជ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ម. ព. កញ្ជនជៃ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០</text:p>
          </table:table-cell>
          <table:table-cell table:style-name="តារាង1.A2" office:value-type="string">
            <text:p text:style-name="P6">កន្ទន់បាក់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ំដី​មេមត់​ហៅ​ចេក​ទុំ; មេមត់​ខ្លះ​ហៅ​មហា​ត្រសោល ។ (ទំនង​ជា​ក្លាយ​មក​ពី​បាលី​ថា កទលិបក្ក គឺ កទលិ <text:span text:style-name="T4">“</text:span>ចេក<text:span text:style-name="T4">”</text:span> + បក្ក <text:span text:style-name="T4">“</text:span>ផ្លែ​ទុំ<text:span text:style-name="T4">”</text:span> ផ្លែ​ចេក​ទុំ ។ កទលិ <text:s/>ក្លាយ​ជា កទល់​ៗ ក្លាយ​ត​ទៅ​ទៀត​ជា កន្ទន់, បក្ក ក្លាយ​ជា បាក់​ក ទេ​ដឹង ?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១</text:p>
          </table:table-cell>
          <table:table-cell table:style-name="តារាង1.A2" office:value-type="string">
            <text:p text:style-name="P6">កន្ទ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ំពត់​ចាស់​មាន​បំណះ​ច្រើន​អន្លើ ឬ​សំពត់​សម្រាប់​វ័ណ្ឌ, ប៉ឹង, ក្ដោប : ស្លៀក​វ័ណ្ឌ​កន្ទប, ព្នង​វ័ណ្ឌ​កន្ទ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២</text:p>
          </table:table-cell>
          <table:table-cell table:style-name="តារាង1.A2" office:value-type="string">
            <text:p text:style-name="P6">កន្ទាទូ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ទឹក​មួយ​ប្រភេទ មាន​ស្លាប ដូច​កន្លាត​តែ​រូប​ធំ​ជាង​ច្រើន​ ដល់​វេលា​ពង ឡើង​ពង​ភ្ជាប់​នឹង​ស្មៅ​រឹង ឬ នឹង​ឈើ ។ អ្នក​ស្រុក​ខ្លះ​ហៅ​ថា ក្ដាម​ទូ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៣</text:p>
          </table:table-cell>
          <table:table-cell table:style-name="តារាង1.A2" office:value-type="string">
            <text:p text:style-name="P6">កន្ទាលត្រអ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ោគ​មួយ​យ៉ាង កើត​នៅ​ស្បែក​ឡើង​កន្ទួល​ឃ្មឹល​បណ្តាល ឲ្យ​រមា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៤</text:p>
          </table:table-cell>
          <table:table-cell table:style-name="តារាង1.A2" office:value-type="string">
            <text:p text:style-name="P6">កន្ទ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តូច​មួយ​ប្រភេទ សម្រាប់​ប្រើ​ធ្វើ​ជា​ថ្នាំ​ក្ដ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៥</text:p>
          </table:table-cell>
          <table:table-cell table:style-name="តារាង1.A2" office:value-type="string">
            <text:p text:style-name="P6">កន្ទីងរី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ារិជ​តិណ​ជាតិ​មួយ​ប្រភេទ ពួក​កណ្ដៀង, កន្ទាំងហែ ដើម​មាន​ប្រហោង​តូច ទន់​ល្មៃ មាន​ថ្នាំង​រង្វើល​ៗ ស្លឹក​ស្រួច​ៗ ស្រដៀង​នឹង​កណ្ដៀង​ដែរ គេ​ប្រើ​ទាំង​ដើម​ទាំង​ស្លឹក​លាយ​គ្នា​ធ្វើ​ជា​បន្លែ​ស្ល​កកូរ, ស្ល​ប្រហើរ ឬ​ស្ល​ម្ជូរ​ក៏​បាន : សម្ល​កន្ទីងរី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ម្លកន្ទីងរីង</text:p>
          </table:table-cell>
        </table:table-row>
        <table:table-row>
          <table:table-cell table:style-name="តារាង1.A2" office:value-type="string">
            <text:p text:style-name="P5">២២៦</text:p>
          </table:table-cell>
          <table:table-cell table:style-name="តារាង1.A2" office:value-type="string">
            <text:p text:style-name="P6">កន្ទឹ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កន្ទួល​ដាល​ឡើង​ឃ្មឹល : ម្រ័ក្សណ៍​រោល​ឡើង​កន្ទឹស​អស់​ទាំង​ខ្លួន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៧</text:p>
          </table:table-cell>
          <table:table-cell table:style-name="តារាង1.A2" office:value-type="string">
            <text:p text:style-name="P6">កន្ទុ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វយវៈ​របស់​សត្វ​ដែល​មាន​ត​ពី​ទី​បំផុត​ឆ្អឹង​ខ្នង មាន​សណ្ឋាន​ទីទៃ​ៗ​ពី​គ្នា តាម​គួរ​ដល់​ធម្មតា​របស់​សត្វ : កន្ទុយ​គោ, កន្ទុយ​ក្ងោក,...។ ក្រៅ​អំពី​អវយវៈ​របស់​សត្វ ក៏​ហៅ កន្ទុយ បាន​ខ្លះ​ដែរ : ត្រី​ងៀត​មួយ​កន្ទុយ, កន្ទុយ​ភ្នែក, ផ្កាយ​ដុះ​កន្ទុ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២៨</text:p>
          </table:table-cell>
          <table:table-cell table:style-name="តារាង1.A2" office:value-type="string">
            <text:p text:style-name="P6">កន្ទុយ​ក្រពើ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្រទាល​មួយ​ប្រភេទ មាន​សណ្ឋាន​ប្រហែល​នឹង​កន្ទុយ​ក្រពើ​មាន​ជ័រ​រអិល​ត្រជាក់ : <text:s/>ប្រទាល​កន្ទុយ​ក្រពើ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ប្រទាល​កន្ទុយ​ក្រពើ </text:p>
          </table:table-cell>
        </table:table-row>
        <table:table-row>
          <table:table-cell table:style-name="តារាង1.A2" office:value-type="string">
            <text:p text:style-name="P5">២២៩</text:p>
          </table:table-cell>
          <table:table-cell table:style-name="តារាង1.A2" office:value-type="string">
            <text:p text:style-name="P6">កន្ទុយ​ចច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មៅ​រណ្តាស​មួយ​ប្រភេទ ផ្កា​មាន​ទ្រង់​ប្រហែល​នឹង​កន្ទុយ​ចចក : ស្មៅ​កន្ទុយ​ចច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23"/>
          </table:table-cell>
        </table:table-row>
        <table:table-row>
          <table:table-cell table:style-name="តារាង1.A2" office:value-type="string">
            <text:p text:style-name="P5">២៣០</text:p>
          </table:table-cell>
          <table:table-cell table:style-name="តារាង1.A2" office:value-type="string">
            <text:p text:style-name="P6">កន្ទុយ​ឆ្ក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មៅ​មួយ​ប្រភេទ ផ្កា​មាន​សណ្ឋាន​ប្រហែល​នឹង​កន្ទុយ​ឆ្កែ : ស្មៅ​កន្ទុយ​ឆ្កែ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្មៅ​កន្ទុយ​ឆ្កែ</text:p>
          </table:table-cell>
        </table:table-row>
        <table:table-row>
          <table:table-cell table:style-name="តារាង1.A2" office:value-type="string">
            <text:p text:style-name="P5">២៣១</text:p>
          </table:table-cell>
          <table:table-cell table:style-name="តារាង1.A2" office:value-type="string">
            <text:p text:style-name="P6">កន្ទុយ​ដំរី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មៅ​មួយ​ប្រភេទ ប្រហែល​នឹង​កន្ទុយ​ដំរី : ស្មៅ​កន្ទុយ​ដំរ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្មៅ​កន្ទុយ​ដំរី 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ពាក្យ​ប្រៀប) រួញ​ទញ់ទាល់; ពាក្យ​នេះ​មិន​សូវ​ប្រើ​ក្នុង​សំបុត្រ​ស្នាម​ទ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២</text:p>
          </table:table-cell>
          <table:table-cell table:style-name="តារាង1.A2" office:value-type="string">
            <text:p text:style-name="P6">កន្ទុយ​ថ្លែ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ពឹក​ដែល​មាន​សរសៃ​ស្អិត ច្រើន​កើត​នៅ​កន្ទុយ​ភ្នែក; សាច់​ដែល​ដុះ​រាល​មក​គ្រប​លើ​ប្រស្រី ស ដោយ​រោគ​បណ្ដាល; ខ្ទុះ​ដែល​មាន​សរសៃ​ស្អិត បណ្ដាល​មក​ពី​រោគ​ប្រមេះ មិន​ទាន់​ជា​ដាច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៣</text:p>
          </table:table-cell>
          <table:table-cell table:style-name="តារាង1.A2" office:value-type="string">
            <text:p text:style-name="P6">កន្ទុយ​លឹ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វយវៈ​មួយ​យ៉ាង មាន​សណ្ឋាន​ជា​ទង​អំពី​សុក មាន​ចុង​ខ្វេរ​ដូច​តម្ព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៤</text:p>
          </table:table-cell>
          <table:table-cell table:style-name="តារាង1.A2" office:value-type="string">
            <text:p text:style-name="P6">កន្ទុ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នេសាទុបករណ៍​មួយ​យ៉ាង​ពួក​ច្បូក (ម. ព. មូល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៥</text:p>
          </table:table-cell>
          <table:table-cell table:style-name="តារាង1.A2" office:value-type="string">
            <text:p text:style-name="P6">កន្ទូតអូ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ជុំ​ជើង​សក់​ខាង​ក្រោ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៦</text:p>
          </table:table-cell>
          <table:table-cell table:style-name="តារាង1.A2" office:value-type="string">
            <text:p text:style-name="P6">កន្ទួត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ាន​ផ្លែ​មាន​រស​ជូរ ប្រើ​បរិភោគ​បាន ។ កន្ទួត​មាន​ពីរ​ប្រភេទ​គឺ កន្ទួត​ស្រុក, កន្ទួត​ព្រៃ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ន្ទួត​ស្រុក កន្ទួត​ព្រៃ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"><text:span text:style-name="T17">គ្រឿង​ប្រដាប់​មួយ​យ៉ាង ធ្វើ​ដោយ​លោហ​ជាតិ​មាន​ស្ពាន់​ជាដើម ឬ​ដោយ​ភ្លុក ឬ ឆ្អឹង មាន​សណ្ឋាន​ស្រដៀង​នឹង​ផ្លែ​កន្ទួត​ព្រៃ មាន​</text:span><text:span text:style-name="T13">ប្រហោង​ដោត​ខ្សែ ច្រើន​ប្រើ​សម្រាប់​ដាក់​ភ្ជាប់​កន្លុះ​និង​ប្រឡៅ​គោ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៧</text:p>
          </table:table-cell>
          <table:table-cell table:style-name="តារាង1.A2" office:value-type="string">
            <text:p text:style-name="P6">កន្ទួត​ប្រ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តូច​មួយ​ប្រភេទ ខ្លះ​ហៅ​ថា ដើម​ត្បាល់​កិ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៨</text:p>
          </table:table-cell>
          <table:table-cell table:style-name="តារាង1.A2" office:value-type="string">
            <text:p text:style-name="P6">កន្ទួត​ព្រ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ឈើ​ព្រៃ ផ្លែ​មាន​រស​ជូរ​លាយ​ចត់ ប្រើ​បរិភោគ ឬ​ធ្វើ​ថ្នាំ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៣៩</text:p>
          </table:table-cell>
          <table:table-cell table:style-name="តារាង1.A2" office:value-type="string">
            <text:p text:style-name="P6">កន្ទួ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ំណួច​ឥត​ខ្ទុះ​ដែល​ផ្ដួច, ដួចដោរ​ឡើង​ជា​ដុំ​តូច​ៗ : មូស​ខាំ​កន្ទួល​ខ្លួន​អស់, ចុច​ទៅ​ឡើង​កន្ទួ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០</text:p>
          </table:table-cell>
          <table:table-cell table:style-name="តារាង1.A2" office:value-type="string">
            <text:p text:style-name="P6">កន្ទើញ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ាក្យ​មេមត់​ហៅ​ជ្រូ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្ទើញ​ឡើង : ធ្មេញ​កន្ទើ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១</text:p>
          </table:table-cell>
          <table:table-cell table:style-name="តារាង1.A2" office:value-type="string">
            <text:p text:style-name="P6">កន្ទេចអាល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ដង្កូវ​មមីស​មួយ​ប្រភេទ​មាន​ពិស បើ​ប៉ះ​ត្រូវ​សាច់​រោល​ឈឺ​ក្ដៅ ដូច​រលាក​ភ្ល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ិណ​ជាតិ​មួយ​ប្រភេទ ស្លឹក​ស្រដៀង​គ្នា​នឹង​ស្លឹក​កន្ទួត​ប្រោង​តែ​តូច​ជាង​បន្តិច​ហើយ​មាន​មមីស បើ​ប៉ះ​ត្រូវ​សាច់​រោល​រមាស់​ក្រហ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២</text:p>
          </table:table-cell>
          <table:table-cell table:style-name="តារាង1.A2" office:value-type="string">
            <text:p text:style-name="P6">កន្ទេ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ម្រាល​ត្បាញ​ដោយ​បន្ទោះ​ផ្សេង​ៗ មាន​កក់, ចចូត, រំចេក, រុន, ផ្ដៅ​ជាដើម : កន្ទេល​ក្រហម, កន្ទេល​ចចូត, កន្ទេល​រំចេក, កន្ទេល​រុន, កន្ទេល​ផ្ដៅ, កន្ទេល​ផែ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ន្ទេល​ចចូត កន្ទេល​រំចេក កន្ទេល​រុន កន្ទេល​ផ្ដៅ កន្ទេល​ផែង</text:p>
          </table:table-cell>
        </table:table-row>
        <table:table-row>
          <table:table-cell table:style-name="តារាង1.A2" office:value-type="string">
            <text:p text:style-name="P5">២៤៣</text:p>
          </table:table-cell>
          <table:table-cell table:style-name="តារាង1.A2" office:value-type="string">
            <text:p text:style-name="P6">កន្ទែ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ញែក, ដែល​កន្ធែក​លាស​បែក​ពី​គ្នា : ស្នែង​កន្ទែ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កួន​មួយ​ប្រភេទ ស្លឹក​ខ្លី​មូល​ទង​លឿង ច្រើន​ដុះ​លើ​គោក​ដី​សើម ប្រើ​ជា​ថ្នាំ​បញ្ចុះ​ក៏​បាន ត្រកួន​កន្ទែ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ត្រកួនកន្ទែក</text:p>
          </table:table-cell>
        </table:table-row>
        <table:table-row>
          <table:table-cell table:style-name="តារាង1.A2" office:value-type="string">
            <text:p text:style-name="P5">២៤៤</text:p>
          </table:table-cell>
          <table:table-cell table:style-name="តារាង1.A2" office:value-type="string">
            <text:p text:style-name="P6">កន្ទ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្រដាប់​សម្រាប់​ក្រឡឹង ធ្វើ​ដោយ​ឈើ​មាន​ជើង មាន​ត្រឡាច មាន​ខ្សែ​ពាន​សម្រាប់​ទា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៥</text:p>
          </table:table-cell>
          <table:table-cell table:style-name="តារាង1.A2" office:value-type="string">
            <text:p text:style-name="P6">កន្ទ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ចាន, ភាជន៍​ធ្វើ​ដោយ​ស្លឹក​សម្រាប់​ដាក់​ភោជនាហារ ដាក់​ស្លា​បារី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៦</text:p>
          </table:table-cell>
          <table:table-cell table:style-name="តារាង1.A2" office:value-type="string">
            <text:p text:style-name="P6">កន្ទុំរុ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ក្បាល​ធំ​ខ្លួន​វែង ជាប់​មក​ជា​កន្ទុយ មាន​ស្លាប​ស្ដើង​ហើរ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៧</text:p>
          </table:table-cell>
          <table:table-cell table:style-name="តារាង1.A2" office:value-type="string">
            <text:p text:style-name="P6">កន្ទាំងបាយ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ើម​ឈើ​តូច​មួយ​ប្រភេទ ពួក​ធ្មៃ មាន​សំបក​វេញ​ខ្សែ​បាន ដើម​និង​មែក​ប្រើ​ធ្វើ​ជា​អំបោ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៨</text:p>
          </table:table-cell>
          <table:table-cell table:style-name="តារាង1.A2" office:value-type="string">
            <text:p text:style-name="P6">កន្ទាំងហ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មៅ​ទឹក​មួយ​ប្រភេទ ពួក​ត្រកួន តែ​ដើម​ឈរ​រឹង​ជាង​ត្រកួន, មាន​សំបក​ងាយ​បក​ណាស់ ប្រើ​ជា​អន្លក់ ឬ ជា​បន្លែ​ស្ល​ម្ជូរ​មាន​រស​ពីស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៤៩</text:p>
          </table:table-cell>
          <table:table-cell table:style-name="តារាង1.A2" office:value-type="string">
            <text:p text:style-name="P6">កន្ទះរ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្ទើរ​ទៅ​ស្ទើរ​នៅ, ស្ទាក់​ស្ទើរ, មិន​ដាច់​ស្រេច : ចិត្ត​កន្ទះរ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០</text:p>
          </table:table-cell>
          <table:table-cell table:style-name="តារាង1.A2" office:value-type="string">
            <text:p text:style-name="P6">កន្ទ្រង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តូច​មួយ​ប្រភេទ ប្រើ​ការ​ធ្វើ​ជា​ថ្នាំ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១</text:p>
          </table:table-cell>
          <table:table-cell table:style-name="តារាង1.A2" office:value-type="string">
            <text:p text:style-name="P6">កន្ទ្រ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្គម​ទ្រែមទ្រម; ដែល​ខ្លាច​គេ​ហើយ​ធ្វើ​អាការ​ទ្រែមទ្រម : រាង​កន្ទ្រម (ម. ទ្រ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២</text:p>
          </table:table-cell>
          <table:table-cell table:style-name="តារាង1.A2" office:value-type="string">
            <text:p text:style-name="P6">កន្ទ្រ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រល, ននល​មិន​សមរម្យ : រាង​កន្ទ្រ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៣</text:p>
          </table:table-cell>
          <table:table-cell table:style-name="តារាង1.A2" office:value-type="string">
            <text:p text:style-name="P6">កន្ទ្រាញ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ធំ​ក្រអាញ, ធំ​សំពោង, សាងញ៉ាង : ឈើ​បែក​មែក​កន្ទ្រាញ, សក់​កន្ទ្រាញ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មេ​គ្រួ, មេ​ក្រាន, មេ​ត្រួត​ក្នុង​ស្រុក​ព្នង : មេ​កន្ទ្រា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៤</text:p>
          </table:table-cell>
          <table:table-cell table:style-name="តារាង1.A2" office:value-type="string">
            <text:p text:style-name="P6">កន្ទ្រឹ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ំណាញ់​ស្វិតស្វាញ : មនុស្ស​កន្ទ្រឹ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៥</text:p>
          </table:table-cell>
          <table:table-cell table:style-name="តារាង1.A2" office:value-type="string">
            <text:p text:style-name="P6">កន្ទ្រុ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៊ុប​ទ្រុប, សុប​ប្រឡុប; ដែល​ទ្រុឌទ្រោម ហើយ​សុប​ប្រឡុប : ផ្ទះ​កន្ទ្រុ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៦</text:p>
          </table:table-cell>
          <table:table-cell table:style-name="តារាង1.A2" office:value-type="string">
            <text:p text:style-name="P6">កន្ទ្រួ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ំព្រួក, ដែល​ទ្រួក​ធ្លុះ​ធ្លាយ, ទ្រុឌ​ទ្រោម, រេច​រឹល, រង្គោះ​រង្គើ​ខ្លាំង : <text:s/>ផ្ទះ​កន្ទ្រួក, ឡាន​កន្ទ្រួ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៧</text:p>
          </table:table-cell>
          <table:table-cell table:style-name="តារាង1.A2" office:value-type="string">
            <text:p text:style-name="P44">កន្ទ្រួ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ម. ព. កន្ទ្រួក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៨</text:p>
          </table:table-cell>
          <table:table-cell table:style-name="តារាង1.A2" office:value-type="string">
            <text:p text:style-name="P6">កន្ទ្រើ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ំពោង​មិន​រាប​ទាប : សក់​កន្ទ្រ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៥៩</text:p>
          </table:table-cell>
          <table:table-cell table:style-name="តារាង1.A2" office:value-type="string">
            <text:p text:style-name="P6">កន្ទ្រែ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ទាប​ទ្រមែ : រាង​ទាប​កន្ទ្រែត, ដើម​ចន្ទន៍​ទាប​កន្ទ្រែ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5">២៦០</text:p>
          </table:table-cell>
          <table:table-cell table:style-name="តារាង1.A2" office:value-type="string">
            <text:p text:style-name="P6">កន្ទ្រ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ស្លឹក​ផ្លែ​មាន​ក្លិន​ប្រហើរ​ប្រើ​ធ្វើ​ជា​គ្រឿង​សម្ល; ត្រួយ​ខ្ចី​ប្រើ​ជា​អន្លក់​ក៏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១</text:p>
          </table:table-cell>
          <table:table-cell table:style-name="តារាង1.A2" office:value-type="string">
            <text:p text:style-name="P6">កន្ទ្រោក​ដំរ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ស្លឹក​ស្រដៀង​នឹង​ទ្រលឹងទឹង តែ​មាន​មមី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២</text:p>
          </table:table-cell>
          <table:table-cell table:style-name="តារាង1.A2" office:value-type="string">
            <text:p text:style-name="P6">កន្ទ្រុ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មុគ​មួយ​ប្រភេទ ត្បាញ​នឹង​បន្ទោះ មាន​សណ្ឋាន​មូល មាន​ក្អេង​កណ្ដាល មាន​គ្រប​សណ្ឋាន​គ្រប​បាត្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៣</text:p>
          </table:table-cell>
          <table:table-cell table:style-name="តារាង1.A2" office:value-type="string">
            <text:p text:style-name="P6">កន្ទ្រា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នំ​មួយ​ប្រភេទ ធ្វើ​ពី​ម្សៅ​ចំអិន​នឹង​ខ្លាញ់ : នំ​កន្ទ្រាំ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នំកន្ទ្រាំ </text:p>
          </table:table-cell>
        </table:table-row>
        <table:table-row>
          <table:table-cell table:style-name="តារាង1.A2" office:value-type="string">
            <text:p text:style-name="P5">២៦៤</text:p>
          </table:table-cell>
          <table:table-cell table:style-name="តារាង1.A2" office:value-type="string">
            <text:p text:style-name="P6">កន្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មាន​រូប​ប្រហែល​នឹង​ត្រី​កំភ្លាញ តែ​ធំ​ជាង : <text:s/>ត្រី​កន្ធរ, ងៀត​កន្ធ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ត្រីកន្ធរ </text:p>
          </table:table-cell>
        </table:table-row>
        <table:table-row>
          <table:table-cell table:style-name="តារាង1.A2" office:value-type="string">
            <text:p text:style-name="P5">២៦៥</text:p>
          </table:table-cell>
          <table:table-cell table:style-name="តារាង1.A2" office:value-type="string">
            <text:p text:style-name="P6">កន្ធ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ទាប​ទ្រនាប់​សាយ​ចេញ​ទៅ​ខាង : រាង​កន្ធា, រាង​កន្ធាធ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5">២៦៦</text:p>
          </table:table-cell>
          <table:table-cell table:style-name="តារាង1.A2" office:value-type="string">
            <text:p text:style-name="P6">កន្ធា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យះ​ជើង​កន្ធែក​ធ្វើ​គ្រហាញ (មិន​សូវ​ប្រើ) (ម. ព. កន្ធាំ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៧</text:p>
          </table:table-cell>
          <table:table-cell table:style-name="តារាង1.A2" office:value-type="string">
            <text:p text:style-name="P6">កន្ធ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ធាត់ (ព. ទ្រ. ឬ ព. ទ.) : អា​កន្ធាត់, មនុស្ស​កន្ធាត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៨</text:p>
          </table:table-cell>
          <table:table-cell table:style-name="តារាង1.A2" office:value-type="string">
            <text:p text:style-name="P6">កន្ធ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ទឹក​មួយ​ប្រភេទ ពួក​អណ្ដើក​មាន​សណ្ឋាន​រូប​ស្ដើង ជាង​អណ្ដើ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៦៩</text:p>
          </table:table-cell>
          <table:table-cell table:style-name="តារាង1.A2" office:value-type="string">
            <text:p text:style-name="P6">កន្ធិងកន្ធាំ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លំនាំ​ដំណើរ​កន្ធាំង​ជើង​បន្ដិច : ដំណើរ​កន្ធិងកន្ធាំង ។ ជួន​កាល​ប្រើ​ជា : កិ. វិ.: ដើរ​កន្ធិងកន្ធាំ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០</text:p>
          </table:table-cell>
          <table:table-cell table:style-name="តារាង1.A2" office:value-type="string">
            <text:p text:style-name="P6">កន្ធី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រីក​សាយ​ឡើង​ឃើញ​ធំ​ត្រពីង : ត្រគាក​កន្ធី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១</text:p>
          </table:table-cell>
          <table:table-cell table:style-name="តារាង1.A2" office:value-type="string">
            <text:p text:style-name="P6">កន្ធឹ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ផត​លឹប​ចូល, ដែល​ពៀច : ច្រមុះ​កន្ធឹប ។ ស្រុក​ខ្លះ​និយាយ​ថា កន្ទឹ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២</text:p>
          </table:table-cell>
          <table:table-cell table:style-name="តារាង1.A2" office:value-type="string">
            <text:p text:style-name="P6">កន្ធុ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ម. ព. កន្ធួក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៣</text:p>
          </table:table-cell>
          <table:table-cell table:style-name="តារាង1.A2" office:value-type="string">
            <text:p text:style-name="P6">កន្ធុ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ថ្លោស​គ្រហុច : ថ្លោស​កន្ធុ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៤</text:p>
          </table:table-cell>
          <table:table-cell table:style-name="តារាង1.A2" office:value-type="string">
            <text:p text:style-name="P6">កន្ធុ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ន្ធុក, កន្ធួក : ធាត់​កន្ធុល, សាច់​កន្ធុ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៥</text:p>
          </table:table-cell>
          <table:table-cell table:style-name="តារាង1.A2" office:value-type="string">
            <text:p text:style-name="P6">កន្ធួ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កន្ធុក, កន្ធុល : សាច់​កន្ធួក, ធាត់​កន្ធួក (ម. ព. កន្ធុល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៦</text:p>
          </table:table-cell>
          <table:table-cell table:style-name="តារាង1.A2" office:value-type="string">
            <text:p text:style-name="P6">កន្ធែ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ធ្វើ​ឲ្យ​ញែក​ឃ្លាត​ពី​គ្នា : កន្ធែក​ជើង​ជាដើម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ញែក​ឃ្លាត​ពី​គ្នា : ជើង​កន្ធែក, ចិត្ត​កន្ធែ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៧</text:p>
          </table:table-cell>
          <table:table-cell table:style-name="តារាង1.A2" office:value-type="string">
            <text:p text:style-name="P6">កន្ធាំ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កិ. វិ.</text:p>
          </table:table-cell>
          <table:table-cell table:style-name="តារាង1.D2" office:value-type="string">
            <text:p text:style-name="P13">យះ​ជើង​សន្ធឹង​ចេញ​ទៅ​ក្រៅ : កន្ធាំង​ជើង, អង្គុយ​កន្ធាំង​ជើង, ដេក​កន្ធាំង​ជើង គឺ​អង្គុយ, ដេក​ដោយ​ឥរិយាបថ​មិន​គប្ប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៨</text:p>
          </table:table-cell>
          <table:table-cell table:style-name="តារាង1.A2" office:value-type="string">
            <text:p text:style-name="P6">កន្យ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ន-យ៉ា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ញ្ញា) ស្រី​ក្រមុំ, ស្រី​ជំទង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៧៩</text:p>
          </table:table-cell>
          <table:table-cell table:style-name="តារាង1.A2" office:value-type="string">
            <text:p text:style-name="P6">កន្ល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ំលង, រំលង​ហួស​ទៅ​ហើយ : កន្លង​ខ្សែ, កាល, ឬ ឆ្នាំ​កន្លង​ទៅ​ហើយ ។ ជួន​កាល​ប្រើ​ជា កិ. វិ. : ដើរ​កន្លង, លោត​កន្លង, គឺ​ដើរ​ឬ​លោត​រំល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៨០</text:p>
          </table:table-cell>
          <table:table-cell table:style-name="តារាង1.A2" office:value-type="string">
            <text:p text:style-name="P6">កន្លង​ខ្ន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ោស​កំហុស សម្រាប់​តុលាការ​ធ្វើ​ទណ្ឌកម្ម​ពិន័យ​បុរស​ស្ត្រី ដែល​ប្រពន្ធ ឬ ប្ដី​ស្លាប់​ចោល​ទៅ​ហើយ បើ​ពុំ​ទាន់​បាន​លើក​ខ្មោច​ស្រោច​ឆ្អឹង គឺ​ពុំ​ទាន់​បាន​រំលាយ​សព​ខ្មោច​ប្រពន្ធ ឬ ប្ដី​នោះ​នៅ​ឡើយ​ទេ ហើយ​បុរស​ពោះម៉ាយ ឬ ស្ត្រី​មេ​ម៉ាយ​នោះ មាន​ប្រពន្ធ ឬ មាន​ប្តី​ថ្មី​ទៀត, យ៉ាង​នេះ​ច្បាប់​បញ្ញត្តិ​ឲ្យ​អាជ្ញា​ពិន័យ​បុរស ឬ ស្ត្រី​នោះ​ជា​ប្រាក់ ៨ ដេញ គឺ ១២ រៀល, ទោស​កំហុស​នោះ ហៅ​ថា ទោស​កន្លង​ខ្នប់ <text:s/>(ប្រើ​តែ​ក្នុង​សម័យ​ពី​ដើម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៨១</text:p>
          </table:table-cell>
          <table:table-cell table:style-name="តារាង1.A2" office:value-type="string">
            <text:p text:style-name="P6">កន្លង​ភ្ន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វល្លិ​មួយ​ប្រភេទ គល់​ដើម​ថ្លោស​ៗ ស្លឹក​ធំ​ៗ មាន​ផ្កា​ពណ៌​ដំបូង​ស រួច​ចេញ​ជា​ព័ណ៌​ស្វាយ គេ​អាច​កាត់​ដាំ​រស់ លូត​លាស់​ងាយ អាច​វារ​ឡើង​ទ្រើង វារ​ឡើង​ឈើ​រស់​បាន លូត​លាស់​ទ្រុបទ្រុល, គេ​ច្រើន​ដាំ​ឲ្យ​ឡើង​ទ្រើង ធ្វើ​ជា​ម្លប់​ត្រជាក់​ស្រួល​ណាស់, ប៉ុន្តែ​យូរ​ៗ មាន​ដង្កូវ​ថ្លោស​ៗ​ស៊ី​ស្លឹក បើ​លុះ​តែ​ថែទាំ​ប្រដិត​ប្រជី ទើប​បាន​ស្អាត​ល្អ : វល្លិ​កន្លង​ភ្នំ ជួន​កាល​មាន​ពស់​ពួក​ខ្លះ​មក​ជ្រក​អាស្រ័យ, ត្រូវ​ឧស្សាហ៍​រំពៃ​មើល ពុំ​គួរ​ធ្វេស​ប្រហែស​ឡ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៨២</text:p>
          </table:table-cell>
          <table:table-cell table:style-name="តារាង1.A2" office:value-type="string">
            <text:p text:style-name="P6">កន្លង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ចោះ​ឈើ ឬ ឫស្សី​ឲ្យ​មាន​ជា​រន្ធ​ល្មម​នៅ​បាន ហើយ​នៅ​អាស្រ័យ​ក្នុង​រន្ធ​នោះ, ចេះ​ត្រឹប​កេសរ​ផ្កា​ដូច​ឃ្មុំ, ហើរ​ឮ​សូរ​ងូង​ៗ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មួយ​ប្រភេទ រូប​ដូច​ត្រី​ព្រួល តែ​តូច​ជាង : ព្រួល​កន្លង់ ឬ ត្រី​កន្លង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ព្រួលកន្លង់ ត្រីកន្លង់ </text:p>
          </table:table-cell>
        </table:table-row>
        <table:table-row>
          <table:table-cell table:style-name="តារាង1.A2" office:value-type="string">
            <text:p text:style-name="P5">២៨៣</text:p>
          </table:table-cell>
          <table:table-cell table:style-name="តារាង1.A2" office:value-type="string">
            <text:p text:style-name="P6">កន្លាត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មាន​ក្លិន​ឆ្អេះ​អាក្រក់ ច្រើន​កើត​នៅ​នឹង​ទី​កៀន​កោះ​ក្នុង​ផ្ទះ​លំនៅ ជា​សត្វ​ឲ្យ​ទុក្ខម្នេញ​ដល់​មនុស្ស <text:s/>ដោយ​ហេតុ​កាត់​សំពត់​អាវ និង​ក្រដាស​ជាដើម ។ កន្លាត​មួយ​យ៉ាង​ទៀត មាន​ស្លាប ហៅ​ថា កន្លាត​ស្លាប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ន្លាតស្លាប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ពណ៌​ដូច​ស្លាប​កន្លា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២៨៤</text:p>
          </table:table-cell>
          <table:table-cell table:style-name="តារាង1.A2" office:value-type="string">
            <text:p text:style-name="P6">កន្លាស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មាន​មុខ​តូច​ស្រួច​សម្រាប់​ក្លាស់, ខ្ទាស់ : ក្លាស់​កន្លាស់​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ក្លាស់កន្លាស់ក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្លឹក​សម្រាប់​ប្រក់, សម្រាប់​បាំង​ដែល​ដេរ ក្លាស់​ដោយ​កន្លាស់ : ស្លឹក​កន្លាស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ឈ្លើង​មួយ​ប្រភេទ មាន​រូប​តូច​ល្អិត ឈ្លើង​កន្លាស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ឈ្លើងកន្លាស់ </text:p>
          </table:table-cell>
        </table:table-row>
        <table:table-row>
          <table:table-cell table:style-name="តារាង1.A2" office:value-type="string">
            <text:p text:style-name="P5">២៨៥</text:p>
          </table:table-cell>
          <table:table-cell table:style-name="តារាង1.A2" office:value-type="string">
            <text:p text:style-name="P6">កន្លុ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40">ពាក្យ​សម្រាប់​និយាយ​ផ្សំ​នឹង​ពាក្យ កន្លៀត : កន្លុក​កន្លៀ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កន្លុកកន្លៀត</text:p>
          </table:table-cell>
        </table:table-row>
        <table:table-row>
          <table:table-cell table:style-name="តារាង1.A2" office:value-type="string">
            <text:p text:style-name="P5">២៨៦</text:p>
          </table:table-cell>
          <table:table-cell table:style-name="តារាង1.A2" office:value-type="string">
            <text:p text:style-name="P6">កន្លុ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ខ្សែ​សម្រាប់​ខ្លុះ​ច្រមុះ​សត្វ : កន្លុះ​គោ, កន្លុះ​ក្រប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៨៧</text:p>
          </table:table-cell>
          <table:table-cell table:style-name="តារាង1.A2" office:value-type="string">
            <text:p text:style-name="P6">កន្លើ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វយវៈ​នៅ​ត្រង់​គល់​អណ្ដាត គឺ​គន្លឹះ​អណ្ដាត : ខះ​កន្លើត​រក​កល់​ផ្តាស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៨៨</text:p>
          </table:table-cell>
          <table:table-cell table:style-name="តារាង1.A2" office:value-type="string">
            <text:p text:style-name="P6">កន្លើតច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វល្លិ​មួយ​ប្រភេទ ដើម​រឹង​មាន​សម្បុរ​ស : វល្លិ​កន្លើត​ច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វល្លិកន្លើតចក</text:p>
          </table:table-cell>
        </table:table-row>
        <table:table-row>
          <table:table-cell table:style-name="តារាង1.A2" office:value-type="string">
            <text:p text:style-name="P5">២៨៩</text:p>
          </table:table-cell>
          <table:table-cell table:style-name="តារាង1.A2" office:value-type="string">
            <text:p text:style-name="P6">កន្លៀ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ៀន​កំបាំង, ទី​ចង្អៀត​កៀន​ក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០</text:p>
          </table:table-cell>
          <table:table-cell table:style-name="តារាង1.A2" office:value-type="string">
            <text:p text:style-name="P6">កន្លេ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សង្រេង​ចិត្ត, មាន​ទុក្ខ​ធ្ងន់​អន្ទះអន្ទែង​ក្នុង​ចិត្ត : <text:s/>កើត​ទុក្ខ​កន្លេ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១</text:p>
          </table:table-cell>
          <table:table-cell table:style-name="តារាង1.A2" office:value-type="string">
            <text:p text:style-name="P6">កន្លែ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្ថាន, ទី, តំបន់ : កន្លែង​ធ្វើ​ការ, កន្លែង​ផ្ទះ, កន្លែង​ដេ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២</text:p>
          </table:table-cell>
          <table:table-cell table:style-name="តារាង1.A2" office:value-type="string">
            <text:p text:style-name="P6">កន្ល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40">ម្ដាយ; ដែល​ជា​ធំ, ដែល​ជា​មេ​ខ្លោង, ជា​ចំបង​លើ​គេ : ព្រះ​សម្មា-សម្ពុទ្ធ​ទ្រង់​សំដែង​ព្រះ​អភិធម្ម​ប្រោស​ព្រះ​កន្លោង (ព្រះ​មាតា) សសរ​កន្លោង <text:s/>គឺ​សសរ​ទ្រូ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៣</text:p>
          </table:table-cell>
          <table:table-cell table:style-name="តារាង1.A2" office:value-type="string">
            <text:p text:style-name="P6">កន្ល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ដែល​មាន​ខ្លះ, ដែល​មិន​ពេញ, នៅ​រវាង​ពាក់​កណ្ដាល : អង្ករ​កន្លះ​តៅ, ប្រហែល​កន្លះ​ម៉ោង,....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៤</text:p>
          </table:table-cell>
          <table:table-cell table:style-name="តារាង1.A2" office:value-type="string">
            <text:p text:style-name="P6">កន្សែ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ំពត់​សម្រាប់​ជូត​មុខ, ជូត​ដៃ, ជូត​មាត់, ជូត​ច្រមុះ : កន្សែង​ពោះ​គោ, កន្សែង​ដៃ, កន្សែង​ច្របុ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យំ, (រ. ស.) : ទ្រង់​ព្រះ​កន្សែង (ហៅ​តាម​ការ​ដែល​ទ្រង់​យក​ព្រះ​កន្សែង​ជូត​ព្រះ​អស្សុជល <text:span text:style-name="T4">“</text:span>ទឹក​ព្រះ​នេត្រ<text:span text:style-name="T4">”</text:span>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៥</text:p>
          </table:table-cell>
          <table:table-cell table:style-name="តារាង1.A2" office:value-type="string">
            <text:p text:style-name="P6">កន្ស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ប៉ែក​ខាង​ក្រោយ : កន្សៃ​ទូក, កន្សៃ​រទេះ, កន្សៃ​ផ្ទះ ។ (ប្រើ​ក្នុង​ពាក្យ​ប្រៀប) : ប្រពន្ធ​ព្រះ (ម. ព. កន្សៃ​សារពេជ្ញ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<text:s/></text:p>
          </table:table-cell>
        </table:table-row>
        <table:table-row>
          <table:table-cell table:style-name="តារាង1.A2" office:value-type="string">
            <text:p text:style-name="P5">២៩៦</text:p>
          </table:table-cell>
          <table:table-cell table:style-name="តារាង1.A2" office:value-type="string">
            <text:p text:style-name="P3">កន្សៃសារពេជ្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្រី​ជា​អគ្គ​មហេសី​របស់​ព្រះ​បរម​ពោធិសត្វ​ជា​បច្ឆិម​ជាតិ ក្នុង​កាល​ដែល​នៅ​ជា​គ្រហស្ថ ឬ​ដែល​បាន​ត្រាស់​ហើយ ក៏​គង់​នៅ​ហៅ​ស្រី​នោះ​ថា កន្សៃសារពេជ្ញ <text:s text:c="2"/>: <text:s/>នាង​ពិម្ពា​យសោធរា ជា​កន្សៃសារពេជ្ញ <text:s/>នៃ​ព្រះ​សាក្យមុនី​គោតម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៧</text:p>
          </table:table-cell>
          <table:table-cell table:style-name="តារាង1.A2" office:value-type="string">
            <text:p text:style-name="P6">កន្សោ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1">របស់​ដែល​ចង, ដែល​ខ្ចោប​ជា​កញ្ចុំ​មាន​សណ្ឋាន​ដូច​គេ​ពូន​ផ្ដុំ​ឡើង : <text:s/>កន្សោម​ដោះ, គឺ​សំណុំ​សាច់​ដ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1"/>
          </table:table-cell>
        </table:table-row>
        <table:table-row>
          <table:table-cell table:style-name="តារាង1.A2" office:value-type="string">
            <text:p text:style-name="P5">២៩៨</text:p>
          </table:table-cell>
          <table:table-cell table:style-name="តារាង1.A2" office:value-type="string">
            <text:p text:style-name="P3">កន្សោម​តាឱ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ភ្នំ​យោង​មួយ​ប្រភេទ មាន​កំពូល​ជា​កន្សោម សណ្ឋាន​ប្រហែល​នឹង​សំបុក​តាឱ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២៩៩</text:p>
          </table:table-cell>
          <table:table-cell table:style-name="តារាង1.A2" office:value-type="string">
            <text:p text:style-name="P6">កន្សុ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ំណុំ​មែក​ឈើ ឬ​ស្មៅ​ជាដើម <text:s/>ដែល​ចង​ក្រសោប​គ្នា សម្រាប់​ដាក់​យក​ត្រី​តូច​ៗ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០</text:p>
          </table:table-cell>
          <table:table-cell table:style-name="តារាង1.A2" office:value-type="string">
            <text:p text:style-name="P6">ក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កិ. វិ.</text:p>
          </table:table-cell>
          <table:table-cell table:style-name="តារាង1.D2" office:value-type="string">
            <text:p text:style-name="P40">ប្រកប​ឥត​ទាស់ : នៅ​កប គឺ​នៅ​ជា​សុខ​មិន​ដែល​មាន​ឈឺ​ចាប់​អ្វី; រក​ស៊ី​កប <text:s/>គឺ​រក​ស៊ី​មិន​ដែល​មាន​បង់​ខា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១</text:p>
          </table:table-cell>
          <table:table-cell table:style-name="តារាង1.A2" office:value-type="string">
            <text:p text:style-name="P6">ក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បង្កប់​ឲ្យ​លិច​បាត់​មើល​មិន​ឃើញ : កប់​ខ្មោច, កប់​ប្រាក់។ គុ. ដែល​លិច​បាត់​ទ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២</text:p>
          </table:table-cell>
          <table:table-cell table:style-name="តារាង1.A2" office:value-type="string">
            <text:p text:style-name="P6">កប៉ា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ឥ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នាវា​វិសេស​មាន​កម្លាំង​លឿន​ទៅ​ដោយ​ចំហាយ​កើត​អំពី​ទឹក និង​ភ្លើង បណ្ដាល​ឲ្យ​ចក្រយន្ត​ដើរ ។ (សំ. បា. កបាល ន. “រលា, អំបែង, ត្រឡោក,..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៣</text:p>
          </table:table-cell>
          <table:table-cell table:style-name="តារាង1.A2" office:value-type="string">
            <text:p text:style-name="P6">កបិលវត្ថុ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បិលវស្តុ) ឈ្មោះ​ក្រុង​កំណើត​នៃ​ព្រះ​សក្យមុនី​គោតម​ក្នុង​ដែន​ឥណ្ឌា : ក្រុង​កបិលវត្ថុ ហៅ​ក្លាយ​មក​ជា កបិលពស្តុ ក្លាយ​មក​ទៀត​ជា កបិលភស្តុ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ក្រុងកបិលវត្ថុ</text:p>
            <text:p text:style-name="P40">កបិលពស្តុ</text:p>
            <text:p text:style-name="P40">កបិលភស្តុ </text:p>
          </table:table-cell>
        </table:table-row>
        <table:table-row>
          <table:table-cell table:style-name="តារាង1.A2" office:value-type="string">
            <text:p text:style-name="P5">៣០៤</text:p>
          </table:table-cell>
          <table:table-cell table:style-name="តារាង1.A2" office:value-type="string">
            <text:p text:style-name="P6">កប្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ប់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្ប) កាល​ដែល​តាំង​នៅ​យូរ​អង្វែង : មួយ​កប្ប, ភ្លើង​ប្រល័យ​កប្ប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  <text:p text:style-name="P40"/>
          </table:table-cell>
        </table:table-row>
        <table:table-row>
          <table:table-cell table:style-name="តារាង1.A2" office:value-type="string">
            <text:p text:style-name="P5">៣០៥</text:p>
          </table:table-cell>
          <table:table-cell table:style-name="តារាង1.A2" office:value-type="string">
            <text:p text:style-name="P6">កប្បព្រឹក្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ប់ប៉ៈព្រឹក</text:p>
          </table:table-cell>
          <table:table-cell table:style-name="តារាង1.D2" office:value-type="string">
            <text:p text:style-name="P10">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្បវ្ឫក្ស) ឈ្មោះ​ឈើ​វិសេស​របស់​ព្រះ​ឥន្ទ្រ​នៅ​ជាន់​តាវត្តឹង្ស ឬ​ឈើ​វិសេស​ដែល​កើត​មាន​ក្នុង​កាល​ខ្លះ​ក្នុង​មនុស្ស​លោក ដោយ​បុណ្យ​នៃ​អ្នក​ដែល​មាន​បុណ្យ​កុសល​ខ្លាំង ជា​ឈើ​មាន​ផ្លែ​ចេញ​មក​ជា​របស់​ផ្សេង​ៗ តាម​គួរ​ដល់​សេចក្ដី​ប្រាថ្ន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៦</text:p>
          </table:table-cell>
          <table:table-cell table:style-name="តារាង1.A2" office:value-type="string">
            <text:p text:style-name="P6">កប្ប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ប់បាស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ឈើ​តូច​មួយ​ប្រភេទ ជា​ដំណាំ​សំខាន់ មាន​ផ្លែ​បង្កើត​ជា​សំឡី​សម្រាប់​ធ្វើ​ជា​អំបោះ​ត្បាញ​សំពត់; សព្វ​ថ្ងៃ​ពាក្យ​នេះ ច្រើន​ប្រើ​ក្លាយ​ទៅ​​ជា​ក្របាស ប៉ុន្តែ​ត្រូវ​ឈប់​លែង​ប្រើ​ត​ទៅ​ទៀ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៧</text:p>
          </table:table-cell>
          <table:table-cell table:style-name="តារាង1.A2" office:value-type="string">
            <text:p text:style-name="P6">ក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រោគ​ស្បែក​មួយ​យ៉ាង​បណ្តាល​រមាស់​ឲ្យ​អេះ​កេះ​ដល់​រលាត់​មាន​ទឹក​រងៃ​និង​ខ្ទុះ : កូន​ខ្ញុំ​វា​កើត​កម​រដេមរដម វា​ឈប់​ខាន​រៀន​អស់ ១ ខែ​ហ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៨</text:p>
          </table:table-cell>
          <table:table-cell table:style-name="តារាង1.A2" office:value-type="string">
            <text:p text:style-name="P6">កម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ម៉ល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ផ្កា​ឈូក; ដួង​ចិត្ត, បេះដូង ។ ច្រើន​ប្រើ​ក្នុង​ពាក្យ​កាព្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០៩</text:p>
          </table:table-cell>
          <table:table-cell table:style-name="តារាង1.A2" office:value-type="string">
            <text:p text:style-name="P6">កម្ច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ខ្ចាត់ : កម្ចាត់​រោគ, កម្ចាត់​ទ័ព, កម្ចាត់​ខ្មាំង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០</text:p>
          </table:table-cell>
          <table:table-cell table:style-name="តារាង1.A2" office:value-type="string">
            <text:p text:style-name="P6">កម្ច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ខ្ចាយ, ឲ្យ​រាត់រ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១</text:p>
          </table:table-cell>
          <table:table-cell table:style-name="តារាង1.A2" office:value-type="string">
            <text:p text:style-name="P6">កម្ច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គុ.</text:p>
          </table:table-cell>
          <table:table-cell table:style-name="តារាង1.D2" office:value-type="string">
            <text:p text:style-name="P40">អ្វី​ៗ មាន​ផ្លែ​ឈើ​ជាដើម​ដែល​ខ្ចី : ផ្លែ​កម្ចី (ព. ទ្រ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២</text:p>
          </table:table-cell>
          <table:table-cell table:style-name="តារាង1.A2" office:value-type="string">
            <text:p text:style-name="P6">កម្ជា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ខ្ជាប់, និយាយ​ភ្ជាប់​ឲ្យ​នឹង​ពាក្យ នឹង​សំដី : និយាយ​កម្ជាប់​ពាក្យ, ស៊ី​ស្លា​កម្ជាប់​ពាក្យ, កម្ជាប់​ព្រលឹង (ពាក្យ​ក្នុង​ទម្រង់​ការ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៣</text:p>
          </table:table-cell>
          <table:table-cell table:style-name="តារាង1.A2" office:value-type="string">
            <text:p text:style-name="P6">កម្ជិ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40">មនុស្ស​ខ្ជិល; ដែល​ខ្ជិល, ដែល​ច្រអូស : មនុស្ស​កម្ជិល (ព. ទ្រ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៤</text:p>
          </table:table-cell>
          <table:table-cell table:style-name="តារាង1.A2" office:value-type="string">
            <text:p text:style-name="P6">កម្ជេ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ខ្ជេញ, និយាយ​ពាក្យ​ដដែល​ៗ នាំ​ឲ្យ​ជ្រេញ; ឲ្យ​អផ្សុក​ចិត្ត​ (មិន​សូវ​ប្រើ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៥</text:p>
          </table:table-cell>
          <table:table-cell table:style-name="តារាង1.A2" office:value-type="string">
            <text:p text:style-name="P6">កម្ញ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ំមញ៉ី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សំពត់​ពណ៌​ផ្សេង​ៗ មាន​រោម​ខ្លី​ជិត​ស្និទ្ធ ធ្វើ​ដោយ​សរសៃ​សូត្រ​ក៏មាន, សរសៃ​អំបោះ​ក៏​មាន មាន​មក​អំពី​ប្រទេស​ក្រ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៦</text:p>
          </table:table-cell>
          <table:table-cell table:style-name="តារាង1.A2" office:value-type="string">
            <text:p text:style-name="P6">កម្ដៅ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ក្ដៅ : <text:s/>កម្ដៅ​សម្ល, កម្ដៅ​ពោះ; កម្ដៅ​ចិត្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ចំហាយ​ក្ដៅ : កម្ដៅ​ថ្ងៃ, កម្ដៅ​ភ្លើង, កម្ដៅ​សុរ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៧</text:p>
          </table:table-cell>
          <table:table-cell table:style-name="តារាង1.A2" office:value-type="string">
            <text:p text:style-name="P6">កម្ទ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កិ. វិ.</text:p>
          </table:table-cell>
          <table:table-cell table:style-name="តារាង1.D2" office:value-type="string">
            <text:p text:style-name="P40">ធ្វើ​ឲ្យ​ខ្ទរ, ឲ្យ​លាន់​ឮ​សាយ : កម្ទរ​សំដី, និយាយ​កម្ទរ, វាយ​ស្គរ​កម្ទ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៨</text:p>
          </table:table-cell>
          <table:table-cell table:style-name="តារាង1.A2" office:value-type="string">
            <text:p text:style-name="P6">កម្ទ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ខ្ទារ, ស្រែក​ឲ្យ​លាន់​ឮ​កង​រំពង​ឡើង : កម្ទារ​សំដី, ស្រែក​កម្ទារ​ ។ បំប៉ោង​រោម​និង​ស្លាប​ឲ្យ​ប៉ោង​ពង់​ឡើង​ស្ទុះ​ទៅ​រក​ញី <text:s/>: ក្ងោក​ឈ្មោល​ពង់​កម្ទារ​ទៅ​រក​ញ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១៩</text:p>
          </table:table-cell>
          <table:table-cell table:style-name="តារាង1.A2" office:value-type="string">
            <text:p text:style-name="P6">កម្ទេច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ខ្ទេច : កម្ទេច​ជា​ធូលី, កម្ទេច​ជា​ផេ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្វី​ៗ ដែល​ខ្ទេច : កម្ទេច​មាស គឺ​ផង់​មាស​ដែល​ដាច់​ជ្រុះ​តាម​ផ្លែ​ដែក​ឆា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០</text:p>
          </table:table-cell>
          <table:table-cell table:style-name="តារាង1.A2" office:value-type="string">
            <text:p text:style-name="P6">កម្បង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ដៃ​ដែល​ក្បង់​ឡើង : គ្រាប់​សណ្តែក ១ កម្បង់ ។ ក្រពុំ​ម្រាម​ដៃ​ដែល​ផ្គុំ​ឡើង : លើក​កម្បង់​អញ្ជលី​ប្រណម្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១</text:p>
          </table:table-cell>
          <table:table-cell table:style-name="តារាង1.A2" office:value-type="string">
            <text:p text:style-name="P6">កម្ព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ំពល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សំពត់​វិសេស​មួយ​ប្រភេទ ដែល​ធ្វើ​ដោយ​រោម​សត្វ....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២</text:p>
          </table:table-cell>
          <table:table-cell table:style-name="តារាង1.A2" office:value-type="string">
            <text:p text:style-name="P6">កម្ព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ភាព​ខ្ពស់, សណ្ឋាន​បញ្ឈរ, ជំហរ : ព្រះ​វិហារ​ខ្លះ​មាន​កម្ពស់ ២០​ ម៉ែត្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៣</text:p>
          </table:table-cell>
          <table:table-cell table:style-name="តារាង1.A2" office:value-type="string">
            <text:p text:style-name="P6">កម្ពុ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ម-ពុ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មាស; កង​ដៃ​មាស; ខ្យង​ស័ង្ខ ។ កម្ពុម័យ អ្វី​ៗ​ដែល​គេ​ធ្វើ​ដោយ​<text:span text:style-name="T6">មាស, ដែល​គេ​យក​មាស​ធ្វើ ។ កម្ពុមាលា កម្រង​មាស, ខ្សែ​មាស ។ វេវ. សុវណ្ណ​មាលា ។ល។ ពាក្យ​ថា មាស នេះ សំ. បា. មាន​ឈ្មោះ​ជា​វេវចនៈ​ច្រើន, ដោយ​សង្ខេប​មាន ១៣ ប្រភេទ​គឺ សុវណ្ណៈ, សោណ្ណៈ, កនកៈ, កញ្ចនៈ, ឬ កាញ្ចនៈ, សិង្គី, ជម្ពូនទៈ, ហរី, កម្ពុ, ចារុ, ហដកៈ, ឬ ហាដកៈ, តបនីយៈ, ជាត​រូបៈ, ហេមៈ; បើ​រាប់ សត្ថុ​វណ្ណៈ មួយ​ទៀត​ផ្សំ​ផង​ជា ១៤ ឈ្មោះ; សព្ទ​ទាំង ១៤ នេះ ប្រែ​</text:span><text:span text:style-name="T3">ថា មាស ដូច​គ្នា ផ្សេង​គ្នា​តែ​ដើម​កំណើត​និង​ព័ណ៌​សម្បុរ​ប៉ុណ្ណោះ</text:span><text:span text:style-name="T6"> <text:s/></text:span><text:span text:style-name="T3">(ពាក្យ​ទាំង​នេះ​សម្រាប់​ប្រើ​ក្នុង​ពាក្យ​ដែល​កវី​ត្រូវ​ការ​ប្រើ) <text:s/>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៤</text:p>
          </table:table-cell>
          <table:table-cell table:style-name="តារាង1.A2" office:value-type="string">
            <text:p text:style-name="P6">កម្ពុ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ម-ពុច ឬ ក័ម-ពុ ជៈ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ម. ព. កម្ពុជ ឬ កម្ពុជា ។ ពាក្យ​សម្រាប់​ប្រើ​ផ្សំ​ជាមួយ​នឹង​សព្ទ​ដទៃ​ជា​សមាស​នាម (អ. ថ. កម្ពុជៈ) ដូច​ជា កម្ពុជ​ប្រទេស ប្រទេស​កម្ពុជា ។ កម្ពុជ​មិត្រ មិត្រ​របស់​ប្រទេស​កម្ពុជា ។ កម្ពុជ​រដ្ឋ រដ្ឋ ឬ ប្រទេស​កម្ពុជា (ប្រទេស​ខ្មែរ) 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កម្ពុជ​ប្រទេស</text:p>
            <text:p text:style-name="P40">កម្ពុជមិត្រ កម្ពុជរដ្ឋ ប្រទេស​កម្ពុជា</text:p>
          </table:table-cell>
        </table:table-row>
        <table:table-row>
          <table:table-cell table:style-name="តារាង1.A2" office:value-type="string">
            <text:p text:style-name="P5">៣២៥</text:p>
          </table:table-cell>
          <table:table-cell table:style-name="តារាង1.A2" office:value-type="string">
            <text:p text:style-name="P6">កម្ពុ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ម្ពុ <text:span text:style-name="T4">“</text:span>មាស<text:span text:style-name="T4">” </text:span>+ ជ ឬ ជា <text:span text:style-name="T4">“</text:span>កើត, កំណើត<text:span text:style-name="T4">” </text:span>= សុវណ្ណ​ភូមិ <text:span text:style-name="T4">“</text:span>ទី​កើត​មាស, ភូមិ​ប្រទេស​ជា​ទី​កើត​នៃ​មាស<text:span text:style-name="T4">”</text:span>) ពាក្យ​នេះ​ជា​ឈ្មោះ​នៃ ប្រទេស​ខ្មែរ​យើង, យើង​ហៅ​ប្រទេស​របស់​យើង​ថា កម្ពុជ​រដ្ឋ ក៏​បាន, ថា កម្ពុជ​ប្រទេស ក៏​បាន, ថា ប្រទេស​កម្ពុជា ក៏​បាន, ថា ប្រទេស​ខ្មែរ ក៏​បាន, ថា ខេមរ​ប្រទេស ក៏​បាន, ថា ខេមរ​រដ្ឋ ក៏​បាន កាល​ណា​បើ​កវី​ជាតិ​យើង​ត្រូវ​ការ​ប្រើ​ក្នុង​កាព្យ ឬ​ក្នុង​ការ​តែង​សេចក្ដី​ជា​ពាក្យ​រាយ​ខ្លះ, យើង​អាច​ហៅ​ប្រទេស​យើង​បាន​តាម​ត្រូវ​ការ, ប៉ុន្តែ​ពាក្យ​ប្រើ​ក្នុង​ផ្លូវ​ការ យើង​សរសេរ យើង​ហៅ កម្ពុជ​រដ្ឋ ឬ ប្រទេស​កម្ពុជា; ឯ​ជន​បរទេស គេ​ហៅ​តាម​យើង​ដែរ​ក៏​មាន គេ​ហៅ​តាម​ការ​សន្មតិ​របស់​គេ​ក៏​មាន ដូច​ជា​បារាំងសែស គេ​ហៅ​ប្រទេស​យើង​ថា​ <text:span text:style-name="T12">Cambodge, </text:span>អង្គ្លេស ហៅ​ថា <text:span text:style-name="T12">Cambodia, </text:span>អ្នក​បរទេស​ខ្លះ​ទៀត​ហៅ​ថា <text:span text:style-name="T12">Cambodja, </text:span>ខ្លះ​ហៅ <text:span text:style-name="T12">Kambuja </text:span>។ល។ ប្រទេស​កម្ពុជា​យើង តាំង​ពី​ត្រឡប់​បាន​ឋានៈ​ជា​ប្រទេស ឯករាជ្យ អព្យាក្រឹត ពុទ្ធ​សាសនិក កើត​មាន​សង្គម​រាស្រ្ត​និយម ដោយ​ព្រះ​គតិ​បណ្ឌិត​ដ៏​ឈ្លាស​វាងវៃ​ភ្លឺ​ថ្លា​នៃ សម្តេច​ព្រះ​នរោត្តម សីហនុ ព្រះ​ប្រមុខ​រដ្ឋ របស់​យើង​រៀង​មក យើង​មាន សាមគ្គី ស្រុះ​គ្នា​ដូច​គេ​វេញ​ខ្សែ​បញ្ចូល​ធ្លុង​មាំមួន​រឹងប៉ឹង យើង​បាន​ប្រកប​ដោយ​សន្តិសុខ សន្តិភាព វឌ្ឍនភាព លូត​លាស់ ចម្រុងចម្រើន កើតកើន​ឡើង​ជានិច្ច ស្ទើរ​តែ​នឹង​គណនា​ត្រា​រាប់​ពុំ​បាន​ប្រមាណ​ពុំ​អស់​មាន​កិត្តិ​នាម​ថា ខ្មែរ​ជួយ​ខ្មែរ​គ្នា​ឯង​ដោយ​ពេញ​សមត្ថភាព, ខ្មែរ​បង្កើត​ជីវភាព​ខ្លួន​ឯង, បង្កើត​សុខ​សន្តិភាព​ខ្លួន​ឯង, បង្កើត​វឌ្ឍនភាព​ខ្លួន​ឯង, ខ្មែរ​មាន​កល្យាណ​មិត្រ​ច្រើន​ក្នុង​សកល​លោក ។ល។ ។ល។</text:p>
          </table:table-cell>
          <table:table-cell table:style-name="តារាង1.D2" office:value-type="string">
            <text:p text:style-name="P54">កម្ពុជា</text:p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៦</text:p>
          </table:table-cell>
          <table:table-cell table:style-name="តារាង1.A2" office:value-type="string">
            <text:p text:style-name="P6">កម្ពោ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ម-ពោជៈ ឬ ក័ម-ពោច</text:p>
          </table:table-cell>
          <table:table-cell table:style-name="តារាង1.D2" office:value-type="string">
            <text:p text:style-name="P10">សំ. 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រដ្ឋ​មួយ​ក្នុង​ជម្ពូទ្វីប (ឥណ្ឌា សម័យ​បច្ចុប្បន្ន) ជា​រដ្ឋ​រាប់​ឈ្មោះ​ចូល​ក្នុង​ចំនួន​ឈ្មោះ​រដ្ឋ​ទាំង ២១ គឺ កុរុ, សក្កៈ, កោសល, មគធៈ, អង្គៈ, សិវិ, កលិង្គៈ, អវន្តិ, បញ្ចាលៈ, វជី, គន្ធារៈ, ចេតិយៈ, វង្គៈ, វិទេហៈ, កម្ពោជ, មទ្ទៈ ឬ មទ្រៈ, ភគ្គៈ, សីហឡៈ, កស្មិរ, កាសី, បណ្ឌវៈ ។ រដ្ឋ​ទាំង ២១ ដែល​មាន​ឈ្មោះ​យ៉ាង​នេះ ចំពោះ​តែ​ក្នុង​បុរាណ​សម័យ​នា ជម្ពូ​ទ្វីប (ឥណ្ឌា), លុះ​ចំណេរ​កាល​ត​ៗ​មក​ដរាប​ដល់​សម័យ​បច្ចុប្បន្ន ក៏​ក្លាយ​ជា​ឈ្មោះ​ផ្សេង​ៗ ទៅ​វិញ​ដោយ​ច្រើន, រដ្ឋ​ខ្លះ​ក៏​ជា​ឈ្មោះ​ដើម​ដដែល ដូច​ក្នុង​សម័យ​បុរាណ​ព្រេង​នាយ និង ក្នុង​សម័យ​នៃ​ព្រះ​សក្យមុនី​គោតម​សម្មាសម្ពុទ្ធ សឹង​មាន​ឈ្មោះ​ប្រាកដ​ក្នុង​គម្គីរ​ព្រះ​ពុទ្ធ​សាសនា​រាល់​តែ​គម្ពីរ​សាស្រ្តា​របស់​ខ្មែរ​យ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៧</text:p>
          </table:table-cell>
          <table:table-cell table:style-name="តារាង1.A2" office:value-type="string">
            <text:p text:style-name="P6">កម្ពោជ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5"><text:span text:style-name="T17">ប្រជា​និករ​បុរស​ស្ត្រី​អ្នក​កើត ឬ​អ្នក​នៅ​ក្នុង​ប្រទេស​កម្ពុជា (ខ្មែរ) : បុរស​នុ៎ះ​ជា​កម្ពោជិក, ស្ត្រី​នេះ​ក៏​ជា​កម្ពោជិកា​ដែរ សុទ្ធ​តែ​ជាតិ​ខ្មែរ​ដូច​គ្នា​</text:span><text:span text:style-name="T13">ទាំង​បុរស​ទាំង​ស្ត្រី មាន​ខន្តី​មេត្តា រាប់​រក​គ្នា​ដោយ​មាន​សាមគ្គី​ជានិច្ច ។</text:span></text:p>
          </table:table-cell>
          <table:table-cell table:style-name="តារាង1.D2" office:value-type="string">
            <text:p text:style-name="P10">កម្ពោជិកា</text:p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៨</text:p>
          </table:table-cell>
          <table:table-cell table:style-name="តារាង1.A2" office:value-type="string">
            <text:p text:style-name="P6">កម្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ំ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ម៌នំ) អំពើ; ទោះ​អំពើ​ល្អ​ក្ដី អាក្រក់​ក្ដី ក៏​ហៅ​ថា កម្ម (កម្ម​ជា​កុសល, កម្ម​ជា​អកុសល) <text:span text:style-name="T1">:</text:span> ទទួល​កម្ម, រង​កម្ម តាម​កម្ម​ចុះ គឺ​ទទួល, រង តាម​អំពើ​ដែល​ខ្លួន​បាន​ធ្វើ បាន​សន្សំ​មក​ហើយ ។ កម្ម​ករ (កាំ-មៈ-ក) ន. (បា.) អ្នក​ធ្វើ​ការ​បម្រើ​ដោយ​ឈ្នួល (អ្នក​ស៊ី​ឈ្នួល) : ពួក​កម្មករ​កំពុង​ធ្វើ​ការ​ខ្ញៀវ ។ កម្មក្ខ័យ (កាំម៉ាក់ខៃ) ន. (បា. កម្មក្ខយ) ដំណើរ​អស់​កម្ម : គាត់​ស្លាប់​ដោយ​កម្មក្ខ័យ​របស់​គាត់ ។ កម្មជ្ជវាត (កាំម៉ាច់-ជៈវាត) ន. (បា.) ខ្យល់​កើត​អំពី​កម្ម គឺ​ខ្យល់​ដែល​បក់​ក្នុង​ឧទរ​មាតា​កាល​ប្រសូត​បុត្រ ខ្យល់​នេះ​ហើយ​ ដែល​បក់​នាំ​កូន​ឲ្យ​ប្រសូត​ចេញ​ចាក​ផ្ទៃ​មាតា ។ កម្មដ្ឋាន (កាំម៉ាត់-ឋាន) ន. (បា.) ហេតុ​ជា​ទី​តម្កល់​នៃ​បរិកម្ម : ចម្រើន​កម្មដ្ឋាន ។ កម្មន្តរាយ (កាំ-ម៉ន់-តៈ-រ៉ាយ) ន. (បា.) អន្តរាយ​នៃ​ការងារ, ការ​វិនាស​ខូច ខាត​ការងារ; អន្តរាយ​ព្រោះ​កម្ម ។ កម្មន្តសាល <text:s/>(--តៈ--សាល) ន. (បា.) សាល​នៃ​ការងារ, រោង​សម្រាប់​ធ្វើ​ការ​របរ​ផ្សេង​ៗ ។ កម្មបថ (កាំម៉ៈបត់) ន. (បា.) ផ្លូវ ឬ គន្លង​នៃ​កម្ម គឺ​ដំណើរ​របស់​អំពើ​អាក្រក់ ឬ ល្អ​ដែល​សត្វ​លោក​ធ្វើ​ដោយ កាយ វាចា ចិត្ត; ខាង​អាក្រក់​ហៅ​ថា អកុសល​កម្មបថ មាន ១០ យ៉ាង, ខាង​ល្អ​ហៅ​ថា កុសល​កម្មបថ មាន ១០ យ៉ាង ។ កម្មបលិពោធ (កាំ-ម៉ៈ-ប៉ៈ-លិ-ពោត) ន. (បា.) ការ​រវល់, កង្វល់​ដោយ​ការងារ, ការ​ជាប់​ចំពាក់​ដោយ​កិច្ច​ការ​ផ្សេង​ៗ ។ កម្ម​វត្ថុ <text:s/>(កាំ-ម៉ៈ-វាត់-ថុ) ន. (បា.) រឿង​នៃ​ការងារ; សេចក្ដី​បំព្រួញ​រឿង​ក្នុង​សំបុត្រ​ស្នាម​ផ្សេង​ៗ ដើម្បី​ឲ្យ​ដឹង​ថា​ជា រឿង​នេះ រឿង​នោះ : សំបុត្រ​ជា​ផ្លូវ​ការ ច្រើន​តែ​មាន​កម្ម​វត្ថុ ។ កម្ម​វាចក (កាំ-ម៉-វា-ចៈ-កៈ ឬ ចក់) ន. (បា.) ឈ្មោះ​វាចក​មួយ​ក្នុង​វេយ្យាករណ៍​បាលី។ កម្ម​វាចា ន. (បា.) ពាក្យ​សម្រាប់​សូត្រ​ប្រកាស​ជំនុំ​សង្ឃ ឲ្យ​ដឹង​ក្នុង​កិច្ច​ជា​សង្ឃ​កម្ម​ផេ្សង​ៗ តាម​វិនយប្ប-ញ្ញត្តិ​ក្នុង​ព្រះ​ពុទ្ធ​សាសនា : សូត្រ​កម្ម​វាចា ។ កម្ម​វាចាចារ្យ (កាំម៉ៈវា ចាចា) ន. (សំ. បា. កម្ម​វាចកាចរិយ, កម្ម​វាចាចរិយ) ភិក្ខុ​ជា​អាចារ្យ អ្នក​សូត្រ​នូវ​កម្ម​វាចា (លោក​គ្រូ​សូត្រ) ។ កម្ម​វិធី ន. (បា. --វិធី) របៀប ឬ​បែប​ផែន​នៃ​កិច្ច​ការ​ដែល​ត្រូវ​ធ្វើ : កម្ម​វិធី​បុណ្យ ។ កម្ម​វិបាក ន. (បា.) ផល​របស់​កម្ម : ទទួល​កម្ម​វិបាក ។ <text:s/>កម្មស្សទ្ធា (កាំ-មុ័ស-សាត់-ធា) ន. (បា.) ជំនឿ​ចំពោះ​កម្ម, សេចក្ដី​ជឿ​នូវ​អំពើ​ដែល​ត្រូវ​ធ្វើ ។ កម្ម​សិទ្ធិ (កាំ-ម៉ៈ-សិត) ន. (បា.) វត្ថុ​ដែល​សម្រេច​តាម​អំណាច​ច្បាប់​ថា​ជា​របស់​ខ្លួន​ដាច់​ស្រេច​ហើយ, មុខ​ការងារ ឬ​ទ្រព្យ​សម្បត្តិ​ដែល​ត្រូវ​សម្រេច​បាន​មក​លើ​ខ្លួន : ដី​នេះ​ជា​កម្ម​សិទ្ធិ​របស់​ខ្ញុំ ។ កម្មាយតនៈ (កាំ-ម៉ា-យ៉ៈ-តៈ-ន៉ៈ) ន. (បា. កម្ម + អាយតន) កន្លែង​ធ្វើ​ការងារ, ទី​ប្រជុំ​នៃ​ការង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២៩</text:p>
          </table:table-cell>
          <table:table-cell table:style-name="តារាង1.A2" office:value-type="string">
            <text:p text:style-name="P6">កម្ម --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40">(មើល​ក្នុង​ពាក្យ កម្ម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០</text:p>
          </table:table-cell>
          <table:table-cell table:style-name="តារាង1.A2" office:value-type="string">
            <text:p text:style-name="P6">កម្មិក​សមាជ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ំ-មិ-កៈ-សៈ-ម៉ា-ជិ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--សាមាជិក) សមាជិក​ដែល​មាន​ការងារ ឬ ដែល​ប្រកប​ដោយ​ការងារ គឺ​អ្នក​ដែល​ស្ម័គ្រ​ចិត្ត​ចូល​ជួយ​បំពេញ​មុខ​ការ ក្នុង​សមាគម​ណា​មួយ​ដោយ​កម្លាំង​កាយ ឬ កម្លាំង​ទ្រព្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១</text:p>
          </table:table-cell>
          <table:table-cell table:style-name="តារាង1.A2" office:value-type="string">
            <text:p text:style-name="P6">កម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ំ-រ៉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ារ​ក្រ, ការ​លំបាក, កម្រ​នឹង​ធ្វើ​បាន, ការ​កម្រ​ណាស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២</text:p>
          </table:table-cell>
          <table:table-cell table:style-name="តារាង1.A2" office:value-type="string">
            <text:p text:style-name="P6">កម្រ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្វី​ៗ​ដែល​កើត​អំពី​ក្រង : កម្រង​ផ្កា, កម្រ​ស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៣</text:p>
          </table:table-cell>
          <table:table-cell table:style-name="តារាង1.A2" office:value-type="string">
            <text:p text:style-name="P6">កម្រា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ក្រាប, ឲ្យ​រាប : កម្រាប​ទ័ព, កម្រាប​ចោរ, កម្រាប​សត្រូវ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៤</text:p>
          </table:table-cell>
          <table:table-cell table:style-name="តារាង1.A2" office:value-type="string">
            <text:p text:style-name="P6">កម្រា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របស់​សម្រាប់​ក្រាល, សម្រាប់​ទ្រាប់, សម្រាប់​រង : កម្រាល​ពូក, កម្រាល​តុ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៥</text:p>
          </table:table-cell>
          <table:table-cell table:style-name="តារាង1.A2" office:value-type="string">
            <text:p text:style-name="P6">កម្រ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ន.</text:p>
          </table:table-cell>
          <table:table-cell table:style-name="តារាង1.D2" office:value-type="string">
            <text:p text:style-name="P40">ទោល ឬ ជម្រៅ​របស់​វត្ថុ​ដែល​រឹង : ក្ដារ​កម្រាស់ ១ ធ្នាប់ 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៦</text:p>
          </table:table-cell>
          <table:table-cell table:style-name="តារាង1.A2" office:value-type="string">
            <text:p text:style-name="P6">កម្រ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ន្លែង​ដែល​ក្រិត ដែល​គូស​ចំណាំ; បញ្ញត្តិ : មាន​កម្រិត​ទុក​យ៉ាង​នេះ...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៧</text:p>
          </table:table-cell>
          <table:table-cell table:style-name="តារាង1.A2" office:value-type="string">
            <text:p text:style-name="P6">កម្រើ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កក្រើក, រំជួល : កម្រើក​ចិត្ត, កម្រើក​ខ្លួ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៨</text:p>
          </table:table-cell>
          <table:table-cell table:style-name="តារាង1.A2" office:value-type="string">
            <text:p text:style-name="P6">កម្រៀ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្វី​ៗ ដែល​ក្រៀម : ស្លឹក​ឈើ​កម្រៀម, បាយ​កម្រៀម (មិន​សូវ​ប្រើ)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៣៩</text:p>
          </table:table-cell>
          <table:table-cell table:style-name="តារាង1.A2" office:value-type="string">
            <text:p text:style-name="P6">កម្រៀមកម្រោ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ម្ហូប​ក្រៀមក្រ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០</text:p>
          </table:table-cell>
          <table:table-cell table:style-name="តារាង1.A2" office:value-type="string">
            <text:p text:style-name="P6">កម្រៀ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ត្វ​ឬ​ឈើ​ដែល​ក្រៀវ : គោ​កម្រៀវ, មាន់​កម្រៀវ 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១</text:p>
          </table:table-cell>
          <table:table-cell table:style-name="តារាង1.A2" office:value-type="string">
            <text:p text:style-name="P6">កម្រ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្វី​ៗ ដែល​ចំណេញ, ដែល​បាន​មក​លើស​ដើម : ធ្វើ​ការ​មាន​កម្រៃ, ជួញ​មាន​កម្រៃ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២</text:p>
          </table:table-cell>
          <table:table-cell table:style-name="តារាង1.A2" office:value-type="string">
            <text:p text:style-name="P6">កម្ល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ំ-ល៉ា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កិ. វិ.</text:p>
          </table:table-cell>
          <table:table-cell table:style-name="តារាង1.D2" office:value-type="string">
            <text:p text:style-name="P45"><text:span text:style-name="T17">ធ្វើ​ឲ្យ​ក្លា; ដែល​ធ្វើ​តែ​ឫក​ខាង​ក្រៅ​ឲ្យ​គេ​ឃើញ​ថា​ក្លា​ឥត​ខ្លាច ឥត​</text:span><text:span text:style-name="T20">ញញើត តែ​ខាង​ក្នុង​ចិត្ត​នោះ​ខ្លាច​ញញើត​ទេ : ខំ​ប្រឹង​កម្លា, ធ្វើ​កម្លា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៣</text:p>
          </table:table-cell>
          <table:table-cell table:style-name="តារាង1.A2" office:value-type="string">
            <text:p text:style-name="P6">កម្លា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ដែល​ខ្លាច : មនុស្ស​កម្លាច (ព. ទ្រ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៤</text:p>
          </table:table-cell>
          <table:table-cell table:style-name="តារាង1.A2" office:value-type="string">
            <text:p text:style-name="P6">កម្លោច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ធ្វើ​ឲ្យ​ខ្លោច : យក​កន្ទុយ​ក្ងោក​ទៅ​កម្លោច​ធ្វើ​ថ្នាំ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របស់​ដែល​ខ្លោច : យក​កម្លោច​មក​លាយ​នឹង​ប្រេ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៥</text:p>
          </table:table-cell>
          <table:table-cell table:style-name="តារាង1.A2" office:value-type="string">
            <text:p text:style-name="P6">កម្ល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មនុស្ស​ដែល​ខ្លៅ​ល្ងង់ : កុំ​ជឿ​កម្លៅ​នុ៎ះ ។ <text:s/>ចិត្ត​ខ្មៅ : កម្លៅ​ចិត្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៦</text:p>
          </table:table-cell>
          <table:table-cell table:style-name="តារាង1.A2" office:value-type="string">
            <text:p text:style-name="P6">កម្លាំ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ំណាច​ធាតុ​ដែល​ធ្វើ​អវយវៈ ឲ្យ​កម្រើក, ឲ្យ​ខ្លាំង, ឲ្យ​ប្រព្រឹត្ត​ទៅ​បា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៧</text:p>
          </table:table-cell>
          <table:table-cell table:style-name="តារាង1.A2" office:value-type="string">
            <text:p text:style-name="P6">កម្ស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40">មនុស្ស​ក្រ, មនុស្ស​ក្រ​ខ្សត់, មនុស្ស​ក្រីក្រ​លំបាក : មនុស្ស​កំសត់ ។ ដែល​ខ្សត់​អត់​ឃ្លាន​មាន​សុខ​ទុក្ខ​ជាមួយ​គ្នា : គូ​កម្សត់, មនុស្ស​នេះ​កម្សត់​នឹង​ខ្ញុំ​ណាស់ (ម. ព. កម្សត់​កម្រ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៨</text:p>
          </table:table-cell>
          <table:table-cell table:style-name="តារាង1.A2" office:value-type="string">
            <text:p text:style-name="P6">កម្សត់​កម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ដែល​ក្រ​ខ្សត់​អត់​ឃ្លាន​រង​ទុក្ខ, រួម​សុខ​ទុក្ខ​ជាមួយ​គ្នា​ដោយ​នៅ​ស្រុក​ខ្លួន ឬ​ទៅ​នៅ​ស្រុក​ដទៃ ទោះ​នៅ​យូរ​ក្ដី ឆាប់​ក្ដី ឆ្ងាយ​ក្ដី ជិត​ក្ដី : មនុស្ស​កម្សត់​កម្រ​នឹង​គ្នា, មិត្រ​កម្សត់​កម្រ, ប្រពន្ធ​កំសត់​កម្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៤៩</text:p>
          </table:table-cell>
          <table:table-cell table:style-name="តារាង1.A2" office:value-type="string">
            <text:p text:style-name="P6">កម្សាន្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ំសាន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សម្រាក​ចិត្ត, ធ្វើ​ឲ្យ​ក្សាន្ត​ចិត្ត, លំហើយ​ចិត្ត, ធ្វើ​ចិត្ត​ឲ្យ​ស្រាកស្រាន្ត, ឲ្យ​ស្បើយ​ចាក​អារម្មណ៍​ផេ្សង​ៗ : ដើរ​លេង​កម្សាន្ត​ចិត្ត (ម. ព. ក្សាន្ត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០</text:p>
          </table:table-cell>
          <table:table-cell table:style-name="តារាង1.A2" office:value-type="string">
            <text:p text:style-name="P6">កម្សួ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ចំហាយ ឬ អំណាច​ដែល​ឆួល ឬ ខ្សួល​ឡើង : កម្សួល​ត្រជាក់, កម្សួល​ក្ដ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១</text:p>
          </table:table-cell>
          <table:table-cell table:style-name="តារាង1.A2" office:value-type="string">
            <text:p text:style-name="P6">កម្សោ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មនុស្ស​សត្វ​ជាដើម​ដែល​មាន​កម្លាំង​ខ្សោយ : មនុស្ស​កម្សោយ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2"><text:s/></text:p>
          </table:table-cell>
        </table:table-row>
        <table:table-row>
          <table:table-cell table:style-name="តារាង1.A2" office:value-type="string">
            <text:p text:style-name="P5">៣៥២</text:p>
          </table:table-cell>
          <table:table-cell table:style-name="តារាង1.A2" office:value-type="string">
            <text:p text:style-name="P6">កម្អួ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្វី​ៗ ដែល​ក្អួត​ចេញ​ម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៣</text:p>
          </table:table-cell>
          <table:table-cell table:style-name="តារាង1.A2" office:value-type="string">
            <text:p text:style-name="P6">កម្អែ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ំណល់​ដែល​សល់​អំពី​គេ : អាវ​នេះ​ជា​កម្អែល​ពី​លោក​នោះ ឬ អ្នក​ន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៤</text:p>
          </table:table-cell>
          <table:table-cell table:style-name="តារាង1.A2" office:value-type="string">
            <text:p text:style-name="P6">កក៌ដ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40">(ម. ព. កក្ដដ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៥</text:p>
          </table:table-cell>
          <table:table-cell table:style-name="តារាង1.A2" office:value-type="string">
            <text:p text:style-name="P6">កប៌ូ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រ្បូ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ជ័រ​មួយ​យ៉ាង​មាន​ក្លិន​ប្រហើរ​ឆួល សម្រាប់​ប្រើ​ជា​ថ្នាំ​ឈឺ​ក្បាល, តឹង​ច្រមុះ ។ល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៦</text:p>
          </table:table-cell>
          <table:table-cell table:style-name="តារាង1.A2" office:value-type="string">
            <text:p text:style-name="P6">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ដៃ : លើក​ករ​ប្រណម្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៧</text:p>
          </table:table-cell>
          <table:table-cell table:style-name="តារាង1.A2" office:value-type="string">
            <text:p text:style-name="P6">ករជក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រ៉ៈ-ជៈ-កាយ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ប្រជុំ​នៃ​អាការៈ​ទាំង ៣២ មាន​សក់​ជាដើម, ខ្លួន​ប្រាណ, រូប​កាយ​ទាំងមូល : ជម្ងឺ​តែង​មាន​ប្រចាំ​នៅ​ក្នុង​ករជ​ក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៨</text:p>
          </table:table-cell>
          <table:table-cell table:style-name="តារាង1.A2" office:value-type="string">
            <text:p text:style-name="P6">ករណន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រៈ-ណៈ-នាម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នាម​សព្ទ​ដែល​ជា​អំពើ ឬ​ដែល​ជា​កិច្ច​ការ ដូច​ជា​ពាក្យ ការ​ធ្វើ; ការ​ឲ្យ, អំណោយ; ការ​កាន់ ឬ សេចក្ដី​ប្រកាន់ ។ល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៥៩</text:p>
          </table:table-cell>
          <table:table-cell table:style-name="តារាង1.A2" office:value-type="string">
            <text:p text:style-name="P6">ករណ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រ៉ៈ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រឿង; ហេតុ; អំពើ; ដំណើរ; ហេតុ ឬ ការណ៍​ដែល​កើត​មាន​ឡើង : ករណី​នេះ​ខ្ញុំ​ត្រូវ​តែ​ធ្វើ; កើត​មាន​ករណី​ប្លែក; ចុះ​មាន​ករណី​អ្វី​ហ្នឹង​?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០</text:p>
          </table:table-cell>
          <table:table-cell table:style-name="តារាង1.A2" office:value-type="string">
            <text:p text:style-name="P6">ករណីយ​កិច្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យ៉ៈកិច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ិច្ច​ដែល​គួរ​ធ្វើ, ការងារ​ដែល​ត្រូវ​តែ​ធ្វើ : មុខ​ការ​នេះ​ជា​ករណីយ​កិច្ច​របស់​អ្នក​ហ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១</text:p>
          </table:table-cell>
          <table:table-cell table:style-name="តារាង1.A2" office:value-type="string">
            <text:p text:style-name="P6">ករវ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-រ-វ៉ឹក ឬ កៈរ៉ៈវ៉ឹ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បក្សី​មួយ​ប្រភេទ មាន​សំឡេង​ពីរោះ (មាន​និយាយ​តែ​ក្នុង​រឿង​បុរាណ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២</text:p>
          </table:table-cell>
          <table:table-cell table:style-name="តារាង1.A2" office:value-type="string">
            <text:p text:style-name="P6">ករ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រ៉ី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ត្វ​ចតុប្បាទ​មាន​ដៃ ឬ​មាន​ប្រមោយ គឺ ដំរ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៣</text:p>
          </table:table-cell>
          <table:table-cell table:style-name="តារាង1.A2" office:value-type="string">
            <text:p text:style-name="P6">ករុណា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េចក្ដី​អាណិត, អាសូរ; និយាយ​ក្លាយ​មក​ជា កូរណា ក៏​មាន : សូម​លោក​មាន​អាសូរ​ករុណា​ខ្ញុំ​បាទ​ផ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40">ពាក្យ​សម្រាប់​គ្រហស្ថ​ឆ្លើយ​អ្នក​បួស ឬ អ្នក​បួស​និង​អ្នក​បួស​ឆ្លើយ​គ្នា​ទៅ​វិញ​ទៅ​មក; និយាយ​ក្លាយ​មក​ថា កូរណា ក៏​មាន ។ ជួន​ប្រើ​ជា​បុរិស​សព្វនាម​ចំពោះ​ខ្លួន​ឯង : ខ្ញុំ​ករុណា, ខ្ញុំ​ព្រះ​ករុណា ។ ជួន​ប្រើ​ជា​បុរិស​សព្វនាម​ចំពោះ​ព្រះ​មហា​ក្សត្រិយ៍​ថា : ព្រះ​ករុណា​ជា​ម្ចាស់​ជីវិត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៤</text:p>
          </table:table-cell>
          <table:table-cell table:style-name="តារាង1.A2" office:value-type="string">
            <text:p text:style-name="P6">ករុណាវិសេ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40">ពាក្យ​សម្រាប់​មន្រ្តី ឬ​បណ្តា​រាស្រ្ត​ទាំងពួង​ឆ្លើយ​ស្ដេច បើ​ឆ្លើយ​ស្ដេច​ទ្រង់​រាជ្យ​ថា : ព្រះ​ករុណា​វិសេស ឬ ព្រះ​ករុណា​ថ្លៃ​វិសេស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៥</text:p>
          </table:table-cell>
          <table:table-cell table:style-name="តារាង1.A2" office:value-type="string">
            <text:p text:style-name="P6">ក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ល់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 ន. ឬ គុ. <text:span text:style-name="T4">“មាយា; កោង; មាន​ពុត...”) ឧបាយ​យ៉ាង​ល្អិត, ល្បិច (ឧបាយ​កល) : ដំណើរ​ហ្នឹង​ជា​កល​ឧបាយ​របស់​គេ​ទេ; ប្រយ័ត្ន​ចាញ់​កល​គេ ។</text:span>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៦</text:p>
          </table:table-cell>
          <table:table-cell table:style-name="តារាង1.A2" office:value-type="string">
            <text:p text:style-name="P6">ក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ទ្រ​ពី​ក្រោម, ស៊ែម​ពី​ក្រោម ដើម្បី​ឲ្យ​ស្មើ​មិន​ឲ្យ​ល្អៀង ឬ ដើម្បី​ឲ្យ​ហើប ឲ្យ​ខ្ពស់​ឡើង : ដាក់​កំណល់​កល់​ឲ្យ​ខ្ពស់​ឡ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៧</text:p>
          </table:table-cell>
          <table:table-cell table:style-name="តារាង1.A2" office:value-type="string">
            <text:p text:style-name="P6">កល់ក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40">(ម. ព. កូវកែ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៨</text:p>
          </table:table-cell>
          <table:table-cell table:style-name="តារាង1.A2" office:value-type="string">
            <text:p text:style-name="P6">កលហ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ល៉ៈ-ហៈ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ជម្លោះ : កើត​មាន​កលហៈ​នឹង​គ្នា គឺ​កើត​មាន​ជម្លោះ​នឹង​គ្ន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៦៩</text:p>
          </table:table-cell>
          <table:table-cell table:style-name="តារាង1.A2" office:value-type="string">
            <text:p text:style-name="P6">កលហប្ប វឌ្ឍន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ល៉ៈ-ហាប់ -ប៉ៈ-វ៉ាត់-ធៈ-នី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ារ​ចម្រើន​ដោយ​ជម្លោះ, ការ​ធ្វើ​ជម្លោះ​ឲ្យ​រីក​ធំ​ខ្លាំង​ឡើង, ការ​នាំ​បង្ក​ហេតុ​ឲ្យ​កើត​សេចក្ដី​ទាស់ទែង​គ្នា ។ កលហ​ភាព ភាព​នៃ​ជម្លោះ, ការ​ទាស់ទែង​គ្ន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០</text:p>
          </table:table-cell>
          <table:table-cell table:style-name="តារាង1.A2" office:value-type="string">
            <text:p text:style-name="P6">កលហ​ពិរោធ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ល៉ៈ-ហៈ-ពិរោត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ហ <text:span text:style-name="T4">“</text:span>ជម្លោះ<text:span text:style-name="T4">”</text:span> និង វិរោធ <text:span text:style-name="T4">“</text:span>កំហឹង, កំហុស<text:span text:style-name="T4">”</text:span>) កំហឹង​ដែល​នាំ​បណ្ដាយ​ឲ្យ​កើត​ជា​ជម្លោះ ឬ កំហុស​ដែល​កើត​អំពី​ជម្លោះ (ច្រើន​និយាយ​ថា កលហ៍​ពិរោធ) : កើត​កលហ៍​ពិរោធ (ម. ព. កលហៈ និង ពិរោធ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១</text:p>
          </table:table-cell>
          <table:table-cell table:style-name="តារាង1.A2" office:value-type="string">
            <text:p text:style-name="P6">កលិយុ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ាល​សម័យ​ដែល​ប្រកប​ដោយ​ទោស, ដោយ​វិបត្តិ, វិបរិត​ផ្សេង​ៗ : ប្រទះ​លើ​កលិយុគ; ស្រុក​កើត​កលិយុគ ។ តាម​ក្បួន​ក្នុង​ប្រទេស​ឥណ្ឌា​ដែល​ប្រកាន់​តាម​សណ្ដាប់​ធ្នាប់​អំពី​បុរាណ​យូរ​អង្វែង​ណាស់​មក​ហើយ​ថា យុគ​មាន ៤ យ៉ាង​គឺ ទី១ ក្ឫត​យុគ, ទី២ ត្រេត​យុគ, ទី៣ ទ្វាបរ​យុគ, ទី ៤ កលិយុគ (ម. ព. យុគ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២</text:p>
          </table:table-cell>
          <table:table-cell table:style-name="តារាង1.A2" office:value-type="string">
            <text:p text:style-name="P6">កលោប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ល៉ោ-បា យ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 + ឧបាយ) ឧបាយ​ឈ្លាសវៃ, ឧបាយ​ដែល​ប្រកប​ដោយ​កល​ល្បិច; កល​និង​ឧបាយ ឬ ឧបាយ​កល ល្បិច​ក្នុង​ល្បិច (ម. ព. ឧបាយ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៣</text:p>
          </table:table-cell>
          <table:table-cell table:style-name="តារាង1.A2" office:value-type="string">
            <text:p text:style-name="P6">កល្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ល់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ប្ប) ។ <text:s/>ម. ព. កប្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៤</text:p>
          </table:table-cell>
          <table:table-cell table:style-name="តារាង1.A2" office:value-type="string">
            <text:p text:style-name="P6">កល្បព្រឹក្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ល់ប៉ៈព្រឹក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្បវ្ឫក្ស) ។ ម. ព. កប្បព្រឹក្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៥</text:p>
          </table:table-cell>
          <table:table-cell table:style-name="តារាង1.A2" office:value-type="string">
            <text:p text:style-name="P6">កល្ប​សព្ទ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ល-ប៉ៈ-សា ប់</text:p>
          </table:table-cell>
          <table:table-cell table:style-name="តារាង1.D2" office:value-type="string">
            <text:p text:style-name="P10">សំ.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ល្ប <text:span text:style-name="T4">“</text:span>ដូច​គ្នា<text:span text:style-name="T4">”</text:span> + ឝព្ទ <text:span text:style-name="T4">“</text:span>សូរ, សំឡេង<text:span text:style-name="T4">”</text:span>; កប្ប+សទ្ទ) ពាក្យ​ដែល​មាន​សូរ​ដូច​គ្នា ប៉ុន្តែ​មាន​អត្ថ​ន័យ​ផ្សេង​គ្នា ដូច​ជា ក (ក មនុស្ស សត្វ); ក (សាង, សង់); កល (ល្បិច); កល់ (ដាក់​ទ្រ​ពី​ក្រោម...); ខារ (ក្លិន​ឬ​រស​ខារ); ខារ (ខារ​ឈើ​ហុប); ខិត (កកិល​ចូល...); ខិត (សូត្រ​មួយ​ខិត); គ (ដើម​គ); គ (មនុស្ស​គ); មៀន (ដើម​មៀន); មៀន (មៀន​កាំបិត) ។ល។ (ម. ព. សទិស​សព្ទ, វិសទិស​សព្ទ, វេវចនៈ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៦</text:p>
          </table:table-cell>
          <table:table-cell table:style-name="តារាង1.A2" office:value-type="string">
            <text:p text:style-name="P6">កល្យា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ល់-យ៉ា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ល្អ, ដែល​មាន​លំអ ។ កល្យាណ​កម្ម (កល់-យ៉ាណៈ-ក័ម) ន. អំពើ​ល្អ, កុសល​កម្ម ។ ព. ផ្ទ. លាមក​កម្ម ។ កល្យាណ​ការី (កល់-យ៉ា ណៈការ៉ី) ជន​អ្នក​ធ្វើ​អំពើ​ល្អ, អ្នក​ធ្វើ​ការ​កុសល ។ ស្ត្រី​ជា កល្យាណ​ការិនី ។ កល្យាណ​មិត្ត (កល់-យ៉ាណៈមិត) មិត្ត​ល្អ, មិត្ត​ត្រឹម​ត្រូវ​ដែល​បុគ្គល​គួរ​សេព​គប់ គួរ​រាប់​រក​យក​ជា​គ្នា ។ ព. ផ្ទ. បាប​មិត្ត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>កល្យាណកម្ម កល្យាណមិត្ត </text:p>
          </table:table-cell>
        </table:table-row>
        <table:table-row>
          <table:table-cell table:style-name="តារាង1.A2" office:value-type="string">
            <text:p text:style-name="P5">៣៧៧</text:p>
          </table:table-cell>
          <table:table-cell table:style-name="តារាង1.A2" office:value-type="string">
            <text:p text:style-name="P6">កល្យាណ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ល់-យ៉ាណី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ស្ត្រី​មាន​លំអ, នាង​ល្អ : ស្ត្រី​កល្យាណី, កែវ​កល្យាណី, មាស​កល្យាណី <text:s/>(ព. កា.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៨</text:p>
          </table:table-cell>
          <table:table-cell table:style-name="តារាង1.A2" office:value-type="string">
            <text:p text:style-name="P6">កវ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វ៉ី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វី) អ្នក​ប្រាជ្ញ​ដែល​ចេះ​តែង​ឆន្ទ, កាព្យ​ឃ្លោង (អ្នក​ប្រាជ្ញ​ខាង​ <text:s text:c="2"/>សំដី)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៧៩</text:p>
          </table:table-cell>
          <table:table-cell table:style-name="តារាង1.A2" office:value-type="string">
            <text:p text:style-name="P6">កវី​និពន្ធ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និពន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វិ + និពន្ធ) កវី​ជា​អ្នក​និពន្ធ, អ្នក​និពន្ធ​ខាង​កាព្យ​ឃ្លោ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០</text:p>
          </table:table-cell>
          <table:table-cell table:style-name="តារាង1.A2" office:value-type="string">
            <text:p text:style-name="P6">កវី​និពន្ធន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និពន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វិ + និពន្ធន) ការ​រៀបរៀង, ការ​ចង​ក្រង, ការ​តែង​ឆន្ទ​របស់​កវ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១</text:p>
          </table:table-cell>
          <table:table-cell table:style-name="តារាង1.A2" office:value-type="string">
            <text:p text:style-name="P6">កសិកម្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សិ-កាំ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ការ​ភ្ជួរ​រាស់, ការងារ​ដែល​គេ​ប្រកប​ក្នុង​ការ​ភ្ជួ​ររាស់ គឺ​ការ​ធ្វើ​ស្រែ​ចំក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២</text:p>
          </table:table-cell>
          <table:table-cell table:style-name="តារាង1.A2" office:value-type="string">
            <text:p text:style-name="P6">កសិ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40">ម. ព. កសិការ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៣</text:p>
          </table:table-cell>
          <table:table-cell table:style-name="តារាង1.A2" office:value-type="string">
            <text:p text:style-name="P6">កសិក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ក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40">អ្នក​ធ្វើ​កសិកម្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៤</text:p>
          </table:table-cell>
          <table:table-cell table:style-name="តារាង1.A2" office:value-type="string">
            <text:p text:style-name="P6">កសិ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សិ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“ទាំងអស់<text:span text:style-name="T4">” </text:span>។ ន. ប្រភេទ​នៃ​សមថ​កម្មដ្ឋាន ដែល​កំណត់​យក​ព័ណ៌​សម្បុរ​ជា​អារម្មណ៍ ជា​គ្រឿង​ដឹក​មក​កាន់​ចិត្ត ។ រូប​តាង​ជា​សំអាង : កសិណ​សាក្សី, យើង​នឹង​យក​ពាក្យ​នេះ​ជា​កសិណ​មិន​បាន​ទ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៥</text:p>
          </table:table-cell>
          <table:table-cell table:style-name="តារាង1.A2" office:value-type="string">
            <text:p text:style-name="P6">កស្យាជីវកម្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័ស-ស្យ៉ា-ជី-វៈ-កាំ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សិ + អាជីវកម្ម) អាជីវ​កម្ម​ខាង​ការ​ភ្ជួរ​រាស់, ការងារ​ចិញ្ចឹម​ជីវិត​ដោយ​របរ​ស្រែ​ចំក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៦</text:p>
          </table:table-cell>
          <table:table-cell table:style-name="តារាង1.A2" office:value-type="string">
            <text:p text:style-name="P6">កហាបណ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-ហា-ប៉ៈ-ណៈ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ារ្សាបណ) ប្រាក់​ទម្ងន់ ៤ បាទ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៧</text:p>
          </table:table-cell>
          <table:table-cell table:style-name="តារាង1.A2" office:value-type="string">
            <text:p text:style-name="P6">កឡោបិ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ៈឡោ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(កឡោបី) ចង្អេរ​អុំ​ខ្នាត​តូច ស្រដៀង​នឹង​ច្រែង​ខ្នាត​ធំ : ចង្អេរ​កឡោបិ៍, អំបុក​មួយ​កឡោបិ៍ ។ និយាយ​ក្លាយ​មក​ជា ក្រឡោ <text:s/>ក៏​មាន, គួរ​និយាយ​ថា កឡោបិ៍ វិញ, ចាស់​ៗ ពី​ដើម​ក៏​ហៅ កឡោបិ៍​ ដែរ គ្រាន់​តែ​សរសេរ​ភ្លាត់​ថា កឡោ ប៉ុណ្ណោះ​ឯ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៨</text:p>
          </table:table-cell>
          <table:table-cell table:style-name="តារាង1.A2" office:value-type="string">
            <text:p text:style-name="P6">កា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បំពង់​សម្រាប់​ដាក់​ទឹក ធ្វើ​ដោយ​លោហ​ធាតុ​ផ្សេង​ៗ ឬ​ដោយ​ដី​លាយ​ព័ណ៌ : កា​ទឹ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0">សរសេរ​អាសយដ្ឋាន គឺ​សរសេរ​ចុះ​ឈ្មោះ​លំនៅ​អ្នក​ដែល​នឹង​ទទួល​សំបុត្រ នៅ​ស្រោម​សំបុត្រ​ដែល​នឹង​ផ្ញើ​ទៅ : កា​ស្រោម​សំបុត្រ; សរសេរ​ថែម​សេចក្ដី​ផ្សេង​ៗ លើ​ខ្នង​សំបុត្រ​ជា​សញ្ញា : កា​ខ្នង​សំបុត្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៨៩</text:p>
          </table:table-cell>
          <table:table-cell table:style-name="តារាង1.A2" office:value-type="string">
            <text:p text:style-name="P6">ក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អ្វី​ៗ ដែល​សោះ; ដែល​អស់​រស​ជាតិ​ដោយ​ច្របាច់ ឬ​ដោយ​ទំពា, ដោយ​ស្ងោរ​ជាដើម : កាក​អំពៅ, កាក​ដូង <text:s/>។ សម្ល​ដែល​ស្រង់​យក​តែ​សាច់​និង​បន្លែ​មក ឬ ដួស​យក​តែ​ទឹក​ចេញ​ក៏​ហៅ​ថា កាក ដែរ : កាក​សម្ល ។ កាក​សំបុត្រ គឺ​សំបុត្រ​ដែល​គេ​លែង​ត្រូវ​ការ ។ កាក​មនុស្ស <text:s/>គឺ​មនុស្ស​ដែល​ប្រើ​ធ្វើ​ការ​អ្វី​មិន​កើត....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៩០</text:p>
          </table:table-cell>
          <table:table-cell table:style-name="តារាង1.A2" office:value-type="string">
            <text:p text:style-name="P6">កាកគត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ក-គៈ-តិ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បទ​កាព្យ​ពាក្យ ៤ (បទ​ដំណើរ​ក្អែក​លោត) : នេះ​គឺ​ច្បាប់​ក្រម​ ប្រសើរ​ឧត្តម ទូន្មាន​អ្នក​ផង ប្រើ​ឱន​លំទោន កុំ​បី​មាន​ឆ្គង ប្រាជ្ញា​បុណ្យ​ផង កើត​ដោយ​ប្រណិប័តន៍...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>៣៩១</text:p>
          </table:table-cell>
          <table:table-cell table:style-name="តារាង1.A2" office:value-type="string">
            <text:p text:style-name="P6">កាកណ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កៈណិ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46">ឈ្មោះ​ប្រាក់​បុរាណ​ដែល​គេ​ប្រើ​ក្នុង​មជ្ឈិម​ប្រទេ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6"/>
          </table:table-cell>
        </table:table-row>
        <table:table-row>
          <table:table-cell table:style-name="តារាង1.A2" office:value-type="string">
            <text:p text:style-name="P5">៣៩២</text:p>
          </table:table-cell>
          <table:table-cell table:style-name="តារាង1.A2" office:value-type="string">
            <text:p text:style-name="P6">កាកនាសូ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កៈ-ន៉ាសូ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ក្អែក ១ មាន​ក្បាល​ជា​យក្ស (មាន​ក្នុង​រឿង​រាម​កេរ្តិ៍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៣</text:p>
          </table:table-cell>
          <table:table-cell table:style-name="តារាង1.A2" office:value-type="string">
            <text:p text:style-name="P6">កាកបាទ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កៈបាត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"ជើង​ក្អែក”) ឈ្មោះ​វណ្ណយុត្ត​មួយ​យ៉ាង​មាន​សណ្ឋាន​ដូច​ជើង​ក្អែក​សម្រាប់​ប្រើ​ជៀត​អក្សរ​ដែល​សរសេរ​ខុស​ហើយ​សរសេរ​ជៀត​ពី​លើ​ ឬ​ពី​ក្រោម​ត្រូវ​ការ​ជើង​ក្អែក​នេះ (+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៤</text:p>
          </table:table-cell>
          <table:table-cell table:style-name="តារាង1.A2" office:value-type="string">
            <text:p text:style-name="P6">ក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អាវ​មួយ​បែប​ឥត​ដៃ : អាវ​កាក់ ។ ឈ្មោះ​ប្រាក់​ដែល​ប្រើ​ក្នុង​ប្រទេស​កម្ពុជា​មាន ៣ យ៉ាង​គឺ ចំនួន​តម្លៃ ១០ សេន, ២០ សេន, ៥០ សេ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៥</text:p>
          </table:table-cell>
          <table:table-cell table:style-name="តារាង1.A2" office:value-type="string">
            <text:p text:style-name="P6">កាក់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<text:s text:c="2"/>ឧ.</text:p>
          </table:table-cell>
          <table:table-cell table:style-name="តារាង1.D2" office:value-type="string">
            <text:p text:style-name="P13">សូរ​ឮ​ដោយ​សំឡេង​សត្វ​ស្លាប <text:s/>មាន​សត្វ​ចចាត​ជាដើម ដែល​យំ​តន្ថើ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៦</text:p>
          </table:table-cell>
          <table:table-cell table:style-name="តារាង1.A2" office:value-type="string">
            <text:p text:style-name="P6">កាក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“ក្អែក​ញី<text:span text:style-name="T4">”</text:span>) ឈ្មោះ​រឿង​និទាន​មួយ ដែល​ហៅ​ថា​រឿង កាកី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៧</text:p>
          </table:table-cell>
          <table:table-cell table:style-name="តារាង1.A2" office:value-type="string">
            <text:p text:style-name="P6">កាខែកកាខ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30">ឧ.</text:p>
          </table:table-cell>
          <table:table-cell table:style-name="តារាង1.D2" office:value-type="string">
            <text:p text:style-name="P32">សូរ​ឮ​ដោយ​របស់​ដែល​ចាស់​មិន​ណែន​មិន​ជិត​ស្និទ្ធ, សូរ​មិន​ស្រួល​មិន​ពីរ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៨</text:p>
          </table:table-cell>
          <table:table-cell table:style-name="តារាង1.A2" office:value-type="string">
            <text:p text:style-name="P6">កា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32">លាត​ចំកាង​ទៅ​ខាង : កាង​ស្លាប, កាង​ដៃ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សន្ទូច​ក្រពើ, សន្ទូច​ត្រី​ផ្ទោង, សន្ទូច​ខ្លែង : ក្រពើ​ជាប់​កាង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គុ. ឬ កិ. វិ.</text:p>
          </table:table-cell>
          <table:table-cell table:style-name="តារាង1.D2" office:value-type="string">
            <text:p text:style-name="P32">ប៉េង​ចេញ​ទៅ​ខាង : គោ​ស៊ី​ស្មៅ​ឆ្អែត​កាង​ព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៣៩៩</text:p>
          </table:table-cell>
          <table:table-cell table:style-name="តារាង1.A2" office:value-type="string">
            <text:p text:style-name="P6">កាច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32">ដែល​ជិត​ពេញ : ទឹក​កាច​ផ្តិល, ស្រូវ​កាច​កញ្ជើ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32">ទីទៃ​ពី​ស្លូត​គឺ ដែល​មាន​សន្តាន​ចិត្ត​ប្រកប​ដោយ​កំហឹង​ជា​ប្រក្រតី : មនុស្ស​កាច ។ ព. ផ្ទ. ស្លូ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/>
          </table:table-cell>
        </table:table-row>
        <table:table-row>
          <table:table-cell table:style-name="តារាង1.A2" office:value-type="string">
            <text:p text:style-name="P5">៤០០</text:p>
          </table:table-cell>
          <table:table-cell table:style-name="តារាង1.A2" office:value-type="string">
            <text:p text:style-name="P6">កាច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32">ធ្វើ​ឲ្យ​បាក់ : កាច់​ឧស, រឹង​ណាស់​កាច់​មិន​បាក់​ទេ ។ ធ្វើ​ឲ្យ​ស្លាប់ : អ្នកតា​កាច់, ខ្មោច​កាច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>អ្នកតា​កាច់​ ខ្មោច​កាច់</text:p>
          </table:table-cell>
        </table:table-row>
        <table:table-row>
          <table:table-cell table:style-name="តារាង1.A2" office:value-type="string">
            <text:p text:style-name="P5">៤០១</text:p>
          </table:table-cell>
          <table:table-cell table:style-name="តារាង1.A2" office:value-type="string">
            <text:p text:style-name="P6">កាច់​សង្រែ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ឈ្មោះ​ល្បែង​ក្មេង​លេង​គ្នា​ពីរ​នាក់ ឈរ​ឬ​អង្គុយ​ឈម​មុខ ហើយ​ចាប់​ដៃ​គ្នា​ទៅ​វិញ​ទៅ​មក ធ្វើ​ដៃ​នោះ ឲ្យ​មាន​សណ្ឋាន​ដូច​គូទ​សង្រែក​ហើយ​យោគ​ទៅ​យោគ​មក ហៅ លេង​កាច់​សង្រែ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០២</text:p>
          </table:table-cell>
          <table:table-cell table:style-name="តារាង1.A2" office:value-type="string">
            <text:p text:style-name="P6">កាញ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32">គិត​គ្នេរ​ដោយ​ពិនិត្យ​ពិច័យ : កាញ់​គ្នេរ, គិត​កាញ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>កាញ់​គ្នេរ គិត​កាញ់</text:p>
          </table:table-cell>
        </table:table-row>
        <table:table-row>
          <table:table-cell table:style-name="តារាង1.A2" office:value-type="string">
            <text:p text:style-name="P5">៤០៣</text:p>
          </table:table-cell>
          <table:table-cell table:style-name="តារាង1.A2" office:value-type="string">
            <text:p text:style-name="P6">កាត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ឈ្មោះ​ប្រេង​មួយ​យ៉ាង​កើត​ក្នុង​ដី សម្រាប់​ប្រើ​ដុត, អុជ ជា​ប្រេង​វិសេស​ដែល​មក​ពី​នានា​ប្រទេស : ប្រេង​កាត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>ប្រេង​កាត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(carte កាត៌ ឬ​ការ្តិ៍) បង្កាន់​ដៃ​ពន្ធ​ថ្លៃ​ខ្លួន ឬ​ពន្ធ​ថ្លៃ​វត្ថុ : កាត​ពន្ធ​ខ្លួន, កាត​ពន្ធ​ទូក, ខ្វះ​ប្រាក់​បង់​កាត, បាត់​កាត ។ល។ ក្នុង​សម័យ​នេះ មិន​ប្រើ​ទេ, ប្រើ​ពាក្យ​ប័ណ្ណ, អត្តសញ្ញាណប័ណ្ណ​វិញ​ហ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០៤</text:p>
          </table:table-cell>
          <table:table-cell table:style-name="តារាង1.A2" office:value-type="string">
            <text:p text:style-name="P6">កាត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32">(កឌ (ក័ឌ) “ហែក, ផ្តាច់,...”) ផ្តាច់​ដោយ​ប្រដាប់​មាន​មុខ​មុត​មាន​កន្ត្រៃ, រណារ​ជាដើម : កាត់​ឈើ, កាត់​សក់, កាត់​សំពត់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32">ដែល​កើត​អំពី​មាតា​បិតា​ជាតិ​ទីទៃ​ពី​គ្នា ឬ​អំពី​មេបា​ដែល​មាន​ជាតិ ឬ​ទ្រង់ទ្រាយ​ទីទៃ​ពី​គ្នា : កូន​កាត់, កូន​នេះ​កាត់​ទៅ​ខាង​ម្ត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32"><text:s/>កូនកាត់​</text:p>
          </table:table-cell>
        </table:table-row>
        <table:table-row>
          <table:table-cell table:style-name="តារាង1.A2" office:value-type="string">
            <text:p text:style-name="P5">៤០៥</text:p>
          </table:table-cell>
          <table:table-cell table:style-name="តារាង1.A2" office:value-type="string">
            <text:p text:style-name="P6">កាត់កា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32">បោះបង់​លែង​រាប់​អាន​តទៅ : អាពុក​កាត់​កាល់​កូន​ប្រុស​ស្រី​ដែល​មិន​តាម​ដំបូន្មាន; បើ​ទុក​ជា​ម៉ែ​កាត់​កាល់​ខ្ញុំ​ៗ ក៏​មិន​ចោល​ម៉ែ ពីព្រោះ​ម៉ែ​មាន​គុណ​នឹង​ខ្ញុំ​ធ្ងន់​ណាស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០៦</text:p>
          </table:table-cell>
          <table:table-cell table:style-name="តារាង1.A2" office:value-type="string">
            <text:p text:style-name="P6">កាតព្វកិច្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តាប់ពៈកិច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ម. ព. ករណីយ​កិច្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០៧</text:p>
          </table:table-cell>
          <table:table-cell table:style-name="តារាង1.A2" office:value-type="string">
            <text:p text:style-name="P6">កាត់សា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32">កាត់​ទៅ​មក​ញយ​ៗ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០៨</text:p>
          </table:table-cell>
          <table:table-cell table:style-name="តារាង1.A2" office:value-type="string">
            <text:p text:style-name="P6">កាត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បាយ​ហាល, បាយ​ក្រៀម សម្រាប់​ទុក​បរិភោគ​ក្នុង​គ្រា​អំណត់ ឬ​ក្នុង​គ្រា​មាន​ដំណើរ​ឆ្ងាយ​ដាច់​ពី​ភូមិ​លំនៅ; ពាក្យ​នេះ​ក្លាយ​មក​ពី​ពាក្យ​សៀម លាវ ថា “ខាវតាក <text:s/>ប្រែ​ថា បាយ​ហាល (ម. ព. នេះ​ទៀត​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០៩</text:p>
          </table:table-cell>
          <table:table-cell table:style-name="តារាង1.A2" office:value-type="string">
            <text:p text:style-name="P6">កាត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ដឹក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(ការ្តិក) ។ <text:s/>ម. ព. កត្តិ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០</text:p>
          </table:table-cell>
          <table:table-cell table:style-name="តារាង1.A2" office:value-type="string">
            <text:p text:style-name="P6">កាតឹ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32">មួក​ពួក​អ្នក​កាន់​សាសនា​មហា​ម៉ាត់ មាន​សណ្ឋាន​ដូច​ក្លង​មួយ​កំណាត់ (ម. ព. កន្តឹប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១</text:p>
          </table:table-cell>
          <table:table-cell table:style-name="តារាង1.A2" office:value-type="string">
            <text:p text:style-name="P6">កាត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 </text:p>
          </table:table-cell>
          <table:table-cell table:style-name="តារាង1.D2" office:value-type="string">
            <text:p text:style-name="P32">ប្រដាប់​ត្បាញ​ដោយ​លួស​ស្ពាន់​ល្អិត មាន​កណ្ដាប់​ជុំ​វិញ​ខ្ពស់​​ឡើង​ មាន​សណ្ឋាន​ជា​តៅ​សម្រាប់​រែង​វត្ថុ​ជា​ផង់ មាន​ម្សៅ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២</text:p>
          </table:table-cell>
          <table:table-cell table:style-name="តារាង1.A2" office:value-type="string">
            <text:p text:style-name="P6">កាត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នំ​ស្ងោរ វេច​ខ្ចប់​អង្ករ​ដំណើប​ដោយ​ស្លឹក​ត្នោត : ស្ងោរ​កាតំ; ពាក្យ​នេះ​ក្លាយ​មក​ពី​ពាក្យ​សៀម លាវ ថា <text:s/>“ខាវតុម” ប្រែ​ថា អង្ករ​ស្ងោ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៣</text:p>
          </table:table-cell>
          <table:table-cell table:style-name="តារាង1.A2" office:value-type="string">
            <text:p text:style-name="P6">កាន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ចាប់​ខ្ជាប់ : កាន់​ដំបង, កាន់​ឆត្រ <text:s/>។ ប្រកាន់​ការ ចាប់​ការ​ដោយ​មុខ​ៗ : <text:s/>កាន់​ការ​ណា​ត្រូវ​ធ្វើ​ការ​នោះ​ឲ្យ​ហ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៤</text:p>
          </table:table-cell>
          <table:table-cell table:style-name="តារាង1.A2" office:value-type="string">
            <text:p text:style-name="P6">កាន់ត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ិ.</text:p>
          </table:table-cell>
          <table:table-cell table:style-name="តារាង1.D2" office:value-type="string">
            <text:p text:style-name="P13">រឹងរឹត, រឹតតែ : កាន់​តែ​ខ្លាំង​ឡើង, កាន់​តែ​ស្គម​ទៅ, កាន់​តែ​ធាត់​ឡើង, កាន់​តែ​ហ៊ាន​ឡ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៥</text:p>
          </table:table-cell>
          <table:table-cell table:style-name="តារាង1.A2" office:value-type="string">
            <text:p text:style-name="P6">កា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ខ្នោះ​សម្រាប់​រឹត​គាប : កាប​រទេ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៦</text:p>
          </table:table-cell>
          <table:table-cell table:style-name="តារាង1.A2" office:value-type="string">
            <text:p text:style-name="P6">កាប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ឧ.</text:p>
          </table:table-cell>
          <table:table-cell table:style-name="តារាង1.D2" office:value-type="string">
            <text:p text:style-name="P13">សូរ​សម្រែក​ទា : ទា​ស្រែក​ឮ​កាប​ៗ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៧</text:p>
          </table:table-cell>
          <table:table-cell table:style-name="តារាង1.A2" office:value-type="string">
            <text:p text:style-name="P6">កា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(កប្ប “សម្រេច, ផ្តាច់...”) ប្រហារ​ដោយ​គ្រឿង​មាន​មុខ​មុត មាន​ដាវ​និង​កាំបិត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៨</text:p>
          </table:table-cell>
          <table:table-cell table:style-name="តារាង1.A2" office:value-type="string">
            <text:p text:style-name="P6">កាប៊ីណេត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ខុទ្ទកាល័យ; ការិយាល័យ; គណៈ​រដ្ឋមន្ត្រី; ទី​ពិភាក្សា​ជំនុំ​ជម្រះ​របស់​ស្មា​ក្ដី, របស់​ចៅក្រ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១៩</text:p>
          </table:table-cell>
          <table:table-cell table:style-name="តារាង1.A2" office:value-type="string">
            <text:p text:style-name="P6">កាបូ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ប្រដាប់​ធ្វើ​ដោយ​ស្បែក​សម្រាប់​ដាក់​ប្រាក់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០</text:p>
          </table:table-cell>
          <table:table-cell table:style-name="តារាង1.A2" office:value-type="string">
            <text:p text:style-name="P6">កាព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របស់​ប្រៃ​ធ្វើ​ពី​គី និង​អំបិល​បុក​លាយ​គ្នា​ផ្អាប់​ទុក​សម្រាប់​ផ្សំ​អាហារ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១</text:p>
          </table:table-cell>
          <table:table-cell table:style-name="តារាង1.A2" office:value-type="string">
            <text:p text:style-name="P6">កាពិផ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កាពិ​ចៀ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២</text:p>
          </table:table-cell>
          <table:table-cell table:style-name="តារាង1.A2" office:value-type="string">
            <text:p text:style-name="P6">កាព្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ប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វ្យ) របៀប​ពាក្យ​ចួន​មាន​ឃ្លោង​ឃ្លា (កំណាព្យ) : ពាក្យ​កាព្យ, តែង​កាព្យ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ពាក្យ​កាព្យ តែង​កាព្យ </text:p>
          </table:table-cell>
        </table:table-row>
        <table:table-row>
          <table:table-cell table:style-name="តារាង1.A2" office:value-type="string">
            <text:p text:style-name="P5">៤២៣</text:p>
          </table:table-cell>
          <table:table-cell table:style-name="តារាង1.A2" office:value-type="string">
            <text:p text:style-name="P6">ក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េចក្ដី​ប្រាថ្នា, ចំណង់; ទ្រព្យ​សម្បត្តិ​និង​កិលេស​ដែល​សត្វ​តែង​ប្រាថ្នា ។ សព្ទ​នេះ​ប្រើ​ជា​បទ​សមាស​បាន​ជា​អនេក; <text:s/>បើ​រៀង​ពី​ខាង​ដើម​សព្ទ​ដទៃ អ. ថ. កាម៉ៈ ដូច​ជា កាមគុណ, កាម​តណ្ហា ជាដើម ។ កាម​គុណ ដំណើរ​ចំរើន​នៃ​សេចក្ដី​ប្រាថ្នា​នូវ​អារម្មណ៍​ទាំង ៥ គឺ រូប, សំឡេង, ក្លិន, រស, សម្ផស្ស ។ កាមច្ឆន្ទៈ <text:s/>(កាម-ម៉ាច់-ឆាន់-ទៈ) សេចក្ដី​ពេញ​ចិត្ត​ក្នុង​កាម ។ កាម​តណ្ហា ចំណង់​ចំពោះ​កាម, សេចក្ដី​ប្រាថ្នា​មិន​ចេះ​ចប់​ក្នុង​កាម ។ <text:s/>កាម​ទុក្ខ <text:s/>សេចក្ដី​លំបាក​ក្នុង​កាម, ទុក្ខ​ដែល​កើត​ឡីង​ព្រោះ​កាម ។ កាម​បង្កៈ (--ប៉័ង-កៈ) ភក់​គឺ​កាម ឬ​កាម​ដូច​ជា​ភក់ ។ កាម​បរិឡាហៈ (--ប៉ៈ-រិ-ឡា-ហៈ) សេចក្ដី​ក្ដៅ​ក្រហាយ, រោលរាល, អន្ទះអន្ទែង​ព្រោះ​កាម ។ កាម​ភព ភព​គឺ​កាម ឬ​ភព​ដែល​ប្រកប​ដោយ​កាម​គុណ​ទាំង ៥ , បាន​ដល់​ភព ១១ គឺ​ទេវ​លោក ៦, មនុស្ស​លោក ១, អបាយ​ភូមិ ៤ ។ កាម​ភោគិសេយ្យា <text:s/>(--សៃ-យ៉ា) ដំណេក​របស់​បុគ្គល​អ្នក​បរិភោគ​កាម (អ្នក​បរិភោគ​កាម​ច្រើន​ដេក​ផ្អៀង​ទៅ​ខាង​ឆ្វេង) តាម​អដ្ឋ​កថា សុត្តន្ត​បិដក ។ <text:s/>កាម​ភោគី <text:s/>អ្នក​បរិភោគ​កាម ។ ឥត្ថី. កាម​ភោគិនី <text:s/>។ កាម​យោគ <text:s/>សេចក្ដី​ប្រកប ឬ​ព្យាយាម​ក្នុង​កាម ។ កាម​រាគ តម្រេក​ក្នុង​កាម <text:s/>។ កាម​រាគានុស័យ <text:s/>កិលេស​យ៉ាង​ល្អិត ដែល​ដិត​ត្រាំ​ប្រចាំ​នៅ​ក្នុង​សន្ដាន គឺ​កាម​រាគ ។ កាម​រោគ រោគ​កើត​ឡើង​ព្រោះ​កាម ។ កាម​វិតក្ក (--វិ-តាក់-កៈ) សេចក្ដី​ត្រិះរិះ​ក្នុង​កាម ។ កាម​វិយោគ ការ​ព្រាត់​ប្រាស់​និរាស​ចាក​កាម ។ កាម​សិនេហៈ ឬ កាម​ស្នេហា សេចក្ដី​ស្រឡាញ់​​ជក់​ជាប់​ស្អិត​ក្នុង​កាម ។ កាម​សុខ <text:s/>សុខ​ក្នុង​កាម ឬ​សេចក្ដី​សប្បាយ​ដែល​កើត​ឡើង​អំពី​កាម ។ កាម​សុខល្លិកានុយោគ ការ​ប្រកប​រឿយ​ៗ ក្នុង​កាម​សុខ, ការ​ប្រព្រឹត្ត​ជាប់​ចិត្ត​ចំពោះ​កាម​សុខ ។ កាមាទីនវៈ (--ម៉ា-ទី-នៈ-វៈ) ឬ កាមាទីនព (--នប់) ទោស​នៃ​កាម, ទោស​ដែល​កើត​អំពី​កាម ។ កាមារម្មណ៍ អារម្មណ៍​គឺ​កាម ៦ យ៉ាង មាន​រូបារម្មណ៍​ជាដើម ។ កាមាវចរ <text:s/>ឈ្មោះ​ឋាន​សួគ៌ ៦ ជាន់ ឬ​ឈ្មោះ​ចិត្ត​ដែល​ត្រាច់​ទៅ​ក្នុង​កាម​ភព ឬ​ដែល​ចុះ​ស៊ប់​កាន់​កាម​ភព ។ កាមាសវៈ <text:s/>(--សៈ-វ៉ៈ) អាសវៈ​គឺ​កាម ។ កាមុបាទាន (-ប៉ា-) សេចក្ដី​ប្រកាន់​មាំ​ក្នុង​កាម ។ កាមុម្មត្តកៈ (កាម៉ុម-ម៉ាត់-តៈ-កៈ) អ្នក​ឆ្កួត​ព្រោះ​កាម ឬ​ដែល​ឆ្កួត, ដែល​វក់​ក្នុង​កាម ។ កាមេសនា ការ​ស្វែង​រក​កាម ។ កាមោឃៈ (--ឃៈ) អន្លង់​គឺ​កាម ឬ កាម​ដូច​ជា​អន្លង់ ។ល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៤</text:p>
          </table:table-cell>
          <table:table-cell table:style-name="តារាង1.A2" office:value-type="string">
            <text:p text:style-name="P6">កាម --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3">(មើល​ក្នុង​ពាក្យ កាម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៥</text:p>
          </table:table-cell>
          <table:table-cell table:style-name="តារាង1.A2" office:value-type="string">
            <text:p text:style-name="P6">ក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រូប​ដែល​ជា​ទី​ប្រជុំ​អាការ ៣២ មាន សក់, រោម, ក្រចក​ជាដើម រួម​ទាំងអស់​ហៅ​ថា កាយ ។ កាយ​គន្ថៈ (កាយ៉ៈ-គ័ន-ថៈ) ឈ្មោះ​កិលេស​មួយ​ពួក​ដែល​រួបរឹត​នូវ​កាយ​មាន​អភិជ្ឈា​កាយ​គន្ថៈ <text:s/>ជាដើម ។ កាយ​គតា​សតិ <text:s/>ស្មារតី​ដែល​តាំង​នៅ​ក្នុង​កាយ, សេចក្ដី​ពិចារណា​ក្នុង​រូប​កាយ ។ កាយប្បស្សទ្ធិ <text:s/>(កា-យ៉ាប់-ប៉័ស-សាត់-ធិ) សេចក្ដី​ស្ងប់​កាយ, សេចក្ដី​សុខ​ស្រួល​កាយ ។ កាយប្បសាទ (--ប៉ៈ-សាត) បសាទ​របស់​កាយ (ម. ព. បសាទ ផង) ។ កាយ​ពន្ធន៍ (--ពន់) ចីវរ​សម្រាប់​ចង​កាយ គឺ​វត្ថពន្ធន៍​ចង្កេះ ។ កាយ​មោនេយ្យៈ សេចក្ដី​ស្ងៀម​នៃ​កាយ គឺ​មិន​ប្រព្រឹត្ត​ទុច្ចរិត​ដោយ​កាយ ។ កាយ​ឫទ្ធិ <text:s/>ឫទ្ធិ​នៃ​កាយ ។ កាយ​វិកល <text:s/>ការ​វិកល​នៃ​រាង​កាយ, ការ​ខូច​ពិរា​ពិការ​នៃ​កាយ ។ កាយ​វិការ <text:s/>ការ​កម្រើក​នៃ​កាយ, ចលនា​នៃ​កាយ ។ កាយ​វិញ្ញត្តិ <text:s/>(ម. ព. កាយ​វិការ) ។ កាយ​វិញ្ញាណ សេចក្ដី​ដឹង​ច្បាស់​នូវ​អារម្មណ៍ តាម​ទ្វារ​កាយ គឺ​កាយ​ធាតុ​និង​ផោដ្ឋព្វ​ធាតុ​ដែល​មាន​ការ​ប៉ះ​ទង្គិច​គ្នា​នាំ​ឲ្យ​កើត​សេចក្ដី​ដឹង​ឡើង ។ កាយ​វិវេក សេចក្ដី​ស្ងប់​ស្ងាត់​នៃ​កាយ (ម. ព. វិវេក) ។ កាយ​សម្ផស្ស ការ​ប៉ះ​ពាល់​នូវ​ផោដ្ឋព្វារម្មណ៍​ដោយ​កាយ ។ កាយ​សុខ សេចក្ដី​សុខ​កាយ ។ កាយ​សោចេយ្យៈ សេចក្ដី​ស្អាត​នៃ​កាយ គឺ​ការ​មិន​ប្រព្រឹត្ត​ធ្វើ​អំពើ​ទុច្ចរិត​ដោយ​កាយ ។ <text:s/>កាយានុបស្សនា ការ​ពិចារណា​ឃើញ​រឿយ​ៗ នូវ​កាយ​ថា​ជា​រូប​មិន​ទៀង​ជាដើម ។ កាយិក​ទុក្ខ (កា-យិ-កៈ--) សេចក្ដី​លំបាក​ដែល​ប្រព្រឹត្ត​ទៅ​ក្នុង​កាយ, ទុក្ខ​ខាង​រូប​កាយ ។ កាយិក​សុខ សេចក្ដី​សុខ​ខាង​រូប​កាយ ។ល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៦</text:p>
          </table:table-cell>
          <table:table-cell table:style-name="តារាង1.A2" office:value-type="string">
            <text:p text:style-name="P6">កាយ --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3">(មើល​ក្នុង​ពាក្យ កាយ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៧</text:p>
          </table:table-cell>
          <table:table-cell table:style-name="តារាង1.A2" office:value-type="string">
            <text:p text:style-name="P6">កាណ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រ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ណ៌ “ត្រចៀក”) សព្វ​ថ្ងៃ​ប្រើ​ជា​រាជ​សព្ទ : <text:span text:style-name="T22">ព្រះ​កាណ៌</text:span> “ត្រចៀក​ស្ដេច”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pan text:style-name="T22">ព្រះកាណ៌</text:span> </text:p>
          </table:table-cell>
        </table:table-row>
        <table:table-row>
          <table:table-cell table:style-name="តារាង1.A2" office:value-type="string">
            <text:p text:style-name="P5">៤២៨</text:p>
          </table:table-cell>
          <table:table-cell table:style-name="តារាង1.A2" office:value-type="string">
            <text:p text:style-name="P6">កាប៌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របាស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ម. ព. កប្បា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២៩</text:p>
          </table:table-cell>
          <table:table-cell table:style-name="តារាង1.A2" office:value-type="string">
            <text:p text:style-name="P6">ការ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មូរ​សរសៃ​សូត្រ, សរសៃ​អំបោះ​ជាដើម​ដោយ​ខ្នារ : ការ​សូត្រ, ការ​អំបោះ...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ារសូត្រ ការអំបោះ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បិទ​បាំង, រាំងរា, ឃាត់​ខាំង, ការ​មិន​ឲ្យ​សត្រូវ​ចូល​មក, ការ​ខ្លួន, មេ​មាន់​ការ​កូន...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ារ​ខ្លួន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រៀបចំ​អាវាហ​វិវាហ​មង្គល, ផ្សំ​ផ្គុំ​បុរស​និង​ស្ត្រី​ឲ្យ​បាន​ជា​គូ​ស្វាមី​ភរិយា : <text:s/>ការ​កូន, ការ​ក្មួយ, ស៊ី​ការ...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៤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យ៌ ឬ ការ្យ) កិច្ច ឬ អំពើ​ដែល​ត្រូវ​ធ្វើ : ធ្វើ​ការ, មាន​ការ, ការ​អ្វី​ខ្លះ ?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៥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ពាក្យ​សម្រាប់​ប្រើ​ដាក់​ខាង​ដើម​ពាក្យ​ដែល​ជា​កិរិយា​សព្ទ​ផ្សេង​ៗ ដើម្បី​ធ្វើ​ឲ្យ​ទៅ​ជា​នាម​ស័ព្ទ ដូច​ជា : សំពះ (កិ.) ការ​សំពះ (ន.) 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០</text:p>
          </table:table-cell>
          <table:table-cell table:style-name="តារាង1.A2" office:value-type="string">
            <text:p text:style-name="P6">ការក​ន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រៈ-កៈ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នាម​សព្ទ​ដែល​ជា​ឈ្មោះ​មនុស្ស ឬ​សត្វ អ្នក​ទទួល​សម្រេច​នូវ​អំពើ​ដោយ​ខ្លួន​ឯង ដូច​ជា “អ្នក​ធ្វើ”, “អ្នក​ឲ្យ” យ៉ាង​នេះ​ជាដើម​ហៅ​ថា ការក​នា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១</text:p>
          </table:table-cell>
          <table:table-cell table:style-name="តារាង1.A2" office:value-type="string">
            <text:p text:style-name="P6">ការកេ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ឈើ​ផ្កា​មួយ​ប្រភេទ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២</text:p>
          </table:table-cell>
          <table:table-cell table:style-name="តារាង1.A2" office:value-type="string">
            <text:p text:style-name="P6">ការង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កិច្ច​ដែល​ត្រូវ​ធ្វើ​តាម​មុខងារ​របស់​ខ្លួន : ធ្វើ​ការងារ, មាន​ការង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៣</text:p>
          </table:table-cell>
          <table:table-cell table:style-name="តារាង1.A2" office:value-type="string">
            <text:p text:style-name="P6">ការដ្ឋា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រ៉ាត់-ឋាន</text:p>
          </table:table-cell>
          <table:table-cell table:style-name="តារាង1.D2" office:value-type="string">
            <text:p text:style-name="P10"><text:s/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កន្លែង​ធ្វើ​ការងារ, ទី​នៃ​ការងា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៤</text:p>
          </table:table-cell>
          <table:table-cell table:style-name="តារាង1.A2" office:value-type="string">
            <text:p text:style-name="P6">ការណ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រណ) ហេតុ, ដំណើរ : ទាស់​ការណ៍​ហើយ​ឯង, សេចក្ដី​រាយ-ការណ៍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៥</text:p>
          </table:table-cell>
          <table:table-cell table:style-name="តារាង1.A2" office:value-type="string">
            <text:p text:style-name="P6">ការន្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្រៈ​ជា​ទី​បំផុត​នៃ​អក្ខរៈ, សព្ទ​ថា “កញ្ញា, កថា, គាថា, បញ្ញា, វាចា, សាលា” ជា អាការន្ត ឥត្ថី​លិង្គ (តាម​ដំណើរ​ភាសា​បាលី)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៦</text:p>
          </table:table-cell>
          <table:table-cell table:style-name="តារាង1.A2" office:value-type="string">
            <text:p text:style-name="P6">ការព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ឃាត់​ខាំង, រាំងរា, មិន​ឲ្យ​សត្រូវ​ចូល​ដល់​ខ្លួន ឬ​ដល់​លំនៅ ដោយ​គ្រឿង​អាវុធ ឬ​គ្រឿង​រាំង​មាន​របង​និង​កំពែង​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៧</text:p>
          </table:table-cell>
          <table:table-cell table:style-name="តារាង1.A2" office:value-type="string">
            <text:p text:style-name="P6">ការ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រ៉ាត់</text:p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តម្លឹង​ត្បូង​ទម្ងន់ ២០៥ មិល្លីក្រាម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៣៨</text:p>
          </table:table-cell>
          <table:table-cell table:style-name="តារាង1.A2" office:value-type="string">
            <text:p text:style-name="P6">ការិយ​កម្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រ៉ិ-យ៉ៈកាំ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កិច្ចការ ឬ​ការងារ​ដែល​គេ​ត្រូវ​ធ្វើ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  <text:p text:style-name="P5">៤៣៩</text:p>
          </table:table-cell>
          <table:table-cell table:style-name="តារាង1.A2" office:value-type="string">
            <text:p text:style-name="P6"/>
            <text:p text:style-name="P6"/>
            <text:p text:style-name="P6">ការិយ​បរិច្ឆេទ</text:p>
            <text:p text:style-name="P6"/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/>
            <text:p text:style-name="P10">--ប៉ៈ-រ៉ិចឆែត</text:p>
          </table:table-cell>
          <table:table-cell table:style-name="តារាង1.D2" office:value-type="string">
            <text:p text:style-name="P10"/>
            <text:p text:style-name="P10">បា.</text:p>
          </table:table-cell>
          <table:table-cell table:style-name="តារាង1.D2" office:value-type="string">
            <text:p text:style-name="P25"/>
            <text:p text:style-name="P25">ន.</text:p>
          </table:table-cell>
          <table:table-cell table:style-name="តារាង1.D2" office:value-type="string">
            <text:p text:style-name="P13">ការ​កំណត់ ឬ​កម្រិត​នៃ​កិច្ច​ការ​ដែល​ត្រូវ​ធ្វើ; កំណត់​រយៈ​កាល​នៃ​កិច្ច​ប្រតិបត្តិ​ការ​ខាង​ហិរញ្ញ​វត្ថុ, សម័យ​នៃ​ការ​ប្រព្រឹត្តិ​ទៅ​របស់​ថវិកា​ : ក្នុង​ការិយ​បរិច្ឆេទ ១៩៦២ នេះ គប្បី​បន្ថយ​មុខ​ចំណាយ​ខ្លះ ដែល​មិន​ជា​ការ​ចាំ​បាច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០</text:p>
          </table:table-cell>
          <table:table-cell table:style-name="តារាង1.A2" office:value-type="string">
            <text:p text:style-name="P6">ការិយាល័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  <text:p text:style-name="P10">--យ៉ា-ល៉ៃ</text:p>
          </table:table-cell>
          <table:table-cell table:style-name="តារាង1.D2" office:value-type="string">
            <text:p text:style-name="P10"/>
            <text:p text:style-name="P10">បា.</text:p>
          </table:table-cell>
          <table:table-cell table:style-name="តារាង1.D2" office:value-type="string">
            <text:p text:style-name="P25"/>
            <text:p text:style-name="P25">ន.</text:p>
          </table:table-cell>
          <table:table-cell table:style-name="តារាង1.D2" office:value-type="string">
            <text:p text:style-name="P13">(ការិយ + អាលយ) ទី​កន្លែង​ធ្វើ​ការ, កន្លែង​ដែល​មាន​តុ, មាន​គ្រឿង​សម្ភារៈ​សម្រាប់​ធ្វើ​ការ, ទៅ​កាន់​ការិយាល័យ, នាយការិយាល័យ, នាយក​ការិយាល័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នាយ​ការិយាល័យ</text:p>
          </table:table-cell>
        </table:table-row>
        <table:table-row>
          <table:table-cell table:style-name="តារាង1.A2" office:value-type="string">
            <text:p text:style-name="P5">៤៤១</text:p>
          </table:table-cell>
          <table:table-cell table:style-name="តារាង1.A2" office:value-type="string">
            <text:p text:style-name="P6">ការ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រី</text:p>
          </table:table-cell>
          <table:table-cell table:style-name="តារាង1.D2" office:value-type="string">
            <text:p text:style-name="P10">ឥ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គ្រឿង​សម្ល ១ យ៉ាង មក​ពី​ស្រុក​ក្លិង្គ; សម្ល​ដែល​ស្ល​ដាក់​គ្រឿង​នោះ ក៏​ហៅ សម្ល​ការី ដែ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២</text:p>
          </table:table-cell>
          <table:table-cell table:style-name="តារាង1.A2" office:value-type="string">
            <text:p text:style-name="P6">ការ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រ៉ី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អ្នក​ធ្វើ, អ្នក​ធ្វើ​ការងារ ។ ឥត្ថី. ការិន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៣</text:p>
          </table:table-cell>
          <table:table-cell table:style-name="តារាង1.A2" office:value-type="string">
            <text:p text:style-name="P6">ការុ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ប្រដាប់​សម្រាប់​ច្រក​អ្វី​ៗ ពួក​ស្បោង, បាវ, ប៉ូវតេ ត្បាញ​ដោយ​ស្លឹក​ជ្រៃ ឬ​ដោយ​ចចូត​ជាដើម មាន​បាត​សំប៉ែត មាន​រាង​ជ្រៅ : អង្ករ​មួយ​ការុ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៤</text:p>
          </table:table-cell>
          <table:table-cell table:style-name="តារាង1.A2" office:value-type="string">
            <text:p text:style-name="P6">ការុញ្ញ​ចិត្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រ៉ុញ-ញ៉ៈ-ចិត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រុញ្ញ + ចិត្ត) ចិត្ត​ប្រកប​ដោយ​ករុណា, ចិត្ត​ដែល​មាន​សេចក្ដី​អាណិត​អាសូ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៥</text:p>
          </table:table-cell>
          <table:table-cell table:style-name="តារាង1.A2" office:value-type="string">
            <text:p text:style-name="P6">ការុញ្ញ​ភាព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ភាប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រុញ្ញ + ភាវ) ភាព​នៃ​ចិត្ត​ដែល​មាន​ករុណា, សេចក្ដី​អាណិត​អាសូ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៦</text:p>
          </table:table-cell>
          <table:table-cell table:style-name="តារាង1.A2" office:value-type="string">
            <text:p text:style-name="P6">ការុណ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ណិ-កៈ ឬ --ណិ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13">អ្នក​មាន​ករុណា ឬ ដែល​មាន​ករុណ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</text:p>
          </table:table-cell>
          <table:table-cell table:style-name="តារាង1.A2" office:value-type="string">
            <text:p text:style-name="P6">កាល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គ្រា, ពេល, សម័យ : កាល​នោះ, កាល​ពី​ឆ្នាំ​មុន, កាល​ដែល​ខ្ញុំ​ធ្វើ​ការ ។ កាល​បរិច្ឆេទ (កាលៈ--) ន. (បា.) ការ​កំណត់​ពេល, ការ​កម្រិត​នៃ​ថ្ងៃ​ខែ​ឆ្នាំ ។ កាល​វិបត្តិ <text:s text:c="2"/>(--វិបាត់) ការ​ប្រែប្រួល​នៃ​កាល, ការ​ខូច​វេលា, ដំណើរ​ខុស​កាល ។ ព. ផ្ទ. កាល​សម្បត្តិ ។ កាល​វិភាគ ការ​ចែក​កាល, ការ​បែង​ចែក​វេលា ដើម្បី​ធ្វើ​ការងារ​ឲ្យ​បាន​ស្រួល, ការ​ចែក​មុខ​ការ​ទៅ​តាម​កាល​វេលា ។ កាល​សម្បត្តិ <text:s/>ការ​សម​ប្រកប​ដោយ​កាល, ការ​ត្រូវ​ទំនង​តាម​វេលា, ដំណើរ​ដែល​ត្រូវ​តាម​កាល​សម័យ ។ ព. ផ្ទ. កាល​វិបត្តិ ។ កាលានុកាល <text:s/>កាល​តាម​លំដាប់​កាល, មួយ​ដង​មួយ​កា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ាលនោះ កាលបរិច្ឆេទ <text:s/>កាលវិបត្តិ​កាលសម្បត្តិ​​</text:p>
            <text:p text:style-name="P13">កាល​វិភាគ កាលានុកាល មួយ​ដង​មួយ​កាល​ 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មច្ចុ, មច្ចុរាជ, សេចក្ដី​ស្លាប់ : ព្រះ​កាល​តែង​ផ្តាប់ផ្តិល​នូវ​អាយុ​សង្ខារ​នៃ​សត្វ​លោក ឥត​មាន​រើស​មុខ​ឡើ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៨</text:p>
          </table:table-cell>
          <table:table-cell table:style-name="តារាង1.A2" office:value-type="string">
            <text:p text:style-name="P6">កាលកិរិយ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ល៉ៈ-កិ-រ៉ិ-យ៉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េចក្ដី​ស្លាប់ : ធ្វើ​កាល​កិរិយ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៤៩</text:p>
          </table:table-cell>
          <table:table-cell table:style-name="តារាង1.A2" office:value-type="string">
            <text:p text:style-name="P6">កាលៈទេស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ល “គ្រា, ពេល, សម័យ” + ទេស “ស្រុក, ប្រទេស”) កាល​សម័យ​របស់​ស្រុក​ទេស; កាល​និង​ប្រទេស : មុន​នឹង​ប្រកប​មុខ​របរ​ផ្សេង​ៗ គប្បី​ពិចារណា​លៃលក​មើល​ឲ្យ​សមរម្យ​ទៅ​តាម​កាលៈ-ទេសៈ ។ ពាក្យ​នេះ សម័យ​សព្វ​ថ្ងៃ គេ​ច្រើន​ប្រើ​សំដៅ​ន័យ​ថា <text:s/>“ហេតុ​ការណ៍​ចម្លែក, ប្រវត្តិ​ហេតុ, ព្រឹត្តិការណ៍​ផ្សេង​ៗ, ការ​វិបរិត​ប្រែប្រួល”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០</text:p>
          </table:table-cell>
          <table:table-cell table:style-name="តារាង1.A2" office:value-type="string">
            <text:p text:style-name="P6">កាល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ពាន​គ្នា; ពាក្យ​សម្រាប់​និយាយ​ចំពោះ​សត្វ​ចង់​គ្នា : គោ​កាល់​ញី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តម្រឹម : កាល់​ជើង​សក់ ។ ខារខាំង​មិន​ឲ្យ​ច្រឡូកច្រឡំ​លាយ​គ្នា : គោ​កាល់​ហ្វូង (ម. ព. ការពារ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១</text:p>
          </table:table-cell>
          <table:table-cell table:style-name="តារាង1.A2" office:value-type="string">
            <text:p text:style-name="P6">កាលិ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លិ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របស់​ដែល​កើត​ឡើង​តាម​កាល, វត្ថុ​ដែល​ប្រើប្រាស់​បាន​តាម​កាល​វេលា ។ កាលិក​មាន ៤ យ៉ាង​គឺ យាវ​កាលិក, យាម​កាលិក, សត្តាហ​កាលិក, យាវ​ជីវិក (ម. ព. ទាំង​នេះ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២</text:p>
          </table:table-cell>
          <table:table-cell table:style-name="តារាង1.A2" office:value-type="string">
            <text:p text:style-name="P6">កាលិកប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លិ-កៈ-បាត់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ារពត៌មាន, ទស្សនាវដ្ដី ឬ​សៀវភៅ​ដែល​ផ្សាយ​ចេញ​តាម​កំណត់​កាល​ទៀងទាត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៣</text:p>
          </table:table-cell>
          <table:table-cell table:style-name="តារាង1.A2" office:value-type="string">
            <text:p text:style-name="P6">កាវ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40">ទាញ​យក​មក, ទាញ​ដោយ​ត្វាង, ដោយ​ប្រដាប់​សម្រាប់​កាវ​ផ្សេង​ៗ : កាវ​ស្លឹក​ចេ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វត្ថុ​ស្អិត​ធ្វើ​ដោយ​ស្បែក​គោ, ស្បែក​ក្របី ឬ ដោយ​ជ័រ​ស្អិត​ផ្សេង​ៗ សម្រាប់​បិទ​ឈើ ឬ ក្រដាស 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គ្រឿង​ប្រដាប់​ពាក់​ត្រចៀក​ធ្វើ​ដោយ​មាស ឬ​ប្រាក់ មាន​ក្បាល​កញ្ចុំ មាន​ទង​ខ្វេរ​ជា​តម្ព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៤</text:p>
          </table:table-cell>
          <table:table-cell table:style-name="តារាង1.A2" office:value-type="string">
            <text:p text:style-name="P6">កាស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បង្ខិត​ចូល​ឲ្យ​ញឹក ឬ​បង្ខិត​ចេញ​ឲ្យ​ស្រឡះ, ឲ្យ​ស្រដាស់ : កាស​បន្ទោះ​ឫស្សី ឬ កាស​រនាប; អង្គុយ​កាស​ឲ្យ​ជិត​ៗ​គ្នា​បន្តិច​ទៅ ដើម្បី​ឲ្យ​បាន​ចុះ​គ្នា​ច្រើ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រូបិយ​វត្ថុ​សម្រាប់​ចាយ មាន​សណ្ឋាន​មូល ប្រហោង​កណ្ដាល ៤ ជ្រុង ធ្វើ​ដោយ​ស្ពាន់, ទង់ដែង, សាំង្កសី, មក​អំពី​ស្រុក​ចិន ឬ​ស្រុក​អណ្ណាម; សព្វ​ថ្ងៃ​ក្នុង​ដែន​កម្ពុជា លែង​ប្រើ​រូបិយ​វត្ថុ​នេះ​តាំង​អំពី​មាន​សេ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គជ់​មនុស្ស, គជ់​ដំរ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៥</text:p>
          </table:table-cell>
          <table:table-cell table:style-name="តារាង1.A2" office:value-type="string">
            <text:p text:style-name="P6">កាស​អង្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ប្រាក់​បៀវត្ស​សម្រាប់​ថ្លៃ​អង្ករ​របស់​អ្នក​រាជការ​ខ្មែរ​ពី​ដើម ក្នុង​ព្រះ​បរម​រាជ​វាំង ក្នុង ១ ខែ​ៗ បើក​តាម​ចំនួន​គ្រួសារ​របស់​ខ្លួន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៦</text:p>
          </table:table-cell>
          <table:table-cell table:style-name="តារាង1.A2" office:value-type="string">
            <text:p text:style-name="P6">កាសាវពស្រ្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-សា-វៈ-ព័ស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សាវវស្រ្ត) សំពត់​ជ្រលក់​ទឹក​អម្ចត់ ពណ៌​លឿង​សម្រាប់​សមណៈ​ក្នុង​ព្រះ​ពុទ្ធ​សាសនា​ប្រើប្រាស់; សព្វ​ថ្ងៃ​ច្រើន​ហៅ​ក្លាយ​មក​ជា “កាសាវភស្រ្ត”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៧</text:p>
          </table:table-cell>
          <table:table-cell table:style-name="តារាង1.A2" office:value-type="string">
            <text:p text:style-name="P6">កាសែ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gazette) សារពត៌មាន, សេចក្ដី​ផ្សាយ​ដំណឹង​ផ្សេង​ៗ : អាន​កាសែត, រឿង​ក្នុង​កាសែត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៨</text:p>
          </table:table-cell>
          <table:table-cell table:style-name="តារាង1.A2" office:value-type="string">
            <text:p text:style-name="P6">កាហ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ត្រី​រំអិល​មួយ​ប្រភេទ រូប​ធំ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៥៩</text:p>
          </table:table-cell>
          <table:table-cell table:style-name="តារាង1.A2" office:value-type="string">
            <text:p text:style-name="P6">កាហ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ត្រី​ស្រកា​មួយ​ប្រភេទ ចុង​កន្ទុយ​ក្រហម សណ្ឋាន​ដូច​គ្នា​នឹង​ត្រី​ផ្កា​ចារ តែ​ធំ​ជា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០</text:p>
          </table:table-cell>
          <table:table-cell table:style-name="តារាង1.A2" office:value-type="string">
            <text:p text:style-name="P6">កាហ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ត្រី​ស្រកា​មួយ​ប្រភេទ រូប​ធំ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១</text:p>
          </table:table-cell>
          <table:table-cell table:style-name="តារាង1.A2" office:value-type="string">
            <text:p text:style-name="P6">កាឡកណ្ណ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ាលករ្ណី) មនុស្ស​ឥត​បុណ្យ, មនុស្ស​ចង្រៃ (ម. ព. កាឡកិណី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២</text:p>
          </table:table-cell>
          <table:table-cell table:style-name="តារាង1.A2" office:value-type="string">
            <text:p text:style-name="P6">កាឡកិណ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ាល-កិ-ណី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មនុស្ស​ធ្វើ​នូវ​និស្ស័យ​នៃ​ខ្លួន​ឲ្យ​ប្រាកដ​ស្មើ​ដោយ​វត្ថុ​ពណ៌​ខ្មៅ : មនុស្ស​កាឡកិណី គឺ​មនុស្ស​ចិត្ត​ខ្មៅ. មនុស្ស​ចង្រៃ : ស្រី​កាឡកិណី​ គឺ​ស្រី​ចិត្ត​ខ្មៅ, ស្រី​ចង្រៃ : មេ​ស្រី​កាឡកិណី, មនុស្ស​កាឡកិណី (ពាក្យ​នេះ​ក្លាយ​មក​ពី​ពាក្យ “កាឡកណ្ណី” )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៣</text:p>
          </table:table-cell>
          <table:table-cell table:style-name="តារាង1.A2" office:value-type="string">
            <text:p text:style-name="P6">កាឡ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ប្លែង​ខ្លួន, និម្មិត​ខ្លួន​ឲ្យ​ប្លែក​ពី​ប្រក្រតី : យក្ស​កាឡា​ខ្លួន​ជា​ប្រើស​មា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៤</text:p>
          </table:table-cell>
          <table:table-cell table:style-name="តារាង1.A2" office:value-type="string">
            <text:p text:style-name="P6">កាឡាប៉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ស្រុក​ជ្វា ។ ឈ្មោះ​កាំបិត​មួយ​ប្រភេទ : កាំបិត​កាឡាប៉ា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ាំបិត​កាឡាប៉ា </text:p>
          </table:table-cell>
        </table:table-row>
        <table:table-row>
          <table:table-cell table:style-name="តារាង1.A2" office:value-type="string">
            <text:p text:style-name="P5">៤៦៥</text:p>
          </table:table-cell>
          <table:table-cell table:style-name="តារាង1.A2" office:value-type="string">
            <text:p text:style-name="P6">កាឡ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ឥ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ំពត់​ចំនួន ២០ ផ្ទាំង : សំពត់​មួយ​កាឡី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៦</text:p>
          </table:table-cell>
          <table:table-cell table:style-name="តារាង1.A2" office:value-type="string">
            <text:p text:style-name="P6">កាឡ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(កាហ្លៃ) ជ្រលក់​កែ​ប្រាក់​ទៅ​ជា​មាស, កែ​ស្ពាន់​ជា​ប្រាក់​ជាដើម ។ ន. របស់​ដែល​កាឡៃ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៧</text:p>
          </table:table-cell>
          <table:table-cell table:style-name="តារាង1.A2" office:value-type="string">
            <text:p text:style-name="P6">កិក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ឧ. </text:p>
          </table:table-cell>
          <table:table-cell table:style-name="តារាង1.D2" office:value-type="string">
            <text:p text:style-name="P13">សូរ​ឮ​ដោយ​សម្រែក​សត្វ​អ្វី​មួ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៨</text:p>
          </table:table-cell>
          <table:table-cell table:style-name="តារាង1.A2" office:value-type="string">
            <text:p text:style-name="P6">កិកកុ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 ឬ កិ.វិ.</text:p>
          </table:table-cell>
          <table:table-cell table:style-name="តារាង1.D2" office:value-type="string">
            <text:p text:style-name="P13">រំអុក : កុំ​កិកកុក, ក្មេង​យំ​កិកកុ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៦៩</text:p>
          </table:table-cell>
          <table:table-cell table:style-name="តារាង1.A2" office:value-type="string">
            <text:p text:style-name="P6">កិ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ដំបូល, ទូក ឬ​ផ្ទះ​មាន​ដំបូល​ពីរ​ថ្នាក់ : ទូក​កិង, ផ្ទះ​កិង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ទូក​កិង, ផ្ទះ​កិង </text:p>
          </table:table-cell>
        </table:table-row>
        <table:table-row>
          <table:table-cell table:style-name="តារាង1.A2" office:value-type="string">
            <text:p text:style-name="P5">៤៧០</text:p>
          </table:table-cell>
          <table:table-cell table:style-name="តារាង1.A2" office:value-type="string">
            <text:p text:style-name="P6">កិច្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្ឫត្យ) ការ​ដែល​ត្រូវ​ធ្វើ, អំពើ, ការ​រវល់ : ខ្ញុំ​មាន​កិច្ច​ច្រើន​ណាស់, ត្រូវ​សម្រេច​កិច្ច​ដែល​យើង​និយាយ​គ្នា​នោះ​ឲ្យ​ហើយ​ទៅ <text:s/>។ កិច្ច​សន្យា កិច្ច​ដែល​បាន​ណាត់​គ្នា, ដែល​បាន​សន្មត​គ្ន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១</text:p>
          </table:table-cell>
          <table:table-cell table:style-name="តារាង1.A2" office:value-type="string">
            <text:p text:style-name="P6">កិត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ជូត​ដោយ​ក្រដាស ឬ ឈើ​ខ្និត : កិត​អាចម ឬ កិត​អាចម៍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 វិ.</text:p>
          </table:table-cell>
          <table:table-cell table:style-name="តារាង1.D2" office:value-type="string">
            <text:p text:style-name="P13">ដែល​ប្រកិត​ជិត​គ្នា : តាម​កិត​ពី​ក្រោ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២</text:p>
          </table:table-cell>
          <table:table-cell table:style-name="តារាង1.A2" office:value-type="string">
            <text:p text:style-name="P6">កិតន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ិតៈ--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្ឫត &gt; ក្រឹត--) នាមនាម​ដែល​ចេញ​ពី​វិគ្រោះ​មក​ជា សាធនៈ ដូច​ជា​ ករ៑ + ណី &gt; ឦ &gt; ការី, ការិណី ឬ ការិនី; កម្ម (សទ្ទុបបទ) + ករ៑ + ណ &gt; អ &gt; កម្មការ, កម្ម + ករ៑ + អ &gt; កម្មករ;...។ ភាសា​ខ្មែរ​ដូច​ជា កើត &gt; កំណើត; កល់ &gt; កំណល់; កាច &gt; កំណាច; ខុស &gt; កំហុស; <text:s/>ខូច &gt; កំហូច; ខូង &gt; ក្រហូង; គរ &gt; គំនរ; គូរ &gt; គំនូរ; គុំ &gt; គំនុំ <text:s/>ប៉ុណ្ណោះ​ជាដើម ហៅ​ថា សាធនៈ ក៏​បាន (ម. ព. សាធនៈ ទៀត​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៣</text:p>
          </table:table-cell>
          <table:table-cell table:style-name="តារាង1.A2" office:value-type="string">
            <text:p text:style-name="P6">កិត​អាចម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ិត​អាច់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13">គម្រក់​ក្រៃ​ពេក​ទុក​ស្មើ​អ្វី​ៗ ដែល​គេ​កិត​អាចម៍ : ការ​កិត​អាចម៍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៤</text:p>
          </table:table-cell>
          <table:table-cell table:style-name="តារាង1.A2" office:value-type="string">
            <text:p text:style-name="P6">កិត្ត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ិត-តិ</text:p>
          </table:table-cell>
          <table:table-cell table:style-name="តារាង1.D2" office:value-type="string">
            <text:p text:style-name="P10">បា.; សំ. <text:s/>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ិរ្តិ ) សេចក្ដី​សរសើរ, សេចក្ដី​ថ្កុំថ្កើង, រុងរឿង, ល្បីល្បា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៥</text:p>
          </table:table-cell>
          <table:table-cell table:style-name="តារាង1.A2" office:value-type="string">
            <text:p text:style-name="P6">កិត្តិគុ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គុណ​គឺ​កេរ្ដិ៍​ឈ្មោះ, សេចក្ដី​ចម្រើន​ដោយ​កេរ្តិ៍​ឈ្មោះ​ពីរោះ​ពីស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៦</text:p>
          </table:table-cell>
          <table:table-cell table:style-name="តារាង1.A2" office:value-type="string">
            <text:p text:style-name="P6">កិត្តិនា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កេរ្តិ៍​ឈ្មោះ, នាម​ល្បីល្បា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៧</text:p>
          </table:table-cell>
          <table:table-cell table:style-name="តារាង1.A2" office:value-type="string">
            <text:p text:style-name="P6">កិត្តិយ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យស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យស​សក្តិ​ដែល​ល្បី​ទួទៅ, កេរ្តិ៍​ឈ្មោះ​ដ៏​រុងរឿ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៨</text:p>
          </table:table-cell>
          <table:table-cell table:style-name="តារាង1.A2" office:value-type="string">
            <text:p text:style-name="P6">កិត្តិសព្ទ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សាប់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ិរ្តិសព្ទ; កិត្តិសទ្ទ) សូរ​សរសើរ : ខ្ញុំ​បាន​ឮ​កិត្តិសព្ទ​អ្នក​ខ្ចរខ្ចាយ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៧៩</text:p>
          </table:table-cell>
          <table:table-cell table:style-name="តារាង1.A2" office:value-type="string">
            <text:p text:style-name="P6">កិត្យានុភាព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ិត-ត្យា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ិត្តិ + អានុភាវ) អានុភាព​នៃ​កេរ្តិ៍​ឈ្មោ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០</text:p>
          </table:table-cell>
          <table:table-cell table:style-name="តារាង1.A2" office:value-type="string">
            <text:p text:style-name="P6">កិ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សង្កត់​ឲ្យ​បែក : កិន​ស្រូវ, កិន​គ្រួស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១</text:p>
          </table:table-cell>
          <table:table-cell table:style-name="តារាង1.A2" office:value-type="string">
            <text:p text:style-name="P6">កិន្ន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ិន-ណរ- ឬ កិ-ណរ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បក្សី​មួយ​ប្រភេទ ថា​មាន​រូប​ដូច​មនុស្ស មាន​ស្លាប​ហើរ​បាន​ មាន​និយាយ​តែ​ក្នុង​រឿង​បុរាណ; ដែល​ហៅ​ថា កេនរ ឬ​កែណរ នេះ​ជា​ពាក្យ​ក្លាយ​មក​ពី​ពាក្យ​ថា កិន្នរ នេះ​ឯង ។ ឥត្ថី. កិន្នរី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២</text:p>
          </table:table-cell>
          <table:table-cell table:style-name="តារាង1.A2" office:value-type="string">
            <text:p text:style-name="P6">កិប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បន្លំ​លាក់​ទុក​ខ្លះ, គៃ​បំបាត់​យក​ខ្លះ : កិប​ប្រា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កិបប្រាក់ 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ប្រដាប់​ធ្វើ​ពី​លោហ​ជាតិ មាន​សណ្ឋាន​ជា​របៀប​ញី​ឈ្មោល​ សម្រាប់​ដាក់​ភ្ជាប់​សាច់​សំពត់ : ដាក់​កិប, ឡេវ​កិប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ដាក់កិប ឡេវកិប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គូទ​ការ៍ទូស​កាំភ្លើ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៣</text:p>
          </table:table-cell>
          <table:table-cell table:style-name="តារាង1.A2" office:value-type="string">
            <text:p text:style-name="P6">កិមិជាតិ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ជាត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្រិមិជាតិ) ជាតិ​នៃ​ដង្កូវ, កំណើត​ដង្កូវ, ពួក​ដង្កូវ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៤</text:p>
          </table:table-cell>
          <table:table-cell table:style-name="តារាង1.A2" office:value-type="string">
            <text:p text:style-name="P6">កិរ្តិ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3">( ម. ព. កេរ្តិ៍ 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៥</text:p>
          </table:table-cell>
          <table:table-cell table:style-name="តារាង1.A2" office:value-type="string">
            <text:p text:style-name="P6">កិរ្តិសព្ទ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3">(ម. ព. កិត្តិសព្ទ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៦</text:p>
          </table:table-cell>
          <table:table-cell table:style-name="តារាង1.A2" office:value-type="string">
            <text:p text:style-name="P6">កិរិយ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អំពើ; លំនាំ; ឫកពា : កិរិយា​ថ្វាយ​បង្គំ; ក្មេង​នេះ​មាន​កិរិយា​ល្អ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៧</text:p>
          </table:table-cell>
          <table:table-cell table:style-name="តារាង1.A2" office:value-type="string">
            <text:p text:style-name="P6">កិរិយា​វិសេសន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សែស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--វិសេសន) សព្ទ​ដែល​នាំ​កិរិយា​សព្ទ ឲ្យ​មាន​សេចក្ដី​ប្លែក​ជាង​ប្រក្រតី ដូច​ពាក្យ​ថា លឿន, ឆាប់, យឺត ។ល។ : ដើរ​លឿន, ដើរ​ឆាប់, ដើរ​យឺត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៨</text:p>
          </table:table-cell>
          <table:table-cell table:style-name="តារាង1.A2" office:value-type="string">
            <text:p text:style-name="P6">កិរិយា​សព្ទ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សាប់</text:p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ំដី​សំដែង​កិរិយា គឺ​ប្រាប់​អំពើ, លំនាំ ឬ សំដែង​ហេតុ​ឲ្យ​សម្រេច​កិច្ច​នោះ​ៗ ដូច​ពាក្យ​ថា : ដើរ, ឈរ, អង្គុយ, ដេក, ទៅ, មក, និយាយ, ឃើញ, ឮ, ស្ដាប់ <text:s/>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៨៩</text:p>
          </table:table-cell>
          <table:table-cell table:style-name="តារាង1.A2" office:value-type="string">
            <text:p text:style-name="P6">កិល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ទៅ​ដោយ​គូទ : គាត់​ដើរ​មិន​កើត​ទេ បើ​កិល​បន្តិច​ៗ លើ​ផ្ទះ​បាន​ <text:s/>(ម. ព. កកិល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អ្វី​ៗ ដែល​រំកិល​បាន : បន្ទាយ​កិល, ព្រះ​ពន្លា​កិល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បា. 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(កីល; ខីល) សសរ​ខឿន, គោល, បង្គោល​ដែល​បោះ​ជា​ចារឹក​ព្រំ​ប្រទល់​ដែន ឬ ស្រុក ។ល។ សសរ​កិល, បង្គោល​កិល, សីមា​កិល, (ម. ព. ឥន្រ្ទកីល ផង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០</text:p>
          </table:table-cell>
          <table:table-cell table:style-name="តារាង1.A2" office:value-type="string">
            <text:p text:style-name="P6">កិលេ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សេចក្ដី​សៅហ្មង​ចិត្ត : លះ​កិលេស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លះកិលេស</text:p>
          </table:table-cell>
        </table:table-row>
        <table:table-row>
          <table:table-cell table:style-name="តារាង1.A2" office:value-type="string">
            <text:p text:style-name="P5">៤៩១</text:p>
          </table:table-cell>
          <table:table-cell table:style-name="តារាង1.A2" office:value-type="string">
            <text:p text:style-name="P6">កី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ប្រដាប់​សម្រាប់​ត្បាញ​សំពត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ប្រដាប់​ជាង​ទង​ធ្វើ​ដោយ​ឈើ​សម្រាប់​ទ្រ​គ្រឿង​ដែល​ត្រូវ​ឆ្លាក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ចំនួន​ព្រែ​ប្រវែង ៤ អាវ : ព្រែ​មួយ​កី <text:s/>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២</text:p>
          </table:table-cell>
          <table:table-cell table:style-name="តារាង1.A2" office:value-type="string">
            <text:p text:style-name="P6">កីលែ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សត្វ​ចតុប្បាទ​មួយ​ពួក មាន​ក្នុង​រឿង​បុរាណ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៣</text:p>
          </table:table-cell>
          <table:table-cell table:style-name="តារាង1.A2" office:value-type="string">
            <text:p text:style-name="P6">កីឡដ្ឋា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ី-ឡាត់-ឋា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ទី​កន្លែង​សម្រាប់​លេង​ល្បែង ផ្សេង​ៗ ។</text:p>
          </table:table-cell>
          <table:table-cell table:style-name="តារាង1.D2" office:value-type="string">
            <text:p text:style-name="P10">កីឡនដ្ឋាន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៤</text:p>
          </table:table-cell>
          <table:table-cell table:style-name="តារាង1.A2" office:value-type="string">
            <text:p text:style-name="P6">កីឡ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ការ​លេង​ល្បែង, ល្បែង​កម្សាន្ត​ផ្សេង​ៗ : លេង​កីឡា, ប្រកួត​កីឡ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៥</text:p>
          </table:table-cell>
          <table:table-cell table:style-name="តារាង1.A2" office:value-type="string">
            <text:p text:style-name="P6">កីឡា​មណ្ឌ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មន់-ឌល់</text:p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មណ្ឌល​នៃ​កីឡា, វាល​វង់​សម្រាប់​លេង​កីឡា, ទី​សម្រាប់​លេង​កីឡា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៦</text:p>
          </table:table-cell>
          <table:table-cell table:style-name="តារាង1.A2" office:value-type="string">
            <text:p text:style-name="P6">កីឡា​អត្តពលកម្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អ័ត តៈ ពៈ លៈ កាំ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ល្បែង​ដែល​គេ​ហាត់​លេង​ដោយ​កម្លាំង​របស់​ខ្លួន, ឲ្យ​ស្វាហាប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៧</text:p>
          </table:table-cell>
          <table:table-cell table:style-name="តារាង1.A2" office:value-type="string">
            <text:p text:style-name="P6">កឹង​កន្រ្ត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ឈ្មោះ​សាស្រ្តា​មួយ​ច្បាប់​សម្រាប់​ប្រដៅ​មនុស្ស​តាម​ទំនង​គតិ​លោក និង​គតិ​ធម៌ : សាស្រ្តា​កឹង​កន្រ្តៃ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សាស្រ្តា​កឹងកន្រ្តៃ </text:p>
          </table:table-cell>
        </table:table-row>
        <table:table-row>
          <table:table-cell table:style-name="តារាង1.A2" office:value-type="string">
            <text:p text:style-name="P5">៤៩៨</text:p>
          </table:table-cell>
          <table:table-cell table:style-name="តារាង1.A2" office:value-type="string">
            <text:p text:style-name="P6">កឹ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ឆ្កឹះ​ដោយ​ម្រាម​ដៃ ដើម្បី​ឲ្យ​សញ្ញា ហៅ​គ្នា​ដោយ​សម្ងាត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៤៩៩</text:p>
          </table:table-cell>
          <table:table-cell table:style-name="តារាង1.A2" office:value-type="string">
            <text:p text:style-name="P6">កុ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ងោក : អង្គុយ​កុក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អង្គុយ​កុក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ឈ្មោះ​សត្វ​បក្សី​មួយ​ពួក ចាប់​ត្រី​រស់​ជា​អាហារ កុក​មាន​ច្រើន​ប្រភេទ​មាន កុក​គ្រោង, កុក​ក្រក, កុក​សាប់ <text:s/>ជាដើម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ុក​គ្រោង </text:p>
            <text:p text:style-name="P13">កុក​ក្រក </text:p>
            <text:p text:style-name="P13">កុក​សាប់ </text:p>
          </table:table-cell>
        </table:table-row>
        <table:table-row>
          <table:table-cell table:style-name="តារាង1.A2" office:value-type="string">
            <text:p text:style-name="P5">៥០០</text:p>
          </table:table-cell>
          <table:table-cell table:style-name="តារាង1.A2" office:value-type="string">
            <text:p text:style-name="P48">កុក្កុដនេ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<text:s/>បា. 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1">(កុក្កុដនេត្ត “ភ្នែក​មាន់”) ឈ្មោះ​វណ្ណយុត្តិ​មួយ​យ៉ាង មាន​សណ្ឋាន​ជា​វង់​មូល ពីរ​ជាន់ តូច​ក្នុង ធំ​ក្រៅ ស្រដៀង​នឹង​ភ្នែក​មាន់ (៙) សម្រាប់​ប្រើ​សរសេរ​ដាក់​ត្រង់​ក្បាល​បន្ទាត់ ដើម​សេចក្ដី​ធំ​នីមួយ​ៗ (ប្រើ​តែ​ក្នុង​សម័យ​ជាន់​ដើម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០១</text:p>
          </table:table-cell>
          <table:table-cell table:style-name="តារាង1.A2" office:value-type="string">
            <text:p text:style-name="P6">កុ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បំបាត់​ប្រវ័ញ្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វត្ថុ​អ្វី​ៗ​ដែល​មាន​សណ្ឋាន​កោង, ដែល​រំពត់​បង្កុង​ឡើង : កុង​ទូក, កុង​សូត្រ, កុង​សម្រាប់​រែក​កណ្ដាប់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កុង​ទូក </text:p>
            <text:p text:style-name="P13">កុង​សូត្រ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ឪពុក​របស់​មាតា ឬ​បិតា (ជីតា)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៤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13">ដែល​វៀច, ដែល​កោង : ផ្លូវ​កុ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><text:s/>ផ្លូវ​កុង</text:p>
          </table:table-cell>
        </table:table-row>
        <table:table-row>
          <table:table-cell table:style-name="តារាង1.A2" office:value-type="string">
            <text:p text:style-name="P5">៥០២</text:p>
          </table:table-cell>
          <table:table-cell table:style-name="តារាង1.A2" office:value-type="string">
            <text:p text:style-name="P6">កុងកា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13">ការពារ, ថែ​រក្សា, ហួងហែង, : ព្រៃ​នេះ​ខ្ញុំ​បាន​កុង​កាប់​ទុក មិន​ឲ្យ​នរណា​កាប់​ឆ្ការ​ទ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០៣</text:p>
          </table:table-cell>
          <table:table-cell table:style-name="តារាង1.A2" office:value-type="string">
            <text:p text:style-name="P6">កុងផ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13">ឃ្នាប​ជើង​សស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០៤</text:p>
          </table:table-cell>
          <table:table-cell table:style-name="តារាង1.A2" office:value-type="string">
            <text:p text:style-name="P6">កុង្សីយ៍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6">ក្រុម ឬ ពួក​អ្នក​ទូន្ម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47"/>
          </table:table-cell>
        </table:table-row>
        <table:table-row>
          <table:table-cell table:style-name="តារាង1.A2" office:value-type="string">
            <text:p text:style-name="P5">៥០៥</text:p>
          </table:table-cell>
          <table:table-cell table:style-name="តារាង1.A2" office:value-type="string">
            <text:p text:style-name="P6">កុង្សីយ៍​សេនាបត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សេន៉ាប៉ៈ-ដី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6">ក្រុម​ជំនុំ​រាជការ​​ផែន​ដី​ធំ មាន​សេនាបតី​ទាំង ៤ ជា​ចតុស្តម្ភ មាន​អគ្គ​មហា​សេនា​ជា​អធិបតី (ម. ព. កុង្សីយ៍ និង​សេនាបតី) ។ សព្វ​ថ្ងៃ​ហៅ​ថា គណៈ​រដ្ឋ​មន្រ្ត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46"/>
          </table:table-cell>
        </table:table-row>
        <table:table-row>
          <table:table-cell table:style-name="តារាង1.A2" office:value-type="string">
            <text:p text:style-name="P5">៥០៦</text:p>
          </table:table-cell>
          <table:table-cell table:style-name="តារាង1.A2" office:value-type="string">
            <text:p text:style-name="P6">កុងស៊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ចិ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្រុម​ចូល​ហ៊ុន មាន កុងស៊ី​ស្រា, កុងស៊ី​អាភៀន, កុងស៊ី​បញ្ចាំ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០៧</text:p>
          </table:table-cell>
          <table:table-cell table:style-name="តារាង1.A2" office:value-type="string">
            <text:p text:style-name="P6">កុងស៊ុល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ាជ្ញា​ពាណិជ្ជ​ការ​បម្រុង​ជា​ត្យានុវាទ <text:s/>។ ពាក្យ​នេះ​អ្នក​ខ្លះ​ហៅ​ក្លាយ​មក​ជា “កុងស៊ុន” តាម​ពាក្យ​សៀម​ព្រោះ​សៀម​សរសេរ “ស៊ុល” អាន​ថា “ស៊ុន”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០៨</text:p>
          </table:table-cell>
          <table:table-cell table:style-name="តារាង1.A2" office:value-type="string">
            <text:p text:style-name="P6">កុញ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កិ. វិ.</text:p>
          </table:table-cell>
          <table:table-cell table:style-name="តារាង1.D2" office:value-type="string">
            <text:p text:style-name="P13">ទញ់ : កកកុញ, មើល​ទៅ​ឃើញ​កុ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កកុញ</text:p>
          </table:table-cell>
        </table:table-row>
        <table:table-row>
          <table:table-cell table:style-name="តារាង1.A2" office:value-type="string">
            <text:p text:style-name="P5">៥០៩</text:p>
          </table:table-cell>
          <table:table-cell table:style-name="តារាង1.A2" office:value-type="string">
            <text:p text:style-name="P6">កុញ្ជ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ត្វ​ចតុប្បាទ​មាន​ប្រមោយ (ដំរី) ។ គុ. ប្រសើរ, ខ្ពង់ខ្ពស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០</text:p>
          </table:table-cell>
          <table:table-cell table:style-name="តារាង1.A2" office:value-type="string">
            <text:p text:style-name="P6">កុញ្ជរាធិបត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ប៉ៈ ដី</text:p>
          </table:table-cell>
          <table:table-cell table:style-name="តារាង1.D2" office:value-type="string">
            <text:p text:style-name="P10">សំ. បា. 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កុញ្ជរាធិបតី) ដែល​ជា​ធំ​លើ​ពួក​អ្នក​រក្សា​ដំរី ។ <text:s/>ន. សេនាបតី​ត្រួត​កងទ័ព​ជើង​គោ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១</text:p>
          </table:table-cell>
          <table:table-cell table:style-name="តារាង1.A2" office:value-type="string">
            <text:p text:style-name="P6">កុដិ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ត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32">ខ្ទម; ផ្ទះ; លំនៅ​របស់​អ្នក​បួ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២</text:p>
          </table:table-cell>
          <table:table-cell table:style-name="តារាង1.A2" office:value-type="string">
            <text:p text:style-name="P6">កុដិក​ភត្ត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ដិ-កៈ-ភ័ត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ភត្ត​ដែល​ទាយក​ប្រគេន​ដល់​បព្វជិត ដែល​អាស្រ័យ​នៅក្នុង​កុដិ, ក្នុង​ខ្ទ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៣</text:p>
          </table:table-cell>
          <table:table-cell table:style-name="តារាង1.A2" office:value-type="string">
            <text:p text:style-name="P6">កុដុម្ពិកៈ</text:p>
          </table:table-cell>
          <table:table-cell table:style-name="តារាង1.A2" office:value-type="string">
            <text:p text:style-name="P38">១</text:p>
          </table:table-cell>
          <table:table-cell table:style-name="តារាង1.D2" office:value-type="string">
            <text:p text:style-name="P10">--ក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នក​មាន​សម្បត្តិ​ដោយ​ផល​ប្រយោជន៍​កើត​អំពី​ស្រែ​ចម្ការ​ច្បារ​ដំណាំ ។ សំដី​និយាយ​ច្រើន​ក្លាយ​មក​ជា ក្តុម្ព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8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រែ​ជា​របស់​អ្នក​មាន​សម្បត្តិ​ដែល​ហៅថា កុដុម្ពិកៈ; តែ​ដែល​ធ្លាប់​ប្រើ​មក​​ច្រើន​ហៅថា ស្រែ​ក្តុម្ព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៤</text:p>
          </table:table-cell>
          <table:table-cell table:style-name="តារាង1.A2" office:value-type="string">
            <text:p text:style-name="P6">កុណ្ឌក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ន-ឌក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ផង់​អង្ករ, ល្អង​អង្ករ ។ ពាក្យ​នេះ​ប្រើ​ក្លាយ​មក​ជា កន្ទក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៥</text:p>
          </table:table-cell>
          <table:table-cell table:style-name="តារាង1.A2" office:value-type="string">
            <text:p text:style-name="P6">កុណ្ឌល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ន-ឌល់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ពាក់​ត្រចៀក មាន​ទំហូ, កាវ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៦</text:p>
          </table:table-cell>
          <table:table-cell table:style-name="តារាង1.A2" office:value-type="string">
            <text:p text:style-name="P6">កុណ្ឌ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ដាក់​ទឹក​ច្រូច, ទី​កោ​ទឹក : កុណ្ឌី​មាស, កុណ្ឌី​ប្រាក់, កុណ្ឌី​ស្ពាន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ុណ្ឌី​មាស កុណ្ឌី​ប្រាក់ កុណ្ឌី​ស្ពាន់ </text:p>
          </table:table-cell>
        </table:table-row>
        <table:table-row>
          <table:table-cell table:style-name="តារាង1.A2" office:value-type="string">
            <text:p text:style-name="P5">៥១៧</text:p>
          </table:table-cell>
          <table:table-cell table:style-name="តារាង1.A2" office:value-type="string">
            <text:p text:style-name="P6">កុទិដ្ឋិ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ទិត-ថិ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ិដ្ឋិ​អាក្រក់, ការ​យល់​ឃើញ​ខុស​ចាក​សេចក្ដី​ពិត, សេចក្ដី​យល់​ឃ្វាង​ពី​គន្លង​ធម៌ (មិច្ឆា​ទិដ្ឋិ) ។ វេវ. ទុទ្ទិដ្ឋិ ។ ព. ផ្ទ. សុទិដ្ឋិ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៨</text:p>
          </table:table-cell>
          <table:table-cell table:style-name="តារាង1.A2" office:value-type="string">
            <text:p text:style-name="P6">កុន</text:p>
          </table:table-cell>
          <table:table-cell table:style-name="តារាង1.A2" office:value-type="string">
            <text:p text:style-name="P3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ល, កល​ឧបាយ : ជាប់​កុន, ដោះ​កុន, រួច​ពី​កុន, ។ ឈ្មោះ​ល្បែង​ដែល​លេង​ដោយ​ទំនង​កល​ឧបាយ​ផ្សេង​ៗ : លេង​កុន, ទៅ​មើល​កុន ។ ពាក្យ​នេះ​ខ្មែរ​ហៅ​តាម​សៀម ដែល​សរសេរ <text:s/>“កល” តែ​អាន​ថា “កុន” ខ្មែរ​យក​ពាក្យ កុន នេះ​មក​ប្រើ ក៏​ទៅ​ជា​មាន​ពាក្យ​ពីរ​ផ្សេង​គ្នា​គឺ កល ១ កុន ១ (ម. ព. កល) ។ ក្នុង​សម័យ​បច្ចុប្បន្ន​ខ្មែរ​យើង​ហៅ ភាពយន្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ខក ឬ ស្កុន​ដំណើរ ព្រោះ​ដេក​លក់​ជ្រុល​ហួស​វេលា : ខ្ញុំ​កុន​ដំណើរ​ ទៅ​មិន​ទាន់​កប៉ាល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១៩</text:p>
          </table:table-cell>
          <table:table-cell table:style-name="តារាង1.A2" office:value-type="string">
            <text:p text:style-name="P6">កុប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គោះ, ដោយ​ចោះ, ចឹក​អ្វី​ៗ : មនុស្ស​ពាក់​ស្បែក​ជើង​ដើរ​ឮ​កុប​ៗ : មាន់​ចឹក​ស្រូវ​ក្នុង​ចង្អេរ​ឮ​កុប​ៗ ។</text:p>
          </table:table-cell>
          <table:table-cell table:style-name="តារាង1.D2" office:value-type="string">
            <text:p text:style-name="P15">កុបៗ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០</text:p>
          </table:table-cell>
          <table:table-cell table:style-name="តារាង1.A2" office:value-type="string">
            <text:p text:style-name="P6">កុបកម្ម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ប៉ៈ-កាំ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ំពើ​ជ្រួលជ្រើម, ការ​បះបោរ, ចលាច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១</text:p>
          </table:table-cell>
          <table:table-cell table:style-name="តារាង1.A2" office:value-type="string">
            <text:p text:style-name="P6">កុបក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ប៉ៈ-ក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នក​បះបោរ, អ្នក​នាំ​បង្ក​ហេតុ​ជ្រួលជ្រ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២</text:p>
          </table:table-cell>
          <table:table-cell table:style-name="តារាង1.A2" office:value-type="string">
            <text:p text:style-name="P6">កុមា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្មេង​ប្រុ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៣</text:p>
          </table:table-cell>
          <table:table-cell table:style-name="តារាង1.A2" office:value-type="string">
            <text:p text:style-name="P6">កុមារដ្ឋាន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រ៉ាត់-ឋាន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ឈ្មោះ​ថ្នាក់​រៀន​វិជ្ជា​ខាង​អក្សរ​សាស្រ្ត​ទី ១២ នៃ​ក្រសួង​បឋម​សិក្ស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៤</text:p>
          </table:table-cell>
          <table:table-cell table:style-name="តារាង1.A2" office:value-type="string">
            <text:p text:style-name="P6">កុមារភាព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រ៉ៈ-ភា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ភាព​នៃ​កុមារ, ដំណើរ​ដែល​នៅ​ជា​កុមារ, វ័យ​នៅ​ក្មេ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៥</text:p>
          </table:table-cell>
          <table:table-cell table:style-name="តារាង1.A2" office:value-type="string">
            <text:p text:style-name="P6">កុមារ​សង្រ្គោះ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 ម៉ា រ៉ៈ--</text:p>
          </table:table-cell>
          <table:table-cell table:style-name="តារាង1.D2" office:value-type="string">
            <text:p text:style-name="P10">បា. សំ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ារ​សង្រ្គោះ​កុមារ, ការ​ជួយ​ទំនុកបម្រុង​ដល់​ក្មេ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៦</text:p>
          </table:table-cell>
          <table:table-cell table:style-name="តារាង1.A2" office:value-type="string">
            <text:p text:style-name="P6">កុមារានុគ្រោះ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ម៉ារ៉ា--</text:p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ម. ព. កុមារ​សង្រ្គោ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៧</text:p>
          </table:table-cell>
          <table:table-cell table:style-name="តារាង1.A2" office:value-type="string">
            <text:p text:style-name="P6">កុមារ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មារ៉ី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្មេង​ស្រ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៨</text:p>
          </table:table-cell>
          <table:table-cell table:style-name="តារាង1.A2" office:value-type="string">
            <text:p text:style-name="P6">កុមុទ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ម៉ុត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ូក​ក្រហម ។ ពាក្យ​នេះ​ចាស់​ទុំ​ហៅ​ក្លាយ​មក​ថា ក្រមុទ; ត្រូវ​ប្រើ​ កុមុទ វិ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២៩</text:p>
          </table:table-cell>
          <table:table-cell table:style-name="តារាង1.A2" office:value-type="string">
            <text:p text:style-name="P6">កុម្ភៈ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ម-ភៈ</text:p>
          </table:table-cell>
          <table:table-cell table:style-name="តារាង1.D2" office:value-type="string">
            <text:p text:style-name="P10">បា.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្អម, ឆ្នាំង ។ ឈ្មោះ​ខែ​ទី ១១ នៃ​សុរិយគតិ មាន ២៨ ឬ ២៩ ថ្ងៃ ត្រូវ​គ្នា​នឹង​ខែ​ហ្វេវ្រីយេរ (ខែទី ២) បារាំងសែស ។ សព្វ​ថ្ងៃ​យើង​ក៏​ប្រើ​ជា​ខែ​ទី ២ ដែ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០</text:p>
          </table:table-cell>
          <table:table-cell table:style-name="តារាង1.A2" office:value-type="string">
            <text:p text:style-name="P6">កុម្ភកា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ម-ភៈ-ក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្នក​ធ្វើ​ក្អម​ឆ្នាំង, អ្នក​ធ្វើ​ភាជនៈ​ដី, ស្មូន​ឆ្នាំ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១</text:p>
          </table:table-cell>
          <table:table-cell table:style-name="តារាង1.A2" office:value-type="string">
            <text:p text:style-name="P6">កុម្ភការដ្ឋាន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ី​កន្លែង​របស់​ស្មូន​ឆ្នាំង, កន្លែង​ធ្វើ​ក្អម​ឆ្នាំ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២</text:p>
          </table:table-cell>
          <table:table-cell table:style-name="តារាង1.A2" office:value-type="string">
            <text:p text:style-name="P6">កុម្ភណ្ឌ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ម-ភ័ន</text:p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មនុស្ស​ពួក​យក្ស ។ ច្រើន​ហៅ​ក្លាយ​ថា កុម្ពណ្ឌៈ កុម្ភណ្ឌ​ផ្តាំ​ទេពី ថា​ហៃ​កែវ​កែវ​កល្យាណ បង​ទៅ​យូរ​ប៉ុន្មាន ទន់ទេរ​តិច​បង​យាត្រា ... (ម. កា. សាស្រ្តា​ល្បែង​ស័ង្ខសិល្ប៍ជ័យ ។ ឥត្ថី. កុម្ភណ្ឌ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៣</text:p>
          </table:table-cell>
          <table:table-cell table:style-name="តារាង1.A2" office:value-type="string">
            <text:p text:style-name="P6">កុយ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្នែង​រមាស : កុយ​រមា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ុយ​រមាស</text:p>
          </table:table-cell>
        </table:table-row>
        <table:table-row>
          <table:table-cell table:style-name="តារាង1.A2" office:value-type="string">
            <text:p text:style-name="P5">៥៣៤</text:p>
          </table:table-cell>
          <table:table-cell table:style-name="តារាង1.A2" office:value-type="string">
            <text:p text:style-name="P6">កុ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ឆ្នាំ​ទី ១២ (ជ្រូក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៥</text:p>
          </table:table-cell>
          <table:table-cell table:style-name="តារាង1.A2" office:value-type="string">
            <text:p text:style-name="P6">កុលធីតា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-ធីដ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ូន​ស្រី​នៃ​ត្រកូល, កូន​ស្រី​អ្នក​មាន​ត្រកូល : នាង​កុលធីត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នាង​កុល​ធីតា​</text:p>
          </table:table-cell>
        </table:table-row>
        <table:table-row>
          <table:table-cell table:style-name="តារាង1.A2" office:value-type="string">
            <text:p text:style-name="P5">៥៣៦</text:p>
          </table:table-cell>
          <table:table-cell table:style-name="តារាង1.A2" office:value-type="string">
            <text:p text:style-name="P6">កុលបលិពោធ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-ប៉ៈ-លិ-ពោត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ង្វល់ ឬ ការ​រវល់​ជាប់​ជំពាក់​ដោយ​ត្រកូ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៧</text:p>
          </table:table-cell>
          <table:table-cell table:style-name="តារាង1.A2" office:value-type="string">
            <text:p text:style-name="P6">កុលបុត្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ុល​បុត្ត) កូន​ប្រុស​នៃ​ត្រកូល, កូន​ប្រុស​អ្នក​មាន​ត្រកូល : កុល​បុត្រ​គប្បី​សិក្សា​នូវ​វិជ្ជ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៨</text:p>
          </table:table-cell>
          <table:table-cell table:style-name="តារាង1.A2" office:value-type="string">
            <text:p text:style-name="P6">កុល​ពិរោធ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ពិរោត</text:p>
          </table:table-cell>
          <table:table-cell table:style-name="តារាង1.D2" office:value-type="string">
            <text:p text:style-name="P10">សំ. 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ុល “ត្រកូល” និង វិរោធ “កំហឹង, កំហុស”) <text:s/>កំហឹង ឬ កំហុស​ដែល​កើត​ចំពោះ​ត្រកូល​របស់​ខ្លួន : កើត​កុល​ពិរោធ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៣៩</text:p>
          </table:table-cell>
          <table:table-cell table:style-name="តារាង1.A2" office:value-type="string">
            <text:p text:style-name="P6">កុល​មច្ឆរិយៈ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ល៉ៈ-ម៉ាច់-ឆៈ-រ៉ិ-យ៉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េចក្ដី​កំណាញ់​ត្រកូល គឺ​ការ​មិន​ចង់​ឲ្យ​អ្នក​ដទៃ ចូល​ទៅ​មក​ប្រាស្រ័យ​ទាក់ទង​រាប់អាន​ត្រកូល​របស់​ខ្លួ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០</text:p>
          </table:table-cell>
          <table:table-cell table:style-name="តារាង1.A2" office:value-type="string">
            <text:p text:style-name="P53">កុល​វគ្គ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វាក់</text:p>
          </table:table-cell>
          <table:table-cell table:style-name="តារាង1.D2" office:value-type="string">
            <text:p text:style-name="P10">បា.; 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ុល​វគ៌) ពួក​ត្រកូល; មាន ៤ ពួក​គឺ ក្សត្រិយៈ, ព្រាហ្មណៈ, វៃស្យៈ, សូទ្រៈ ហៅ​ឲ្យ​ពេញ​ថា ចតុក្កុល​វគ្គ ។ ម. ព. វណ្ណ ឬ វណ្ណៈ ទី ២ ន. ទៀត​ផង ទើប​ជាក់​ច្បាស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១</text:p>
          </table:table-cell>
          <table:table-cell table:style-name="តារាង1.A2" office:value-type="string">
            <text:p text:style-name="P6">កុល​វិបត្តិ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វិប័ត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វិបត្តិ​ត្រកូល គឺ​ត្រកូល​ដែល​មាន​សេចក្ដី​ប្រព្រឹត្តិ​ខុស​ចាក​គន្លង​ធម៌, គន្លង​ច្បាប់ ឬ​ដែល​សូន្យ​ផុត​ពូជ​ពង្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២</text:p>
          </table:table-cell>
          <table:table-cell table:style-name="តារាង1.A2" office:value-type="string">
            <text:p text:style-name="P6">កុល​សម្បត្តិ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ម្បត្តិ​ត្រកូល, ការ​ចម្រើន​សម​ប្រកប​របស់​ត្រកូល គឺ​ត្រកូល​ដែល​ប្រព្រឹត្ត​សុចរិត​តាម​គន្លង​ធម៌ ឬ​ដែល​មាន​ពូជពង្ស​ត​ៗ គ្នា​មិន​ដាច់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៣</text:p>
          </table:table-cell>
          <table:table-cell table:style-name="តារាង1.A2" office:value-type="string">
            <text:p text:style-name="P6">កុលសម្ព័ន្ធ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-សំ-ពាន់</text:p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--សម្ពន្ធ) សម្ព័ន្ធ​នៃ​វង្ស​ត្រកូល, ការ​ចង​ស្ពាន​មេត្រី​ទាក់ទង​គ្នា ពី​ត្រកូល​មួយ ទៅ​ត្រកូល​មួយ; មនុស្ស​ដែល​ប្រមូល​ផ្ដុំ​គ្នា​ជា​វង្ស​ត្រកូល ហើយ​ឋិត​នៅ​ក្រោម​អំណាច​មេ​តែ​មួយ : ខ្មែរ​លើ ជា​កុល​សម្ព័ន្ធ​នៃ​ប្រទេស​កម្ពុជ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៤</text:p>
          </table:table-cell>
          <table:table-cell table:style-name="តារាង1.A2" office:value-type="string">
            <text:p text:style-name="P6">កុលវំសៈ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ល៉ៈវ៉័ង-ស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វង្ស​នៃ​ត្រកូល, សែ​ស្រឡាយ​របស់​ត្រកូ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៥</text:p>
          </table:table-cell>
          <table:table-cell table:style-name="តារាង1.A2" office:value-type="string">
            <text:p text:style-name="P6">កុលាប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ល៉ា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ដើម​ផ្កា​មួយ​ប្រភេទ​សណ្ឋាន​ជា​វល្លិ​មាន​បន្លា មាន​ក្លិន​ក្រអូប​ឆ្ងាញ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៦</text:p>
          </table:table-cell>
          <table:table-cell table:style-name="តារាង1.A2" office:value-type="string">
            <text:p text:style-name="P6">កុលាលភាជន៍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ល៉ា-ល៉ៈ-ភាច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ភាជន៍​ដី, ចាន, ឆ្នាំង ឬ​ក្អម​ដែល​ធ្វើ​ដោយ​ដ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៧</text:p>
          </table:table-cell>
          <table:table-cell table:style-name="តារាង1.A2" office:value-type="string">
            <text:p text:style-name="P6">កុសល</text:p>
          </table:table-cell>
          <table:table-cell table:style-name="តារាង1.A2" office:value-type="string">
            <text:p text:style-name="P38">១</text:p>
          </table:table-cell>
          <table:table-cell table:style-name="តារាង1.D2" office:value-type="string">
            <text:p text:style-name="P10">កុសល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ម្ម​ដែល​កម្ចាត់បង់​នូវ​អំពើ​អាក្រក់ (បុណ្យ) ។ ព. ផ្ទ. អកុស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8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ល្អ​ប្រពៃ, ដែល​ជា​បុណ្យ : ចិត្ត​កុសល; ដែល​ប៉ិន​ប្រសប់, ឈ្លាស​វាងវៃ : កុសល​បណ្ឌិ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៨</text:p>
          </table:table-cell>
          <table:table-cell table:style-name="តារាង1.A2" office:value-type="string">
            <text:p text:style-name="P6">កុសលោបាយ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-សៈ-ល៉ោ-បាយ</text:p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ុសល + ឧបាយ) ឧបាយ​ដ៏​ប៉ិន​ប្រសប់, កិច្ចកល​ដ៏​វាងវៃ : អ្នក​ឯង​បាន​រួច​ពី​គ្រោះ​ថ្នាក់ ដោយសារ​កុសលោបាយ​របស់​ខ្ញុ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៤៩</text:p>
          </table:table-cell>
          <table:table-cell table:style-name="តារាង1.A2" office:value-type="string">
            <text:p text:style-name="P6">កុសិនារា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សិ-នារា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្រុង​ជា​ទី​នៅ​នៃ​ស្ដេច​មល្លរាជ​ក្នុង​មជ្ឈិម​ប្រទេស ក្នុង​ជាន់​ពុទ្ធ​សម័យ; ព្រះ​សក្យមុនី​គោតម​ទ្រង់​ចូល​បរិនិព្វាន​ក្នុង​ឱទ្យាន​ជិត​ក្រុង​នេ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០</text:p>
          </table:table-cell>
          <table:table-cell table:style-name="តារាង1.A2" office:value-type="string">
            <text:p text:style-name="P6">កុសីត​បុគ្គល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ុសី-តៈ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ុគ្គល​ដែល​ខ្ជិល​ច្រអូ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១</text:p>
          </table:table-cell>
          <table:table-cell table:style-name="តារាង1.A2" office:value-type="string">
            <text:p text:style-name="P6">កុសុម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មៈ ឬ--សុំ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ផ្កា​ឈើ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២</text:p>
          </table:table-cell>
          <table:table-cell table:style-name="តារាង1.A2" office:value-type="string">
            <text:p text:style-name="P6">កុហក</text:p>
          </table:table-cell>
          <table:table-cell table:style-name="តារាង1.A2" office:value-type="string">
            <text:p text:style-name="P38">១</text:p>
          </table:table-cell>
          <table:table-cell table:style-name="តារាង1.D2" office:value-type="string">
            <text:p text:style-name="P10">កុហក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និយាយ​ឲ្យ​គេ​ភាន់​ជំនឿ : កុំ​កុហក​គេ​បាប ។ គួរ​លែង​ប្រើ​ពាក្យ កហក់ ឬ ក្រហក់ ត្រូវ​ប្រើ កុហក <text:s/>វិ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8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បំភាន់​ជំនឿ​គេ : ពាក្យ​កុហក, មនុស្ស​កុហ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៣</text:p>
          </table:table-cell>
          <table:table-cell table:style-name="តារាង1.A2" office:value-type="string">
            <text:p text:style-name="P6">កុះ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ជិត​ៗ គ្នា : ភូមិ​នេះ​មាន​ផ្ទះ​កុះ​ណាស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៤</text:p>
          </table:table-cell>
          <table:table-cell table:style-name="តារាង1.A2" office:value-type="string">
            <text:p text:style-name="P6">កុះក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">ច្រើន, បរិបូណ៌, សម្បូណ៌, ដេរដាស : ស្រុក​នេះ​មាន​មនុស្ស​កុះក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៥</text:p>
          </table:table-cell>
          <table:table-cell table:style-name="តារាង1.A2" office:value-type="string">
            <text:p text:style-name="P6">កុឡា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ជាតិ​មនុស្ស នៅ​ប្រទេស​មួយ ក្នុង​ទ្វីប​អាស៊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៦</text:p>
          </table:table-cell>
          <table:table-cell table:style-name="តារាង1.A2" office:value-type="string">
            <text:p text:style-name="P6">កូ៎ក !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មនុស្ស​បង្កូក​ហៅ​គ្នា ឬ ដោយ​ឆ្លើយ​តប : ឮ​សូរ​ឆ្លើយ​កូ៎ក !; កូ៎ក​បង ! ; កូ៎ក ! អញ​នៅ​ឯណេះ​ទេ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៧</text:p>
          </table:table-cell>
          <table:table-cell table:style-name="តារាង1.A2" office:value-type="string">
            <text:p text:style-name="P6">កូ៎ក​ៗ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សំឡេង​លលក​រងាវ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៨</text:p>
          </table:table-cell>
          <table:table-cell table:style-name="តារាង1.A2" office:value-type="string">
            <text:p text:style-name="P6">កូដកម្ម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កូ-ដៈ-កាំ</text:p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ូដ “កោង” + កម្ម) អំពើ​ព្រហើន, អំពើ​កោង​កាច​វៀច​វេរ; ពុតត្បុត; ការ​សំដែង​អាកប្បកិរិយា​ប្រឆាំង​ចំពោះ​រឿង ឬ កិច្ច​ការ​ណាមួយ​ដែល​ខ្លួន​មិន​ពេញ​ចិត្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៥៩</text:p>
          </table:table-cell>
          <table:table-cell table:style-name="តារាង1.A2" office:value-type="string">
            <text:p text:style-name="P6">កូដោបាយ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ូដ <text:span text:style-name="T4">“</text:span>កោង, ព្រហើន<text:span text:style-name="T4">” </text:span>+ ឧបាយ) ឧបាយ​កោង, ឧបាយ​ដែល​ព្រហើន​កោង​កាច : អ្នក​ធ្វើ​កូដោបាយ ជា​មនុស្ស​ក្បត់​ច្បាប់​ សម្រាប់​ប្រទេ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០</text:p>
          </table:table-cell>
          <table:table-cell table:style-name="តារាង1.A2" office:value-type="string">
            <text:p text:style-name="P6">កូត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ក​សំបក​ជា​បន្ទះ​តូច​ៗ, រូត​កោស​ចុះ​ឡើង​ៗ : កូត​កក់, កូត​សម្បារ​ចេក, កូត​ទ្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  <text:p text:style-name="P13"/>
          </table:table-cell>
        </table:table-row>
        <table:table-row>
          <table:table-cell table:style-name="តារាង1.A2" office:value-type="string">
            <text:p text:style-name="P5">៥៦១</text:p>
          </table:table-cell>
          <table:table-cell table:style-name="តារាង1.A2" office:value-type="string">
            <text:p text:style-name="P6">កូន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មនុស្ស, សត្វ​ដែល​កើត​អំពី​មាតា​បិតា មេបា : កូន​ប្រុស, កូន​ស្រី, កូន​ឈ្មោល, កូន​ញី ។ មនុស្ស​នៅ​ក្នុង​បន្ទុក​ឱវាទ​ចៅហ្វាយ​នាយ ឬ មេ​តម្រួត : កូន​ក្មួយ, កូន​ឈ្នួល... ។ វត្ថុ​អ្វី​ៗ ជា​គូ​គ្នា មួយ​មាន​រូប​តូច​ជាង​មួយ : កូន​ប្រអប់, កូន​ស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ូនឈ្មោល​ កូនញី </text:p>
          </table:table-cell>
        </table:table-row>
        <table:table-row>
          <table:table-cell table:style-name="តារាង1.A2" office:value-type="string">
            <text:p text:style-name="P5">៥៦២</text:p>
          </table:table-cell>
          <table:table-cell table:style-name="តារាង1.A2" office:value-type="string">
            <text:p text:style-name="P6">កូន​កណ្ដុ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ោគ​ដុំ​មួយ​យ៉ាង មាន​ណ្ឋាន​ប្រហែល​នឹង​គ្រាប់​ខ្នុរ ច្រើន​កើត​នៅ​មណ្ឌល-ក, ក្រលៀន, ក្លៀក : ឡើង​កូន​កណ្ដុរ​នៅ​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៣</text:p>
          </table:table-cell>
          <table:table-cell table:style-name="តារាង1.A2" office:value-type="string">
            <text:p text:style-name="P6">កូន​កំព្រា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ំណាត់​ឈើ ឬ​កំណាត់​ឫស្សី​សម្រាប់​ស៊ក នឹង​ព័្រត្យ, ខ្សែ, វល្លិ ហើយ​មួល​រឹត​ត្របែង​អ្វី​ៗ មាន​នឹម​រទេះ ជាដើម ដើម្បី​ឲ្យ​តឹង​ឲ្យ​មាំ : ត្របែង​កូន​កំព្រា (ពាក្យ​នេះ​ច្រើន​ហៅ​ខុស​គ្នា​តាម​ទម្លាប់​ស្រុក, អ្នក​ស្រុក​ខ្លះ​ហៅ មេ​កំព្រា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៤</text:p>
          </table:table-cell>
          <table:table-cell table:style-name="តារាង1.A2" office:value-type="string">
            <text:p text:style-name="P6">កូន​ក្រាញ់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ន្ទុះ​ប្រេង ឬ ខ្លាញ់ ឬ​ស្ករ​ត្នោត ដែល​ចម្រាញ់​រំងាស់​ក្នុង​ខ្ទះ ត្រូវ​កម្ដៅ​ភ្លើង​ពុះ​ព្រួច​ៗ ផ្ដួច​លោត​ឡើង មាន​អាការ​ប្រហែល​ត្រី​ក្រាញ់​មាត់, ពន្លៀក : ស្ករ​ពុះ​លោត​កូន​ក្រាញ់ (ពាក្យ​នេះ​ស្រុក​ខ្លះ​ហៅ​ ពន្លៀក​ក្រាញ់, មាត់​ក្រាញ់, ស្ករ​ឡើង​ពន្លៀក​ក្រាញ់, ស្ករ​លោត​មាត់​ក្រាញ់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៥</text:p>
          </table:table-cell>
          <table:table-cell table:style-name="តារាង1.A2" office:value-type="string">
            <text:p text:style-name="P6">កូន​គោល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ល្បែង​មួយ​ប្រភេទ ដែល​គេ​យក​ដុំ​ឈើ​ស្រាល​មាន​រលួស​ជាដើម​ធ្វើ​ជា​កូន បើ​លេង​វេលា​យប់​ដុត​ដុំ​ឈើ​នោះ​ឲ្យ​ឆេះ ដាក់​កណ្ដាល​ទី​ស្នាម​លេង ហើយ​យក​ដំបង​វាយ​ដណ្ដើម​ដុំ​ឈើ​នោះ​ឲ្យ​ខ្ទាត​ទៅ​កាន់​ទី​របស់​ខ្លួន​ៗ ទាំង​ពីរ​ខាង បើ​ពួក​ណា​វាយ​បាន ទៅ​ដល់​ទី​របស់​ខ្លួន​មុន ពួក​នោះ​ឈ្នះ : លេង​កូន​គោ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លេង​កូន​គោល</text:p>
          </table:table-cell>
        </table:table-row>
        <table:table-row>
          <table:table-cell table:style-name="តារាង1.A2" office:value-type="string">
            <text:p text:style-name="P5">៥៦៦</text:p>
          </table:table-cell>
          <table:table-cell table:style-name="តារាង1.A2" office:value-type="string">
            <text:p text:style-name="P6">កូន​គ្ល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ធ្វើ​អំពី​កៅ​ស៊ូ មាន​សណ្ឋាន​ជា​ដុំ​មូល​សម្រាប់​បោះ​ប្រមៀល​លេង (ម. ព. គុលី ផង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៧</text:p>
          </table:table-cell>
          <table:table-cell table:style-name="តារាង1.A2" office:value-type="string">
            <text:p text:style-name="P6">កូន​ចាប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ពាក្យ​មេមត់) សិស្ស​របួស​របស់​មេមត់ <text:s/>គឺ​មនុស្ស​ដែល​រាប់​អាន​ជឿ​កាន់​ខ្មោច​មេមត់ ហើយ​ប្រគល់​ខ្លួន​ជា​សិស្ស​របស់​មេមត់ រូប​មេមត់​ហៅ​មនុស្ស​នោះ​ថា កូន​ចាប ក្នុង​កាល​ដែល​ខ្មោច​មេមត់​កំពុង​ចូល​ជាន់​រូប (មេមត់​ស្រុក​ខ្លះ​ហៅ ពង​ចាប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៨</text:p>
          </table:table-cell>
          <table:table-cell table:style-name="តារាង1.A2" office:value-type="string">
            <text:p text:style-name="P6">កូន​ជញ្ជីង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ុំ​សំណ ឬ ដែក​ដែល​គេ​សិត​ជា​រូប ប៉ោល​ចោះ​ដាក់​ខ្សែ ឬ​ដែក​សិត​មាន​ចំនួន​លេខ សម្រាប់​ថ្លឹង​បែង​ទម្ងន់​នឹង​ដង​ជញ្ជីង ឲ្យ​ត្រូវ​តាម​កំណាត់​ភ្នែក​ជញ្ជី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៦៩</text:p>
          </table:table-cell>
          <table:table-cell table:style-name="តារាង1.A2" office:value-type="string">
            <text:p text:style-name="P6">កូន​តឹង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គ្រឿង​ប្រហារ​មួយ​ប្រភេទ ធ្វើ​ពី​ដែក ឬ សំណ​មាន​សណ្ឋាន​មូល ទំហំ​ប៉ុន​ផ្លែ​ក្រសាំង ឬ​ផ្លែ​ក្រូច​ឆ្មារ ចង​ភ្ជាប់​នឹង​ខ្សែ​វែង សម្រាប់​ចោល​ទៅ​ហើយ​កន្រ្តាក់​មក​វិញ ។ ឈ្មោះ​ប្រដាប់​សម្រាប់​ភ្ជាប់​នឹង ដំបូល​មុង​ធុតង្គ ហើយ​ចោល​ទៅ​ថ្ពក់​នឹង​មែក​ឈើ ដើម្បី​នឹង​ចង​ព្យួរ​មុង​ធុតង្គ​នោ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០</text:p>
          </table:table-cell>
          <table:table-cell table:style-name="តារាង1.A2" office:value-type="string">
            <text:p text:style-name="P6">កូន​ទោល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ផ្គាំ, កូន​សង្កត់​ទោ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១</text:p>
          </table:table-cell>
          <table:table-cell table:style-name="តារាង1.A2" office:value-type="string">
            <text:p text:style-name="P6">កូន​ប្រយោល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>--យ៉ោល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មួយ​យ៉ាង​មាន​សណ្ឋាន​ដូច​កូន​តឹង ឬ កូន​ជញ្ជីង សម្រាប់​ចង​ខ្សែ​ស្ទង់​ពី​លើ​មក​ក្រោម ដើម្បី​ឲ្យ​ដឹង​ជា​វៀច ឬ ត្រង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២</text:p>
          </table:table-cell>
          <table:table-cell table:style-name="តារាង1.A2" office:value-type="string">
            <text:p text:style-name="P6">កូន​លង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ដង្កូវ​មួយ​ប្រភេទ មាន​កំណើត​ពី​ឈើ ស៊ី​ឈើ​ជា​អាហា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៣</text:p>
          </table:table-cell>
          <table:table-cell table:style-name="តារាង1.A2" office:value-type="string">
            <text:p text:style-name="P6">កូន​លោក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ក្សី​មួយ​ប្រភេទ ពួក​ត្រយង, រនាល, តែ​តូច​ជាង មាន​ត្រី​ខ្យង ខ្ចៅ ជា​អាហារ ។ ស្រុក​ខ្លះ​ហៅ​ថា គោ​លោក, ខ្លះ​ទៀត​ហៅ​ថា លា​លោ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៤</text:p>
          </table:table-cell>
          <table:table-cell table:style-name="តារាង1.A2" office:value-type="string">
            <text:p text:style-name="P6">កូន​សង្កត់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គ្រឿង​ប្រដាប់​ធ្វើ​ដោយ​មាស, ប្រាក់ បញ្ចុះ​មន្ត​គាថា ដោត​នឹង​ខ្សែ​សម្រាប់​ចង​ចង្កេ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៥</text:p>
          </table:table-cell>
          <table:table-cell table:style-name="តារាង1.A2" office:value-type="string">
            <text:p text:style-name="P6">កូន​ស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្រួញ​សម្រាប់​បាញ់ (ម. ព. សរ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៦</text:p>
          </table:table-cell>
          <table:table-cell table:style-name="តារាង1.A2" office:value-type="string">
            <text:p text:style-name="P6">កូន​ស្ងើន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ង្កែប​ប្រុយ (ម. ព. កង្កែប​ប្រុយ ទៀត​ផង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៧</text:p>
          </table:table-cell>
          <table:table-cell table:style-name="តារាង1.A2" office:value-type="string">
            <text:p text:style-name="P6">កូប</text:p>
          </table:table-cell>
          <table:table-cell table:style-name="តារាង1.A2" office:value-type="string">
            <text:p text:style-name="P38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ី​សេនាសនៈ​មាន​ដំបូល​សណ្ឋាន​ដូច​ខ្យង​សម្រាប់​ដាក់​លើ​ខ្នង​ដំរី : <text:s/>កូប​ខ្យ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ូបខ្យង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8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ង្កែប​មួយ​ប្រភេទ យំ​ឮ កូប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៨</text:p>
          </table:table-cell>
          <table:table-cell table:style-name="តារាង1.A2" office:value-type="string">
            <text:p text:style-name="P6">កូប​ៗ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កង្កែប​កូប​យំ : ឮ​សូរ​កង្កែប​យំ​កូប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៧៩</text:p>
          </table:table-cell>
          <table:table-cell table:style-name="តារាង1.A2" office:value-type="string">
            <text:p text:style-name="P6">កូរ</text:p>
          </table:table-cell>
          <table:table-cell table:style-name="តារាង1.A2" office:value-type="string">
            <text:p text:style-name="P38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ធ្វើ​វត្ថុ​រាវ​ឲ្យ​កម្រើក, ឲ្យ​វិល​ដោយ​យក​អ្វី​ៗ ទៅ​វឹក : កូរ​នំ, កូរ​បបរ, កូរ​ទឹក, កូរ​ធ្ល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8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នំ​មួយ​ប្រភេទ ធ្វើ​ពី​ម្សៅ និង​ស្ករ​កូរ​លាយ​ចូល​គ្នា : នំ​កូ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នំកូរ</text:p>
          </table:table-cell>
        </table:table-row>
        <table:table-row>
          <table:table-cell table:style-name="តារាង1.A2" office:value-type="string">
            <text:p text:style-name="P5">៥៨០</text:p>
          </table:table-cell>
          <table:table-cell table:style-name="តារាង1.A2" office:value-type="string">
            <text:p text:style-name="P6">កូវ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(ព.បុ.) ទេ​ឬ ? ។ ពាក្យ​សម្រាប់​និយាយ​ដោយ​ឆ្ងល់ : ហនូកូវ (ហៈ- -) ដូច្នោះ​ទេ​ឬ ? ។ ប្រើ​ក្នុង​សេចក្ដី​ផ្សេង​ខ្លះ​ទៀត​ក៏​មាន : នេះ​កូវ, នោះ​កូវ, អម្បាល​នេះ​កូវ (ច្រើន​ប្រើ​តែ​ក្នុង​សាស្រ្តា​ទេសន៍ និង​កាព្យ​បុរាណ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នេះកូវ </text:p>
            <text:p text:style-name="P13">នោះ​កូវ​អម្បាលនេះកូវ​ </text:p>
          </table:table-cell>
        </table:table-row>
        <table:table-row>
          <table:table-cell table:style-name="តារាង1.A2" office:value-type="string">
            <text:p text:style-name="P5">៥៨១</text:p>
          </table:table-cell>
          <table:table-cell table:style-name="តារាង1.A2" office:value-type="string">
            <text:p text:style-name="P6">កូវកែ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ូង​មួយ​ប្រភេទ​ដើម​តូច​ៗ ទាប​ៗ ផ្លែ​តូច​ៗ មាន​ទឹក​ផ្អែម មាន​ដើម​កំណើត​មក​ពី​ប្រទេស​ម៉ាល៉ាយ៉ា គេ​យក​ពូជ​មក​ដាំ នៅ​ស្រុក កូវកែ ដែល​ខ្មែរ​ហៅ​ថា ស្រុក​កំពង់ស្ពាន <text:span text:style-name="T14">ខែត្រ</text:span>​ព្រែកឫស្សី (កម្ពុជា​ក្រោម) លុះ​ចំណេរ​កាល​ត​ៗ​មក​ពូជ​ដូង​នេះ ក៏​ចូល​មក​ដល់​ប្រទេស​កម្ពុជា​ អ្នក​ស្រុក​ហៅ ក្លាយ​ពី​ពាក្យ​ដើម​ទៅ​ជា ដូង​កល់កែ, អ្នក​ខ្លះ​ថា ដូង​គល់កែ ហៅ​ក្លាយ​មក​ទៀត​ថា ដូង​តាកែ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៨២</text:p>
          </table:table-cell>
          <table:table-cell table:style-name="តារាង1.A2" office:value-type="string">
            <text:p text:style-name="P6">កួច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ធ្វើ​ជា​កំណួច, ចង​ដោយ​ខ្នួច; ចង​មិន​សម្លាប់​មុខ : កួច​ស្មៅ, កួច​ខ្នួច ។ បើ​ជា​ពាក្យ​ប្រៀប​ថា ចាប់​ចិត្ត, ចង​ចិត្ត ឬ ស្រឡាញ់ : កួច​ចិត្ត​មេត្រី កួច​ក្ដី​ស្នេហ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ួច​ស្មៅ​</text:p>
            <text:p text:style-name="P13"><text:s/>កួច​ខ្នួច</text:p>
          </table:table-cell>
        </table:table-row>
        <table:table-row>
          <table:table-cell table:style-name="តារាង1.A2" office:value-type="string">
            <text:p text:style-name="P5">៥៨៣</text:p>
          </table:table-cell>
          <table:table-cell table:style-name="តារាង1.A2" office:value-type="string">
            <text:p text:style-name="P6">កួត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ធ្វើ​ឲ្យ​ស្លាប់​សាច់, ធ្វើ​ឲ្យ​រាប​ទាប : កួត​អំបោះ​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៨៤</text:p>
          </table:table-cell>
          <table:table-cell table:style-name="តារាង1.A2" office:value-type="string">
            <text:p text:style-name="P6">កួន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ាក្យ​សម្រាប់​និយាយ​ផ្សំ​ជាមួយ​ពាក្យ​រុក​និង​ពាក្យ​គុំ : រុក​កួន, និយាយ​រុក​កួន​គេ ; គុំ​កួ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រុក​កួន</text:p>
            <text:p text:style-name="P13">គុំ​កួន </text:p>
          </table:table-cell>
        </table:table-row>
        <table:table-row>
          <table:table-cell table:style-name="តារាង1.A2" office:value-type="string">
            <text:p text:style-name="P5">៥៨៥</text:p>
          </table:table-cell>
          <table:table-cell table:style-name="តារាង1.A2" office:value-type="string">
            <text:p text:style-name="P6">កួយ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មនុស្ស​ជាតិ​មួយ​នៅ​ក្នុង​ដែន​កម្ពុជា; កួយ​មាន​ច្រើន​ភាសា : កួយ​ដែក, កួយ​ដំរី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ួយ​ដែក កួយដំរី​ </text:p>
          </table:table-cell>
        </table:table-row>
        <table:table-row>
          <table:table-cell table:style-name="តារាង1.A2" office:value-type="string">
            <text:p text:style-name="P5">៥៨៦</text:p>
          </table:table-cell>
          <table:table-cell table:style-name="តារាង1.A2" office:value-type="string">
            <text:p text:style-name="P6">កួរ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ចង្កោម​ផ្លែ, សំណុំ​ផ្លែ : កួរ​ស្រូវ, កួរ​ស្ពៅ ជាដើម ។ ចំពោះ​អម្ពិល​និង​សណ្ដែក​ទ្រើង គេ​ហៅ​សំដៅ​យក​តួ​ផ្លែ​តែ​ម្ដង​ថា <text:s/>កួរ : អម្ពិល ១ កួរ, កួរ​អម្ពិល, សណ្ដែក ១ កួរ គឺ​មួយ​ផ្លែ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៨៧</text:p>
          </table:table-cell>
          <table:table-cell table:style-name="តារាង1.A2" office:value-type="string">
            <text:p text:style-name="P6">កើ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យ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ង់ : ដង​កើ គឺ​ដង​ទង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ដងកើ</text:p>
          </table:table-cell>
        </table:table-row>
        <table:table-row>
          <table:table-cell table:style-name="តារាង1.A2" office:value-type="string">
            <text:p text:style-name="P5">៥៨៨</text:p>
          </table:table-cell>
          <table:table-cell table:style-name="តារាង1.A2" office:value-type="string">
            <text:p text:style-name="P6">កើង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ម្រាប់​ចម្រើន​ពាក្យ​រត់​ឲ្យ​វិសេស​ឡើង : រត់​កើង <text:s/>គឺ​រត់​ញ៉ម​លែង​រមឹល​មើល​ក្រោ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៨៩</text:p>
          </table:table-cell>
          <table:table-cell table:style-name="តារាង1.A2" office:value-type="string">
            <text:p text:style-name="P6">កើច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ញោច​ខ្ពស់​ឡើ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០</text:p>
          </table:table-cell>
          <table:table-cell table:style-name="តារាង1.A2" office:value-type="string">
            <text:p text:style-name="P6">កើត</text:p>
          </table:table-cell>
          <table:table-cell table:style-name="តារាង1.A2" office:value-type="string">
            <text:p text:style-name="P38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តាំង​មាន​ឡើង; ប្រកប : កើត​រោគ, កើត​សង្គ្រាម, កើត​មក​ជា​មនុស្ស; ធ្វើ​កើត, ធ្វើ​មិន​កើត, កើត​កា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8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ឈ្មោះ​ទិស​ខាង​ព្រះ​អាទិត្យ​រះ គឺ​ទិស​បូព៌ : ទិស​ខាង​កើត, ឈរ​បែរ​មុខ​ទៅ​ឯ​កើត ។ ឈ្មោះ​ចំណែក​ថ្ងៃ​ខាង​ខ្នើត គឺ​តាំង​ពី​ថ្ងៃ​ទី ១ ទៅ​ដល់​ថ្ងៃ​ទី ១៥ : ថ្ងៃ ១ <text:span text:style-name="T4">᧡</text:span> <text:s/>៣ <text:s/>( = ថ្ងៃ​អាទិត្យ ១ កើត​ខែ​មាឃ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១</text:p>
          </table:table-cell>
          <table:table-cell table:style-name="តារាង1.A2" office:value-type="string">
            <text:p text:style-name="P6">កើតក្ដី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នំ​បំពួន​ស្ករ ឬ នំ​ផ្លែ​អាយ ។ ចាស់​ៗ តំណាល​ប្រាប់​ថា នំ​នេះ​បាន​ជា​ឈ្មោះ​ថា <text:s/>នំ​កើត​ក្ដី ផង​ដែរ ពីព្រោះ​​ក្នុង​សម័យ​ព្រេង​នាយ <text:s/>នៅ​ពេល​មួយ​នោះ មាន​បុរស​ពីរ​នាក់ បរិភោគ​នំ​បំពួន​ស្ករ​នេះ​ក្នុង​ទី​ជិត​គ្នា អង្គុយ​ប្រទល់​មុខ​គ្នា, បុរស​ម្នាក់​ខាំ​នំ​នេះ​ពាក់​កណ្ដាល​មិន​ពម​ទាំង​មូល​ទៅ​ក្នុង​មាត់ <text:s/>ទឹក​ស្ករ​ក៏​ធ្លាយ​បាញ់​ឆ្វាច​ទៅ​ចូល​ភ្នែក​អ្នក​ម្ខាង, កើត​ជា​ជ​ម្លោះ​ដាល់​តប់​គ្នា រហូត​ដល់​កើត​ក្ដី​ប្ដឹង​ចៅក្រម... ចៅក្រម​ក៏​ហៅ​នំ​នេះ​ថា នំ​កើត​ក្ដី, ឈ្មោះ​នំ​នេះ​ក៏​កើត​មាន​តាំង​ពី​កាល​នោះ​មក ។ នេះ​ជា​ប្រវត្តិ​ដែល​ចាស់​ៗ បាន​តំណាល​ប្រាប់ ប៉ុន្តែ​ពុំ​ប្រាកដ​ថា នំ​កើត​ក្ដី <text:s/>នេះ​កើត​មាន​នៅ​ក្នុង​សម័យ​ណា​ទេ ។ ម. ព. បំពួន​ស្ករ និង​ផ្លែ​អាយ <text:s/>ទៀត​ផង ព្រោះ​ជា​ឈ្មោះ​នំ​តែ​មួយ​ប្រភេទ នេះ​ឯ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២</text:p>
          </table:table-cell>
          <table:table-cell table:style-name="តារាង1.A2" office:value-type="string">
            <text:p text:style-name="P6">កើន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គុ.</text:p>
          </table:table-cell>
          <table:table-cell table:style-name="តារាង1.D2" office:value-type="string">
            <text:p text:style-name="P13">ដែល​មាន​សេចក្ដី​ចម្រើន​ឡើង​លើស​ចំនួន​ដើម : រក​ស៊ី​មួយ​ឆ្នាំ​កើន​បន្តិច <text:s/>គឺ​រក​ស៊ី​មួយ​ឆ្នាំ​បាន​ចម្រើន​ឡើង​បន្តិ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៣</text:p>
          </table:table-cell>
          <table:table-cell table:style-name="តារាង1.A2" office:value-type="string">
            <text:p text:style-name="P6">កើប</text:p>
          </table:table-cell>
          <table:table-cell table:style-name="តារាង1.A2" office:value-type="string">
            <text:p text:style-name="P3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ាយ​ប្រមូល​ដាក់​ល្អី ដាក់​កញ្ជើ​ជាដើម : កើប​ស្រូវ, កើប​អង្ករ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៤</text:p>
          </table:table-cell>
          <table:table-cell table:style-name="តារាង1.A2" office:value-type="string">
            <text:p text:style-name="P6">កើយ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ផ្ទាប់​ក្បាល​ទៅ​លើ​ខ្នើយ​វេលា​ដែល​ដេ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ាន​ចំ​ពី​ខាង​មុខ​គេហដ្ឋាន​សម្រាប់​ចម្លង​របស់​ទាំងឡាយ​ពី​ផ្ទះ​ដាក់​ទៅ​លើ​យាន​ជំនិះ​ដែល​ខ្ពស់ ឬ ទទួល​របស់​ទាំង​នោះ​អំពី​យាន​ជំនិះ​ខ្ពស់​ដាក់​មក​ក្នុង​ផ្ទះ​វិ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ពក​ពយ​ញោច​សាច់​ទៅ​ខាង​ក្រោយ : ក្បាល​កើយ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៥</text:p>
          </table:table-cell>
          <table:table-cell table:style-name="តារាង1.A2" office:value-type="string">
            <text:p text:style-name="P6">កើ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ឿង, កល់​ទាល់​នឹង​ដី ឬ នឹង​គល់, នឹង​ដង្គត់ : ទូក​កើល​នឹង​ច្រាំង, កប៉ាល់​បើក​ទៅ​កើល​នឹង​ច្រាំង ។ បើ​ជា​ពាក្យ​ប្រៀប​ថា ទញ់ទាល់​សំដី : និយាយ​ៗ​ទៅ ស្រាប់​តែ​កើល​សព្ទ​កណ្ដាល​ចំណោ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៦</text:p>
          </table:table-cell>
          <table:table-cell table:style-name="តារាង1.A2" office:value-type="string">
            <text:p text:style-name="P6">កើលប្រើ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ោគ​សើ​ស្បែក​មួយ​យ៉ាង ច្រើន​កើត​ត្រង់​ក្បាល ជួន​កាល​រាល​មក​ដល់​កញ្ចឹង​ក ឬ​មុខ​ក៏​មាន, កាល​បើ​កេះ ឬ​ចុច​ឲ្យ​បែក រមែង​ចេញ​ទឹក​ហូរ​រងៃ​រមាស់, ជា​រោគ​រឹង​របឹង​ពិបាក​ព្យាបាល​ណាស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៧</text:p>
          </table:table-cell>
          <table:table-cell table:style-name="តារាង1.A2" office:value-type="string">
            <text:p text:style-name="P6">កឿ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ើល : ទូក​កឿ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៨</text:p>
          </table:table-cell>
          <table:table-cell table:style-name="តារាង1.A2" office:value-type="string">
            <text:p text:style-name="P6">កៀ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ឱប​ដោយ​ដៃ​ម្ខាង : កៀក 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៥៩៩</text:p>
          </table:table-cell>
          <table:table-cell table:style-name="តារាង1.A2" office:value-type="string">
            <text:p text:style-name="P6">កៀ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្រមូល​នាំ​ទៅ, ប្រមូល​នាំ​មក : កៀង​គោ, កៀង​ទ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០</text:p>
          </table:table-cell>
          <table:table-cell table:style-name="តារាង1.A2" office:value-type="string">
            <text:p text:style-name="P6">កៀ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គុ.</text:p>
          </table:table-cell>
          <table:table-cell table:style-name="តារាង1.D2" office:value-type="string">
            <text:p text:style-name="P13">ក្រាញ, ទម្រន់ : គោ​កៀច, ក្របី​កៀច, វា​កៀច​មិន​ព្រម​ទ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គោ​កៀច</text:p>
            <text:p text:style-name="P13">ក្របី​កៀច</text:p>
          </table:table-cell>
        </table:table-row>
        <table:table-row>
          <table:table-cell table:style-name="តារាង1.A2" office:value-type="string">
            <text:p text:style-name="P5">៦០១</text:p>
          </table:table-cell>
          <table:table-cell table:style-name="តារាង1.A2" office:value-type="string">
            <text:p text:style-name="P6">កៀ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ផ្នោះ​សម្រាប់​ឲ្យ​កូន​ក្មេង​តូច​កាន់​ដើរ : កូន​ខ្ញុំ​បាន​ចេះ​ដើរ​កៀត​ហើយ ។ ឈ្មោះ​ដង​រែក​មួយ​យ៉ាង​មាន​តម្ពក់​ៗ នោះ​ហៅ​ថា កៀត : ដង​រែក​កៀ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២</text:p>
          </table:table-cell>
          <table:table-cell table:style-name="តារាង1.A2" office:value-type="string">
            <text:p text:style-name="P6">កៀ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ញោច ឬ ឈូង​តូច : កៀន​សមុទ្រ ។ កន្លៀត : កៀន​ជញ្ជាំង ។ ឈ្មោះ​ក្អម​តូច​ៗ <text:s/>ធ្វើ​នៅ​ភូមិ​កៀន ក្នុង​ស្រុក​កណ្ដាល​ស្ទឹង, សម្រាប់​ដាក់​ស្ករ​ត្នោត : ក្អម​កៀ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  <text:p text:style-name="P13">ក្អម​កៀន</text:p>
          </table:table-cell>
        </table:table-row>
        <table:table-row>
          <table:table-cell table:style-name="តារាង1.A2" office:value-type="string">
            <text:p text:style-name="P5">៦០៣</text:p>
          </table:table-cell>
          <table:table-cell table:style-name="តារាង1.A2" office:value-type="string">
            <text:p text:style-name="P6">កៀនស្វ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រុក​មួយ នៅ​ខាង​ទិស​អាគ្នេយ៍​ក្រុង​ភ្នំពេញ, នៅ​ក្នុង​ខេត្ត​កណ្ដាល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៤</text:p>
          </table:table-cell>
          <table:table-cell table:style-name="តារាង1.A2" office:value-type="string">
            <text:p text:style-name="P6">កៀ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ឹត​ដោយ​តង្កៀប : ក្ដាម​កៀប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៥</text:p>
          </table:table-cell>
          <table:table-cell table:style-name="តារាង1.A2" office:value-type="string">
            <text:p text:style-name="P6">កៀ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ជូត, ប្រមូល​ដោយ​ខ្នៀរ; ប្រមូល​នាំ​យក​ទ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៦</text:p>
          </table:table-cell>
          <table:table-cell table:style-name="តារាង1.A2" office:value-type="string">
            <text:p text:style-name="P6">កៀរគ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ៀរ​ឲ្យ​បាន​ជា​គំនរ, ប្រមូល​ឲ្យ​បាន​ច្រើន : ខំ​ដើរ​កៀរគរ ។ និយាយ​បញ្ចុះ​បញ្ចូល​ផ្សែផ្សំ​ពី​នេះ​ខ្លះ ពី​នោះ​ខ្លះ ដើម្បី​ឲ្យ​គេ​ចុះ​ចូល​មក​ខាង​ខ្លួន : និយាយ​កៀរគ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៧</text:p>
          </table:table-cell>
          <table:table-cell table:style-name="តារាង1.A2" office:value-type="string">
            <text:p text:style-name="P6">កៀវ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">ព័ន្ធ​កៀក​ដោយ​ជើង​មិន​ឲ្យ​ឃ្លាត​ពី​ចង្កេះ ឬ​ពី​អ្វី​ដែល​ព័ន្ធ​កៀក​នោ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">គ្រឿង​ប្រដាប់​ពាក់​ជុ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៨</text:p>
          </table:table-cell>
          <table:table-cell table:style-name="តារាង1.A2" office:value-type="string">
            <text:p text:style-name="P6">កៀ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ឆ្កឹះ, ឆ្កៀស​ដោយ​ខ្នៀស : កៀស​ចន្លុះ, កៀស​ស្រូវ ជាដើម ។ និយាយ​កៀស <text:s/>គឺ​និយាយ​បញ្ឆៀង​ឲ្យ​ដឹង​ខ្លួន; និយាយ​កៀស​នាយ កៀស​អាយ គឺ​និយាយ​បញ្ឆិត​បញ្ឆៀង​ពី​នេះ​បន្តិច ពី​នោះ​បន្តិ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០៩</text:p>
          </table:table-cell>
          <table:table-cell table:style-name="តារាង1.A2" office:value-type="string">
            <text:p text:style-name="P6">កេក​ៗ 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សម្រែក​សត្វ​មាន​សេក​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០</text:p>
          </table:table-cell>
          <table:table-cell table:style-name="តារាង1.A2" office:value-type="string">
            <text:p text:style-name="P6">កេ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ាត់​តម្រួយ​ដេញ​រក​គំនិត​គ្នា ។ ពាក្យ​នេះ​ច្រើន​និយាយ​តែ​ក្នុង​ការ​លេង​ល្បែង​ស៊ី​សង : មេហួយ​កេង​គំនិត​អ្នក​ចាក់ ដើម្បី​កុំ​ឲ្យ​ចាក់​ត្រូវ , អ្នក​ចាក់​កេង​គំនិត​មេហួយ ដើម្បី​ចាក់​ឲ្យ​ត្រូវ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កិ. វិ</text:p>
          </table:table-cell>
          <table:table-cell table:style-name="តារាង1.D2" office:value-type="string">
            <text:p text:style-name="P13">កាង គឺ​ស៊ី​ឆ្អែត​តឹង : ឆ្អែត​កេ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១</text:p>
          </table:table-cell>
          <table:table-cell table:style-name="តារាង1.A2" office:value-type="string">
            <text:p text:style-name="P6">កេងក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បក្សី​មួយ​ប្រភេទ មាន​ចំពុះ​ធំមិន​សម​នឹង​មាឌ​ខ្លួន ។</text:p>
          </table:table-cell>
          <table:table-cell table:style-name="តារាង1.D2" office:value-type="string">
            <text:p text:style-name="P15">កងកេង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ពស់​មួយ​ប្រភេទ មាន​ក្នុង​រឿង​ព្រេង​ខ្មែរ​ថា ជា​បា​ពស់​ឯ​ទៀត​ទាំងអស់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២</text:p>
          </table:table-cell>
          <table:table-cell table:style-name="តារាង1.A2" office:value-type="string">
            <text:p text:style-name="P6">កេងកា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គុ.</text:p>
          </table:table-cell>
          <table:table-cell table:style-name="តារាង1.D2" office:value-type="string">
            <text:p text:style-name="P13">ដែល​មាន​ដំណើរ​តេងតាង : ដើរ​កេងកា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៣</text:p>
          </table:table-cell>
          <table:table-cell table:style-name="តារាង1.A2" office:value-type="string">
            <text:p text:style-name="P6">កេណ្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ែន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(ម. ព. កែន និង កំណែន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៤</text:p>
          </table:table-cell>
          <table:table-cell table:style-name="តារាង1.A2" office:value-type="string">
            <text:p text:style-name="P6">កេតនភណ្ឌ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េ-ត-ន៉ៈ-ភាន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បស់​ដែល​ទុក​ដូច​ជា​ទង់​សម្រាប់​ជាតិ ឬ​សម្រាប់​ប្រទេស, វត្ថុ​ដ៏ ឧត្តុង្គឧត្តម; និមិត្តរូប : ប្រទេស​នីមួយ​ៗ លុះ​ត្រា​តែ​មាន​ឯករាជ្យ​ពេញ​បរិបូណ៌ ដោយ​សេរី​ភាព​គ្រប់​យ៉ាង ទើប​ឈ្មោះ​ថា មាន​កេតនភណ្ឌ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៥</text:p>
          </table:table-cell>
          <table:table-cell table:style-name="តារាង1.A2" office:value-type="string">
            <text:p text:style-name="P6">កេតុ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ែត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ង់; រស្មី ។ ឈ្មោះ​ផ្កាយ​ប្រចាំ​រាសី​ក្នុង​នព្វគ្រោះ ។ ឈ្មោះ​ថ្ម​មាន​ពន្លឺ​​ភ្លឺ​ខ្លាំង​ដែល​ធ្លាក់​​ចុះ​ពី​អាកាស​មក​លើ​ផែនដី : ធ្លាក់​ផ្កាយ​ព្រះ​កេតុ ឬ កេតុ​ធ្លាក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៦</text:p>
          </table:table-cell>
          <table:table-cell table:style-name="តារាង1.A2" office:value-type="string">
            <text:p text:style-name="P6">កេតុមាល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បៀប​រស្មី ។ ព្រះ​នាម​ស្ដេច ១ អង្គ សោយ​រាជ្យ​នៅ​នគរ​ធំ គឺ​ព្រះ​បាទ​ជ័យវរ្ម័ន​ទី ២ : ព្រះ​កេតុមាលា ។ យក​ព្រះ​នាម​នេះ​មក​ដាក់​ជា​ឈ្មោះ​មន្ទីរ​ពេទ្យ​ធំ​មួយ​នៅ​ក្រុង​ភ្នំពេញ : មន្ទីរ​ពេទ្យ​ព្រះ​កេតុមាលា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៧</text:p>
          </table:table-cell>
          <table:table-cell table:style-name="តារាង1.A2" office:value-type="string">
            <text:p text:style-name="P6">កេ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ំណែល, ជា​សម្បាច់​របស់​ដូន​តា ឬ​មាតា​បិតា ជាដើម : ស្រែ​នេះ​ជា​កេរ​របស់​ជីដូន​ខ្ញុំ, ប្រាសាទ​នគរ​វត្ត ជា​កេរ​របស់​ព្រះ​មហា​ក្សត្រ​ ជា​បុព្វ​បុរស​របស់​ខ្មែ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១៨</text:p>
          </table:table-cell>
          <table:table-cell table:style-name="តារាង1.A2" office:value-type="string">
            <text:p text:style-name="P6">កេរកា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ាស្ត្រា​ច្បាប់​ចាស់​មួយ មាន​ពាក្យ​ប្រដៅ​ជា​ដំបូន្មាន​ផេ្សង​ៗ <text:s/>: សាស្ត្រា​កេរកាល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សាស្ត្រា​កេរកាល </text:p>
          </table:table-cell>
        </table:table-row>
        <table:table-row>
          <table:table-cell table:style-name="តារាង1.A2" office:value-type="string">
            <text:p text:style-name="P5">៦១៩</text:p>
          </table:table-cell>
          <table:table-cell table:style-name="តារាង1.A2" office:value-type="string">
            <text:p text:style-name="P6">កេរ្តិ៍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 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ិរិ្ត; កិត្តិ) សេចក្ដី​សរសើរ, ការ​ល្បី, ការ​ល្បី​លេច​ឮ, ខ្ចរខ្ចាយ : កេរ្តិ៍​ឈ្មោះ, និយាយ​បង្កាច់​កេរ្តិ៍​គេ, កេរ្តិ៍​ឈ្មោះ​មិន​សូវ​ល្អ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េរ្តិ៍​ឈ្មោះ</text:p>
          </table:table-cell>
        </table:table-row>
        <table:table-row>
          <table:table-cell table:style-name="តារាង1.A2" office:value-type="string">
            <text:p text:style-name="P5">៦២០</text:p>
          </table:table-cell>
          <table:table-cell table:style-name="តារាង1.A2" office:value-type="string">
            <text:p text:style-name="P6">កេរាដិក​ជ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េ-រ៉ា-ដិ-កៈ-ជន់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ជន​អ្នក​ផ្គាប់ផ្គុន​រណេបរណឺប​អែបអប និយាយ​ស្រប​ចាក់​បណ្ដោយ​តាម​ទាំង​ខុស​ទាំង​ត្រូវ ដើម្បី​ឲ្យ​កើត​សុខ​និង​ប្រយោជន៍​ដល់​ខ្លួន​តែ​ម៉្យាង មិន​អើពើ​ចំពោះ​ប្រយោជន៍​ជា​សាធារណៈ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២១</text:p>
          </table:table-cell>
          <table:table-cell table:style-name="តារាង1.A2" office:value-type="string">
            <text:p text:style-name="P6">កេ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ទាត់​រំកិល​កោយ​នឹង​ចំហៀង​មេ​ជើង, ដោយ​កែង​ជើង​ជាប់​នឹង​ដី​ ដើម្បី​ឲ្យ​បាន​ទៅ​ជិត​ដៀប រួច​ទើប​ទាត់​តម្រូវ​ជា​ឯ​ក្រោយ (ល្បែង​អង្គញ់) ។ កិ. វិ. វិលវង់, សៀរ : ដើរ​កេ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ដើរ​កេល</text:p>
          </table:table-cell>
        </table:table-row>
        <table:table-row>
          <table:table-cell table:style-name="តារាង1.A2" office:value-type="string">
            <text:p text:style-name="P5">៦២២</text:p>
          </table:table-cell>
          <table:table-cell table:style-name="តារាង1.A2" office:value-type="string">
            <text:p text:style-name="P6">កេ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ំពត់​ប្រជុំ​ឲ្យ​ចុង​ទាំង​ពីរ​ខាង​ជួប​គ្នា ដើម្បី​ឲ្យ​មាន​រាង​ជា​កន្ទោង ឬ​ជា​ត្រួយ, ជា​សាជី : កេវ​កន្ទោ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២៣</text:p>
          </table:table-cell>
          <table:table-cell table:style-name="តារាង1.A2" office:value-type="string">
            <text:p text:style-name="P6">កេ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ែស, កេ--ឬ កែ--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ក់, សក់​ទាំងឡាយ (ប្រើ​ក្នុង​រាជ​សព្ទ): ព្រះ​កេស, ព្រះ​កេសា; ចម្រើន​ព្រះ​កេសា​ថ្វាយ <text:s/>គឺ​កាត់​សក់​ថ្វាយ; កោរ​ព្រះ​កេសា <text:s/>គឺ​កោរ​សក់ ។</text:p>
          </table:table-cell>
          <table:table-cell table:style-name="តារាង1.D2" office:value-type="string">
            <text:p text:style-name="P15">កេសា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២៤</text:p>
          </table:table-cell>
          <table:table-cell table:style-name="តារាង1.A2" office:value-type="string">
            <text:p text:style-name="P6">កេស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ែ-ស</text:p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លំអង​ផ្កា, កេសរ​ផ្កា ។ សំណុំ​រោម​វែង​ៗ ត្រង់​ក​សត្វ​ចតុប្បាទ មាន​សីហៈ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២៥</text:p>
          </table:table-cell>
          <table:table-cell table:style-name="តារាង1.A2" office:value-type="string">
            <text:p text:style-name="P6">កេសរ​សីហ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--សីហៈ</text:p>
          </table:table-cell>
          <table:table-cell table:style-name="តារាង1.D2" office:value-type="string">
            <text:p text:style-name="P10">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ីហៈ​ដែល​មាន​កេសរ គឺ​សំណុំ​រោម​វែង​ៗ ត្រង់​ក ហៅ កេសរ​រាជ​សីហ៍ ក៏​បាន គឺ​កេសរ​សីហៈ​ជា​ស្ដេច​នៃ​ម្រឹគ​ទាំងពួ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២៦</text:p>
          </table:table-cell>
          <table:table-cell table:style-name="តារាង1.A2" office:value-type="string">
            <text:p text:style-name="P6">កេ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ឆ្កឹះ​ដោយ​ម្រាម​ដៃ, ដោយ​ក្រចក : កេះ​ដី, កេះ​រមាស់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​</text:p>
          </table:table-cell>
        </table:table-row>
        <table:table-row>
          <table:table-cell table:style-name="តារាង1.A2" office:value-type="string">
            <text:p text:style-name="P5">៦២៧</text:p>
          </table:table-cell>
          <table:table-cell table:style-name="តារាង1.A2" office:value-type="string">
            <text:p text:style-name="P6">ក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ើ​ធ្វើ​ឡើង​ទៀត​ឲ្យ​ខុស​អំពី​ភាព​ដើម : ត្រូវ​កែ​ជា​ថ្មី, កែ​តម្រូវ, កែ​សំដី, កែ​ខ្លួន, កែ​ប្រែ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ែ​តម្រូវ </text:p>
            <text:p text:style-name="P13"><text:s/>កែ​​ប្រែ</text:p>
          </table:table-cell>
        </table:table-row>
        <table:table-row>
          <table:table-cell table:style-name="តារាង1.A2" office:value-type="string">
            <text:p text:style-name="P5">៦២៨</text:p>
          </table:table-cell>
          <table:table-cell table:style-name="តារាង1.A2" office:value-type="string">
            <text:p text:style-name="P6">កែ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លំនាំ​មិន​ស្មើ​ពី​កំណើត : ក្របី​ស្នែង​កែក, ជើង​ដៃ​កែក ។ (ប្រហែល​ជា​ក្លាយ​មក​ពី សំ. បា. កេករ “ស្រលៀង, ល្អៀង​ម្ខាង” ?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២៩</text:p>
          </table:table-cell>
          <table:table-cell table:style-name="តារាង1.A2" office:value-type="string">
            <text:p text:style-name="P6">កែក្រាយ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ដើរ​យាងយាស​ទៅ​មក ដូច​ដំណើរ​ល្ខោន​រាំ : កែក្រាយ​ចូល​ទ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ដំណើរ​យាងយាស បែប​ដំណើរ​ល្ខោន​រាំ : ដំណើរ​កែក្រា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០</text:p>
          </table:table-cell>
          <table:table-cell table:style-name="តារាង1.A2" office:value-type="string">
            <text:p text:style-name="P6">កែខ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ៃលក, ដោះ​ស្រាយ​ពាក្យ​សំដី : ចាំ​គិត​កែខៃ​មើល ក្រែង​លោ​កើត​ការ; ត្រូវ​និយាយ​កែខៃ​ឲ្យ​អស់​អាថ៌​សេចក្ដ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១</text:p>
          </table:table-cell>
          <table:table-cell table:style-name="តារាង1.A2" office:value-type="string">
            <text:p text:style-name="P6">កែ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ជាង​ឈើ​សម្រាប់​ផ្ទៀង​ឲ្យ​ត្រឹម​ត្រង់​ជ្រុង : ត្រូវ​ដាក់​កែង​មើល​សិន ក្រែង​ល្អៀ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ញោច​ដៃ ឬ​ជើង : កែង​ដៃ, កែង​ជើ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២</text:p>
          </table:table-cell>
          <table:table-cell table:style-name="តារាង1.A2" office:value-type="string">
            <text:p text:style-name="P6">កែងក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អាការ​ព្រហើន​ក្រអើតក្រអោ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៣</text:p>
          </table:table-cell>
          <table:table-cell table:style-name="តារាង1.A2" office:value-type="string">
            <text:p text:style-name="P6">កែ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ង្គាប់, ប្រមូល​ហៅ​រក​ដោយ​អាជ្ញា : កែន​ពល, កែន​រទេះ ។ កំណត់​សំគាល់, ទាយ​កំណត់​ទុក : កែន​ពិរុណ​សាស្ត្រ គឺ​កំណត់​សម្គាល់​នូវ​ទឹក​ភ្លៀង ឬ​ទាយ​ទឹក​ភ្លៀង ។ (ធ្លាប់​ប្រើ​ជា កេណ្ឌ <text:s/>ក៏​មាន; ពាក្យ​នេះ​ប្រហែល​ជា​ក្លាយ​មក​ពី​បាលី​ថា កណ្ឌ <text:s/>ទេ​ដឹង ?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៤</text:p>
          </table:table-cell>
          <table:table-cell table:style-name="តារាង1.A2" office:value-type="string">
            <text:p text:style-name="P6">កែប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្រដាប់​កើយ​មួយ​យ៉ាង ក្នុង​ពួក​ខ្នើយ​តែ​រាង​ទាប​ហើយ​ធំ​ជាង​ខ្នើយ : ដេក​កើយ​កែប ។ ឈ្មោះ​ប្រដាប់​សម្រាប់​ចង​លើ​ខ្នង​សេះ : ចង​កែប​សេ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្រុង​មួយ​នៅ​មាត់​សមុទ្រ ជា​ក្រុង​ទំនើប ដែល​ពួក​ជនានុជន​ចូល​ចិត្ត​ទៅ​ទស្សនា សម្រាក កម្សាន្ត (ហៅ បុរី​កែប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៥</text:p>
          </table:table-cell>
          <table:table-cell table:style-name="តារាង1.A2" office:value-type="string">
            <text:p text:style-name="P6">កែ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៊ែម, ថែម​ឲ្យ​បាន​មាំមួន ឬ​ឲ្យ​សមរម្យ​ឡើ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៦</text:p>
          </table:table-cell>
          <table:table-cell table:style-name="តារាង1.A2" office:value-type="string">
            <text:p text:style-name="P6">កែ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តន​វត្ថុ​សាច់​រឹង​ហើយ​ស្រួយ ធ្វើ​ពី​ខ្សាច់​និង​សំណ លាយ​ដោយ​ថ្នាំ ស្ល​ឲ្យ​រលាយ ឬ​កើត​ឯង​អំពី​ថ្ម​មាន​រស្មី​ភ្លឺ​ឆ្លុះ ។ បើ​ជា​ពាក្យ​ប្រៀប គឺ​អ្វី​ៗ ដែល​រាប់​អាន​ថា​មាន​តម្លៃ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៧</text:p>
          </table:table-cell>
          <table:table-cell table:style-name="តារាង1.A2" office:value-type="string">
            <text:p text:style-name="P6">កែស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ស្លឹក​ស្រដៀង​នឹង​ឈើ​ក្រាម​រមាស តែ​ធំ​ជា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រំអិល​មួយ​ប្រភេទ សណ្ឋាន​ដូច​ត្រី​ក្លាំងហាយ; ត្រី​កែស​មាន ៣ ប្រភេទ​គឺ កែស​ធម្មតា រូប​តូច​ល្មម, កែស​ជម្រៅ ធំ​ជាង​បន្តិច ហើយ​នឹង កែស​ប្រាក់ ធំ​ជាង​នោះ​ទៅ​ទៀ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៦៣៨</text:p>
          </table:table-cell>
          <table:table-cell table:style-name="តារាង1.A2" office:value-type="string">
            <text:p text:style-name="P6">កែអួ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ទ​ភ្លេង​ខ្មែរ​មួយ​ប្រភេទ សម្រាប់​លេង​បញ្ចូល​មេមត់ : ភ្លេង​កែ​អួក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ភ្លេង​កែ​អួក</text:p>
          </table:table-cell>
        </table:table-row>
        <table:table-row>
          <table:table-cell table:style-name="តារាង1.A2" office:value-type="string">
            <text:p text:style-name="P5">៦៣៩</text:p>
          </table:table-cell>
          <table:table-cell table:style-name="តារាង1.A2" office:value-type="string">
            <text:p text:style-name="P6">កែ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ចតុប្បាទ​ព្រៃ រូប​ភាព​ស្រដៀង​នឹង<text:span text:style-name="T17">​ពពែ, រស់​នៅ​តែ​ក្នុង​ព្រៃ​ភ្នំ, គេ​រាប់អាន​យក​ស្នែង​មក​ដុះ​ផឹក​ជា​ថ្នាំ​ត្រជាក់ ។</text:span>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០</text:p>
          </table:table-cell>
          <table:table-cell table:style-name="តារាង1.A2" office:value-type="string">
            <text:p text:style-name="P33">កៃ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46">គន្លឹះ : កៃ​កាំភ្លើង, កាំបិត​កៃ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១</text:p>
          </table:table-cell>
          <table:table-cell table:style-name="តារាង1.A2" office:value-type="string">
            <text:p text:style-name="P33">កៃលា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ៃល៉ាស</text:p>
          </table:table-cell>
          <table:table-cell table:style-name="តារាង1.D2" office:value-type="string">
            <text:p text:style-name="P15">សំ.; បា. 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(កេលាស) ឈ្មោះ​ភ្នំ​វិសេស​មួយ​ក្នុង​ពួក​ភ្នំ​ហិមាល័យ (មាន​និយាយ​ក្នុង​រឿង​បុរាណ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២</text:p>
          </table:table-cell>
          <table:table-cell table:style-name="តារាង1.A2" office:value-type="string">
            <text:p text:style-name="P33">កោក​ៗ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3"><text:s text:c="7"/>ឧ.</text:p>
          </table:table-cell>
          <table:table-cell table:style-name="តារាង1.D2" office:value-type="string">
            <text:p text:style-name="P13">សូរ​ឮ​ដោយ​និយាយ, ដោយ​ជជែក​ខ្លាំង ហើយ​ក្បោះក្បាយ​ច្បាស់​លាស់ : និយាយ​កោក​ៗ ឥត​កោត​ញញើត​អ្នក​ណា, ជជែក​កោក​ៗ ។ កោក​ៗ​សឹក​តែ​មាត់​ត្រដោក ឆ្អែត​ឯ​ពោះ​ក្របី <text:s/>ពាក្យ​បុរាណ​និយាយ​ប្រៀប​អំពី​មនុស្ស​ដែល​បាន​ពោល​សំដី​កោក​ៗ តែ​ឯ​ប្រយោជន៍ បាន​ទៅ​អ្នក​ឯ​ទៀត​វិ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៣</text:p>
          </table:table-cell>
          <table:table-cell table:style-name="តារាង1.A2" office:value-type="string">
            <text:p text:style-name="P33">កោ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13">វៀច​ចំកោង​ឡើង : ឈើ​កោង ។ បើ​ជា​ពាក្យ​ប្រៀប មនុស្ស​កោង គឺ​មនុស្ស​ព្រហើ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៤</text:p>
          </table:table-cell>
          <table:table-cell table:style-name="តារាង1.A2" office:value-type="string">
            <text:p text:style-name="P33">កោញ្ចនាទ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ោញ ចៈ-នាត</text:p>
          </table:table-cell>
          <table:table-cell table:style-name="តារាង1.D2" office:value-type="string">
            <text:p text:style-name="P15">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ការ​បន្លឺ​សូរ​សព្ទ ដូច​ជា​សម្រែក​នៃ​សត្វ​ក្រៀល : ដំរី​បន្លឺ​នូវ​កោញ្ច-នាទ គួរ​ឲ្យ​ស្ញប់ស្ញែង <text:s/>(ប្រើ​ចំពោះ​តែ​ដំរី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៥</text:p>
          </table:table-cell>
          <table:table-cell table:style-name="តារាង1.A2" office:value-type="string">
            <text:p text:style-name="P33">កោដិ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ោត</text:p>
          </table:table-cell>
          <table:table-cell table:style-name="តារាង1.D2" office:value-type="string">
            <text:p text:style-name="P15">សំ. បា. </text:p>
          </table:table-cell>
          <table:table-cell table:style-name="តារាង1.D2" office:value-type="string">
            <text:p text:style-name="P15">ប. សំ.</text:p>
          </table:table-cell>
          <table:table-cell table:style-name="តារាង1.D2" office:value-type="string">
            <text:p text:style-name="P13">ចំនួន ១០ ល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៦</text:p>
          </table:table-cell>
          <table:table-cell table:style-name="តារាង1.A2" office:value-type="string">
            <text:p text:style-name="P33">កោដ្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ោត</text:p>
          </table:table-cell>
          <table:table-cell table:style-name="តារាង1.D2" office:value-type="string">
            <text:p text:style-name="P15">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32">ជង្រុក ។ របស់​សម្រាប់​ដាក់​សព, ដាក់​ធាតុ ។ ឈ្មោះ​ឈើ​មួយ​ប្រភេទ​ប្រើ​ជា​ថ្នា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៧</text:p>
          </table:table-cell>
          <table:table-cell table:style-name="តារាង1.A2" office:value-type="string">
            <text:p text:style-name="P33">កោណ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ជ្រុង, មុំ, ងៀង ។ ច្រើន​ប្រើ​រៀង​ខាង​ចុង​សំខ្យា​សព្ទ “ត្រី” : ត្រី​កោណ (ម. ព. នោះ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៨</text:p>
          </table:table-cell>
          <table:table-cell table:style-name="តារាង1.A2" office:value-type="string">
            <text:p text:style-name="P33">កោ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13">ស្ញែង, ស្ងើច : គួរ​កោត​គេ​ដែរ ។ ខ្លាច, ញញើត, (ច្រើន​និយាយ​នាំ​មុខ​ពាក្យ​ក្រែង, ញញើត, ខ្លាច, ខាម : កោត​ក្រែង, កោត​ញញើត, កោត​ខ្លាច, កោត​ខាម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៤៩</text:p>
          </table:table-cell>
          <table:table-cell table:style-name="តារាង1.A2" office:value-type="string">
            <text:p text:style-name="P33">កោ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13">ជ្រក​ដោយ​អាការ​កំប្រោន; គេ​ច្រើន​និយាយ​ភ្ជាប់​ថា ជ្រក​កោ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<text:s/>ជ្រក​កោន</text:p>
          </table:table-cell>
        </table:table-row>
        <table:table-row>
          <table:table-cell table:style-name="តារាង1.A2" office:value-type="string">
            <text:p text:style-name="P25">៦៥០</text:p>
          </table:table-cell>
          <table:table-cell table:style-name="តារាង1.A2" office:value-type="string">
            <text:p text:style-name="P33">កោ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ឈ្មោះ​រោគ​សរសៃ​មួយ​យ៉ាង កើត​នៅ​អណ្ឌៈ បណ្ដាល​ឲ្យ​អណ្ឌៈ​នោះ​ប៉ោង​រលីក​ឡើ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៥១</text:p>
          </table:table-cell>
          <table:table-cell table:style-name="តារាង1.A2" office:value-type="string">
            <text:p text:style-name="P33">កោម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-ម៉ល់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ក្លាយ​មក​ពី កមល (ម. ព. នោះ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៥២</text:p>
          </table:table-cell>
          <table:table-cell table:style-name="តារាង1.A2" office:value-type="string">
            <text:p text:style-name="P33">កោយ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13">ដួស​ដោយ​បោយ, ដួស​ដោយ​វែ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មេ​អង្គញ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៥៣</text:p>
          </table:table-cell>
          <table:table-cell table:style-name="តារាង1.A2" office:value-type="string">
            <text:p text:style-name="P33">កោ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13">កាត់​រំលីង​ដោយ​កាំបិត​កោរ : កោរ​សក់, កោរ​ចិញ្ចើម, កោរ​ពុក​ចង្ក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<text:s text:c="2"/></text:p>
          </table:table-cell>
        </table:table-row>
        <table:table-row>
          <table:table-cell table:style-name="តារាង1.A2" office:value-type="string">
            <text:p text:style-name="P25">៦៥៤</text:p>
          </table:table-cell>
          <table:table-cell table:style-name="តារាង1.A2" office:value-type="string">
            <text:p text:style-name="P33">កោលាហ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ោល៉ា-ហល់</text:p>
          </table:table-cell>
          <table:table-cell table:style-name="តារាង1.D2" office:value-type="string">
            <text:p text:style-name="P15">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3">សេចក្ដី​ភ្ញាក់​ផ្អើល, ជ្រួល​ជ្រើម : កើត​កោលាហល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៥៥</text:p>
          </table:table-cell>
          <table:table-cell table:style-name="តារាង1.A2" office:value-type="string">
            <text:p text:style-name="P33">កោ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13">រូស​រំលីង, កោស​ជ្រូក, កោស​ដូង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៦៥៦</text:p>
          </table:table-cell>
          <table:table-cell table:style-name="តារាង1.A2" office:value-type="string">
            <text:p text:style-name="P33">កោសរូស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និយាយ​ដៀមដាម បញ្ឆិត​បញ្ឆៀង​កៀស​នាយ​អាយ : ក្នុង​មួយ​ថ្ងៃ​ៗ វា​មក​កោស​រូស​ឯង​ពីរ​បី​ដ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៥៧</text:p>
          </table:table-cell>
          <table:table-cell table:style-name="តារាង1.A2" office:value-type="string">
            <text:p text:style-name="P33">កោសល្ល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កោ-សល់</text:p>
          </table:table-cell>
          <table:table-cell table:style-name="តារាង1.D2" office:value-type="string">
            <text:p text:style-name="P25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ភាព​នៃ​បុគ្គល​អ្នក​ប៉ិន​ប្រសប់, ការ​ឈ្លាសវៃ ។ ច្រើន​ប្រើ​រៀង​ខាង​ចុង​ពាក្យ​ដទៃ​ដូច​ជា ហត្ថ​កោសល្ល ការ​ប៉ិន​ប្រសប់​ដោយ​ដៃ​គឺ ភារ​ដេរ​កាត់ ឬ គូរ​វាស​ជាដើម ។</text:p>
          </table:table-cell>
          <table:table-cell table:style-name="តារាង1.D2" office:value-type="string">
            <text:p text:style-name="P25">កោសល្យ</text:p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៥៨</text:p>
          </table:table-cell>
          <table:table-cell table:style-name="តារាង1.A2" office:value-type="string">
            <text:p text:style-name="P33">កោសិ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កោសី</text:p>
          </table:table-cell>
          <table:table-cell table:style-name="តារាង1.D2" office:value-type="string">
            <text:p text:style-name="P25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ព្រះ​ឥន្ទ្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៥៩</text:p>
          </table:table-cell>
          <table:table-cell table:style-name="តារាង1.A2" office:value-type="string">
            <text:p text:style-name="P33">កោសុម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្លាយ​មក​ពី​ពាក្យ កុសុម “ផ្កា”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៦០</text:p>
          </table:table-cell>
          <table:table-cell table:style-name="តារាង1.A2" office:value-type="string">
            <text:p text:style-name="P33">កោសេយ្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កោ-សៃ</text:p>
          </table:table-cell>
          <table:table-cell table:style-name="តារាង1.D2" office:value-type="string">
            <text:p text:style-name="P25">បា. ; សំ. 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(កៅសេយ) សំពត់​ដែល​ធ្វើ​ដោយ​សូត្រ, ព្រែ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៦១</text:p>
          </table:table-cell>
          <table:table-cell table:style-name="តារាង1.A2" office:value-type="string">
            <text:p text:style-name="P33">កោសេយ្យពស្រ្ដ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--យ៉ៈ-ព័ស</text:p>
          </table:table-cell>
          <table:table-cell table:style-name="តារាង1.D2" office:value-type="string">
            <text:p text:style-name="P27">សំ.; 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43">(កៅសេយវស្រ្ដ; កោសេយ្យវត្ថ) សំពត់​សូត្រ, ព្រែ ។ ដែល​ហៅ​ កោសេយ្យភស្ត្រ នេះ​ជា​សំដី​ក្លាយ​ពី​សៀម ព្រោះ​សៀម​សរសេរ​ ព័សតរ៍ គេ​អាន​តាម​និរុត្តិ​របស់​គេ​ថា ផ័ត; ឯ​ខ្មែរ​យើង​សរសេរ ពស្រ្ដ អាន​តាម​និរុត្តិ​របស់​យើង​ថា ពាស់ ប៉ុន្តែ​ដោយ​យើង​ថា​តាម​និរុត្តិ​សៀម, ថា​មិន​ដូច​សៀម​ទៅ​ទៀត ក៏​ក្លាយ​សំឡេង​ថា ភាស់, ត្រូវ​ថា ព័ស្ត្រ (ពាស់) ទើប​ត្រឹម​ត្រូវ​តាម​និរុត្តិ​ខ្មែរ, ដូច​ជា ព័ស្តុភារ ដែរ យើង​ត្រូវ​សរសេរ ត្រូវ​ថា ព័ស្តុភារ កុំ​ថា ភ័ស្តុភារ ។ល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៦២</text:p>
          </table:table-cell>
          <table:table-cell table:style-name="តារាង1.A2" office:value-type="string">
            <text:p text:style-name="P33">កោសេយ្យ​វប្បកម្ម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--យ៉ៈ-វ៉ាប់-ប៉ៈ-កាំ</text:p>
          </table:table-cell>
          <table:table-cell table:style-name="តារាង1.D2" office:value-type="string">
            <text:p text:style-name="P25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ចិញ្ចឹម​នាង, ការ​ធ្វើ​សូត្រ, មុខ​របរ​សូត្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៦៣</text:p>
          </table:table-cell>
          <table:table-cell table:style-name="តារាង1.A2" office:value-type="string">
            <text:p text:style-name="P33">កោសេយ្យ​វប្បក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អ្នក​ចិញ្ចឹម​នាង, អ្នក​ប្រកប​មុខ​របរ​សូត្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៦៤</text:p>
          </table:table-cell>
          <table:table-cell table:style-name="តារាង1.A2" office:value-type="string">
            <text:p text:style-name="P33">កោះ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ហៅ​ដោយ​អំណាច​អាជ្ញា : ដីកា​កោះ <text:s/>។ អំពាវនាវ​ហៅ (ឆ្កែ) ឆ្កែ​កោះ​អណ្ដើ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លើក​ផ្គង​ឡើង; ច្រើន​និយាយ​តែ​ខាង​ធ្នូ​សរ : កោះ​សរ​តម្រង់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៣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ធ្វើ​វត្ថុ​មាន​គ្រឿង​បរិភោគ​ជាដើម​ឲ្យ​មាន​ទឹក​ព័ទ្ធ​ជុំ​វិញ​មាន​សណ្ឋាន​ជា​កោះ : យក​ស្ករ​ទៅ​កោះ​ទឹក​កុំ​ឲ្យ​ស្រមោច​ស៊ី​បា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៤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ថ្ពក់ : ក្បឿង​កោះ​ជាប់​នៅ​ដៃ​រណែ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៥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ទី​ដី ឬ​ភ្នំ ដែល​មាន​ទឹក​ព័ទ្ធ​ជុំវិញ : កោះកុង, កោះ​ទន្សាយ ។ អវយវៈ​ក្នុង​ពោះ​បក្សី : កោះ​មាន់, កោះ​ទា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កោះ​កុង​</text:p>
            <text:p text:style-name="P26">កោះ​ទន្សាយ </text:p>
          </table:table-cell>
        </table:table-row>
        <table:table-row>
          <table:table-cell table:style-name="តារាង1.A2" office:value-type="string">
            <text:p text:style-name="P25">៦៦៥</text:p>
          </table:table-cell>
          <table:table-cell table:style-name="តារាង1.A2" office:value-type="string">
            <text:p text:style-name="P33">កោះកុ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<text:span text:style-name="T14">ខែត្រ​</text:span>មួយ​របស់​កម្ពុជ​រដ្ឋ ឋិត​នៅ​ប្រទល់​ឈូង​សមុទ្រ​ប្រទេស​ថៃ ។ កាល​ពី​ដើម​មក កោះកុង ជា​ស្រុក​មួយ​នៅ​ក្នុង​<text:span text:style-name="T14">ខែត្រ</text:span>​កំពត, បាន​បំបែក​ចេញ​ពី​<text:span text:style-name="T14">ខែត្រ</text:span>​នេះ ហើយ​តែងតាំង​ជា​<text:span text:style-name="T14">ខែត្រ</text:span>​មួយ ដាច់​ដោយ​ឡែក ក្នុង គ. ស. ១៩៥៨ (ព្រះ​រាជ​ក្រម​លេខ ២៤៦-នស ចុះ​ថ្ងៃ​ទី ១៣ មករា ១៩៥៨) : <text:span text:style-name="T14">ខែត្រ​</text:span>កោះកុង <text:s/>ក្នុង​សម័យ​សង្គម​រាស្ត្រ​និយម​លូត​លាស់​ចម្រើន​ច្រើន​ណាស់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៦៦</text:p>
          </table:table-cell>
          <table:table-cell table:style-name="តារាង1.A2" office:value-type="string">
            <text:p text:style-name="P33">កោះធំ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្រុក​មួយ​ក្នុង​<text:span text:style-name="T14">ខែត្រ</text:span>​កណ្ដាល : ស្រុក​កោះធំ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ស្រុក​កោះ​ធំ </text:p>
          </table:table-cell>
        </table:table-row>
        <table:table-row>
          <table:table-cell table:style-name="តារាង1.A2" office:value-type="string">
            <text:p text:style-name="P25">៦៦៧</text:p>
          </table:table-cell>
          <table:table-cell table:style-name="តារាង1.A2" office:value-type="string">
            <text:p text:style-name="P33">កោះសូទិ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្រុក​មួយ​ឋិត​នៅ​តាម​ដង​ទន្លេ​មេគង្គ រួម​ចូល​ក្នុង​<text:span text:style-name="T14">ខែត្រ</text:span>​កំពង់ចាម : ស្រុក​កោះសូទិ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ស្រុក​កោះសូទិន</text:p>
          </table:table-cell>
        </table:table-row>
        <table:table-row>
          <table:table-cell table:style-name="តារាង1.A2" office:value-type="string">
            <text:p text:style-name="P25">៦៦៨</text:p>
          </table:table-cell>
          <table:table-cell table:style-name="តារាង1.A2" office:value-type="string">
            <text:p text:style-name="P33">កោះអណ្ដែ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្រុក​មួយ​ក្នុង​<text:span text:style-name="T14">ខែត្រ</text:span>​តាកែវ : ស្រុក​កោះ​អណ្ដែ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ស្រុក​កោះអណ្ដែត</text:p>
          </table:table-cell>
        </table:table-row>
        <table:table-row>
          <table:table-cell table:style-name="តារាង1.A2" office:value-type="string">
            <text:p text:style-name="P25">៦៦៩</text:p>
          </table:table-cell>
          <table:table-cell table:style-name="តារាង1.A2" office:value-type="string">
            <text:p text:style-name="P33">កៅទណ្ឌ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--ទាន់</text:p>
          </table:table-cell>
          <table:table-cell table:style-name="តារាង1.D2" office:value-type="string">
            <text:p text:style-name="P25">សំ.; បា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(កោទណ្ឌ) <text:s/>ធ្នូ ។ សព្វ​ថ្ងៃ​ប្រើ​ជា​រាជ​សព្ទ : ព្រះ​កៅទណ្ឌ <text:s/>គឺ​ធ្នូ​សម្រាប់​ក្សត្រ​ទ្រង់​រាជ្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០</text:p>
          </table:table-cell>
          <table:table-cell table:style-name="តារាង1.A2" office:value-type="string">
            <text:p text:style-name="P33">កៅយក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ថ្នាំ​មួយ​យ៉ាង​សម្រាប់​បិទ​ឲ្យ​ជក់​ខ្យល់, ឲ្យ​ជក់​ឈាម, ឲ្យ​ជក់​ខ្ទុះ ឬ​ទឹក​រងៃ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១</text:p>
          </table:table-cell>
          <table:table-cell table:style-name="តារាង1.A2" office:value-type="string">
            <text:p text:style-name="P33">កៅសិប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<text:s/>ស. </text:p>
          </table:table-cell>
          <table:table-cell table:style-name="តារាង1.D2" office:value-type="string">
            <text:p text:style-name="P25">ប. សំ.</text:p>
          </table:table-cell>
          <table:table-cell table:style-name="តារាង1.D2" office:value-type="string">
            <text:p text:style-name="P26"><text:s/>(កៅសិប --ស៊ិប ) ដប់​ប្រាំបួន​ដង (៩០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២</text:p>
          </table:table-cell>
          <table:table-cell table:style-name="តារាង1.A2" office:value-type="string">
            <text:p text:style-name="P33">កៅស៊ូ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បារ. <text:s/>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(caoutchouc ) ឈ្មោះ​ឈើ​មួយ​ប្រភេទ​មាន​ជ័រ​ស្អិត​យឺត សម្រាប់​ធ្វើ​សម្ភារៈ​បាន​ច្រើន​យ៉ាង : ដើម​កៅស៊ូ, ជ័រ​កៅស៊ូ <text:s/>។ រូប​ធាតុ​ស្វិត​យឺត​ដែល​គេ​ធ្វើ​ពី​ជ័រ​ឈើ​នោះ ក៏​ហៅ​ថា កៅស៊ូ <text:s/>ដែ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៣</text:p>
          </table:table-cell>
          <table:table-cell table:style-name="តារាង1.A2" office:value-type="string">
            <text:p text:style-name="P33">កៅហា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ាស្ត្រា​ល្បែង​មួយ​ច្បាប់ : សាស្ត្រា​កៅហាយ <text:s/>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៤</text:p>
          </table:table-cell>
          <table:table-cell table:style-name="តារាង1.A2" office:value-type="string">
            <text:p text:style-name="P33">កៅឡាក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ប្រដាប់​មាន​ភ្លៅ​សណ្ឋាន​ខូង​ជុំ​វិញ​វិល​បាន​ធូរ​ស្រួល សម្រាប់​ស៊ក​ខ្សែ ឬ ពួរ​ទាញ​អ្វី​ៗ យោង​ឡើង ឬ​សម្រូត​ចុះ​បាន​ដោយ​ងាយ ។ វេវ. រ៉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៥</text:p>
          </table:table-cell>
          <table:table-cell table:style-name="តារាង1.A2" office:value-type="string">
            <text:p text:style-name="P33">កៅឡ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ផ្ទះ​មាន​ថ្នាក់​ខ្ពស់​សម្រាប់​នៅ ឬ​សម្រាប់​បរិភោគ​ភោជនាហារ : ផ្ទះ​កៅឡៅ, ឡើង​កៅឡៅ ។ ឈ្មោះ​នំ​មួយ​យ៉ាង : នំ​កៅឡៅ <text:s/>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៦</text:p>
          </table:table-cell>
          <table:table-cell table:style-name="តារាង1.A2" office:value-type="string">
            <text:p text:style-name="P33">កៅអី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តាំង​សម្រាប់​អង្គុយ, សម្រាប់​ដេក : កៅអី​អង្គុយ, កៅអី​ដេ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៦៧៧</text:p>
          </table:table-cell>
          <table:table-cell table:style-name="តារាង1.A2" office:value-type="string">
            <text:p text:style-name="P33">កៅអូវ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ចិ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លេខ​ធំ, លេខ​ខ្ពស់​ក្នុង​ល្បែង​ធួ, អាប៉ោង, ដែល​ដាក់​ត្រូវ ១ សង​វិញ ជា ៣ ជា ៤ ។ បើ​ធ្វើ​ការ​រក​ស៊ី​ប្រកប, ចំណេញ​ធំ ក៏​ហៅ​ថា​ត្រូវ កៅឳ ដែរ ។</text:p>
          </table:table-cell>
          <table:table-cell table:style-name="តារាង1.D2" office:value-type="string">
            <text:p text:style-name="P25">កៅឳ</text:p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៨</text:p>
          </table:table-cell>
          <table:table-cell table:style-name="តារាង1.A2" office:value-type="string">
            <text:p text:style-name="P33">កុំ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ិ.</text:p>
          </table:table-cell>
          <table:table-cell table:style-name="តារាង1.D2" office:value-type="string">
            <text:p text:style-name="P26">ពាក្យ​បដិសេធន៍​ឃាត់​កិរិយា​សព្ទ​ទាំងពួង ដោយ​មិន​យល់​ព្រម : កុំ​ទៅ, កុំ​មក, កុំ​ឲ្យ, កុំ​ថា​អ្វី, កុំ​ពោល​តាម​តែ​កំហឹង,...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 ឬ កិ.</text:p>
          </table:table-cell>
          <table:table-cell table:style-name="តារាង1.D2" office:value-type="string">
            <text:p text:style-name="P26">ជុំ, ប្រមូល​គ្នា​នៅ​ជា​ដុំ, សម្បូរ​កុះករ : ទឹក​ត្រជាក់​ត្រី​កុំ, មាន​មនុស្ស​នៅ​កុះកុំ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៧៩</text:p>
          </table:table-cell>
          <table:table-cell table:style-name="តារាង1.A2" office:value-type="string">
            <text:p text:style-name="P33">កំចា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ភ្នំ​មួយ​ក្នុង​<text:span text:style-name="T14">ខែត្រ​</text:span>កំពត ក្នុង​ពួក​ភ្នំ​បូកគោ : ភ្នំ​កំចា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ភ្នំ​កំចាយ </text:p>
          </table:table-cell>
        </table:table-row>
        <table:table-row>
          <table:table-cell table:style-name="តារាង1.A2" office:value-type="string">
            <text:p text:style-name="P25">៦៨០</text:p>
          </table:table-cell>
          <table:table-cell table:style-name="តារាង1.A2" office:value-type="string">
            <text:p text:style-name="P33">កំចាយមា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្រុក​មួយ​ក្នុង​<text:span text:style-name="T14">ខែត្រ​</text:span>ព្រៃវែង : ស្រុក​កំចាយមារ <text:s/>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ស្រុក​កំចាយ-មារ</text:p>
          </table:table-cell>
        </table:table-row>
        <table:table-row>
          <table:table-cell table:style-name="តារាង1.A2" office:value-type="string">
            <text:p text:style-name="P25">៦៨១</text:p>
          </table:table-cell>
          <table:table-cell table:style-name="តារាង1.A2" office:value-type="string">
            <text:p text:style-name="P33">កំចោ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ធ្វើ​ឲ្យ​ក្ដៅ​ក្រហាយ, កម្ចាត់​កម្ចា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២</text:p>
          </table:table-cell>
          <table:table-cell table:style-name="តារាង1.A2" office:value-type="string">
            <text:p text:style-name="P33">កំចោករោ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កំចោក-រោក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កំចោក​ខ្លាំ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៣</text:p>
          </table:table-cell>
          <table:table-cell table:style-name="តារាង1.A2" office:value-type="string">
            <text:p text:style-name="P33">កំញម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--ញ៉ម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ម្លោច​អ្វី​ៗ ដែល​ឆេះ​ភ្លើង ហើយ​មិន​ទាន់​សុស​ទៅ​ជា​ផេះ (របស់​ស្ដើង របស់​ស្រាល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៤</text:p>
          </table:table-cell>
          <table:table-cell table:style-name="តារាង1.A2" office:value-type="string">
            <text:p text:style-name="P33">កំញា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--ញ៉ាន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ឈើ​មួយ​ប្រភេទ មាន​ជ័រ​ក្រអូប; ជ័រ​នោះ​ក៏​ហៅ​ថា កំញាន ដែរ ។ ឈ្មោះ​ស្លា​មួយ​ប្រភេទ ហៅ​ថា ស្លា​កំញា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ស្លា​កំញាន</text:p>
          </table:table-cell>
        </table:table-row>
        <table:table-row>
          <table:table-cell table:style-name="តារាង1.A2" office:value-type="string">
            <text:p text:style-name="P25">៦៨៥</text:p>
          </table:table-cell>
          <table:table-cell table:style-name="តារាង1.A2" office:value-type="string">
            <text:p text:style-name="P33">កំញើញ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>--ញ៉ើញ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សំដែង​កិរិយា​គំរាម ធ្វើ​អា​ការ​សម្បើម​គួរ​ឲ្យ​ខ្លាច​ឲ្យ​សម្បើម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៦</text:p>
          </table:table-cell>
          <table:table-cell table:style-name="តារាង1.A2" office:value-type="string">
            <text:p text:style-name="P33">កំដ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 ឬ កិ. វិ.</text:p>
          </table:table-cell>
          <table:table-cell table:style-name="តារាង1.D2" office:value-type="string">
            <text:p text:style-name="P26">ធ្វើ​ឲ្យ​បាន​ជា​គ្នា : កំដរ​គ្នា; ដេក​កំដរ, នៅ​កំដរ, ទៅ​កំដរ​គេ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៧</text:p>
          </table:table-cell>
          <table:table-cell table:style-name="តារាង1.A2" office:value-type="string">
            <text:p text:style-name="P33">កំដឹ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ចំពាក់​បំណុល​គេ : កំដឹង​ទ្រព្យ​គេ ។ 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៨</text:p>
          </table:table-cell>
          <table:table-cell table:style-name="តារាង1.A2" office:value-type="string">
            <text:p text:style-name="P33">កំណ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6"><text:s text:c="2"/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វត្ថុ​រាវ​ដែល​កក​ខាប់ខន : កំណក​ខ្លាញ់, កំណក​ប្រេង ។ កំណក​សំរាម សំរាម​ដែល​អណ្ដែត​តាម​ទឹក​ហូរ​នាំ​យក​មក​ពូន​ជា​គំនរ​កក​កុញ​ក្នុង​ទី​មួយ ។ល។ 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៨៩</text:p>
          </table:table-cell>
          <table:table-cell table:style-name="តារាង1.A2" office:value-type="string">
            <text:p text:style-name="P33">កំណត់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កត់​សម្គាល់ : កំណត់​ទុក​ក្នុង​ចិត្ត, កំណត់​ចាំ​មិន​បា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េចក្ដី​ដែល​កត់, ដែល​សម្គាល់​ទុក​ជា​នឹង, ជា​កំរិត, ទុក​ជា​ប្រាកដ : ធ្វើ​តាម​កំណត់, ដាក់​គុក​មាន​កំណត់ ។ សំបុត្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០</text:p>
          </table:table-cell>
          <table:table-cell table:style-name="តារាង1.A2" office:value-type="string">
            <text:p text:style-name="P33">កំណត់​ហេតុ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េចក្ដី​ដែល​កត់​សម្គាល់​ហេតុ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១</text:p>
          </table:table-cell>
          <table:table-cell table:style-name="តារាង1.A2" office:value-type="string">
            <text:p text:style-name="P33">កំណប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របស់​ដែល​កប់​ទុក : កំណប់​ប្រាក់, កំណប់​មាស, គាស់​កំណប់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២</text:p>
          </table:table-cell>
          <table:table-cell table:style-name="តារាង1.A2" office:value-type="string">
            <text:p text:style-name="P33">កំណល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ប្រដាប់​សម្រាប់​កល់ : យក​កំណល់​មក​កល់​សិន, យក​កំណល់​មក​កល់ កុំ​ឲ្យ​ផ្អៀង ។ ទ្រនឹប​គ្រូ​ពេទ្យ : កំណល់​គ្រូ គេ​យក​សំពត់​ហូល​មួយ ជូន​កំណល់​គ្រូ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៣</text:p>
          </table:table-cell>
          <table:table-cell table:style-name="តារាង1.A2" office:value-type="string">
            <text:p text:style-name="P33">កំណា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របស់​សម្រាប់​ការ​ខ្លួន (មិន​សូវ​ប្រើ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៤</text:p>
          </table:table-cell>
          <table:table-cell table:style-name="តារាង1.A2" office:value-type="string">
            <text:p text:style-name="P33">កំណា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26">មនុស្ស​ឬ​សត្វ​ដែល​កាច; កាច : មនុស្ស​កំណាច, អា​កំណាច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៥</text:p>
          </table:table-cell>
          <table:table-cell table:style-name="តារាង1.A2" office:value-type="string">
            <text:p text:style-name="P33">កំណាច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</text:p>
          </table:table-cell>
          <table:table-cell table:style-name="តារាង1.D2" office:value-type="string">
            <text:p text:style-name="P26">អ្វី​ៗ ដែល​គេ​កាច់ : កំណាច់​ឈើ (មិន​សូវ​ប្រើ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៦</text:p>
          </table:table-cell>
          <table:table-cell table:style-name="តារាង1.A2" office:value-type="string">
            <text:p text:style-name="P33">កំណាញ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26">ការ​កាញ់គ្នេរ; ដែល​ហួងហែង​ទ្រព្យ​របស់​ទុក​មិន​ចាយ មិន​ប្រើ ឬ​មិន​ឲ្យ​សាធារណ៍​ទួទៅ​ដល់​អ្នក​ឯ​ទៀត : មនុស្ស​កំណាញ់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៧</text:p>
          </table:table-cell>
          <table:table-cell table:style-name="តារាង1.A2" office:value-type="string">
            <text:p text:style-name="P33">កំណាត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អ្វី​ៗ ដែល​គេ​កាត់ ឬ ដាច់ដាច : កំណាត់​ឈើ, ឫស្សី ១ កំណាត់ ។ កំណាត់​សំពត់ <text:s/>សំពត់​ចាស់​ដាច់ដាច​សម្រាប់​ជូត​អ្វី​ៗ ជា​សំពត់​ថយថោក ។ ឯ​សំពត់​ថ្មី​ដែល​គេ​កាត់​ហើយ ហៅ​តាម​ខ្នាត​នោះ​ថា​ សំពត់ ១ អាវ, សំពត់ ១ ត្បូង ឬ​ហៅ​ថា សំពត់ ១ ម៉ែត្រ, សំពត់​ប្រវែង ២ ម៉ែត្រ; <text:s/>បើ​សំពត់​វែង​ហៅ​ថា សំពត់​មួយ​កី, មួយ​ផាប់; ខ្មែរ​ក្នុង​សម័យ​បុរាណ ពុំ​ដែល​ហៅ​សំពត់​ថ្មី​ដែល​គេ​កាត់​ហើយ​នោះ​ថា កំណាត់ ឡើយ, ហៅ កំណាត់ ចំពោះ​តែ​សំពត់​ចាស់​សម្រាប់​ជូត​អ្វី​ៗ ដែល​ប្រឡាក់, ដែល​សៅហ្មង​ប៉ុណ្ណោះ​ឯ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៦៩៨</text:p>
          </table:table-cell>
          <table:table-cell table:style-name="តារាង1.A2" office:value-type="string">
            <text:p text:style-name="P33">កំណាន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របស់​ដែល​ធ្លាប់​ប្រកាន់; មុខងារ​ដែល​ធ្លាប់​ប្រកាន់ : សហាយ​កំណាន់, បាវ​កំណាន់, កំណាន់​ខែត្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៦៩៩</text:p>
          </table:table-cell>
          <table:table-cell table:style-name="តារាង1.A2" office:value-type="string">
            <text:p text:style-name="P33">កំណាព្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ពាក្យ​កាព្យ : លើក​កំណាព្យ, តែង​កំណាព្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០</text:p>
          </table:table-cell>
          <table:table-cell table:style-name="តារាង1.A2" office:value-type="string">
            <text:p text:style-name="P33">កំណិ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6"><text:s text:c="2"/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ិន, ដំណើរ​ដែល​កិន, អំពើ​ដែល​សង្កត់​ឲ្យ​បែក, ឲ្យ​ល្អិត, ឲ្យ​រាប​ស្មើ : កំណិន​ថ្ម​នៃ​ផ្លូវ​នេះ ធ្វើ​ពុំ​ទាន់​ហើយ​នៅ​ឡើ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១</text:p>
          </table:table-cell>
          <table:table-cell table:style-name="តារាង1.A2" office:value-type="string">
            <text:p text:style-name="P33">កំណួ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ួច; ចំណង​ដែល​ចង​កួច : កំណួច​ស្មៅ, កំណួច​ខ្សែ <text:s/>។ លាក់​កំណួច គឺ​លាក់​ពុត, លាក់​កល​ល្បិច (ព. ប្រ.) ។ ធ្លាប់​ប្រើ​មក​ជា​ កំនួច, តែ​តទៅ​គួរ​ប្រើ​ជា កំណួច វិញ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២</text:p>
          </table:table-cell>
          <table:table-cell table:style-name="តារាង1.A2" office:value-type="string">
            <text:p text:style-name="P33">កំណើ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ជាតិ, ដំណើរ​ដែល​កើត; កាល​វេលា​ដែល​កើត; ទី​តំបន់​ដែល​កើត : ចាប់​កំណើត, ឆ្នាំ​កំណើត, ស្រុក​កំណើត ។ មនុស្ស​ឥត​កំណើត គឺ​មនុស្ស​មិន​មាន​សេចក្ដី​ចម្រើន ដោយ​ប្រយោជន៍​គ្រប់​យ៉ាង : អា​ឥត​កំណើត ! (ព. ទ្រ. ម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៣</text:p>
          </table:table-cell>
          <table:table-cell table:style-name="តារាង1.A2" office:value-type="string">
            <text:p text:style-name="P33">កំណើ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ល​ដែល​បាន​កើន​ឡើង​លើស​ពី​ចំនួន​ដើម; កំណើន​ផលិតផល​ផ្សេង​ៗ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៤</text:p>
          </table:table-cell>
          <table:table-cell table:style-name="តារាង1.A2" office:value-type="string">
            <text:p text:style-name="P33">កំណើល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ដែល​កើល ឬ កល់​នឹង​ដី​ជាដើម; ទី​ដី ឬ អ្វី​ៗ ដែល​នាំ​ឲ្យ​កើល : មាន​កំណើល​ត្រង់​ជម្រាល​មាត់​ទន្លេ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៥</text:p>
          </table:table-cell>
          <table:table-cell table:style-name="តារាង1.A2" office:value-type="string">
            <text:p text:style-name="P33">កំណៀ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ៀង, ការ​ប្រមូល : កំណៀង​ក្របី, កំណៀង​គ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៦</text:p>
          </table:table-cell>
          <table:table-cell table:style-name="តារាង1.A2" office:value-type="string">
            <text:p text:style-name="P33">កំណៀ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ៀច, ការ​ក្រាញ : កុំ​បណ្ដោយ​តាម​កំណៀច​របស់​វា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៧</text:p>
          </table:table-cell>
          <table:table-cell table:style-name="តារាង1.A2" office:value-type="string">
            <text:p text:style-name="P33">កំណៀ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ៀរ, ការ​ប្រមូល​ដោយ​ខ្នៀរ : កំណៀរ​អាចម៍​ដី, កំណៀរ​ពពុះ​ទឹក ។ អ្វី​ៗ ដែល​គេ​កៀរ​យក​ទៅ ឬ យក​មក : របស់​កំណៀរ ។ <text:s text:c="5"/>(ធ្លាប់​ប្រើ​មក​ជា កំនៀរ, តែ​តទៅ​គួរ​ប្រើ​ជា កំណៀរ វិញ ដើម្បី​ឲ្យ​ស្រប​គ្នា​នឹង​ពាក្យ​ឯ​ទៀត ដូច កំណត់, កំណប់ ជាដើម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៨</text:p>
          </table:table-cell>
          <table:table-cell table:style-name="តារាង1.A2" office:value-type="string">
            <text:p text:style-name="P33">កំណៀវ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9">ការ​កៀវ, ការ​ព័ទ្ធ​កេវ​ដោយ​ជើង : ប្រើ​កំណៀវ​ជើង, របូត​កំណៀវ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០៩</text:p>
          </table:table-cell>
          <table:table-cell table:style-name="តារាង1.A2" office:value-type="string">
            <text:p text:style-name="P33">កំណៀស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ៀស​ដោយ​ខ្នៀស : កំណៀស​ស្រូវ, កំណៀស​អង្ក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០</text:p>
          </table:table-cell>
          <table:table-cell table:style-name="តារាង1.A2" office:value-type="string">
            <text:p text:style-name="P33">កំណេះ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េះ, ការ​ឆ្កឹះ​ដោយ​ម្រាម​ដៃ ឬ ដោយ​ក្រចក : ខ្ញុំ​ដឹង​ខ្លួន​ហើយ​ថយ​ចេញ​ទៅ​ដោយសារ​កំណេះ​របស់​មិត្រ​ម្នាក់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១</text:p>
          </table:table-cell>
          <table:table-cell table:style-name="តារាង1.A2" office:value-type="string">
            <text:p text:style-name="P33">កំណែ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ំណៅ ឬ វិញ្ញាសា​ដែល​គេ​កែ​តម្រូវ, កន្លែង​ដែល​គេ​កែ​ហើយ : សុំ​ឲ្យ​មើល​តាម​កំណែ​មុ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២</text:p>
          </table:table-cell>
          <table:table-cell table:style-name="តារាង1.A2" office:value-type="string">
            <text:p text:style-name="P33">កំណែ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ែន : ត្រូវ​កំណែន, ជាប់​កំណែន ។ គុ. ដែល​ត្រូវ​គេ​កែន : មនុស្ស​កំណែន, គោ​កំណែន, រទេះ​កំណែ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៣</text:p>
          </table:table-cell>
          <table:table-cell table:style-name="តារាង1.A2" office:value-type="string">
            <text:p text:style-name="P33">កំណោ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ោង, ភាព​ដែល​វៀច​កោង : ត្រូវ​ពាស​សំពត់​លៃ​ទៅ​តាម​កំណោង​នៃ​បង្កាន់​ដៃ​នេ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៤</text:p>
          </table:table-cell>
          <table:table-cell table:style-name="តារាង1.A2" office:value-type="string">
            <text:p text:style-name="P33">កំណោ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ោត, សេចក្ដី​កោត : ខ្ញុំ​មាន​កំណោត​ច្រើន​ចំពោះ​ឧបាយ​កល​របស់​អ្នក ។ 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៥</text:p>
          </table:table-cell>
          <table:table-cell table:style-name="តារាង1.A2" office:value-type="string">
            <text:p text:style-name="P33">កំណោ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កោន, ការ​ជ្រក​កោន : ខ្ញុំ​គ្មាន​កំណោន​នឹង​គេ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៦</text:p>
          </table:table-cell>
          <table:table-cell table:style-name="តារាង1.A2" office:value-type="string">
            <text:p text:style-name="P33">កំណោ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មនុស្ស​ដែល​មាន​សក់​កោរ; ជាង​កោរ​សក់; ក្បាល​ដែល​កោរ : ស្រមណ៍​កំណោរ, ជាង​កំណោរ, ក្បាល​កំណោរ (ព. ទ្រ.)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៧១៧</text:p>
          </table:table-cell>
          <table:table-cell table:style-name="តារាង1.A2" office:value-type="string">
            <text:p text:style-name="P33">កំណោស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ារ​ដែល​កោស​ដោយ​ខ្នោស​ឬ​ដោយ​កាំបិត​ជាដើម; ស្នាម​ដែល​កោស​ឆូត​ដោយ​អ្វី​ៗ : សង្កេត​មើល​តាម​កំណោស; ត្រូវ​ប្រយ័ត្ន ! កុំ​ឲ្យ​ជ្រុល​កំណោស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៨</text:p>
          </table:table-cell>
          <table:table-cell table:style-name="តារាង1.A2" office:value-type="string">
            <text:p text:style-name="P33">កំណោះ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ដំណើរ​ដែល​កោះ ឬ មនុស្ស, សត្វ, របស់​ដែល​គេ​កោះ : ជាប់​កំណោះ, នៅ​ក្នុង​កំណោ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១៩</text:p>
          </table:table-cell>
          <table:table-cell table:style-name="តារាង1.A2" office:value-type="string">
            <text:p text:style-name="P33">កំនួ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ជា​ពាក្យ​ដែល​បាន​ប្រាប់​ហើយ​ថា គួរ​ឈប់​លែង​ប្រើ ព្រោះ​បាន​សរសេរ​ជា កំណួច វិញ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០</text:p>
          </table:table-cell>
          <table:table-cell table:style-name="តារាង1.A2" office:value-type="string">
            <text:p text:style-name="P33">កំនៀ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ជា​ពាក្យ​ដែល​បាន​ប្រាប់​ហើយ​ថា​គួរ​សរសេរ​ជា កំណៀរ វិញ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១</text:p>
          </table:table-cell>
          <table:table-cell table:style-name="តារាង1.A2" office:value-type="string">
            <text:p text:style-name="P33">កំបាក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26">អ្វី​ៗ ដែល​បាក់ : មនុស្ស​កំបាក់​ជើង​ម្ខាង, ជើង​កំបាក់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២</text:p>
          </table:table-cell>
          <table:table-cell table:style-name="តារាង1.A2" office:value-type="string">
            <text:p text:style-name="P33">កំបាប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26">មនុស្ស​ដែល​ប្រព្រឹត្ត​ធ្វើ​តែ​អំពើ​លាមក​អាក្រក់ : មនុស្ស​កំបាប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៣</text:p>
          </table:table-cell>
          <table:table-cell table:style-name="តារាង1.A2" office:value-type="string">
            <text:p text:style-name="P33">កំបុ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ដាច់​ចុង : ដៃ​កំបុត, មនុស្ស​កំបុត​ដៃ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៤</text:p>
          </table:table-cell>
          <table:table-cell table:style-name="តារាង1.A2" office:value-type="string">
            <text:p text:style-name="P33">កំបុត​ច្រមុះ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ត្រី​ស្រកា​មួយ​ប្រភេទ​ក្នុង​ពួក​ត្រី​ឆ្កោក តែ​មាឌ​តូច​ជាង, ច្រមុះ​កំបុត​ខ្លី​ហៅ ត្រី​កំបុត​ច្រមុ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៥</text:p>
          </table:table-cell>
          <table:table-cell table:style-name="តារាង1.A2" office:value-type="string">
            <text:p text:style-name="P33">កំបុតត្បូ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ខ្យល់​មួយ​ប្រភេទ ដែល​បក់​កួច​ឡើង​ជា​មណ្ឌល​វិល​ទៅ : ខ្យល់​កំបុត​ត្បូង; បា. ហៅ មណ្ឌល​វាត (ម័ន-ឌៈ-លៈ-វាត) ខ្យល់​បក់​មូល ឬ ប្រមូល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៦</text:p>
          </table:table-cell>
          <table:table-cell table:style-name="តារាង1.A2" office:value-type="string">
            <text:p text:style-name="P33">កំបូវ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បិទ​មាត់​ទៅ​ឃើញ​ទុល : មាត់​កំបូវ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៧</text:p>
          </table:table-cell>
          <table:table-cell table:style-name="តារាង1.A2" office:value-type="string">
            <text:p text:style-name="P33">កំបែ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26">អ្វី​ៗ ដែល​បែក : ផ្តិល​កំបែក, ចាន​កំបែក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៧២៨</text:p>
          </table:table-cell>
          <table:table-cell table:style-name="តារាង1.A2" office:value-type="string">
            <text:p text:style-name="P33">កំបោ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</text:p>
          </table:table-cell>
          <table:table-cell table:style-name="តារាង1.D2" office:value-type="string">
            <text:p text:style-name="P26">វត្ថុ​មាន​សាច់​ផុសផង់ មាន​ពណ៌​ស​កើត​អំពី​ថ្ម ១ យ៉ាង​ដែល​ដុត​សុស ឬ អំពី​សំបក​លៀស, គ្រំ​ជាដើម, ដែល​គេ​ដុត​ឲ្យ​សុស : កំបោរ​ថ្ម, កំបោរ​លៀស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២៩</text:p>
          </table:table-cell>
          <table:table-cell table:style-name="តារាង1.A2" office:value-type="string">
            <text:p text:style-name="P33">កំបាំ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បាំង​បាត់​មើល​មិន​ឃើញ : ការ​កំបាំង, សេចក្ដី​កំបាំង, របស់​កំបាំង, អាថ៌​កំបាំ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០</text:p>
          </table:table-cell>
          <table:table-cell table:style-name="តារាង1.A2" office:value-type="string">
            <text:p text:style-name="P33">កំប៉ុ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បំពង់​តូច​ខ្លី​ធ្វើ​ដោយ​សាំង្កសី ឬ ដោយ​ដែក​ស៊ីវីឡាត : ទឹក​ដោះ​គោ​ ១ កំប៉ុង, កំប៉ុង​ទឹក​ដោះ​គ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១</text:p>
          </table:table-cell>
          <table:table-cell table:style-name="តារាង1.A2" office:value-type="string">
            <text:p text:style-name="P33">កំប៉ាង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ព្ទ​មេមត់​ហៅ​ប្រាក់​រៀល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ធំ​កំប៉ាត : រាង​កំប៉ាង​ដូច​ថាស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២</text:p>
          </table:table-cell>
          <table:table-cell table:style-name="តារាង1.A2" office:value-type="string">
            <text:p text:style-name="P33">កំប៉ា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ស្ដើង​ហើយ​រាប : រាង​កំប៉ា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៣</text:p>
          </table:table-cell>
          <table:table-cell table:style-name="តារាង1.A2" office:value-type="string">
            <text:p text:style-name="P33">កំប៉ិកកំប៉ុ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តូច​ៗ ខ្លី​ៗ មិន​ប៉ុន​គ្នា : របស់​កំប៉ិកកំប៉ុ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​</text:p>
          </table:table-cell>
        </table:table-row>
        <table:table-row>
          <table:table-cell table:style-name="តារាង1.A2" office:value-type="string">
            <text:p text:style-name="P25">៧៣៤</text:p>
          </table:table-cell>
          <table:table-cell table:style-name="តារាង1.A2" office:value-type="string">
            <text:p text:style-name="P33">កំប៉ឺ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រឹត​តឹង​ក្បឺត : ចង​ក្បិន​កំប៉ឺ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៥</text:p>
          </table:table-cell>
          <table:table-cell table:style-name="តារាង1.A2" office:value-type="string">
            <text:p text:style-name="P33">កំប៉ុ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ដប​តូច​ខ្លី​ធ្វើ​ពី​ដី សាច់​ដូច​ពាង ឬ ខួច : ស្រា​មួយ​កំប៉ុក, ប្រេង ១ កំប៉ុ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៦</text:p>
          </table:table-cell>
          <table:table-cell table:style-name="តារាង1.A2" office:value-type="string">
            <text:p text:style-name="P33">កំប៉ុល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ខ្លី​ហើយ​មូល​ត្រមុល : រាង​កំប៉ុល, ខ្លី​កំប៉ុល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៧</text:p>
          </table:table-cell>
          <table:table-cell table:style-name="តារាង1.A2" office:value-type="string">
            <text:p text:style-name="P33">កំប៉ូ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ក់​ដែល​គេ​កោរ​ជុំ​វិញ​ទុក​ឲ្យ​នៅ​សល់​តែ​មួយ​ដុំ : កំប៉ូត​សក់, សក់​មួយ​កំប៉ូ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៨</text:p>
          </table:table-cell>
          <table:table-cell table:style-name="តារាង1.A2" office:value-type="string">
            <text:p text:style-name="P33">កំប៉ើញ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ខ្លី​ខើច អស់​សម្រុង : សំពត់​ខើច​កំប៉ើញ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៣៩</text:p>
          </table:table-cell>
          <table:table-cell table:style-name="តារាង1.A2" office:value-type="string">
            <text:p text:style-name="P33">កំប៉េ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ប៉េង​ទៅ​ខាង : ពោះ​កំប៉េង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០</text:p>
          </table:table-cell>
          <table:table-cell table:style-name="តារាង1.A2" office:value-type="string">
            <text:p text:style-name="P33">កំប៉េវអារ៉េវ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ស្គម​កំព្រឹងកំព្រយ តឺត​រខឺក : ស្គម​កំប៉េវអារ៉េវ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១</text:p>
          </table:table-cell>
          <table:table-cell table:style-name="តារាង1.A2" office:value-type="string">
            <text:p text:style-name="P33">កំប៉េះ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 ឬ គុ.</text:p>
          </table:table-cell>
          <table:table-cell table:style-name="តារាង1.D2" office:value-type="string">
            <text:p text:style-name="P26">អ្វី​ៗ ដែល​កំបុត; ទាល់, រាក់ ។ ច្រើន​និយាយ​ថា កំប៉េះ​គូទ, រាក់​កំប៉េ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ថាស​ទាប​រាក់​កំផែល ធ្វើ​ដោយ​បន្ទោះ​ឫស្សី ឬ ផ្ដៅ : អីវ៉ាន់ ១ កំប៉េ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២</text:p>
          </table:table-cell>
          <table:table-cell table:style-name="តារាង1.A2" office:value-type="string">
            <text:p text:style-name="P33">កំប៉ែត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ឈើ​មួយ​ប្រភេទ ក្នុង​ពួក​ទន្លា ជា​ឈើ​មាន​ឫស​ច្រើន, ច្រើន​ដុះ​ប្រប​មាត់​ស្ទឹង, មាត់​ព្រែក មាន​ប្រយោជន៍​ដាំ​ការពារ​មិន​ឲ្យ​ច្រាំង​បាក់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តិច​កម្រាស់ : ចាន​កំប៉ែត, រាង​កំប៉ែត, មុខ​កំប៉ែ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៣</text:p>
          </table:table-cell>
          <table:table-cell table:style-name="តារាង1.A2" office:value-type="string">
            <text:p text:style-name="P33">កំប៉ោ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ប៉ោង​ឡើង, ដែល​ប៉ោង​ទៅ​ខាង​មុខ : ពោះ​កំប៉ោង (ព. ទ្រ.)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៤</text:p>
          </table:table-cell>
          <table:table-cell table:style-name="តារាង1.A2" office:value-type="string">
            <text:p text:style-name="P33">កំប៉ោ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កំប៉ូត​សក់​វែង ទុក​ខាង​ក្រោយ​ក្បាល ឬ សក់​សេះ​ដែល​នៅ​ចុង​ប៉ូច​ក្បាល : កាល​អំពី​ដើម ចិន​ប្រុស​ៗ ទុក​កំប៉ោ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៥</text:p>
          </table:table-cell>
          <table:table-cell table:style-name="តារាង1.A2" office:value-type="string">
            <text:p text:style-name="P33">កំប្រុ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ត្វ​ព្រៃ​មាឌ​តូច ជើង ៤ ក្នុង​ពួក​សត្វ​មាន​ដោះ​រោម​វែង​ទន់​ញឹក កន្ទុយ​ត្រសុំ មុខ​ធ្មេញ​បែប​កណ្ដុរ សម្បុរ​ប្រផេះ ក៏​មាន ក្រហម ក៏​មា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៦</text:p>
          </table:table-cell>
          <table:table-cell table:style-name="តារាង1.A2" office:value-type="string">
            <text:p text:style-name="P33">កំប្រេវ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ស្គម​ពុំ​សូវ​មាន​សាច់​ឈាម : ស្គម​កំប្រេវ, រាង​កំប្រេវ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៧</text:p>
          </table:table-cell>
          <table:table-cell table:style-name="តារាង1.A2" office:value-type="string">
            <text:p text:style-name="P33">កំប្រោ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្បោង​ធ្វើ​ដោយ​បន្ទោះ​ឫស្សី, បន្ទោះ​ផ្ដៅ ឬ​ដោយ​ស្បែក មាន​ដៃ​យួរ​ដូច​អ៊ុយ សម្រាប់​ដាក់​សរពើ​អ្វី​តូច​ៗ ស្រាល​ៗ ឬ ត្រី​សាច់​បន្លែ, សម្រាប់​កាន់​ជាប់​នឹង​ខ្លួ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៨</text:p>
          </table:table-cell>
          <table:table-cell table:style-name="តារាង1.A2" office:value-type="string">
            <text:p text:style-name="P33">កំប្រោន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 វិ.</text:p>
          </table:table-cell>
          <table:table-cell table:style-name="តារាង1.D2" office:value-type="string">
            <text:p text:style-name="P26">ពាក្យ​សម្រាប់​និយាយ​ជា​មួយ​នឹង​ពាក្យ​កិរិយា​ប្រួញ​រួញ​ខ្លួន​ហើយ​ឱប​ដៃ : ឈរ​ឱប​ដៃ​កំប្រោន, អង្គុយ​កំប្រោន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៤៩</text:p>
          </table:table-cell>
          <table:table-cell table:style-name="តារាង1.A2" office:value-type="string">
            <text:p text:style-name="P33">កំប្លង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ស្អាត​រលីង​ឥត​សៅហ្មង ហើយ​មាន​លម្អ​ដ៏​រុងរឿង : ល្អ​កំប្លង់, ស​កំប្លង់, មុខ​កំប្លង់ ។ ជួន​កាល​ប្រើ​ជា នាម​សព្ទ ដូច​ពាក្យ​ថា “កំប្លង់-ប្លង់​អើយ​ដូច​អង្គ​ផ្កាយ​ព្រឹក...”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០</text:p>
          </table:table-cell>
          <table:table-cell table:style-name="តារាង1.A2" office:value-type="string">
            <text:p text:style-name="P33">កំប្លុ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បក្សី​ពួក​ពពូល តែ​តូច​ជាង​ពពូល​ហើយ​ជើង​ក្រហម មិន​លឿង​ដូច​ជើង​ពពូល​ទេ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១</text:p>
          </table:table-cell>
          <table:table-cell table:style-name="តារាង1.A2" office:value-type="string">
            <text:p text:style-name="P33">កំប្លូ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មូល​ជម​ខាង​លើ​ឥត​សមរម្យ : ក្បាល​កំប្លូច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៧៥២</text:p>
          </table:table-cell>
          <table:table-cell table:style-name="តារាង1.A2" office:value-type="string">
            <text:p text:style-name="P33">កំប្លែ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 ឬ គុ.</text:p>
          </table:table-cell>
          <table:table-cell table:style-name="តារាង1.D2" office:value-type="string">
            <text:p text:style-name="P26">លេង​ដោយ​បទ​បែប​ផ្សេង​ៗ ឲ្យ​អ្នក​ឯ​ទៀត​រោះរាយ​សប្បាយ​សើច: ត្លុក​នេះ​កំប្លែង​ល្អ​មើល​ណាស់ ។ មនុស្ស​កំប្លែង គឺ​មនុស្ស​ដែល​ចេះ​លេង​ក្រមាច់​ឲ្យ​គេ​សើច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៣</text:p>
          </table:table-cell>
          <table:table-cell table:style-name="តារាង1.A2" office:value-type="string">
            <text:p text:style-name="P33">កំប្លោ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្មៅ​ទឹក​មួយ​ប្រភេទ ពួក​ត្រកៀត​ដុះ​អណ្ដែត​លើ​ទឹក ។ កំប្លោក​នេះ​មាន​ប្រយោជន៍​ច្រើន​យ៉ាង​គឺ ផ្កា​វា​គេ​ប្រើ​ជា​អន្លក់​បាន, ដើម​និង​ស្លឹក​ស្រស់​ប្រើ​ជា​ចំណី​អាហារ​សម្រាប់​គោ​ក្របី; ដើម​ដែល​ហាល​ថ្ងៃ​ឲ្យ​ស្ងួត អាច​ប្រើ​ការ​បាន​ច្រើន​យ៉ាង វេញ​ធ្វើ​ជា​ខ្សែ​ចំណង, ខ្សែ​ចែវ, ខ្សែ​អង្រឹង, ធ្វើ​សំពៀត ។ល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៤</text:p>
          </table:table-cell>
          <table:table-cell table:style-name="តារាង1.A2" office:value-type="string">
            <text:p text:style-name="P33">កំផិ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ស្រី​ដែល​ប្រព្រឹត្ត​ធ្វើ​នូវ​អំពើ​ផិត​ប្ដី : ស្រី​កំផិត​ប្ដី <text:s/>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៥</text:p>
          </table:table-cell>
          <table:table-cell table:style-name="តារាង1.A2" office:value-type="string">
            <text:p text:style-name="P33">កំផែ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(ម. ព. កំពែង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៦</text:p>
          </table:table-cell>
          <table:table-cell table:style-name="តារាង1.A2" office:value-type="string">
            <text:p text:style-name="P33">កំផែល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(ម. ព. កំភែល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៧</text:p>
          </table:table-cell>
          <table:table-cell table:style-name="តារាង1.A2" office:value-type="string">
            <text:p text:style-name="P33">កំផ្លឹម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 វិ.</text:p>
          </table:table-cell>
          <table:table-cell table:style-name="តារាង1.D2" office:value-type="string">
            <text:p text:style-name="P26">ដែល​បន្លឹម​ឲ្យ​ឃើញ​តែ​បន្តិច, ដែល​អើត​លេច​ចេញ​មក​តែ​បន្តិច : អើត​ក​កំផ្លឹម, ឃើញ​តែ​ក្បាល​កំផ្លឹមផ្លឹម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៨</text:p>
          </table:table-cell>
          <table:table-cell table:style-name="តារាង1.A2" office:value-type="string">
            <text:p text:style-name="P33">កំផ្លៀ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ភាគ​នៃ​អវយវៈ​របស់​មនុស្ស ឬ​សត្វ​ដែល​ឋិត​នៅ​ត្រង់​ចន្លោះ​កន្ទុយ​ភ្នែក​និង​ត្រចៀក​ទាំង​ពីរ​ខា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៥៩</text:p>
          </table:table-cell>
          <table:table-cell table:style-name="តារាង1.A2" office:value-type="string">
            <text:p text:style-name="P33">កំផ្លៀវ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ត្រី​រំអិល​មួយ​ប្រភេទ សន្ដាន​ត្រី​កែស​រូប​តូច​សំប៉ាត​រៀវ​ពី​ក្បាល​ទៅ​កន្ទុយ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០</text:p>
          </table:table-cell>
          <table:table-cell table:style-name="តារាង1.A2" office:value-type="string">
            <text:p text:style-name="P33">កំផ្លេស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មាន​ខ្លួន​ស្គម ពោះ​ឡើង​កំប៉ោង : កើត​រោគ​គ្រុន​ចាញ់​ពោះ​ឡើង​កំផ្លេស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១</text:p>
          </table:table-cell>
          <table:table-cell table:style-name="តារាង1.A2" office:value-type="string">
            <text:p text:style-name="P33">កំព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មាន​ពក : ក្បាល​កំពក, ក​កំពក, ជើង​កំពក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៧៦២</text:p>
          </table:table-cell>
          <table:table-cell table:style-name="តារាង1.A2" office:value-type="string">
            <text:p text:style-name="P33">កំពង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ទី​កន្លែង​នៅ​មាត់​ទឹក​ដែល​ជនានុជន​ចុះ​ឡើង​ឬ​ចត​ទូក​ជាដើម : កំពង់​ទូក, កំពង់​កប៉ាល់, កំពង់​ទឹក ។ បញ្ចុះ​កំពង់ គឺ​ស៊ី (ព. ទ្រ.) ។ កំពង់ចាម <text:s text:c="2"/>ន. ឈ្មោះ​<text:span text:style-name="T14">ខែត្រ</text:span>​មួយ​នៃ​កម្ពុជ​រដ្ឋ ។ កំពង់ឆ្នាំង <text:s/>ន. ឈ្មោះ​<text:span text:style-name="T14">ខែត្រ</text:span>​មួយ​នៃ​កម្ពុជ​រដ្ឋ ។ កំពង់ត្រឡាច <text:s/>ន. ឈ្មោះ​ស្រុក​មួយ​ក្នុង<text:span text:style-name="T14">​ខែត្រ</text:span>​កំពង់ឆ្នាំង ។ កំពង់ត្រាច <text:s/>ន. ឈ្មោះ​ស្រុក​មួយ​ក្នុង​<text:span text:style-name="T14">ខែត្រ</text:span>​កំពត ។ កំពង់ធំ <text:s/>ន. <text:s/>ឈ្មោះ​<text:span text:style-name="T14">ខែត្រ​</text:span>មួយ​នៃ​កម្ពុជ​រដ្ឋ ។ កំពង់លែង <text:s/>ន. ឈ្មោះ​ស្រុក​មួយ​ក្នុង​<text:span text:style-name="T14">ខែត្រ</text:span>​កំពង់ឆ្នាំង ។ កំពង់សៀម <text:s/>ន. ឈ្មោះ​ស្រុក​មួយ​ក្នុង​<text:span text:style-name="T14">ខែត្រ​</text:span>កំពង់ចាម ។ កំពង់សោម <text:s/>ន. ឈ្មោះ​ស្រុក​មួយ​ក្នុង​<text:span text:style-name="T14">ខែត្រ</text:span>​កោះកុង ។ កំពង់ស្ពឺ <text:s/>ន. <text:s/>ឈ្មោះ<text:span text:style-name="T14">​ខែត្រ</text:span>​មួយ​នៃ​កម្ពុជ​រដ្ឋ ។ កំពង់ស្វាយ <text:s/>ឈ្មោះ​ស្រុក​មួយ​ក្នុង​<text:span text:style-name="T14">ខែត្រ</text:span>​កំពង់ធំ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កំពង់​ឆ្នាំង កំពង់​ត្រឡាច</text:p>
            <text:p text:style-name="P26">កំពង់​ត្រាច កំពង់​ធំ</text:p>
            <text:p text:style-name="P26">កំពង់​លែង កំពង់​សៀម កំពង់​សោម​ កំពង់​ស្ពឺ </text:p>
            <text:p text:style-name="P26"><text:s/>កំពង់​ស្វាយ </text:p>
          </table:table-cell>
        </table:table-row>
        <table:table-row>
          <table:table-cell table:style-name="តារាង1.A2" office:value-type="string">
            <text:p text:style-name="P25">៧៦៣</text:p>
          </table:table-cell>
          <table:table-cell table:style-name="តារាង1.A2" office:value-type="string">
            <text:p text:style-name="P33">កំពត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<text:span text:style-name="T14">ខែត្រ</text:span>​មួយ​នៃ​កម្ពុជ​រដ្ឋ ជាប់​នឹង​មាត់​សមុទ្រ មាន​ព្រំ​ប្រទល់​ជាប់​នឹង​<text:span text:style-name="T14">ខែត្រ</text:span>​កោះកុង : <text:span text:style-name="T14">ខែត្រ​</text:span>កំព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ខែត្រ​កំពត</text:p>
          </table:table-cell>
        </table:table-row>
        <table:table-row>
          <table:table-cell table:style-name="តារាង1.A2" office:value-type="string">
            <text:p text:style-name="P25">៧៦៤</text:p>
          </table:table-cell>
          <table:table-cell table:style-name="តារាង1.A2" office:value-type="string">
            <text:p text:style-name="P33">កំពប់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កិ.</text:p>
          </table:table-cell>
          <table:table-cell table:style-name="តារាង1.D2" office:value-type="string">
            <text:p text:style-name="P26">ខ្ចាត់ខ្ចាយ, រោយរាយ, ខ្ទាត​ចេញ, ភ្លាត់​ចេញ​ចាក​ភាជន៍​មាន​កញ្ជើ, ក្អម​ជាដើម : កំពប់​ទឹក, កំពប់​ស្រូវ, អង្ករ​កំពប់​ហៀរ​ហូរ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៥</text:p>
          </table:table-cell>
          <table:table-cell table:style-name="តារាង1.A2" office:value-type="string">
            <text:p text:style-name="P33">កំព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ពយ​លយ​លូត​ទៅ​ម្ខាង : ក្បាល​កំពយ <text:s/>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៦</text:p>
          </table:table-cell>
          <table:table-cell table:style-name="តារាង1.A2" office:value-type="string">
            <text:p text:style-name="P33">កំពា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ធំ​រីក​ទៅ​ខាង ច្រើន​ជាង​ខ្ពស់​ទៅ​លើ : ផ្កា​រីក​កំពាង, មុខ​ធំ​កំពា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៧</text:p>
          </table:table-cell>
          <table:table-cell table:style-name="តារាង1.A2" office:value-type="string">
            <text:p text:style-name="P33">កំពាញ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រីក​ធំ​មូល, ក្រអាញ : មុខ​កំពាញ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៨</text:p>
          </table:table-cell>
          <table:table-cell table:style-name="តារាង1.A2" office:value-type="string">
            <text:p text:style-name="P33">កំពា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ដី​ដែល​សត្វ​ល្អិត​មាន​ចង្រិត ឬ​កំពោង​ជាដើម កកាយ​ដាក់​រាយ​ក្បែរ​មាត់​រន្ធ : អ្នក​ដើរ​រក​ជីក​ចង្រិត​គេ​តែង​សង្កេត​រក​មើល​កំពាយ​វា​ជា​មុន ។ កំពូក​លាមក​ដែល​នៅ​រាត់រាយ​ត្រង់​នេះ​ខ្លះ <text:s/>ត្រង់​នោះ​ខ្លះ : កំពាយ​លាមក; កំពោង​ច្រើន​នៅ​ក្នុង​ដី​ដែល​មាន​កំពាយ​លាម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៦៩</text:p>
          </table:table-cell>
          <table:table-cell table:style-name="តារាង1.A2" office:value-type="string">
            <text:p text:style-name="P33">កំពីកកំព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មាន​ពក​រដិបរដុប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០</text:p>
          </table:table-cell>
          <table:table-cell table:style-name="តារាង1.A2" office:value-type="string">
            <text:p text:style-name="P33">កំពី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ាច់​ដែល​ដុះ​ក្នុង​គ្រាប់ មាន​រលា​ដោយ​ក​ពន្លក​ដុះ​ដក​ចេញ​ជា​ត្រួយ : កំពីង​ដូង, កំពីង​ត្នោត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៧៧១</text:p>
          </table:table-cell>
          <table:table-cell table:style-name="តារាង1.A2" office:value-type="string">
            <text:p text:style-name="P33">កំពីង​ដូ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ត្វ​ចតុប្បាទ​ពួក​មាន​ដោះ រូប​រាង​សន្ដាន​ឆ្លក, ឈ្មុស, រោម​វែង​ទន់​ញឹក​សម្បុរ​ប្រផេ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២</text:p>
          </table:table-cell>
          <table:table-cell table:style-name="តារាង1.A2" office:value-type="string">
            <text:p text:style-name="P33">កំពីងពួយ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ស្មៅ​វារ​ដុះ​អណ្ដែត​លើ​ទឹក ឬ​ដុះ​នៅ​ទី​ដី​សើម មាន​ឫស​ចេញ​ពី​ថ្នាំង​ មាន​ស្នាប់​ពណ៌​ស​ឱប​ទង ផ្កា​តូច​ស ឬ​ក្រហម, ប្រើ​ជា​អន្លក់ : កំពីង​ពួយ​ឈើ, កំពីងពួយ​អំបោះ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៣</text:p>
          </table:table-cell>
          <table:table-cell table:style-name="តារាង1.A2" office:value-type="string">
            <text:p text:style-name="P33">កំពឹស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ឈ្មោះ​សត្វ​ទឹក​មួយ​ប្រភេទ មាន​រូប​ដូច​ព្រោន​តែ​តូច​ជាង ។ សាច់​ក្រូច​ល្អិត​ដែល​នៅ​ក្នុង​ក្លែប​មាន​សណ្ឋាន​ដូច​កំពឹស ក៏​ហៅ​ថា​ កំពឹស​ដែរ : កំពឹស​ក្រូច ។ មើម​ខ្ទឹម ១ គ្រាប់​ៗ ក៏​ហៅ កំពឹស ដែរ : ខ្ទឹម ១ កំពឹស ។ 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៤</text:p>
          </table:table-cell>
          <table:table-cell table:style-name="តារាង1.A2" office:value-type="string">
            <text:p text:style-name="P33">កំពុ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ពុក​ផុយ : ឧស​កំពុក, ឈើ​កំពុក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៥</text:p>
          </table:table-cell>
          <table:table-cell table:style-name="តារាង1.A2" office:value-type="string">
            <text:p text:style-name="P33">កំពុង</text:p>
          </table:table-cell>
          <table:table-cell table:style-name="តារាង1.A2" office:value-type="string">
            <text:p text:style-name="P25">១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ពេញ​កំពូក កណ្ដាល​ឡើង​មិន​រាប​ស្មើ : ពេញ​កំពុង, ថ្ពាល់​កំពុ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25">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ិ.</text:p>
          </table:table-cell>
          <table:table-cell table:style-name="តារាង1.D2" office:value-type="string">
            <text:p text:style-name="P26">កាល​ក្នុង, កាល​ដែល​ជាប់​នៅ​ក្នុង​រវាង : កំពុង​ធ្វើ​ការ, កំពុង​ស៊ី, កំពុង​និយាយ...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៦</text:p>
          </table:table-cell>
          <table:table-cell table:style-name="តារាង1.A2" office:value-type="string">
            <text:p text:style-name="P33">កំពូក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ពំនូក, គំនរ : កំពូក​ចង្រិត, ដី ១ កំពូក ។ គុ. ដែល​មាន​សណ្ឋាន​ជា​កំពូក : ដី​កំពូក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៧</text:p>
          </table:table-cell>
          <table:table-cell table:style-name="តារាង1.A2" office:value-type="string">
            <text:p text:style-name="P33">កំពូជ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ពូជ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៨</text:p>
          </table:table-cell>
          <table:table-cell table:style-name="តារាង1.A2" office:value-type="string">
            <text:p text:style-name="P33">កំពូល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ចុង​បំផុត​ខាង​លើ : កំពូល​ភ្នំ, កំពូល​ចេតិយ ។ កំពូល​នគរ ឬ​កំពូល​រាស្រ្ត គឺ​ម្ចាស់​ផែន​ដី ។ កំពូល​ស្រី គឺ​ស្រី​ដែល​ឆ្នើម​ជាង​គេ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៧៩</text:p>
          </table:table-cell>
          <table:table-cell table:style-name="តារាង1.A2" office:value-type="string">
            <text:p text:style-name="P33">កំពួរ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មាន​ស្នាម​រវីមរវាម សណ្ឋាន​ប្រហែល​នឹង​ពួរ : ជើង​កំពួរ (ព. ទ្រ.)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៨០</text:p>
          </table:table-cell>
          <table:table-cell table:style-name="តារាង1.A2" office:value-type="string">
            <text:p text:style-name="P33">កំពើ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ពើង : ផ្តិល​កំពើង, កញ្ជើ​កំពើ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><text:s/></text:p>
          </table:table-cell>
        </table:table-row>
        <table:table-row>
          <table:table-cell table:style-name="តារាង1.A2" office:value-type="string">
            <text:p text:style-name="P25">៧៨១</text:p>
          </table:table-cell>
          <table:table-cell table:style-name="តារាង1.A2" office:value-type="string">
            <text:p text:style-name="P33">កំពៀច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គុ.</text:p>
          </table:table-cell>
          <table:table-cell table:style-name="តារាង1.D2" office:value-type="string">
            <text:p text:style-name="P26">ដែល​ពៀច, ដែល​ផត​សាច់​មិន​ស្មើ​គ្នា : ច្រមុះ​កំពៀច, មនុស្ស​កំពៀច​ជើង ។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៨២</text:p>
          </table:table-cell>
          <table:table-cell table:style-name="តារាង1.A2" office:value-type="string">
            <text:p text:style-name="P33">កំពែង</text:p>
          </table:table-cell>
          <table:table-cell table:style-name="តារាង1.A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25">ន.</text:p>
          </table:table-cell>
          <table:table-cell table:style-name="តារាង1.D2" office:value-type="string">
            <text:p text:style-name="P26">របង​ធ្វើ​ដោយ​ឥដ្ឋ, ដោយ​ថ្ម ឬ ភ្លឺ​ដែល​លើក​ព័ទ្ធ​ជុំ​វិញ​ទី​ណាមួយ​ដើម្បី​ឲ្យ​ដក់​ទឹក ។ កំពែង​ខ្សៀ <text:s/>គឺ​គែម​ក្បាល​ខ្សៀ ។ កាល​ពី​ក្នុង​សម័យ​បុរាណ ជន​ជាតិ​ថៃ <text:span text:style-name="T13">បាន​យក​ពាក្យ​ខ្មែរ​ថា កំពែង នេះ​ទៅ​ប្រើ​ថា កាំពែង ថៃ​អាន​ថា កាំផែង <text:s/>ព្រោះ​អក្សរ "ព" ថៃ​មាន​ខ្យល់​ជា "ផ" ខ្មែរ, លុះ​ដល់​សម័យ​ត​មក ខ្មែរ​ខ្លះ​យក​សំដី​នេះ​មក​ប្រើ​ថា កំផែង <text:s/>ឃ្លាត​ក្លាយ​ពី​សំដី​ថៃ <text:s/>ដែល​ថា​តាម​សំដី​ខ្មែរ​ពុំ​ច្បាស់​នោះ​ក៏​មាន ។</text:span></text:p>
          </table:table-cell>
          <table:table-cell table:style-name="តារាង1.D2" office:value-type="string">
            <text:p text:style-name="P25"/>
          </table:table-cell>
          <table:table-cell table:style-name="តារាង1.I2" office:value-type="string">
            <text:p text:style-name="P26"/>
          </table:table-cell>
        </table:table-row>
        <table:table-row>
          <table:table-cell table:style-name="តារាង1.A2" office:value-type="string">
            <text:p text:style-name="P25">៧៨៣</text:p>
          </table:table-cell>
          <table:table-cell table:style-name="តារាង1.A2" office:value-type="string">
            <text:p text:style-name="P33">កំពោ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49">ឈ្មោះ​សត្វ​តូច​មួយ​ប្រភេទ ក្នុង​ពួក​កញ្ចែ​ច្រើន​នៅ​ក្នុង​ដី​ដែល​មាន​កំពាយ​លាម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46"/>
          </table:table-cell>
        </table:table-row>
        <table:table-row>
          <table:table-cell table:style-name="តារាង1.A2" office:value-type="string">
            <text:p text:style-name="P25">៧៨៤</text:p>
          </table:table-cell>
          <table:table-cell table:style-name="តារាង1.A2" office:value-type="string">
            <text:p text:style-name="P33">កំព្រ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ឥរិយាបទ​អាប់ឱន​ថោកទាប​មិន​ខែងរ៉ែង, ឥត​រាសី : ស្គម​កំព្រយ, មនុស្ស​កំព្រយ, រាង​កំព្រ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៨៥</text:p>
          </table:table-cell>
          <table:table-cell table:style-name="តារាង1.A2" office:value-type="string">
            <text:p text:style-name="P33">កំព្រ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ន.</text:p>
          </table:table-cell>
          <table:table-cell table:style-name="តារាង1.D2" office:value-type="string">
            <text:p text:style-name="P26">មនុស្ស​សត្វ​ដែល​ឥត​ម្ដាយ ឥត​អាពុក : មនុស្ស​កំព្រា, កំព្រា​អាពុក, កំព្រា​ម្ដាយ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៨៦</text:p>
          </table:table-cell>
          <table:table-cell table:style-name="តារាង1.A2" office:value-type="string">
            <text:p text:style-name="P33">កំព្រឹ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ស្គម​ណាស់ ស្បែក​ដណ្ដប់​ឆ្អឹង : ស្គម​កំព្រឹង, រាង​កំព្រឹ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៨៧</text:p>
          </table:table-cell>
          <table:table-cell table:style-name="តារាង1.A2" office:value-type="string">
            <text:p text:style-name="P33">កំព្រឹ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រឹង​ខ្លាំង, រឹង​ដោយ​កម្លាំង​ប្រឹង នឹង​ពត់ នឹង​បត់​បែន​ដោយ​ពិបាក : រឹង​កំព្រឹស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៨៨</text:p>
          </table:table-cell>
          <table:table-cell table:style-name="តារាង1.A2" office:value-type="string">
            <text:p text:style-name="P33">កំព្រើ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ន. </text:p>
          </table:table-cell>
          <table:table-cell table:style-name="តារាង1.D2" office:value-type="string">
            <text:p text:style-name="P26">ដែល​ព្រើល, ដែល​មាន​សតិ​មិន​ល្អ, នាំ​ឲ្យ​ធ្វើ​អ្វី​ៗ មិន​ត្រូវ​នឹង​ធម្មតា : មនុស្ស​កំព្រើល (ព. ទ្រ.) ។ គួរ​សរសេរ​ជា កម្ព្រើល ទើប​ត្រូវ​តាម​របៀប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៩</text:p>
          </table:table-cell>
          <table:table-cell table:style-name="តារាង1.A2" office:value-type="string">
            <text:p text:style-name="P33">កំភរ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31">ឈ្មោះ​ត្រី​ស្រកា​មួយ​ប្រភេទ រាង​វែង​កន្ទុយ​មាន​ឆ្លក​ក្រហម, ខ្លួន​មាន​ខ្មៅ ១ ដុំ​សង​ខាង : <text:s/>ត្រី​កំភរ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32"><text:s/>ត្រី​កំភរ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ន.</text:p>
          </table:table-cell>
          <table:table-cell table:style-name="តារាង1.D2" office:value-type="string">
            <text:p text:style-name="P26">ដែល​ចូល​ចិត្ត​តែ​ខាង​ភរ​កុហក ឬ ធ្លាប់​តែ​ភូរ​កុហក, ដែល​មិន​ពិត : មនុស្ស​កំភរ, ពាក្យ​កំភរ (ព. ទ្រ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០</text:p>
          </table:table-cell>
          <table:table-cell table:style-name="តារាង1.A2" office:value-type="string">
            <text:p text:style-name="P33">កំភូ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ន.</text:p>
          </table:table-cell>
          <table:table-cell table:style-name="តារាង1.D2" office:value-type="string">
            <text:p text:style-name="P26">ដែល​ចូល​ចិត្ត​តែ​ខាង​ភូត​កុហក, ដែល​ធ្លាប់​តែ​ភូត​កុហក, ដែល​មិន​ពិត : មនុស្ស​កំភូត; ពាក្យ​កំភូត <text:s/>(ព. ទ្រ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១</text:p>
          </table:table-cell>
          <table:table-cell table:style-name="តារាង1.A2" office:value-type="string">
            <text:p text:style-name="P33">កំភួ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ដុំ, ច្រើន​និយាយ​ភ្ជាប់​ថា​ដុំ​កំភួន : ការ​នោះ​មិន​ជា​ដុំ​កំភួន​អ្វី​ទេ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២</text:p>
          </table:table-cell>
          <table:table-cell table:style-name="តារាង1.A2" office:value-type="string">
            <text:p text:style-name="P33">កំភួន​ជើ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៉ែក​ជើង​ពី​ត្រឹម​សន្លាក់​ជង្គង់​មក​ត្រឹម​ក​ជើ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៣</text:p>
          </table:table-cell>
          <table:table-cell table:style-name="តារាង1.A2" office:value-type="string">
            <text:p text:style-name="P33">កំភួន​ដៃ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៉ែក​ដៃ​ពី​ត្រឹម​បត់​កែង​ដៃ​មក​ត្រឹម​ក​ដ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៤</text:p>
          </table:table-cell>
          <table:table-cell table:style-name="តារាង1.A2" office:value-type="string">
            <text:p text:style-name="P33">កំភេ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ត្វ​តូច​ក្នុង​ពួក​កន្លង់​មាន​រូប​ទ្រង់​វែង​ជម​ក្បាល កន្ទុយ​មាន​ស្លាប​បៃតង​ភ្លឺ, ខាង​ពោះ​លឿង, អ្នក​ផង​រាប់​អាន​តែង​យក​ស្លាប​ក្រង​ទុក​សម្រាប់​តែង​រប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៥</text:p>
          </table:table-cell>
          <table:table-cell table:style-name="តារាង1.A2" office:value-type="string">
            <text:p text:style-name="P33">កំភែ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កិ. វិ.</text:p>
          </table:table-cell>
          <table:table-cell table:style-name="តារាង1.D2" office:value-type="string">
            <text:p text:style-name="P26">ដែល​សើរ​ៗ, ដែល​រាក់​ពេក, ដែល​មិន​ជ្រៅ : ទឹក​រាក់​កំភែល, <text:span text:style-name="T6">សេចក្ដី​នេះ​រាក់​កំភែល, គំនិត​រាក់​កំភែល ។ ប្រើ​ជា កំផែល ក៏​មាន ។</text:span>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៦</text:p>
          </table:table-cell>
          <table:table-cell table:style-name="តារាង1.A2" office:value-type="string">
            <text:p text:style-name="P33">កំភ្លាញ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្រី​តូច​មួយ​ប្រភេទ​មាន​ស្រកា ពួក​ត្រី​កន្ធរ រាង​កំប៉ែត មាន​ពុក​មាត់​វែង : ត្រី​កំភ្លាញ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ត្រី​កំភ្លាញ</text:p>
          </table:table-cell>
        </table:table-row>
        <table:table-row>
          <table:table-cell table:style-name="តារាង1.A2" office:value-type="string">
            <text:p text:style-name="P25">៧៩៧</text:p>
          </table:table-cell>
          <table:table-cell table:style-name="តារាង1.A2" office:value-type="string">
            <text:p text:style-name="P33">កំភ្លឹ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ប្រទាល​មួយ​ប្រភេទ ស្លឹក​ធំ​វែង​ក្រាស់​រៀវ​ចុង​ដូច​ស្លឹក​ម្នាស់​ តែ​ឥត​បន្លា មើម​មាន​ស្រទាប់​ៗ ដូច​មើម​ខ្ទឹម​បារាំ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៨</text:p>
          </table:table-cell>
          <table:table-cell table:style-name="តារាង1.A2" office:value-type="string">
            <text:p text:style-name="P33">កំរើ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រំជួល, ចម្រើន​ឡើង : រោគ​កាន់​តែ​កំរើប​ឡើ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៧៩៩</text:p>
          </table:table-cell>
          <table:table-cell table:style-name="តារាង1.A2" office:value-type="string">
            <text:p text:style-name="P33">កំរោ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ាការ​ងងឹត​មុខ​ជ្រប់ ឬ ងងឹត​មុខ​ខ្លាំង​ដល់​ដួល​ដេក ដោយ​ហេតុ​ឃើញ​វត្ថុ​គួរ​ខ្លាច, គួរ​ស្ញែង មាន​ឃើញ​ឈាម​ជាដើម : កំរោល​ចូល, បោស​កំរោ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០</text:p>
          </table:table-cell>
          <table:table-cell table:style-name="តារាង1.A2" office:value-type="string">
            <text:p text:style-name="P33">កំលុ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ំ-ល៉ុង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ទី, ពួក, ក្រុម, ក្រវល់ : នៅ​ក្នុង​កំលុង​ជា​មួយ​គ្នា ។ 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១</text:p>
          </table:table-cell>
          <table:table-cell table:style-name="តារាង1.A2" office:value-type="string">
            <text:p text:style-name="P33">កំលោ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ំ-ល៉ោះ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 ឬ គុ.</text:p>
          </table:table-cell>
          <table:table-cell table:style-name="តារាង1.D2" office:value-type="string">
            <text:p text:style-name="P26">មនុស្ស​ប្រុស​ដែល​ពេញ​ការ, ពេញ​កម្លាំង​ល្មម​មាន​ប្រពន្ធ : មនុស្ស​កំលោះ, មនុស្ស​ពេញ​កំលោះ ។ ភ្លើង​ដែល​កំពុង​ឆេះ​ពេញ​បន្ទុក​ក៏​ហៅ ភ្លើង​ពេញ​កំលោះ ដែ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២</text:p>
          </table:table-cell>
          <table:table-cell table:style-name="តារាង1.A2" office:value-type="string">
            <text:p text:style-name="P33">កំសា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ខ្លាច​ញញើត​ញញើម, ដែល​មិន​ក្លៀវក្លា, មិន​អង់អាច : មនុស្ស​កំសាក, ខ្មោច​អា​កំសាក <text:s/>(ព. ទ្រ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៣</text:p>
          </table:table-cell>
          <table:table-cell table:style-name="តារាង1.A2" office:value-type="string">
            <text:p text:style-name="P33">កំសាក​ញី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មនុស្ស​សត្វ​ដែល​មិន​ក្លៀវក្លា​ក្នុង​កាម គឺ​មនុស្ស​សត្វ​ដែល​ខ្លាច​ស្រី​ ខ្លាច​ញី <text:s/>: មនុស្ស​កំសាក​ញី ។ មាន់​កំសាក​ញី <text:s/>គឺ​មាន់​ឈ្មោល​មួយ​ប្រភេទ ដែល​មាន​រូប​ដូច​មាន់​ញ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៤</text:p>
          </table:table-cell>
          <table:table-cell table:style-name="តារាង1.A2" office:value-type="string">
            <text:p text:style-name="P33">កំសួ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ដុំ​ឈើ ឬ​អ្វី​ៗ ដែល​ធ្វើ​ឲ្យ​មាន​រាង​កំប៉ែត, ទ្រវែង, មូល សម្រាប់​ចង​នឹង​ខ្សែ​សន្ទូច, រនង​សន្ទូច, រនង​មង, រនង​អួន​ឲ្យ​អណ្ដែត កុំ​ឲ្យ​តួ​សន្ទូច ឬ​ជើង​មង, បាត​អួន​ធ្លាក់​ចុះ​ដល់​ដី : កំសួល​សន្ទូច, កំសួល​ម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៥</text:p>
          </table:table-cell>
          <table:table-cell table:style-name="តារាង1.A2" office:value-type="string">
            <text:p text:style-name="P33">កំសៀវ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ដាប់​មាន​ចំពួយ, មាន​សណ្ឋាន​ផ្សេង​ៗ សម្រាប់​ដាំ​ទឹក (ពួក​ឆ្នាំង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៦</text:p>
          </table:table-cell>
          <table:table-cell table:style-name="តារាង1.A2" office:value-type="string">
            <text:p text:style-name="P33">កំហល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ំហឹង​ចិត្ត, អំណាច​ចិត្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៧</text:p>
          </table:table-cell>
          <table:table-cell table:style-name="តារាង1.A2" office:value-type="string">
            <text:p text:style-name="P33">កំហា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ទឹក​មាត់, ស្លេស្ម ឬ អ្វី​ៗ ដែល​ដោយ​នឹង​ទឹក​មាត់​ខាក​ចេញ​មក​នោះ : ទឹក​កំហា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៨</text:p>
          </table:table-cell>
          <table:table-cell table:style-name="តារាង1.A2" office:value-type="string">
            <text:p text:style-name="P33">កំហា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ែប​ខាត : ទំនិញ​ម្ដង​នេះ​មាន​កំហាត​ច្រើ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០៩</text:p>
          </table:table-cell>
          <table:table-cell table:style-name="តារាង1.A2" office:value-type="string">
            <text:p text:style-name="P33">កំហិ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ណ្ដាំ​ដែល​ផ្ដាំ​ផ្ដាច់ : ដាក់​កំហិត​ឲ្យ​ធ្វើ​ឲ្យ​ហើយ​ក្នុង​កំណត់ ៣ ថ្ងៃ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០</text:p>
          </table:table-cell>
          <table:table-cell table:style-name="តារាង1.A2" office:value-type="string">
            <text:p text:style-name="P33">កំហិ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ភាព​ខិល : ផ្ចាល​កំហិល​របស់​វ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១</text:p>
          </table:table-cell>
          <table:table-cell table:style-name="តារាង1.A2" office:value-type="string">
            <text:p text:style-name="P33">កំហឹ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េចក្ដី​ខឹ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២</text:p>
          </table:table-cell>
          <table:table-cell table:style-name="តារាង1.A2" office:value-type="string">
            <text:p text:style-name="P33">កំហុ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្លិន​ដែល​ខារ​ខុល គឺ​ក្លិន​ស្អុយ : កំហុល​ផ្អក, កំហុល​ទឹក​ត្រ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៣</text:p>
          </table:table-cell>
          <table:table-cell table:style-name="តារាង1.A2" office:value-type="string">
            <text:p text:style-name="P33">កំហុ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េចក្ដី​ខុ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៤</text:p>
          </table:table-cell>
          <table:table-cell table:style-name="តារាង1.A2" office:value-type="string">
            <text:p text:style-name="P33">កំហូ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ារ​ខូច; របស់​ដែល​ខូច : មនុស្ស​កំហូច, របស់​កំហូ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៥</text:p>
          </table:table-cell>
          <table:table-cell table:style-name="តារាង1.A2" office:value-type="string">
            <text:p text:style-name="P33">កំហើ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ែប​ខើច, ភាព​ខើច : ធ្វើ​កំហើច, កំហើច​សម្លៀ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៦</text:p>
          </table:table-cell>
          <table:table-cell table:style-name="តារាង1.A2" office:value-type="string">
            <text:p text:style-name="P33">កំហែ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បញ្ចេញ​អាការ​បែប​ខែង ធ្វើ​ឲ្យ​គេ​ខ្លាច ភិតភ័យ​ដោយ​វាចា ឬ អាការ មុខ, ដៃ, ជើង : ចោរ​កំហែង​យក​ទ្រព្យ​អ្នក​ដំណើរ​កណ្ដាល​ផ្លូវ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៧</text:p>
          </table:table-cell>
          <table:table-cell table:style-name="តារាង1.A2" office:value-type="string">
            <text:p text:style-name="P33">កំហោ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ព. ថ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ារ​ខោក : កំហោក​មួយ​ដៃ ប៉ុន្តែ​ធ្ងន់​ណ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៨</text:p>
          </table:table-cell>
          <table:table-cell table:style-name="តារាង1.A2" office:value-type="string">
            <text:p text:style-name="P33">កំអួ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ាន់​ខ្លួន, ឆ្មើងឆ្មៃ : មនុស្ស​កំអួក (មិន​សូវ​ប្រើ), ច្រើន​ប្រើ​ជា ឆ្មើង​កំអួ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១៩</text:p>
          </table:table-cell>
          <table:table-cell table:style-name="តារាង1.A2" office:value-type="string">
            <text:p text:style-name="P33">កា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្វី​ៗ ដែល​រៀប​ជា​ជាន់, ជា​ថ្នាក់​សម្រាប់​ទល់, សម្រាប់​ទ្រ, សម្រាប់​រង : កាំ​ជណ្ដើរ, កាំ​រទេះ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០</text:p>
          </table:table-cell>
          <table:table-cell table:style-name="តារាង1.A2" office:value-type="string">
            <text:p text:style-name="P33">កាំជ្រួច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4"><text:span text:style-name="T18">ឈ្មោះ​ភ្ញី​ភ្លើង​ធ្វើ​ពី​រំសេវ​បុក​បញ្ចូល​ក្នុង​បំពង់​ឫស្សី​មាន​កន្ទុយ​វែង​</text:span><text:span text:style-name="T13">អុជ​ទៅ​ឡើង​វែង​អន្លាយ​ទៅ​ឯ​អាកាស (ហៅ​ក្លាយ​មក​ជា កញ្ជ្រួច)។</text:span>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<text:span text:style-name="T2">ប្រដាប់​ធ្វើ​នឹង​បំពង់​ទម្លុះ​បាត មាន​ស្នូល​ត្រសាល់​ជាប់​នឹង​ដង​សម្រាប់​ស្រូប, សម្រាប់​បាញ់​ទឹក : បាញ់​កាំជ្រួច (ហៅ​ក្លាយ​មក​ជា កញ្ជ្រួច)</text:span>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១</text:p>
          </table:table-cell>
          <table:table-cell table:style-name="តារាង1.A2" office:value-type="string">
            <text:p text:style-name="P33">កាំបិ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ដាប់​ធ្វើ​ដោយ​ដែក​មាន​មុខ​ម្ខាង, មាន​ដង​ម្ខាង តូច​ក៏​មាន ធំ​ក៏​មាន, សណ្ឋាន​ផ្សេង​ៗ សម្រាប់​ប្រើ​កាប់, កាត់, បិត, ចិត, អារ, ពន្លះ ជាដើម : កាំបិត​ចែត, កាំបិត​ព្រា, កាំបិត​បន្ទោះ, កាំបិត​ស្លា, កាំបិត​ប៉័ងតោ ។ល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២</text:p>
          </table:table-cell>
          <table:table-cell table:style-name="តារាង1.A2" office:value-type="string">
            <text:p text:style-name="P33">កាំប្រម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-ប្រម៉ា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ាំ​គឺ​ព្រួញ​ស្រួច​ៗ ជា​ជំនួស​រោម​របស់​ប្រមា ដុះ​ចេញ​វែង​ច្រូង​ច្រាង​ពេញ​ទាំង​ខ្លួន សម្រាប់​ប្រើ​ជា​អាវុធ​ផ្ទាត់​បាញ់​ទម្លាក់​ផ្លែ​ឈើ​ជា​អាហារ ឬ​សម្រាប់​ការពារ​ខ្លួន​វ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៣</text:p>
          </table:table-cell>
          <table:table-cell table:style-name="តារាង1.A2" office:value-type="string">
            <text:p text:style-name="P33">កាំភ្លោ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ដែក, ឈើ, ពក, ឫស្សី​ដែល​មាន​ប្រហោង​បង្រុះ​រហូត សម្រាប់​ផ្លុំ​គ្រាប់ ឬ​បាញ់ : ផ្លុំ​កាំភ្លោះ, បាញ់​កាំភ្លោ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៤</text:p>
          </table:table-cell>
          <table:table-cell table:style-name="តារាង1.A2" office:value-type="string">
            <text:p text:style-name="P33">កាំភ្លើ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អាវុធ​ធ្វើ​ដោយ​ដែក​សម្រាប់​បាញ់​ប្រហារ​ដោយ​អំណាច​គ្រាប់, ម្សេវ; ក្នុង​រូប​កាំភ្លើង មាន​អវយវៈ​គឺ ស្នូក, ដែក​ប្រហោង, កៃ, គន្លឹះ​តម្លោះ​ក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៥</text:p>
          </table:table-cell>
          <table:table-cell table:style-name="តារាង1.A2" office:value-type="string">
            <text:p text:style-name="P33">កាំម្រឹ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ំពត់​ពណ៌​ផ្សេង​ៗ សាច់​ជិត​ស្និទ្ធ​ឡើង​រលើប​ដូច​ព្រែ នាំ​មក​អំពី​ប្រទេស​ក្រៅ : សំពត់​កាំម្រឹត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សំពត់​កាំម្រឹត </text:p>
          </table:table-cell>
        </table:table-row>
        <table:table-row>
          <table:table-cell table:style-name="តារាង1.A2" office:value-type="string">
            <text:p text:style-name="P25">៨២៦</text:p>
          </table:table-cell>
          <table:table-cell table:style-name="តារាង1.A2" office:value-type="string">
            <text:p text:style-name="P33">កាំ​រន្ទ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ដុំ​ថ្ម​តូច​ៗ​ មាន​រាង​ស្រដៀង​នឹង​ផ្លែ​ប៉ូវថៅ​ជាដើម អ្នក​ស្រុក​ច្រើន​យល់​ថា​កើត​មក​ពី​រន្ទ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៧</text:p>
          </table:table-cell>
          <table:table-cell table:style-name="តារាង1.A2" office:value-type="string">
            <text:p text:style-name="P33">ក្ង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1">ឈ្មោះ​បក្សី​មួយ​ប្រភេទ​ពួក​កុក សម្បុរ​ស ចំពុះ​ខ្មៅ​កោង, ជើង​ខ្មៅ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ពាក្យ​សម្រាប់​ចម្រើន​ពាក្យ​ងើយ, ពាក្យ​ង​ឲ្យ​វិសេស​ឡើង : ងើយ​ក្ង, ង​ក្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៨</text:p>
          </table:table-cell>
          <table:table-cell table:style-name="តារាង1.A2" office:value-type="string">
            <text:p text:style-name="P33">ក្ងក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ោង​កាច់​ចូល : ក​ក្ងក់, កោង​ក្ងក់,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២៩</text:p>
          </table:table-cell>
          <table:table-cell table:style-name="តារាង1.A2" office:value-type="string">
            <text:p text:style-name="P33">ក្ងង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ោង​សណ្ឋាន​ដូច​កង់ : កោង​ក្ងង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០</text:p>
          </table:table-cell>
          <table:table-cell table:style-name="តារាង1.A2" office:value-type="string">
            <text:p text:style-name="P33">ក្ងា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បក្សី​មួយ​ប្រភេទ សណ្ឋាន​ប្រហែល​នឹង​សត្វ​ទា តែ​ធំ, ខ្ពស់, ក​វែង​ជាង​ទា, សម្បុរ​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១</text:p>
          </table:table-cell>
          <table:table-cell table:style-name="តារាង1.A2" office:value-type="string">
            <text:p text:style-name="P33">ក្ងិងក្ងង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វៀច​ក្រវិកក្រវក់​មិន​រៀប​រយ : ឈើ​ក្ងិងក្ងង់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២</text:p>
          </table:table-cell>
          <table:table-cell table:style-name="តារាង1.A2" office:value-type="string">
            <text:p text:style-name="P33">ក្ងិ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ខ្លី​ខ្វង់​គេច​ផ្អៀង : ក​ក្ងិច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៣</text:p>
          </table:table-cell>
          <table:table-cell table:style-name="តារាង1.A2" office:value-type="string">
            <text:p text:style-name="P33">ក្ងិចក្ងក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</text:p>
          </table:table-cell>
          <table:table-cell table:style-name="តារាង1.D2" office:value-type="string">
            <text:p text:style-name="P26">ដែល​វៀច​កុង​ចុះ​កុង​ឡើង : ឈើ​វៀច​ក្ងិច​ក្ងក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៤</text:p>
          </table:table-cell>
          <table:table-cell table:style-name="តារាង1.A2" office:value-type="string">
            <text:p text:style-name="P33">ក្ងិត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ឆែប​បន្តិច; ច្រើន​និយាយ​តែ​ច្រមុះ : ក្ងិត​ច្រមុះ, ច្រមុះ​ក្ងិត គឺ​ច្រមុះ​កញ្ឆែប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ពាក្យ​សម្រាប់​ចម្រើន​ពាក្យ​ខ្មៅ ឲ្យ​វិសេស​ឡើង : ទោះបី​ខ្មៅ​ក្ងិត តែ​ចិត្ត​បាន​ណ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៥</text:p>
          </table:table-cell>
          <table:table-cell table:style-name="តារាង1.A2" office:value-type="string">
            <text:p text:style-name="P33">ក្ងុ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ោង​ដូច​តម្ពក់ : កោង​ក្ងុក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៦</text:p>
          </table:table-cell>
          <table:table-cell table:style-name="តារាង1.A2" office:value-type="string">
            <text:p text:style-name="P33">ក្ងុ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ោង​សណ្ឋាន​កង់ : កោង​ក្ងុង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៧</text:p>
          </table:table-cell>
          <table:table-cell table:style-name="តារាង1.A2" office:value-type="string">
            <text:p text:style-name="P33">ក្ងុ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កិ. វិ.</text:p>
          </table:table-cell>
          <table:table-cell table:style-name="តារាង1.D2" office:value-type="string">
            <text:p text:style-name="P26">ដែល​មាន​ដំណើរ​ឱន, មាន​រាង​ឱន : ដំណើរ​ក្ងុល, រាង​ក្ងុល, ឱន​ក្ងុ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៨</text:p>
          </table:table-cell>
          <table:table-cell table:style-name="តារាង1.A2" office:value-type="string">
            <text:p text:style-name="P33">ក្ងុ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ខ្លី​ឥត​សមរម្យ, អាប់​ឥត​រាសី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៣៩</text:p>
          </table:table-cell>
          <table:table-cell table:style-name="តារាង1.A2" office:value-type="string">
            <text:p text:style-name="P33">ក្ងួ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</text:p>
          </table:table-cell>
          <table:table-cell table:style-name="តារាង1.D2" office:value-type="string">
            <text:p text:style-name="P26">ដែល​មាន​សំឡេង​វល់ និយាយ​មិន​សូវ​ច្បាស់​ដោយ​ខ្យល់​ចេញ​ពី​ច្រមុះ​ច្រើន ព្រោះ​ខូច​មណ្ឌល​ច្រមុះ ឬ ធ្លុះ​គល់​ក្រអូម, ដាច់​កន្លើត : មនុស្ស​ក្ងួរ, សំឡេង​ក្ងួរ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០</text:p>
          </table:table-cell>
          <table:table-cell table:style-name="តារាង1.A2" office:value-type="string">
            <text:p text:style-name="P33">ក្ងៀ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ក្ងៀង​ផ្អៀង​ទន់​ទៅ​ម្ខាង : កក្ងៀក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១</text:p>
          </table:table-cell>
          <table:table-cell table:style-name="តារាង1.A2" office:value-type="string">
            <text:p text:style-name="P33">ក្ងៀ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ផ្អៀង: កក្ងៀ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២</text:p>
          </table:table-cell>
          <table:table-cell table:style-name="តារាង1.A2" office:value-type="string">
            <text:p text:style-name="P33">ក្ងេ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ពាក្យ​សម្រាប់​ចម្រើន​ពាក្យ​ខ្មៅ​ឲ្យ​វិសេស​ឡើង : ខ្មៅ​ក្ងេះ គឺ​ខ្មៅ​ហើយ​មិន​ស្អាត, មិន​ល្អ, មិន​សមរម្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៣</text:p>
          </table:table-cell>
          <table:table-cell table:style-name="តារាង1.A2" office:value-type="string">
            <text:p text:style-name="P33">ក្ងែ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សន្លាក់​កែង​ដៃ​ជាប់​គ្នា​លា​មិន​ត្រង់​ដោយ​មាន​របួស ឬ រោគ​បៀតបៀន : ដៃ​ក្ងែ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៤</text:p>
          </table:table-cell>
          <table:table-cell table:style-name="តារាង1.A2" office:value-type="string">
            <text:p text:style-name="P33">ក្ងោក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ត្វ​បក្សី​ធំ​មួយ​ប្រភេទ មាន​រោម​ស្លាប​ដុះ​នៅ​លើ​ក្បាល​ដូច​ជា​ជុក មាន​ឆ្នាល់​ដូច​មាន់ សំណុំ​កន្ទុយ​ធំ​វែង មាន​ត្រា​នៅ​ចុង​រោម​កន្ទុយ​ទាំងអស់ សម្រែក​ឮ​ខ្លាំង ហើយ​ស្អា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កា​ពណ៌​ក្រហម​ឆ្អៅ : ផ្កា​ក្ងោក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ផ្កា​ក្ងោក </text:p>
          </table:table-cell>
        </table:table-row>
        <table:table-row>
          <table:table-cell table:style-name="តារាង1.A2" office:value-type="string">
            <text:p text:style-name="P25">៨៤៥</text:p>
          </table:table-cell>
          <table:table-cell table:style-name="តារាង1.A2" office:value-type="string">
            <text:p text:style-name="P33">ក្ដ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គុយ្ហប្រទេស, អវយវៈ​បុរស​គឺ​អង្គជាត (ព. ទ្រ.); ពាក្យ​គួរ​សម, រាបសា​ហៅ <text:s/>កេរ្តិ៍​ខ្មាស, ខ្មាស​ប្រុស; ពាក្យ​ខ្ពស់, ពាក្យ​ថ្លៃ​ថ្លា​ហៅ គុយ្ហ​ប្រទេស ឬ គុយ្ហាវយវៈ <text:span text:style-name="T4">“</text:span>អវយវៈ​កំបាំង” <text:s text:c="6"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៦</text:p>
          </table:table-cell>
          <table:table-cell table:style-name="តារាង1.A2" office:value-type="string">
            <text:p text:style-name="P33">ក្ដក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ធ្វើ​សូរ​នឹង​មាត់ ផ្ទាត់​នឹង​អណ្ដាត : ក្ដក់​ហៅ​ឆ្កែ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៧</text:p>
          </table:table-cell>
          <table:table-cell table:style-name="តារាង1.A2" office:value-type="string">
            <text:p text:style-name="P33">ក្ដន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ពាក្យ​សម្រាប់​ចម្រើន​ពាក្យ​​ណែន​ឲ្យ​វិសេស​ឡើង : ចង្អៀត​ណែន​ក្ដន់ <text:s/>គឺ​ចង្អៀត​ណ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៨</text:p>
          </table:table-cell>
          <table:table-cell table:style-name="តារាង1.A2" office:value-type="string">
            <text:p text:style-name="P33">ក្ដា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ដំណាំ​ជា​បន្លែ​មួយយ៉ាង​ពួក​ត្រាវ, មាន​មើម ធាង​ប្រើ​ជា​បន្លែ​ ឬ អន្លក់​បា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៤៩</text:p>
          </table:table-cell>
          <table:table-cell table:style-name="តារាង1.A2" office:value-type="string">
            <text:p text:style-name="P33">ក្ដាត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្រៃលែង, ណាស់, ពេក : ច្រើន​ក្ដាត់ <text:s/>គឺ​ច្រើន​ពេក​ណ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០</text:p>
          </table:table-cell>
          <table:table-cell table:style-name="តារាង1.A2" office:value-type="string">
            <text:p text:style-name="P33">ក្ដាន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ម្រឹគ​មួយ​ប្រភេទ មាន​ស្នែង​ម្ខាង​ៗ បែក​ខ្នែង​ជា ៣ ដូច​ជា​ប្រើស តែ​រូប​តូច​ជាង​ប្រើស, សម្បុរ​ក៏​ខុស​គ្នា​ពី​ប្រើ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១</text:p>
          </table:table-cell>
          <table:table-cell table:style-name="តារាង1.A2" office:value-type="string">
            <text:p text:style-name="P33">ក្ដាប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រួប​ក្រសោប​បិទ​ម្រាម​ដៃ : ក្ដាប់​ឲ្យ​ជាប់​កុំ​ឲ្យ​របូត​ជ្រុះ ។ ត្រៀម : ក្ដាប់​មាត់​ចង្អេរ គឺ​ត្រៀម​កណ្ដាប់​ចង្អេ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២</text:p>
          </table:table-cell>
          <table:table-cell table:style-name="តារាង1.A2" office:value-type="string">
            <text:p text:style-name="P33">ក្ដា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ត្វ​មាន​ស្នូក ជើង ១០ ភ្នែក​លៀន; ក្ដាម​មាន​ច្រើន​យ៉ាង : ក្ដាម​គ្រោង, ក្ដាម​ស្រងែ, ក្ដាម​សេះ <text:s/>។ល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ដាម​គ្រោង</text:p>
            <text:p text:style-name="P13">ក្ដាម​ស្រងែ ក្ដាម​សេះ </text:p>
          </table:table-cell>
        </table:table-row>
        <table:table-row>
          <table:table-cell table:style-name="តារាង1.A2" office:value-type="string">
            <text:p text:style-name="P25">៨៥៣</text:p>
          </table:table-cell>
          <table:table-cell table:style-name="តារាង1.A2" office:value-type="string">
            <text:p text:style-name="P33">ក្ដាម​ទូ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(ម. ព. កន្ទាទូក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៤</text:p>
          </table:table-cell>
          <table:table-cell table:style-name="តារាង1.A2" office:value-type="string">
            <text:p text:style-name="P33">ក្ដារ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<text:s/>ខារ​ទម្លុះ, ទម្លុះ​ដោយ​ដែក​កណ្ដា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ន្ទះ​ឈើ​ដែល​អារ មាន​បន្ទា​ធំ ទោល​តូច សម្រាប់​ប្រើ​ការ មាន​ក្រាល​ជា​រនាប​និង​បិទ​បាំង​ជា​ជញ្ជាំង​ជាដើម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៥</text:p>
          </table:table-cell>
          <table:table-cell table:style-name="តារាង1.A2" office:value-type="string">
            <text:p text:style-name="P33">ក្ដារ​ខៀ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>ស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(ខ្យើន អ. ថ. ខៀ៎ន “សរសេរ, គូរ”) ប្រដាប់​សម្រាប់​សរសេរ​ធ្វើ​ដោយ​ឈើ​រាង​វែង ប្រើ​ការ​លុប​ដោយ​ទឹក​ល្បប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៦</text:p>
          </table:table-cell>
          <table:table-cell table:style-name="តារាង1.A2" office:value-type="string">
            <text:p text:style-name="P33">ក្ដារ​ឆ្នួ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<text:s/>ប្រដាប់​សម្រាប់​សរសេរ​ធ្វើ​ពី​ឈើ​ខ្មុក ឬ ធ្វើ​ពី​ថ្ម​រាង​ទ្រវែង​បន្តិ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៧</text:p>
          </table:table-cell>
          <table:table-cell table:style-name="តារាង1.A2" office:value-type="string">
            <text:p text:style-name="P33">ក្ដិ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<text:s/>បិច​ដោយ​ក្រចក​ដៃ : ក្ដិច​ត្រួយ​ឈើ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៨</text:p>
          </table:table-cell>
          <table:table-cell table:style-name="តារាង1.A2" office:value-type="string">
            <text:p text:style-name="P33">ក្ដិត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ទ្វារ​ឧច្ចារៈ, ទ្វារ​លាមក, ទ្វារ​សម្រាប់​បញ្ចេញ​អាហារ​ចាស់ (ព. ទ្រ.) ពាក្យ​គួរ​សម, រាបសា​ហៅ ទ្វារ​ធំ ឬ ទ្វារ​ធ្ងន់; ពាក្យ ខ្ពស់, ពាក្យ​ថ្លៃថ្លា​ហៅ វច្ច​មគ្គ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ពាក្យ​បុរាណ​ប្រើ​ដូច​គ្នា​នឹង​ពាក្យ ក្ដាត់ (ម. ព. ក្ដាត់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៥៩</text:p>
          </table:table-cell>
          <table:table-cell table:style-name="តារាង1.A2" office:value-type="string">
            <text:p text:style-name="P33">ក្ដី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>ព. បុ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វត្ត​អារាម​ជា​ទី​នៅ​នៃ​ភិក្ខុ​សាមណេរ : ឲ្យ​កូន​ទៅ​នៅ​ក្ដី គឺ​ឲ្យ​កូន​នៅ​វត្ត​ដោយ​មាន​ភិក្ខុ​សង្ឃ​ជា​គ្រូ​បង្រៀន ឲ្យ​បាន​ចេះ​ដឹង​សេចក្ដី​ខុស​ត្រូវ​រាក់​ជ្រៅ ។ នៅ​ក្ដី <text:s/>នៅ​វត្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>សំ. 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(គតិ “ដំណើរ; ការណ៍”) ដំណើរ, <text:s/>ហេតុ, ការណ៍​ទាស់ទែង​គ្នា, អធិករណ៍​ដែល​ប្ដឹង​ផ្ដល់​គ្នា​រហូត​ដល់​ទី​តុលាការ​វិនិច្ឆ័យ : <text:s/>កើត​ក្ដី, តុលាការ​ជម្រះ​ក្ដី , កាន់​ក្ដី, ស្មា​ក្ដ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៣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ិ.</text:p>
          </table:table-cell>
          <table:table-cell table:style-name="តារាង1.D2" office:value-type="string">
            <text:p text:style-name="P26">និបាត​សព្ទ​ប្រាប់​សេចក្ដី​ថា ឬ, ក៏​ដោយ គឺ​ទាំង​នេះ​ទាំង​នោះ ឬ នេះ​ក៏​បាន <text:s/>នោះ​ក៏​បាន : <text:s/>ខ្ញុំ​ក្ដី, អ្នក​ក្ដី; ទោះ​គេ​មក​ក្ដី គេ​ពុំ​មក​ក្ដ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25">៨៦០</text:p>
          </table:table-cell>
          <table:table-cell table:style-name="តារាង1.A2" office:value-type="string">
            <text:p text:style-name="P33">ក្ដីក្ដា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​ ទាំង​២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ធិករណ៍​ទួទៅ, អធិករណ៍​រាយរង, វិវាទ​ធម្មតា : កើត​ក្ដីក្ដាំ​នឹង​គ្នា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១</text:p>
          </table:table-cell>
          <table:table-cell table:style-name="តារាង1.A2" office:value-type="string">
            <text:p text:style-name="P33">ក្ដីណ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6">អនិយត​និបាត​សព្ទ​ប្រាប់​សេចក្ដី​ថា ណា​ក្ដី, អ្វី​ក្ដី, ម្ដេច​ក្ដី : ទោះ​បី​ខុស​ត្រូវ​ក្ដី​ណា គួរ​អត់​ឱន​គ្នា​ទៅ !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២</text:p>
          </table:table-cell>
          <table:table-cell table:style-name="តារាង1.A2" office:value-type="string">
            <text:p text:style-name="P33">ក្ដឹ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<text:s/>ផ្លែ​ឈើ​តូច​ខ្ចី​ : ក្ដឹប​ស្វាយ​, ក្ដឹប​អម្ពិល <text:s/>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៣</text:p>
          </table:table-cell>
          <table:table-cell table:style-name="តារាង1.A2" office:value-type="string">
            <text:p text:style-name="P33">ក្ដឹ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ឆ្អេះ​ម្ហេះ​ៗ : ធុំ​ក្លិន​ក្ដឹះ, បែក​ញើស​ធុំ​ក្លិន​ក្ដឹះ ។ ស្រែក​បែក​ក្ដឹះ គឺ​ស្រែក​លុះ​ដល់​ចេញ​ញើស​ពី​ខ្លួន​ធុំ​ក្លិន​ម្ហេះ​ៗ; តែ​តាម​ទម្លាប់​អ្នក​ស្រុក​ប្រើ​ធម្មតា គឺ​សំដៅ​ត្រង់​ក្មេង​ស្រែក​យំ​ខ្លាំង​ថា ស្រែក​បែក​ក្ដឹ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៤</text:p>
          </table:table-cell>
          <table:table-cell table:style-name="តារាង1.A2" office:value-type="string">
            <text:p text:style-name="P33">ក្ដុ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េចក្ដី​ភ្ញាក់​ផ្អើល​ក្នុង​ចិត្ត, សេចក្ដី​កត់​ស្លុត​ក្នុង​ចិត្ត : ភ័យ​ក្ដុត, ធ្លាក់​ថ្លើម​ក្ដុ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៥</text:p>
          </table:table-cell>
          <table:table-cell table:style-name="តារាង1.A2" office:value-type="string">
            <text:p text:style-name="P33">ក្ដុក​ៗ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 </text:p>
          </table:table-cell>
          <table:table-cell table:style-name="តារាង1.D2" office:value-type="string">
            <text:p text:style-name="P26">សូរ​ផ្ទួន​ៗ : ឮ​សូរ​ក្ដុក​ៗ (មិន​សូវ​ប្រើ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៦</text:p>
          </table:table-cell>
          <table:table-cell table:style-name="តារាង1.A2" office:value-type="string">
            <text:p text:style-name="P33">ក្ដុ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26">សូរ​ខ្លាំង​ឮ​តុង​ដោយ​ធ្លាក់​របស់​អ្វី​តូច​ធ្ងន់ : ឮ​សូរ​ក្ដុ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៧</text:p>
          </table:table-cell>
          <table:table-cell table:style-name="តារាង1.A2" office:value-type="string">
            <text:p text:style-name="P33">ក្ដុងក្ដ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26">សូរ​ខ្លាំង​ផ្ទួន​ៗ​ហើយ​ឮ​សូរ​ម្ដង​ៗពីរ​សំឡេង : ឮ​សូរ​ក្ដុងក្ដាំ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៨</text:p>
          </table:table-cell>
          <table:table-cell table:style-name="តារាង1.A2" office:value-type="string">
            <text:p text:style-name="P33">ក្ដុល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សណ្ឋាន​ប្រហែល​នឹង​ថ្កូវ, តែ​សាច់​ដើម​មាន​ពណ៌​លឿង​ដូច​ខ្នុរ : ដើម​ក្ដុ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ដើម​ក្ដុល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<text:s/>ទាល់, រួញ, ទាល់​ប្រាជ្ញា​គំនិត គឺ​លូត​មិន​រួច, គិត​មិន​ឃើញ : ក្ដុល​គំនិត, គំនិត​ក្ដុ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៦៩</text:p>
          </table:table-cell>
          <table:table-cell table:style-name="តារាង1.A2" office:value-type="string">
            <text:p text:style-name="P33">ក្ដូនចេ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8">ក្ដៀប​រៀវ​មិន​ពេញ​សាច់, មិន​ដាក់​គ្រាប់ (ផ្លែ​ឈើ​ជាដើម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០</text:p>
          </table:table-cell>
          <table:table-cell table:style-name="តារាង1.A2" office:value-type="string">
            <text:p text:style-name="P33">ក្ដួ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វល្លិ​មើម​មួយ​ប្រភេទ ដើម​មាន​បន្លា, មើម​មាន​ពិស​ពុល​ហើយ​រមាស់​ផង តែ​បើ​បន្សាប​ចេញ​បរិភោគ​បា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១</text:p>
          </table:table-cell>
          <table:table-cell table:style-name="តារាង1.A2" office:value-type="string">
            <text:p text:style-name="P33">ក្ដួ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អួល​ខ្យល់​ដោយ​ទោមនស្ស​ចិត្ត : ក្ដួល​ក្ដៅ​ក្នុង​ចិត្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២</text:p>
          </table:table-cell>
          <table:table-cell table:style-name="តារាង1.A2" office:value-type="string">
            <text:p text:style-name="P33">ក្ដឿង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ត្បាល់​សម្រាប់​ជាន់​អង្ករ, មាន​ជ្រុង ៤, បាត​រៀវ​តូច ខាង​បាត​កប់​ទៅ​ក្នុង​ដី​ពាក់​កណ្ដាល វេលា​នឹង​បុក​អង្ករ គេ​ជាន់​អង្រែ​ដោយ​ជើង​ ។ មាន​ត្បាល់​ក្ដឿង ១ យ៉ាង​ទៀត មាន​សណ្ឋាន​ដូច​គ្នា ទីទៃ​ពី​គ្នា​តែ​មិន​កប់​ក្នុង​ដី​និង​មិន​ជាន់​អង្រែ​ដោយ​ជើង គឺ​កាន់​អង្រែ​ដោយ​ដ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រពើ​វត្ថុ​ជា​ដុំ​ជា​ស្និត : ក្ដឿង​ខ្ញី, ក្ដឿង​រមៀត, ខ្ញី ១ ក្ដឿង, រមៀត ១ ក្ដឿង ។ ស្រុក​ខ្លះ​ហៅ​ថា ក្ដៀ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៣</text:p>
          </table:table-cell>
          <table:table-cell table:style-name="តារាង1.A2" office:value-type="string">
            <text:p text:style-name="P33">ក្ដៀ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ក​ខះ​​ចេញ​ពី​ទី​ដើម​ដោយ​ក្រ : ក្ដៀន​លាមក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៤</text:p>
          </table:table-cell>
          <table:table-cell table:style-name="តារាង1.A2" office:value-type="string">
            <text:p text:style-name="P33">ក្ដៀ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តូច​ស្ពៀត គឺ​ធំ​មិន​ដល់​កំណត់ : ផ្លែ​ក្ដៀប, មនុស្ស​ក្ដៀប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៥</text:p>
          </table:table-cell>
          <table:table-cell table:style-name="តារាង1.A2" office:value-type="string">
            <text:p text:style-name="P33">ក្ដែង​ៗ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ដែល​ឮ​ខ្លាំង​ក្របាត់ ដោយ​ស្រែក ឬ យំ : ស្រែក​ក្ដែង​ៗ, យំ​ក្ដែង​ៗ, ដង្ហោយ​ក្ដែង​ៗ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៦</text:p>
          </table:table-cell>
          <table:table-cell table:style-name="តារាង1.A2" office:value-type="string">
            <text:p text:style-name="P33">ក្ដោ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ដាប់​សម្រាប់​ឲ្យ​ជក់​ខ្យល់​មាន​សណ្ឋាន​ផ្សេង​ៗ ខ្លះ​ស្រួច, ខ្លះ​ទាល, ខ្លះ​ជ្រុង : ក្ដោង​ទូក ។ ម្ជុល​ធំ​ៗ សម្រាប់​ដេរ​ក្ដោង ហៅ ម្ជុល​ក្ដោង ដែរ ។ ត្រី​កញ្ចុះ​ដែល​មាន​ទ្រនុង​ខ្នង​វែង ក៏​ហៅ កញ្ចុះ​ក្ដោង​ ។ សម្រុង​ច្រមុះ​ពី​ត្រឹម​ចន្លោះ​ចិញ្ចើម​ចុះ​មក ហៅ ក្ដោង​ច្រមុ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ញ្ចុះ​ក្ដោង</text:p>
          </table:table-cell>
        </table:table-row>
        <table:table-row>
          <table:table-cell table:style-name="តារាង1.A2" office:value-type="string">
            <text:p text:style-name="P25">៨៧៧</text:p>
          </table:table-cell>
          <table:table-cell table:style-name="តារាង1.A2" office:value-type="string">
            <text:p text:style-name="P33">ក្ដោប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ចាប់​ក្រសោប​ដោយ​ដៃ​ទាំង​ពីរ ។ ឬ​ក៏​ផ្អោប​ឯង​ទៅ​វិញ ដូច​យ៉ាង​ផ្កា ឬ ស្លឹក​ឈើ​ខ្លះ ដែល​រីក ឬ​លា​ពី​ព្រឹក ដល់​ពេល​ល្ងាច ក្ដោប ទៅ​វិញ ។ 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្ពៃ​មួយ​យ៉ាង សន្លឹក​ធំ​ៗ, សន្លឹក​ស្រទាប់​ខាង​ក្នុង​មូរ​ក្ដោប​មុន, សន្លឹក​បន្ទាប់​ខាង​ក្រៅ​ចេះ​តែ​ក្រសោប​ផ្អោប​គ្នា​ណែន​ដូច​គេ​រុំ មាន​សណ្ឋាន​មូល​សំប៉ែត​បន្ដិច : ស្ពៃ​ក្ដោប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ស្ពៃ​ក្ដោប </text:p>
          </table:table-cell>
        </table:table-row>
        <table:table-row>
          <table:table-cell table:style-name="តារាង1.A2" office:value-type="string">
            <text:p text:style-name="P25">៨៧៨</text:p>
          </table:table-cell>
          <table:table-cell table:style-name="តារាង1.A2" office:value-type="string">
            <text:p text:style-name="P33">ក្ដ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កម្ដៅ, ដែល​ឲ្យ​ក្ដៅ : រដូវ​ក្ដៅ, ទឹក​ក្ដៅ ។ ក្ដៅ​ចិត្ត <text:s/>គឺ​អន្ទះ-អន្ទែង​ក្នុង​ចិត្ត ដោយ​មាន​ហេតុ​ភេទ​អ្វី​នាំ​ឲ្យ​ខឹ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៧៩</text:p>
          </table:table-cell>
          <table:table-cell table:style-name="តារាង1.A2" office:value-type="string">
            <text:p text:style-name="P33">ក្ដា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ជាមួយ​នឹង​ពាក្យ ក្ដី : ក្ដីក្ដាំ, កើត​ក្ដីក្ដាំ​នឹង​គ្នា ។ 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ក្ដីក្ដាំ</text:p>
          </table:table-cell>
        </table:table-row>
        <table:table-row>
          <table:table-cell table:style-name="តារាង1.A2" office:value-type="string">
            <text:p text:style-name="P25">៨៨០</text:p>
          </table:table-cell>
          <table:table-cell table:style-name="តារាង1.A2" office:value-type="string">
            <text:p text:style-name="P33">ក្ដ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្រៀម​ស្វិត​រឹង​ជាប់​គ្នា : បាយ​ក្ដាំង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១</text:p>
          </table:table-cell>
          <table:table-cell table:style-name="តារាង1.A2" office:value-type="string">
            <text:p text:style-name="P33">ក្ដាំងង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ជើង ដ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កា​ក្រអូប ត្របក​ផ្កា​វែង; ក្ដាំងងា​នេះ​មាន​ពីរ​យ៉ាង មួយ​យ៉ាង​ធំ​កើត​នៅ​ស្រុក​ខ្មែរ, មួយ​យ៉ាង​តូច ផ្កា​លឿង​ជាង​បន្ដិច ពូជ​មក​ពី​ប្រទេស​ចិ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២</text:p>
          </table:table-cell>
          <table:table-cell table:style-name="តារាង1.A2" office:value-type="string">
            <text:p text:style-name="P33">ក្ឌឺ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ដែល​ច្រឡោត​ខ្លាំង, ស្ទុះ​លឿន​ខ្លាំង : ប្រាស​ក្ឌឺង, រត់​ក្ដឺ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៣</text:p>
          </table:table-cell>
          <table:table-cell table:style-name="តារាង1.A2" office:value-type="string">
            <text:p text:style-name="P33">ក្ឌុ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26">សូរ​ឮ​ដោយ​ធ្លាក់ ឬ ជ្រុះ​ផ្លែ​ឈើ​ជាដើម : <text:s/>ជ្រុះ​ក្ឌុក, ធ្លាក់​ក្ឌុ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៤</text:p>
          </table:table-cell>
          <table:table-cell table:style-name="តារាង1.A2" office:value-type="string">
            <text:p text:style-name="P33">ក្ឌុង 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26">សូរ​ឮ​ដោយ​បាញ់​កាំភ្លើង ឬ ឮ​ដោយ​ផ្គរ​លាន់ : សូរ​កាំភ្លើង​ក្ឌុង​ៗ; ផ្គរ​លាន់​ក្ឌូង​ៗ ។</text:p>
          </table:table-cell>
          <table:table-cell table:style-name="តារាង1.D2" office:value-type="string">
            <text:p text:style-name="P25">ក្ឌូង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៥</text:p>
          </table:table-cell>
          <table:table-cell table:style-name="តារាង1.A2" office:value-type="string">
            <text:p text:style-name="P33">ក្ឌុ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ឡេវ​មាន​សណ្ឋាន​មូល​ត្រមោង​ក៏​មាន រាង​ស្រួច​ចុង​បន្ដិច​ដូច​ផ្កា​ម្លិះ​ក្រពុំ​ក៏​មាន ដែល​ធ្វើ​ដោយ​ខ្សែ​អំបោះ ឬ សំពត់​សម្រាប់​ពាក់​<text:span text:style-name="T6">បញ្ចូល​ក្នុង​អន្ទាក់​ក្ឌុំ : បព្វជិត ត្រូវ​តែ​ពាក់​ក្ឌុំ​ចីពរ ក្នុង​ពេល​ឃ្លុំ​ចីវរ ។</text:span>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៦</text:p>
          </table:table-cell>
          <table:table-cell table:style-name="តារាង1.A2" office:value-type="string">
            <text:p text:style-name="P33">ក្ឌ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26">សូរ​លាន់​ឮ​រំពង​ខ្លាំង​ដោយ​ទង្គិច​របស់​ធំ​ធ្ងន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៧</text:p>
          </table:table-cell>
          <table:table-cell table:style-name="តារាង1.A2" office:value-type="string">
            <text:p text:style-name="P33">ក្ទម្ព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្ទំ</text:p>
          </table:table-cell>
          <table:table-cell table:style-name="តារាង1.D2" office:value-type="string">
            <text:p text:style-name="P25">សំ. 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(កទម្ព) ឈ្មោះ​ឈើ​មួយ​ប្រភេទ មាន​ផ្កា​ចេញ​មក​សណ្ឋាន​ផ្លែ​តែ​ម្ដង ដូច​ផ្កា​ថ្កូវ, ផ្កា​ខ្នុរ ជាដើម ច្រើន​ដុះ​នៅ​ទី​ទំនាប ឬ​នៅ​ទី​ត្រពាំង, រំលោង, រំហាច, អ្នក​ស្រុក​ច្រើន​យក​ត្រួយ​ធ្វើ​ជា​ថ្នាំ​ទ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៨</text:p>
          </table:table-cell>
          <table:table-cell table:style-name="តារាង1.A2" office:value-type="string">
            <text:p text:style-name="P33">ក្ទម្ពទេ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្ទំ--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ជា​ឈើ​មាន​ដើម​មិន​ធំ​ណាស់ មាន​សាច់​រឹង ស្លឹក​ល្អិត​ៗ ផ្កា​មាន​សណ្ឋាន​ស្រដៀង​នឹង​ផ្កា​ក្ទម្ព ផ្លែ​មាន​សណ្ឋាន​ស្រដៀង​នឹង​ផ្លែ​ចង្រៀក ប៉ុន្តែ​ត្រួយ, ផ្កា​និង​ផ្លែ​ខ្ចី ប្រើ​ជា​អន្លក់​បាន, ត្រួយ​ប្រើ​ជា​របោយ​នំ​បញ្ចុក​ក៏​បាន, ជា​ឈើ​មាន​ពូជ​មក​ពី​ប្រទេស​ក្រៅ, មាន​នៅ​ប្រទេស​កម្ពុជា​យូរ​ណាស់​មក​ហើយ; <text:s/>អ្នក​ខ្លះ​ហៅ​ឈើ​នេះ​ថា <text:s/>សម្បួរ​ទេស, អ្នក​ខ្លះ​ហៅ សម្បួរ​ប្រាក់, អ្នក​ខ្លះ​ហៅ ទុំ​ទេស, អ្នក​ខ្លះ​ហៅ ក្រៈទុំថេត (តាម​សំដី​សៀម), តាម​ពិត​ត្រូវ​ហៅ ក្ទម្ពទេស ឬ សម្បួរ​ទេស : គេ​ច្រើន​ដាំ​ក្ទម្ពទេស​ធ្វើ​ជា​របង​ឈើ​រស់ ព្រោះ​ជា​ឈើ​រស់​ជាប់​បាន​យូរ គេ​អាច​ប្រើ​ត្រួយ, ផ្កា​និង ផ្លែ​ខ្ចី​ជា​អាហារ​បាន​ផ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៨៩</text:p>
          </table:table-cell>
          <table:table-cell table:style-name="តារាង1.A2" office:value-type="string">
            <text:p text:style-name="P33">ក្នក់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ឬ គុ.</text:p>
          </table:table-cell>
          <table:table-cell table:style-name="តារាង1.D2" office:value-type="string">
            <text:p text:style-name="P26">អាក់​អន់​ចិត្ត, ខឹង : ក្នក់​ចិត្ត, ចិត្ត​ក្នក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៉ែក​ខាង​នៃ​សំពត់​ហូល : ក្នក់​នាគ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០</text:p>
          </table:table-cell>
          <table:table-cell table:style-name="តារាង1.A2" office:value-type="string">
            <text:p text:style-name="P33">ក្នាញ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មិន​ស្រួល​ចិត្ត​ដោយ​មាន​ហេតុ​អ្វី​ផ្សេង​ៗ នាំ​ឲ្យ​ជា​ទី​ទាស់​ចិត្ត : ក្នាញ់​ក្នុង​ចិត្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១</text:p>
          </table:table-cell>
          <table:table-cell table:style-name="តារាង1.A2" office:value-type="string">
            <text:p text:style-name="P33">ក្និកក្នក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មាយា​ង៉ិកង៉ក់, ច្រើន​ក្និច : មនុស្ស​ក្និកក្នក់, ឫក​ក្និកក្នក់ ។</text:p>
          </table:table-cell>
          <table:table-cell table:style-name="តារាង1.D2" office:value-type="string">
            <text:p text:style-name="P15">ក្នក់​ក្និក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២</text:p>
          </table:table-cell>
          <table:table-cell table:style-name="តារាង1.A2" office:value-type="string">
            <text:p text:style-name="P33">ក្និ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សំដែង​អាការ​មាយា​កកិចកកុច​ភ្លាម​ៗ គឺ​ឥត​បើ​ខឹង ក៏​ធ្វើ​ជា​ខឹ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៣</text:p>
          </table:table-cell>
          <table:table-cell table:style-name="តារាង1.A2" office:value-type="string">
            <text:p text:style-name="P33">ក្នុ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អា. និ.</text:p>
          </table:table-cell>
          <table:table-cell table:style-name="តារាង1.D2" office:value-type="string">
            <text:p text:style-name="P26">កំលុង, រវាង​មាន​ល័ក្ខខ័ណ្ឌ, ក្នុង​ថ្ងៃ​នេះ, ក្នុង​ឆ្នាំ​នេះ, ក្នុង​ស្រុក, ក្នុង​ភូមិ, ក្នុង​ផ្ទះ ។ល។ <text:s/>(ព. ផ្ទ. ក្រៅ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៤</text:p>
          </table:table-cell>
          <table:table-cell table:style-name="តារាង1.A2" office:value-type="string">
            <text:p text:style-name="P33">ក្ប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្រី​ស្រកា​មួយ​ប្រភេទ រូប​សំប៉ែត : ត្រី​ក្ប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ត្រី​ក្បក </text:p>
          </table:table-cell>
        </table:table-row>
        <table:table-row>
          <table:table-cell table:style-name="តារាង1.A2" office:value-type="string">
            <text:p text:style-name="P25">៨៩៥</text:p>
          </table:table-cell>
          <table:table-cell table:style-name="តារាង1.A2" office:value-type="string">
            <text:p text:style-name="P33">ក្បង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ចាប់​យក​ដោយ​ដៃ​ទាំង​ពីរ​ផ្ដុំ​ផ្ងារ : ក្បង់​ទឹក, ក្បង់​អង្ក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៦</text:p>
          </table:table-cell>
          <table:table-cell table:style-name="តារាង1.A2" office:value-type="string">
            <text:p text:style-name="P33">ក្បត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ធ្វើ​ការ​ដោយ​ឧបាយ​ដោយ​កល​កំបាំង ក្នុង​បំណង​ឲ្យ​បាត់បង់​ខ្លួន​អ្នក​ដទៃ, ឬ អ្នក​ដែល​ត្រូវ​ជួយ ត្រូវ​ទំនុក​បម្រុង, ពុំនោះ​ធ្វើ​បំផ្លាញ​មនុស្ស​ដែល​ជា​មិត្រ : ក្បត់​ផែន​ដី <text:s/>គឺ​ដណ្ដើម​យក​រាជ​សម្បត្តិ ឬ ចូល​សម​គំនិត​នឹង​អ្នក​បរទេស នាំ​គេ​ចូល​មក​លុក​លុយ​សង្កត់​សង្កិន​ដែន, ប្រទេស​របស់​ខ្លួ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៧</text:p>
          </table:table-cell>
          <table:table-cell table:style-name="តារាង1.A2" office:value-type="string">
            <text:p text:style-name="P33">ក្បា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ដាប់​សម្រាប់​ទ្រ​ចាន មាន​សណ្ឋាន​ដូច​ក្បាក់ តែ​រាក់​កំផែល​ឥត​កំពែង គ្មាន​ឡើង​កណ្ដាប់​មាត់​ដូច​ក្បាក់​ទេ; សព្វ​ថ្ងៃ គេ​ប្រើ​ជា​បរិវារ​សព្ទ ជា​ពាក្យ​សម្រាប់​និយាយ​ផ្សំ​នឹង​ពាក្យ​ចាន : ចាន​ក្បា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ចាន​ក្បាន</text:p>
          </table:table-cell>
        </table:table-row>
        <table:table-row>
          <table:table-cell table:style-name="តារាង1.A2" office:value-type="string">
            <text:p text:style-name="P25">៨៩៨</text:p>
          </table:table-cell>
          <table:table-cell table:style-name="តារាង1.A2" office:value-type="string">
            <text:p text:style-name="P33">ក្បា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ទ្រនុង​កំពូល​ត្នោត : ក្បាប​ត្នោត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៨៩៩</text:p>
          </table:table-cell>
          <table:table-cell table:style-name="តារាង1.A2" office:value-type="string">
            <text:p text:style-name="P33">ក្បា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បោះ : សំដី​ក្បោះក្បាយ គឺ​សំដី​ច្បាស់​ល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០</text:p>
          </table:table-cell>
          <table:table-cell table:style-name="តារាង1.A2" office:value-type="string">
            <text:p text:style-name="P33">ក្បា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វយវៈ​ប៉ែក​ខាង​លើ ឬ ខាង​មុខ​បង្អស់​នៃ​រូប​កាយ​មនុស្ស, សត្វ ឬ វត្ថុ : ក្បាល​មនុស្ស, ក្បាល​សត្វ, ក្បាល​ទូក, ក្បាល​ដែក​គោល ។ មនុស្ស​ក្បាល​សករាជ គឺ​មនុស្ស​ខិល​ខូច​ជាង​គេ តែង​នាំ​គេ​ឲ្យ​ធ្វើ​ការ​ពុំ​គប្បី​ជាមួ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១</text:p>
          </table:table-cell>
          <table:table-cell table:style-name="តារាង1.A2" office:value-type="string">
            <text:p text:style-name="P33">ក្បាល​ក្រពើ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ជុំ​ចុង​ទូក​រទេះ​សម្រាប់​ទ្រនឹម : ក្បាល​ក្រពើ​រទេ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២</text:p>
          </table:table-cell>
          <table:table-cell table:style-name="តារាង1.A2" office:value-type="string">
            <text:p text:style-name="P33">ក្បាក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បស់​មាន​រូប​ភាព​ប្រហែល​នឹង​ថាស តែ​តូច​មាន​ជើង​ឬ​ឥត​ជើង​ ច្រើន​ធ្វើ​ដោយ​ឈើ​ឬ​ស្មាច់​ហើយ​ខ្មុក​ម្រ័ក្សណ៍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៣</text:p>
          </table:table-cell>
          <table:table-cell table:style-name="តារាង1.A2" office:value-type="string">
            <text:p text:style-name="P33">ក្បាច់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ដាប់​សម្រាប់​កែន​លេខ​មាន​ស្នូក ៤ ជ្រុង​ទ្រវែង មាន​គ្រាប់​ខ័ណ្ឌ​ជា ២ សង្កាត់, សង្កាត់​ខាង​លើ ១ ខ្ទង់ ២ គ្រាប់ ក្នុង ១ គ្រាប់ ទុក​ជា ៥. សង្កាត់​ខាង​ក្រោម ១ ខ្ទង់ ៥ គ្រាប់ ជា​គ្រាប់​រាយ ។ ជួន​កាល​គេ​ហៅ​ថា ក្បាច់​ចិ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ារ​រចនា​វិចិត្រ​ផ្សេង​ៗ, បុរាណ​សរសេរ “ក្បេច” : ប្រាសាទ​នគរ​វត្ត​មាន​ក្បាច់​ដ៏​វិចិត្រ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៤</text:p>
          </table:table-cell>
          <table:table-cell table:style-name="តារាង1.A2" office:value-type="string">
            <text:p text:style-name="P33">ក្បិ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បិទ ឬ សង្កត់​ដោយ​ដៃ​ឲ្យ​រាប​ឲ្យ​របប : ក្បិត​សក់, ក្បិត​សំពត់ (ហៅ​ ក្បេត ក៏​បាន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៥</text:p>
          </table:table-cell>
          <table:table-cell table:style-name="តារាង1.A2" office:value-type="string">
            <text:p text:style-name="P33">ក្បិតក្បៀ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ឬ កិ. វិ.</text:p>
          </table:table-cell>
          <table:table-cell table:style-name="តារាង1.D2" office:value-type="string">
            <text:p text:style-name="P26">សំច័យ, សំចែសំច័យ, មិន​កញ្ជះកញ្ជាយ : ត្រូវ​ខំ​ក្បិតក្បៀត​ប្រាក់​កាស កុំ​ចាយ​វាយ​កញ្ជះកញ្ជាយ​ពេក ។ កុំ​ប្រើ​ពាក្យ​ថា ត្បិតត្បៀត​ ព្រោះ​ពុំ​មែន​ជា​ពាក្យ​មាន​ន័យ​គួរ​ប្រើ​ទេ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៦</text:p>
          </table:table-cell>
          <table:table-cell table:style-name="តារាង1.A2" office:value-type="string">
            <text:p text:style-name="P33">ក្បិ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មូរ​ជាយ​សំពត់​សងខាង​ដែល​ចុក​នៅ​កន្លែង​ឆ្នុក​ក្បិន : មូរ​ក្បិន, ចង​ក្បិន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៧</text:p>
          </table:table-cell>
          <table:table-cell table:style-name="តារាង1.A2" office:value-type="string">
            <text:p text:style-name="P33">ក្បិ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ផ្ដាច់​មិន​ឲ្យ​មាន​ត​ទៅ​ទៀត ឬ តម្រឹម​ឲ្យ​ខ្លី <text:s/>: កាត់​ក្បិ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៨</text:p>
          </table:table-cell>
          <table:table-cell table:style-name="តារាង1.A2" office:value-type="string">
            <text:p text:style-name="P33">ក្បឺ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រឹត​ឲ្យ​ដក​ឲ្យ​លូត​ចេញ : ក្បឺត​សំពត់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០៩</text:p>
          </table:table-cell>
          <table:table-cell table:style-name="តារាង1.A2" office:value-type="string">
            <text:p text:style-name="P33">ក្បុ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ម្លោច​ផ្ទី, កម្លោច​គ​ជាដើម សម្រាប់​យក​ទឹក​ប្រៃ​លាង​របស់​ផ្សេង​ៗ ឬ ប្រមោក​សូត្រ, កក់​សក់​ក៏​បាន ។ ទឹក​ប្រៃ​ដែល​ច្រោះ​ត្រង​យក​ពី​ក្បុង​មក​នោះ​ហៅ​ថា ទឹក​ក្បុង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០</text:p>
          </table:table-cell>
          <table:table-cell table:style-name="តារាង1.A2" office:value-type="string">
            <text:p text:style-name="P33">ក្បុ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ពាក្យ​សម្រាប់​ចម្រើន​ពាក្យ​ស ឲ្យ​វិសេស​ឡើង : ស​ក្បុស គឺ​ស​សុទ្ធ, ស​ណាស់, ស​ត្រសុ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១</text:p>
          </table:table-cell>
          <table:table-cell table:style-name="តារាង1.A2" office:value-type="string">
            <text:p text:style-name="P33">ក្បូ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9">របស់​ដែល​ចង​ជា​ដុំ​ឲ្យ​អណ្ដែត​ទឹក : ក្បូន​ឫស្សី, ក្បូន​ឈើ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២</text:p>
          </table:table-cell>
          <table:table-cell table:style-name="តារាង1.A2" office:value-type="string">
            <text:p text:style-name="P33">ក្បូ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បាច់ : ក្បាច់​ក្បូរ ឬ ក្បូរ​ក្បាច់ គឺ​ការ​វិចិត្រ​រចនា​មាន​ក្បាច់​ផ្សេង​ៗ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បាច់​ក្បូរ </text:p>
            <text:p text:style-name="P13"><text:s/>ក្បូរ​ក្បាច់</text:p>
          </table:table-cell>
        </table:table-row>
        <table:table-row>
          <table:table-cell table:style-name="តារាង1.A2" office:value-type="string">
            <text:p text:style-name="P25">៩១៣</text:p>
          </table:table-cell>
          <table:table-cell table:style-name="តារាង1.A2" office:value-type="string">
            <text:p text:style-name="P33">ក្បួ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តម្រា, សេចក្ដី​តែង​ជា​បែប​បទ​កំណត់​ជា​គោល​ចារឹក : ក្បួន​នព្វន្ដ, ក្បួន​ទំនាយ,...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25">៩១៤</text:p>
          </table:table-cell>
          <table:table-cell table:style-name="តារាង1.A2" office:value-type="string">
            <text:p text:style-name="P33">ក្បឿ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ន្ទះ​ដី ដែល​គេ​ដុត​ឲ្យ​ឆ្អិន សម្រាប់​ប្រក់​លំនៅ មាន​ធ្វើ​ជា​ដោះ​ សម្រាប់​កោះ​ភ្ជាប់​នឹង​ដៃ​រណែ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៥</text:p>
          </table:table-cell>
          <table:table-cell table:style-name="តារាង1.A2" office:value-type="string">
            <text:p text:style-name="P33">ក្បៀ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ប្រើ​បន្ថែម​លើ​ពាក្យ​ក្បិត​ឲ្យ​វិសេស​ឡើង : ក្បិតក្បៀប <text:s/>គឺ​ប្រិតប្រៀប​ឲ្យ​មាន​របៀប​យ៉ាង​ម៉ត់ចត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បិត​ក្បៀប</text:p>
          </table:table-cell>
        </table:table-row>
        <table:table-row>
          <table:table-cell table:style-name="តារាង1.A2" office:value-type="string">
            <text:p text:style-name="P25">៩១៦</text:p>
          </table:table-cell>
          <table:table-cell table:style-name="តារាង1.A2" office:value-type="string">
            <text:p text:style-name="P33">ក្បៀស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កៀស, ធ្វើ​ឲ្យ​មាន​សញ្ញា​ជា​គំនូ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គំនូស ( <text:span text:style-name="T4">„ </text:span>) នេះ​សម្រាប់​សម្លាប់​អក្សរ ៩ តួ​គឺ ង៉, ញ៉, ន៉, ប៉, ម៉, យ៉, រ៉, ល៉, វ៉, (ម. ព. មូសិកទន្ត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៧</text:p>
          </table:table-cell>
          <table:table-cell table:style-name="តារាង1.A2" office:value-type="string">
            <text:p text:style-name="P33">ក្បេ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(ម. ព. ក្បិត)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៨</text:p>
          </table:table-cell>
          <table:table-cell table:style-name="តារាង1.A2" office:value-type="string">
            <text:p text:style-name="P33">ក្បែ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ិ.</text:p>
          </table:table-cell>
          <table:table-cell table:style-name="តារាង1.D2" office:value-type="string">
            <text:p text:style-name="P26">ប្រប, ខាង : ក្បែរ​មាត់​ច្រាំង, ក្បែរ​ផ្លូវ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១៩</text:p>
          </table:table-cell>
          <table:table-cell table:style-name="តារាង1.A2" office:value-type="string">
            <text:p text:style-name="P33">ក្បោ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ច្បាស់ : សំដី​ក្បោ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25">៩២០</text:p>
          </table:table-cell>
          <table:table-cell table:style-name="តារាង1.A2" office:value-type="string">
            <text:p text:style-name="P33">ក្បោះក្បា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 ឬ កិ. វិ.</text:p>
          </table:table-cell>
          <table:table-cell table:style-name="តារាង1.D2" office:value-type="string">
            <text:p text:style-name="P26">ច្បាស់​លាស់ : សំដី​ក្បោះក្បាយ, សេចក្ដី​ក្បោះក្បាយ, វោហារ​ក្បោះក្បាយ; និយាយ​ក្បោះក្បា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១</text:p>
          </table:table-cell>
          <table:table-cell table:style-name="តារាង1.A2" office:value-type="string">
            <text:p text:style-name="P33">ក្ប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រាង​អ្វី​ៗ ដែល​មាន​សណ្ឋាន​មូល​ដូច​ជា​ផ្កា​ឈូក​ក្រពុំ ឬ ដូច​ផ្លែ​ទន្លាប់ ហើយ​មាន​រាង​ស្រួល​ល្អ : ដោះ​ក្បំ, ស្នែង​ក្បំ, ទំពាំង​ក្បំ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២</text:p>
          </table:table-cell>
          <table:table-cell table:style-name="តារាង1.A2" office:value-type="string">
            <text:p text:style-name="P33">ក្ប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បាំង​មុខ : ក្បាំង​ណា, ក្បាំង​ទូ, ក្បាំង​មុខ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៣</text:p>
          </table:table-cell>
          <table:table-cell table:style-name="តារាង1.A2" office:value-type="string">
            <text:p text:style-name="P33">ក្មា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បន្ថែម​លើ​ពាក្យ​ក្មេង​ឲ្យ​ប្លែក​ឡើង : ក្មេងក្មាង គឺ​ពួក​ក្មេង​តូច​ធំ​លាយ​ច្រឡំ​គ្ន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មេង​ក្មាង</text:p>
          </table:table-cell>
        </table:table-row>
        <table:table-row>
          <table:table-cell table:style-name="តារាង1.A2" office:value-type="string">
            <text:p text:style-name="P25">៩២៤</text:p>
          </table:table-cell>
          <table:table-cell table:style-name="តារាង1.A2" office:value-type="string">
            <text:p text:style-name="P33">ក្មួ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ូន​របស់​បង ឬ កូន​របស់​ប្អូន : ក្មួយ​បង្កើត, ក្មួយ​ជីដូន​មួយ, ក្មួយ​ជីទួត​មួ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25">៩២៥</text:p>
          </table:table-cell>
          <table:table-cell table:style-name="តារាង1.A2" office:value-type="string">
            <text:p text:style-name="P33">ក្មេ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ញាតិ​ដោយ​ពន្ធ : ឪពុក​ក្មេក, ម្ដាយ​ក្មេក, មា​ក្មេក ។ល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៦</text:p>
          </table:table-cell>
          <table:table-cell table:style-name="តារាង1.A2" office:value-type="string">
            <text:p text:style-name="P33">ក្មេ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 ឬ គុ.</text:p>
          </table:table-cell>
          <table:table-cell table:style-name="តារាង1.D2" office:value-type="string">
            <text:p text:style-name="P26">មនុស្ស ឬ សត្វ​ដែល​មាន​អាយុ​តិច : មនុស្ស​ក្មេង, នៅ​ក្មេង, កាល​ពី​ក្មេ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៧</text:p>
          </table:table-cell>
          <table:table-cell table:style-name="តារាង1.A2" office:value-type="string">
            <text:p text:style-name="P33">ក្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ខ្សត់; លំបាក : មនុស្ស​ក្រ​ទ័ល, ការ​ក្រ, គ្រា​ក្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៨</text:p>
          </table:table-cell>
          <table:table-cell table:style-name="តារាង1.A2" office:value-type="string">
            <text:p text:style-name="P33">ក្រក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កុក​មួយ​ប្រភេទ ក​វែង​សម្បុរ​ស​សុទ្ធ សូរ​ស្រែក​ឮ​ក្រក​ៗ : កុក​ក្រ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ុក​ក្រក 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ធ្វើ​ឲ្យ​ស្ងួត, ធ្វើ​ឲ្យ​ក្រៀម : ក្រក​សាច់ ជាដើម ។ ន. សាច់​ដែល​ច្រក​ក្នុង​ពោះ​វៀន ហើយ​ហាល​ឲ្យ​ក្រៀម​ដោយ​កម្ដៅ​ថ្ងៃ ហៅ​ថា សាច់​ក្រ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២៩</text:p>
          </table:table-cell>
          <table:table-cell table:style-name="តារាង1.A2" office:value-type="string">
            <text:p text:style-name="P33">ក្រកី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ប្រទាល​មួយ​ប្រភេទ ប្រហែល​គ្នា​នឹង​ក្រកោ តែ​តូច​ៗ ច្រើន​ដុះ​នៅ​មាត់​ទន្លេ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០</text:p>
          </table:table-cell>
          <table:table-cell table:style-name="តារាង1.A2" office:value-type="string">
            <text:p text:style-name="P33">ក្រក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9">ឈ្មោះ​ប្រទាល​មួយ​ប្រភេទ មាន​ផ្លែ​ប្រើ​ជា​ថ្នាំ​កែ​រោគ ដុះ​តែ​នៅ​ដី​ភ្នំ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១</text:p>
          </table:table-cell>
          <table:table-cell table:style-name="តារាង1.A2" office:value-type="string">
            <text:p text:style-name="P33">ក្រខុ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ាន​ផ្លែ​បរិភោគ​បាន; ក្រខុប​មាន​ច្រើន​យ៉ា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២</text:p>
          </table:table-cell>
          <table:table-cell table:style-name="តារាង1.A2" office:value-type="string">
            <text:p text:style-name="P33">ក្រគ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្រុក ១ ក្នុង​<text:span text:style-name="T14">ខែត្រ</text:span>​ពោធិ៍សាត់ : ស្រុក​ក្រគ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ស្រុក​ក្រគរ </text:p>
          </table:table-cell>
        </table:table-row>
        <table:table-row>
          <table:table-cell table:style-name="តារាង1.A2" office:value-type="string">
            <text:p text:style-name="P25">៩៣៣</text:p>
          </table:table-cell>
          <table:table-cell table:style-name="តារាង1.A2" office:value-type="string">
            <text:p text:style-name="P33">ក្រង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ចង​ប្រទាក់​គ្នា : ក្រង​ផ្កា, ក្រង​ជរ, ក្រង​ស្បូវ ជាដើម គឺ​របស់​ទីទៃ​ពី​គ្នា ហើយ​យក​មក​ចង​ប្រទាក់​គ្នា​ធ្វើ​ឲ្យ​កើត​ជា​កម្រង, ជា​ចង្កោ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<text:span text:style-name="T14">ខែត្រ</text:span> ១ នៃ​ដែន​កម្ពុជា​ក្នុង​កាល​អំពី​ដើម ឥឡូវ​នេះ​រួម​មក​ក្នុង​ស្រុក​ក្រគ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៤</text:p>
          </table:table-cell>
          <table:table-cell table:style-name="តារាង1.A2" office:value-type="string">
            <text:p text:style-name="P33">ក្រង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ជង្រុក​ដាក់​ស្រូវ : ក្រង់​ស្រូវ ។ ប្រដាប់​សម្រាប់​ឲ្យ​កូន​ក្មេង​រៀន​អង្គុយ : <text:s/>ក្រង់​កូន​ក្មេ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៥</text:p>
          </table:table-cell>
          <table:table-cell table:style-name="តារាង1.A2" office:value-type="string">
            <text:p text:style-name="P33">ក្រច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វយវៈ​រឹង​ដូច​ស្នែង ដុះ​ចេញ​ពី​សាច់​ម្រាម​ដៃ ម្រាម​ជើង កំណើត​កើត​ដូច​សក់ ដូច​រោម : ក្រចក​ដៃ, ក្រចក​ជើ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៦</text:p>
          </table:table-cell>
          <table:table-cell table:style-name="តារាង1.A2" office:value-type="string">
            <text:p text:style-name="P33">ក្រចក​អណ្ដើ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ចេក​នួន​មួយ​ប្រភេទ ផ្លែ​តូច​រៀវ សំបក​ក្រាស់ ពណ៌​បៃតង : ចេក​នួន​ក្រចក​អណ្ដើក ។ ឈ្មោះ​ឈើ​ភ្នំ​មួយ​ប្រភេទ​ផ្លែ​ល្អិត​បរិភោគ​បាន : ដើម​ក្រចក​អណ្ដើក <text:span text:style-name="T18"><text:s/></text:span>។ ឈ្មោះ​ទំពាំង​ឫស្សី​ដែល​ទើប​នឹង​ដុះ​លេច : ទំពាំង​ក្រចក​អណ្ដើ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៧</text:p>
          </table:table-cell>
          <table:table-cell table:style-name="តារាង1.A2" office:value-type="string">
            <text:p text:style-name="P33">ក្រចក​ចា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្រូវ​ខ្សាយ​មួយ​ប្រភេទ ដែល​មាន​គ្រាប់​ល្អិត​ជាង​គ្រាប់​ស្រូវ​ឯ​ទៀត : ស្រូវ​ក្រចក​ចាប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ស្រូវ​ក្រចក​ចាប</text:p>
          </table:table-cell>
        </table:table-row>
        <table:table-row>
          <table:table-cell table:style-name="តារាង1.A2" office:value-type="string">
            <text:p text:style-name="P25">៩៣៨</text:p>
          </table:table-cell>
          <table:table-cell table:style-name="តារាង1.A2" office:value-type="string">
            <text:p text:style-name="P33">ក្រចា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ជាល​តូច ឥត​កណ្ដាប់, ឥត​ត្រចៀក : អំបុក​មួយ​ក្រចាស, អង្ករ​មួយ​ក្រចា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៣៩</text:p>
          </table:table-cell>
          <table:table-cell table:style-name="តារាង1.A2" office:value-type="string">
            <text:p text:style-name="P33">ក្រចាប់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េវាល​ជាតិ​មួយ​ប្រភេទ ដុះ​ក្នុង​ទឹក មាន​ដើម​វារ​ដូច​កញ្ឆែត​ ស្លឹក​មូល​ដូច​ស្លឹក​ស្គន់ តែ​មាន​ឆែក​ៗ​ជុំ​វិញ ផ្កា​ស ផ្លែ​មាន​បន្លា ៤ ស្រួច​ដូច​ស្នែង បរិភោគ​ជា​អាហារ​បាន ។ ផ្លែ​ក្រចាប់​ប្រទេស​ចិន​មាន​បន្លា ២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ន្លា​ដែល​ធ្វើ​ដោយ​មាស ឬ ប្រាក់​សម្រាប់​ចាប់​ត្បូង : ក្រចាប់​ចិញ្ចៀ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០</text:p>
          </table:table-cell>
          <table:table-cell table:style-name="តារាង1.A2" office:value-type="string">
            <text:p text:style-name="P33">ក្រចេះ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ម្សៅ​ក្រអូប : ម្សៅ​ក្រចេ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ម្សៅ​ក្រចេះ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<text:span text:style-name="T14">ខែត្រ​</text:span>មួយ​នៃ​ប្រទេស​កម្ពុជា : <text:span text:style-name="T14">ខែត្រ</text:span>​ក្រចេ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pan text:style-name="T14">ខែត្រ​</text:span>ក្រចេះ</text:p>
          </table:table-cell>
        </table:table-row>
        <table:table-row>
          <table:table-cell table:style-name="តារាង1.A2" office:value-type="string">
            <text:p text:style-name="P25">៩៤១</text:p>
          </table:table-cell>
          <table:table-cell table:style-name="តារាង1.A2" office:value-type="string">
            <text:p text:style-name="P33">ក្រចៅ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ខ្វារ​ដោយ​ក្រចក : ឆ្មា​ក្រចៅ​ដាច់​សាច់ (ម. ព. ក្រញៅ <text:s/>ផង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ិណ​ជាតិ ដើម​រឹង​មួយ​ប្រភេទ​ក្នុង​ពួក​ឆ្មៃ, ពួក​កន្ទាំងបាយស​សំបក​ប្រើ​ការ​វេញ​ខ្សែ ឬ​ចង​អ្វី​ៗ, ប្រើ​ការ​ត្បាញ​បាវ​មាន​ប្រយោជន៍​ធំ​ណាស់ ។ ប្រទេស​កម្ពុជា​ក្នុង​សម័យ​ពី​ដើម ក្រចៅ​ពុំ​សូវ​លេច​ឮ​ថា​ជា​របរ​ធំ​ដុំ​ប៉ុន្មាន​ទេ លុះ​ដល់​ក្នុង​សម័យ​សង្គម​រាស្រ្ត​និយម ដែល​មាន​សម្ដេច​ព្រះ​នរោត្ដម សីហនុ ព្រះ​អង្គ​ជា​ព្រះ​ប្រមុខ​រដ្ឋ, ក្រចៅ​ជា​ដំណាំ​មាន​គុណភាព​ដ៏​ប្រសើរ ជា​សេដ្ឋកិច្ច សេដ្ឋកម្ម មាន​កេរ្តិ៍​ឈ្មោះ ព្រោះ​ប្រទេស​កម្ពុជា​មាន​រោង​ចក្រ​ធ្វើ​បាវ​ដ៏​ធំ​ទូលំទូលាយ ដែល​កើត​មាន​ក្នុង​<text:span text:style-name="T14">ខែត្រ</text:span>​បាត់ដំបង​ជា​ដំបូង​បង្អស់ នាំ​ឲ្យ​ប្រជា​ពលរដ្ឋ​សង្វាត​ដាំ​ក្រចៅ​កើត​ច្រើន​ឡើង​ៗ តាម​លំដាប់​កាល ។ល។ 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២</text:p>
          </table:table-cell>
          <table:table-cell table:style-name="តារាង1.A2" office:value-type="string">
            <text:p text:style-name="P33">ក្រជី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ចែវ​សម្រាប់​ចែវ​ថយ​ក្រោយ : ចែវ​ក្រជីង ។ ប្រាស​ក្រជីង គឺ​រត់​ត្រឡប់​ទៅ​ខាង​ក្រោយ​វិញ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៣</text:p>
          </table:table-cell>
          <table:table-cell table:style-name="តារាង1.A2" office:value-type="string">
            <text:p text:style-name="P33">ក្រជា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អាប់អួ​ដោយ​របស់​មិន​ស្អាត (ព. ទ្រ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៤</text:p>
          </table:table-cell>
          <table:table-cell table:style-name="តារាង1.A2" office:value-type="string">
            <text:p text:style-name="P33">ក្រញង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ជាប់​ខ្វេរខ្វង់​លា​មិន​រួច, ក្រទាំង : ម្រាម​ដៃ​ក្រញង់, ក្រៀម​ក្រញង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៥</text:p>
          </table:table-cell>
          <table:table-cell table:style-name="តារាង1.A2" office:value-type="string">
            <text:p text:style-name="P33">ក្រញ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ចង្កួយ​ម្រាម​ដៃ : ក្រញរ​ដៃ ។ គុ. ក្រញង់​លា​មិន​រួច (និយាយ​បាន​តែ​ពី​ម្រាម​ដៃ, ម្រាម​ជើង) : ម្រាម​ដៃ​ក្រញ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៦</text:p>
          </table:table-cell>
          <table:table-cell table:style-name="តារាង1.A2" office:value-type="string">
            <text:p text:style-name="P33">ក្រញា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មិន​រៀប​រយ : ម្រាម​ដៃ​ក្រញាង ។ ប្រើ​ជា កិ.វិ. ក៏​បាន : រត់​ក្រញាង​មក​វិញ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៧</text:p>
          </table:table-cell>
          <table:table-cell table:style-name="តារាង1.A2" office:value-type="string">
            <text:p text:style-name="P33">ក្រញា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ច្រាងច្រាញ​មិន​រាបទាប : សក់​ក្រញាស ។ មាន់​ក្រញាស គឺ​មាន់​ដែល​មាន​រោម​ច្រាង​មិន​ស្លូត​តាម​ធម្មត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៨</text:p>
          </table:table-cell>
          <table:table-cell table:style-name="តារាង1.A2" office:value-type="string">
            <text:p text:style-name="P33">ក្រញាញ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រួញ​រេញ : សក់​ក្រញាញ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៤៩</text:p>
          </table:table-cell>
          <table:table-cell table:style-name="តារាង1.A2" office:value-type="string">
            <text:p text:style-name="P33">ក្រញិកក្រញុ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ខ្ញីខ្ញុក​ដោយ​ឈ្លីឈ្លក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០</text:p>
          </table:table-cell>
          <table:table-cell table:style-name="តារាង1.A2" office:value-type="string">
            <text:p text:style-name="P33">ក្រញី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ញីញក់​ដោយ​កំហឹង : លោ​តែ​ស្ទុះ​ទៅ​ក្រញី​តែ​ម្ដ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១</text:p>
          </table:table-cell>
          <table:table-cell table:style-name="តារាង1.A2" office:value-type="string">
            <text:p text:style-name="P33">ក្រញឹ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ពាក្យ​សម្រាប់​ចម្រើន​ពាក្យ​ខឹង​ឲ្យ​ឃើញ​ប្លែក​ឡើង : ខឹង​ក្រញឹ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២</text:p>
          </table:table-cell>
          <table:table-cell table:style-name="តារាង1.A2" office:value-type="string">
            <text:p text:style-name="P33">ក្រញឹ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តូច​ណាស់ : តូច​ក្រញឹប, តូច​ក្រញឹប​ៗ (តូច​ក្រញឹបញ៉ិប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៣</text:p>
          </table:table-cell>
          <table:table-cell table:style-name="តារាង1.A2" office:value-type="string">
            <text:p text:style-name="P33">ក្រញឹ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តូច​ទាប​ស្អាត​ល្អ​ហើយ​សមរម្យ : មើល​ទៅ​ឃើញ​ក្រញឹម​ៗ (ក្រញឹម​ញ៉ឹម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៤</text:p>
          </table:table-cell>
          <table:table-cell table:style-name="តារាង1.A2" office:value-type="string">
            <text:p text:style-name="P33">ក្រញុ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ទាប ឬ​ខ្លី​ក្រអុច : ទាប​ក្រញុច, ខ្លី​ក្រញុ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៥</text:p>
          </table:table-cell>
          <table:table-cell table:style-name="តារាង1.A2" office:value-type="string">
            <text:p text:style-name="P33">ក្រញុញ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ទាប​ខ្លី​កន្តុញ : រាង​ក្រញុញ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៦</text:p>
          </table:table-cell>
          <table:table-cell table:style-name="តារាង1.A2" office:value-type="string">
            <text:p text:style-name="P33">ក្រញុ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រួញ​ជា​សំណុំ : រួញ​ក្រញុ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៧</text:p>
          </table:table-cell>
          <table:table-cell table:style-name="តារាង1.A2" office:value-type="string">
            <text:p text:style-name="P33">ក្រញុ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1">ទញ់ទាល់ : មុខ​ក្រញុះ គឺ​មនុស្ស​ដែល​ទាល់​គំនិត, ទាល់​ឥរិយាបទ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៨</text:p>
          </table:table-cell>
          <table:table-cell table:style-name="តារាង1.A2" office:value-type="string">
            <text:p text:style-name="P33">ក្រញូវ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ិន​រីករាយ; មិន​ស្លូត​បូត : មុខ​ក្រញូវ, ចិញ្ចើម​ក្រញូវ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៥៩</text:p>
          </table:table-cell>
          <table:table-cell table:style-name="តារាង1.A2" office:value-type="string">
            <text:p text:style-name="P33">ក្រញូ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អាក្រក់, មិន​ស្រស់បស់ : រាង​ក្រញូស, មុខ​ក្រញូ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០</text:p>
          </table:table-cell>
          <table:table-cell table:style-name="តារាង1.A2" office:value-type="string">
            <text:p text:style-name="P33">ក្រញើ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ពាក្យ​សម្រាប់​ញ៉ាំង​ពាក្យ​ខឹង​ឲ្យ​វិសេស​ឡើង : ខឹង​ក្រញើ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១</text:p>
          </table:table-cell>
          <table:table-cell table:style-name="តារាង1.A2" office:value-type="string">
            <text:p text:style-name="P33">ក្រញេ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 នឹង​ពាក្យ​ក្រញាង : ក្រញេងក្រញា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ញេង​ក្រញាង </text:p>
          </table:table-cell>
        </table:table-row>
        <table:table-row>
          <table:table-cell table:style-name="តារាង1.A2" office:value-type="string">
            <text:p text:style-name="P25">៩៦២</text:p>
          </table:table-cell>
          <table:table-cell table:style-name="តារាង1.A2" office:value-type="string">
            <text:p text:style-name="P33">ក្រញេញ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តូច​ទាប​រេញ : រាង​ក្រញេញ, តូច​ក្រញេញ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៣</text:p>
          </table:table-cell>
          <table:table-cell table:style-name="តារាង1.A2" office:value-type="string">
            <text:p text:style-name="P33">ក្រញេ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ស្ដើង, ប៉ើងរ៉ើង : សក់​ក្រញេស ។ អំពី​មុខ​មាត់​ដែល​មាន​សភាព​មិន​រាបសា, ដែល​ឥត​រាសី : មុខ​ក្រញេស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៤</text:p>
          </table:table-cell>
          <table:table-cell table:style-name="តារាង1.A2" office:value-type="string">
            <text:p text:style-name="P33">ក្រញោ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ទាល់​ឥរិយាបថ; ទាល់​វាចា, កំប្រោន : អង្គុយ​ក្រញោន; ចោរ​កំណាច​នោះ ជាប់​ចំណង​ក្រញោ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៥</text:p>
          </table:table-cell>
          <table:table-cell table:style-name="តារាង1.A2" office:value-type="string">
            <text:p text:style-name="P33">ក្រញ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ញីញក់ ឬ​ក្ដិច​ខ្ញាំ​ដោយ​ក្រចក (ម. ព. ក្រចៅ ១ កិ. ទៀត​ផង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៦</text:p>
          </table:table-cell>
          <table:table-cell table:style-name="តារាង1.A2" office:value-type="string">
            <text:p text:style-name="P33">ក្រញា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ញ្ចុំ​ម្រាម​ជើង​ម្រឹគ ឬ បក្សី : អក​ចាប់​ត្រី​ដោយ​ក្រញាំ​ជើ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៧</text:p>
          </table:table-cell>
          <table:table-cell table:style-name="តារាង1.A2" office:value-type="string">
            <text:p text:style-name="P33">ក្រញ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រញើត : ក្រញើត​ក្រញាំង គឺ​ក្រញើត​ខ្លាំ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ញើត​ក្រញាំង​</text:p>
          </table:table-cell>
        </table:table-row>
        <table:table-row>
          <table:table-cell table:style-name="តារាង1.A2" office:value-type="string">
            <text:p text:style-name="P25">៩៦៨</text:p>
          </table:table-cell>
          <table:table-cell table:style-name="តារាង1.A2" office:value-type="string">
            <text:p text:style-name="P33">ក្រដាស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ន្លឹក​ស្ដើង​ៗ ធ្វើ​ពី​វត្ថុ​ផ្សេង គឺ​ចំបើង, កំណាត់​សំពត់, សំបក​ឈើ ឬ សាច់​ឈើ​ជាដើម សម្រាប់​ប្រើ​បោះពុម្ព​អក្សរ, សរសេរ, វេច​ខ្ចប់​របស់​ទាំងឡាយ ។ល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៦៩</text:p>
          </table:table-cell>
          <table:table-cell table:style-name="តារាង1.A2" office:value-type="string">
            <text:p text:style-name="P33">ក្រត​ៗ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26">សូរ​ឮ​ដោយ​សត្វ​គីង្គក់​យំ ឬ សូរ​ឮ​ដោយ​អ្វី​ៗ សង្កៀត​គ្នា : គីង្គក់​យំ​ឮ​ក្រត​ៗ, ឫស្សី​សង្កៀត​គ្នា​ឮ​ក្រត​ៗ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០</text:p>
          </table:table-cell>
          <table:table-cell table:style-name="តារាង1.A2" office:value-type="string">
            <text:p text:style-name="P33">ក្រតើន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ពាក្យ​សម្រាប់​ចម្រើន​ពាក្យ​គាត ឬ​លាត់​ឲ្យ​ប្លែក​ឡើង : គាត​ក្រតើន, លាត់​ក្រតើ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រវើន : ក្រវើនក្រតើន (ម. ព. ក្រវើនក្រតើន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វើន​ក្រតើន</text:p>
          </table:table-cell>
        </table:table-row>
        <table:table-row>
          <table:table-cell table:style-name="តារាង1.A2" office:value-type="string">
            <text:p text:style-name="P25">៩៧១</text:p>
          </table:table-cell>
          <table:table-cell table:style-name="តារាង1.A2" office:value-type="string">
            <text:p text:style-name="P33">ក្រទ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រាង​ធំ​ទាប​ក្រអាញ : រាង​ក្រទ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២</text:p>
          </table:table-cell>
          <table:table-cell table:style-name="តារាង1.A2" office:value-type="string">
            <text:p text:style-name="P33">ក្រទី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រទា : ស្ទុះ​ក្រទីក្រទា, ក្រោក​ឡើង​ក្រទីក្រទ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៣</text:p>
          </table:table-cell>
          <table:table-cell table:style-name="តារាង1.A2" office:value-type="string">
            <text:p text:style-name="P33">ក្រទីក្រទ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ដែល​មាន​ដំណើរ​តេងតាង​វេលា​ក្រោក ឬ ស្ទុះ​ដោយ​ភ័យ, ភ្ញាក់ ឬ ខឹង : ក្រោក​ក្រទីក្រទា, ស្ទុះ​ក្រទីក្រទ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៤</text:p>
          </table:table-cell>
          <table:table-cell table:style-name="តារាង1.A2" office:value-type="string">
            <text:p text:style-name="P33">ក្រទឺ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ដែល​មាន​អាការ​ក្រមាំ​ក្រអឺត : លាត់​ខោ​ក្រទឺត​ចូល​ចាប់ ។ ក្រទឺត​ក្រទែ (ម. ព. ក្រទែ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ទឺត​ក្រទែ</text:p>
          </table:table-cell>
        </table:table-row>
        <table:table-row>
          <table:table-cell table:style-name="តារាង1.A2" office:value-type="string">
            <text:p text:style-name="P25">៩៧៥</text:p>
          </table:table-cell>
          <table:table-cell table:style-name="តារាង1.A2" office:value-type="string">
            <text:p text:style-name="P33">ក្រទែ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</text:p>
          </table:table-cell>
          <table:table-cell table:style-name="តារាង1.D2" office:value-type="string">
            <text:p text:style-name="P26">ដែល​សំដែង​អាការ​អង់អាច ឥត​ញញើត​ក្នុង​ការ​គំរាម ឬ តស៊ូ : ស្ទុះ​ចូល​ក្រទែ ។ <text:s/>គុ. ដែល​មាន​អាការ​អង់អាច : រាង​ក្រទែ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៦</text:p>
          </table:table-cell>
          <table:table-cell table:style-name="តារាង1.A2" office:value-type="string">
            <text:p text:style-name="P33">ក្រទ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<text:span text:style-name="T18">ពាក្យ​សម្រាប់​ចម្រើន​ពាក្យ គោក, ស្វិត, ក្រៀម ឲ្យ​ប្លែក​ឡើង : គោក​</text:span>ក្រទាំង, ស្វិត​ក្រទាំង, ក្រៀម​ក្រទាំង គឺ​គោក ស្វិត ក្រៀម​សោះ​កក្រោះ គ្មាន​ជី​ជាតិ គ្មាន​ទឹក​ស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៧</text:p>
          </table:table-cell>
          <table:table-cell table:style-name="តារាង1.A2" office:value-type="string">
            <text:p text:style-name="P33">ក្រនៀវ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ត្រកួញ​សូត្រ, ត្រកួញ​អំបោះ​ជាដើម បញ្ចូល​គ្ន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ំពត់​ធ្វើ​ដោយ​សូត្រ, ដោយ​អំបោះ​ដែល​ត្រកួញ​បញ្ចូល​គ្នា <text:s/>: សំពត់​ក្រនៀវ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សំពត់​ក្រនៀវ </text:p>
          </table:table-cell>
        </table:table-row>
        <table:table-row>
          <table:table-cell table:style-name="តារាង1.A2" office:value-type="string">
            <text:p text:style-name="P25">៩៧៨</text:p>
          </table:table-cell>
          <table:table-cell table:style-name="តារាង1.A2" office:value-type="string">
            <text:p text:style-name="P33">ក្រនៀវកែវ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6">ល. ស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<text:span text:style-name="T14">(ខាវហ្ន្យេវ ឬ ខាវហ្នើ្យវ</text:span> អ. ថ. <text:span text:style-name="T14">ខាវ់ហ្នេ៎្យវ</text:span> “បាយ​ដំណើប”) ឈ្មោះ​បង្អែម​មួយ​ប្រភេទ គេ​ធ្វើ​ដោយ​ការ​កូរ​បាយ​ដំណើប​ចំហុយ គេ​លាយ​ស្ករ​ស កូរ​ឲ្យ​ត្រាតែ​ឡើង​សម្បុរ​រលោង : ក្រនៀវកែវ​ជា​បង្អែម​មាន​រស​ផ្អែម​ច្រើន គួរ​មាន​ទឹក​តែ​កំដរ​ផ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៧៩</text:p>
          </table:table-cell>
          <table:table-cell table:style-name="តារាង1.A2" office:value-type="string">
            <text:p text:style-name="P33">ក្រ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ណប : ក្រប​សៀវភៅ, ក្រប​សាស្ត្រា, ក្រប​ផ្ទះ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០</text:p>
          </table:table-cell>
          <table:table-cell table:style-name="តារាង1.A2" office:value-type="string">
            <text:p text:style-name="P33">ក្របខ័ណ្ឌ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ង្វង់, វិស័យ, នាទី : លទ្ធផល​ក្នុង​ក្របខ័ណ្ឌ​នៃ​ឧស្សាហ​កម្ម ឃើញ​ថា​បាន​ចម្រើន​គ្រាន់​បើ​ហើយ ។ ល័ក្ខខ័ណ្ឌ​ដែល​មាន​របៀប​ជាន់​ថ្នាក់​របស់​អ្នក​រាជការ : អ្នក​រាជការ​ក្របខ័ណ្ឌ​ជាន់​ទាប, ជាន់​កណ្ដាល, ជាន់​ខ្ព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១</text:p>
          </table:table-cell>
          <table:table-cell table:style-name="តារាង1.A2" office:value-type="string">
            <text:p text:style-name="P33">ក្របី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ត្វ​ពាហនៈ ចតុប្បាទ​ស្នែង​វែង​រៀវ​ស្រួច​មាន​រង្វង់​កោង ជា​ពាហនៈ សម្រាប់​ទឹម​ដូច​គោ​ដែរ ។ ក្របី​មាន​ពីរ​យ៉ាង : ក្របី​ខ្មៅ សម្បុរ​ខ្មៅ, ក្របី​ឃ្លៀច សម្បុរ​ស (បុរាណ​ហៅ ក្របឺ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បី​ខ្មៅ </text:p>
            <text:p text:style-name="P13">ក្របី​ឃ្លៀច 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សំ. 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(កបិ “ស្វា”) ពាក្យ​ប្រើ​ក្នុង​រឿង សម្រាប់​ហៅ​ស្វា សំដៅ​<text:span text:style-name="T6">យក​ជាតិ​របស់​ហនុមាន : គ្រា​នោះ ក្របី​ស្រី​ហនុមាន​ជាញជ័យ ...។</text:span>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២</text:p>
          </table:table-cell>
          <table:table-cell table:style-name="តារាង1.A2" office:value-type="string">
            <text:p text:style-name="P33">ក្របួ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ចាប់​រួប​ក្រសោប​បួង: ក្របួច​មាត់​ថង់, ក្របួច​មាត់​ការុង, ក្របួច​ចុង​ស្ម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៣</text:p>
          </table:table-cell>
          <table:table-cell table:style-name="តារាង1.A2" office:value-type="string">
            <text:p text:style-name="P33">ក្របែ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កាប់​រំលំ ឬ កាប់​ផ្ដាច់ : ក្របែល​ឈើ, ក្របែល​ឫស្សី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៤</text:p>
          </table:table-cell>
          <table:table-cell table:style-name="តារាង1.A2" office:value-type="string">
            <text:p text:style-name="P33">ក្របៅ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លែ​បរិភោគ​បាន ។ អ្នក​ស្រុក​ធ្លាប់​ជឿ​មក​ថា កាល​ណា ត្រី​ព្រលូង​ស៊ី​ផ្លែ​ក្របៅ សាច់​ត្រី​នោះ កាល​ណា គេ​បរិភោគ​ទៅ​នឹង​បណ្ដាល​ជា​ពិស​ពុ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ដុំ​ម្សៅ​សម្រាប់​ធ្វើ​នំ​បញ្ចុក ដែល​គេ​លញ់​ផ្ដុំ​ជា​ដុំ​ធំ​ៗ បម្រុង​នឹង​ស្ងោរ​ : ក្របៅនំ​បញ្ចុ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25">៩៨៥</text:p>
          </table:table-cell>
          <table:table-cell table:style-name="តារាង1.A2" office:value-type="string">
            <text:p text:style-name="P33">ក្រព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ព. បុ.</text:p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បូល, ស្រែក : ក្អែក​ក្រពក (ប្រើ​ចំពោះ​តែ​ក្អែក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៦</text:p>
          </table:table-cell>
          <table:table-cell table:style-name="តារាង1.A2" office:value-type="string">
            <text:p text:style-name="P33">ក្រព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ចំណី​មួយ​យ៉ាង គេ​យក​អំបុក​ស្រូវ​ដំណើប​ទៅ​លីង​បំពង ហើយ​លាយ​នឹង​ទឹក​ស្ករ ពូត​ជា​ដុំ​មូល : នំ​ក្រព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នំ​ក្រពង</text:p>
          </table:table-cell>
        </table:table-row>
        <table:table-row>
          <table:table-cell table:style-name="តារាង1.A2" office:value-type="string">
            <text:p text:style-name="P25">៩៨៧</text:p>
          </table:table-cell>
          <table:table-cell table:style-name="តារាង1.A2" office:value-type="string">
            <text:p text:style-name="P33">ក្រព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ត្វ​ទឹក​មួយ​ប្រភេទ សន្ដាន​នឹង​ត្រី​​មាន​ធ្មេញ​តែ​ពីរ លើ​មួយ​ក្រោម​មួយ មុត​ដូច​កាំបិត​កោរ, ជា​សត្វ​សាហាវ អាច​ច្រឹប​សាច់​មនុស្ស​បាន, មាន​ស្បែក​គ្រាត​ៗ ដូច​ស្បែក​បបែល ឬ ពោះ​ប្រមោយ​ដំរី, កាល​ណា​តែ​ចាប់​ខ្លួន​វា វា​បំប៉ោង​ពោះ​ប៉ោង​ដូច​ជា​សត្វ​ហ៊ី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៨</text:p>
          </table:table-cell>
          <table:table-cell table:style-name="តារាង1.A2" office:value-type="string">
            <text:p text:style-name="P33">ក្រព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្រពើ​មាន​ម្រាម​ជើង​ជាប់​ដូច​ជើង​សត្វ​ទ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៨៩</text:p>
          </table:table-cell>
          <table:table-cell table:style-name="តារាង1.A2" office:value-type="string">
            <text:p text:style-name="P33">ក្រពាត់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<text:s/>ខ្សែ​សម្រាប់​ចង​កូប ពាក់​តាម​កន្ទុយ​ដំរី : ខ្សែ​ក្រពាត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្រី​ឥត​ស្រកា​មួយ​ប្រភេទ សន្ដាន​ត្រី​សណ្ដាយ មាន​ភាព​ខ្លួន​វែង​ស្ដើង រង្វះ​មាត់​ធំ តែ​តូច​ជាង​ត្រី​សណ្ដាយ : ត្រី​ក្រពាត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ត្រី​ក្រពាត់ </text:p>
          </table:table-cell>
        </table:table-row>
        <table:table-row>
          <table:table-cell table:style-name="តារាង1.A2" office:value-type="string">
            <text:p text:style-name="P25">៩៩០</text:p>
          </table:table-cell>
          <table:table-cell table:style-name="តារាង1.A2" office:value-type="string">
            <text:p text:style-name="P33">ក្រពាត់​ជ្រូ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ិណ​ជាតិ​មួយ​ប្រភេទ សន្ដាន​កន្ទាំង​បាយ​ស, សន្ដាន​ធ្មៃ សំបក​វេញ​ជា​ខ្សែ​បាន ។ ឈ្មោះ​វារិជ​តិណ​ជាតិ​មួយ​ប្រភេទ ប្រើ​ជា​បន្លែ​បា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១</text:p>
          </table:table-cell>
          <table:table-cell table:style-name="តារាង1.A2" office:value-type="string">
            <text:p text:style-name="P33">ក្រពាត់​ដៃ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ពាត់​ដៃ​ទៅ​ខាង​ក្រោយ​ចង្កេះ : ឈរ​ក្រពាត់​ដៃ, អង្គុយ​ក្រពាត់​ដ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២</text:p>
          </table:table-cell>
          <table:table-cell table:style-name="តារាង1.A2" office:value-type="string">
            <text:p text:style-name="P33">ក្រពឹ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្រជឹប​រឹតរួត ដោយ​ស្នាម​ដំបៅ​ជាដើម : មាត់​ក្រពឹត, ស្នាម​ក្រពឹ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៣</text:p>
          </table:table-cell>
          <table:table-cell table:style-name="តារាង1.A2" office:value-type="string">
            <text:p text:style-name="P33">ក្រពុ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ក្លិន​ស្ទើរ​ខារ ស្ទើរ​ខ្មោះ​ឆ្អាប : ធុំ​ក្លិន​ក្រពុល ។ កិ. ឲ្យ​ក្លិន​ក្រពុល : ក្រពុល​ណាស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៤</text:p>
          </table:table-cell>
          <table:table-cell table:style-name="តារាង1.A2" office:value-type="string">
            <text:p text:style-name="P33">ក្រពុល​បា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្រី​ស្រកា​មួយ​ប្រភេទ សន្ដាន​ត្រី​ឆ្កោក, តែ​សម្បុរ​ស​ស្លាំង​បន្តិច : ត្រី​ក្រពុល​បា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ត្រី​ក្រពុល​បាយ </text:p>
          </table:table-cell>
        </table:table-row>
        <table:table-row>
          <table:table-cell table:style-name="តារាង1.A2" office:value-type="string">
            <text:p text:style-name="P25">៩៩៥</text:p>
          </table:table-cell>
          <table:table-cell table:style-name="តារាង1.A2" office:value-type="string">
            <text:p text:style-name="P33">ក្រពើ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">ឈ្មោះ​សត្វ​ទឹក​មួយ​ប្រភេទ មាន​ជើង​៤ កន្ទុយ​វែង ជា​សត្វ​សាហាវ, នៅ​លើ​គោក​ក៏​បាន, តែ​ច្រើន​នៅ​ក្នុង​ទឹក មាន​ត្រី​និង​សាច់​ជា​ចំណ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៦</text:p>
          </table:table-cell>
          <table:table-cell table:style-name="តារាង1.A2" office:value-type="string">
            <text:p text:style-name="P33">ក្រពេញ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ពពុះ​ទឹក​តូច​ៗ ព្រួច​ឡើង​កើត​ដោយ​ត្រី ឬ​សត្វ​ទឹក​ផ្សេង​ៗ ខ្ពុរ​ខ្យល់​ពី​មាត់ : ក្រពេញ​ត្រ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៧</text:p>
          </table:table-cell>
          <table:table-cell table:style-name="តារាង1.A2" office:value-type="string">
            <text:p text:style-name="P33">ក្រពេ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កា​ក្រអូប​ស្លឹក​ប្រើ​បន្ទុំ​ក្រចក, បន្ទុំ​ភ្លុក​ឲ្យ​ក្រហម ។ ក្រពេន​ម្យ៉ាង​ទៀត​ពូជ​មក​ពី​ប្រទេស​ចិន មាន​ស្លឹក​ស្ដើង​ជាង​បន្ដិច គេ​យក​ស្លឹក​មក​ធ្វើ​ជា​បន្លែ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៨</text:p>
          </table:table-cell>
          <table:table-cell table:style-name="តារាង1.A2" office:value-type="string">
            <text:p text:style-name="P33">ក្រពុ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ិន​ទាន់​រីក (ផ្កា) : ផ្កា​ក្រពុំ ។ ន. ប្រជុំ​ម្រាម​ដៃ​ទាំង​ដប់ : ក្រពុំ​ម្រាម​ដ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៩៩៩</text:p>
          </table:table-cell>
          <table:table-cell table:style-name="តារាង1.A2" office:value-type="string">
            <text:p text:style-name="P33">ក្រពះ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ាការ​មាន​សណ្ឋាន​ដូច​ប្លោក​សម្រាប់​ទទួល​អាហារ ។ មនុស្ស​ដែល​ផឹក​ស៊ី​ច្រើន គេ​ហៅ មនុស្ស​ក្រពះ​ទក់, ក្រពះ​តាប់ <text:s/>(ព. ទ្រ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០</text:p>
          </table:table-cell>
          <table:table-cell table:style-name="តារាង1.A2" office:value-type="string">
            <text:p text:style-name="P33">ក្រម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ក្រំ</text:p>
          </table:table-cell>
          <table:table-cell table:style-name="តារាង1.D2" office:value-type="string">
            <text:p text:style-name="P25">សំ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លំដាប់; ក្បួន, បែប, ពួក, ប៉ែក : ក្រម​ព្រហ្មទណ្ឌ, ក្រម​រដ្ឋប្បវេណី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ម​ព្រហ្ម​ទណ្ឌ​</text:p>
            <text:p text:style-name="P13">ក្រម​រដ្ឋប្បវេណី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ក្រំ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ងារ​ក្នុង​តំណែង​រាជការ​ឃុំ​ក្នុង​សម័យ​ពី​ដើម, ក្លាយ​មក​ពី​ពាក្យ “ក្រម​ការ” (ម. ព. នោះ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១</text:p>
          </table:table-cell>
          <table:table-cell table:style-name="តារាង1.A2" office:value-type="string">
            <text:p text:style-name="P33">ក្រមកា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្រំមៈកា</text:p>
          </table:table-cell>
          <table:table-cell table:style-name="តារាង1.D2" office:value-type="string">
            <text:p text:style-name="P25">សំ.; បា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(កម៌ការ; កម្មការ “អ្នក​ធ្វើ​ការ”; សំ. ក្រម + ការ “អ្នក​ធ្វើ​ការ​តាម​លំដាប់”) ងារ​ក្នុង​តំណែង​រាជការ​ឃុំ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២</text:p>
          </table:table-cell>
          <table:table-cell table:style-name="តារាង1.A2" office:value-type="string">
            <text:p text:style-name="P33">ក្រមប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ហើម ឬ ធាត់, ទាល​ដូច​មុខ​ត្រី​ក្រមម : ហើម​ក្រមប់, ធាត់​ក្រមប់, ទាល​ក្រមប់​ៗ <text:s/>(ក្រមប់ម៉ប់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៣</text:p>
          </table:table-cell>
          <table:table-cell table:style-name="តារាង1.A2" office:value-type="string">
            <text:p text:style-name="P33">ក្រមម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>ក្រ-ម៉ម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4"><text:span text:style-name="T18">ឈ្មោះ​ត្រី​ឥត​ស្រកា​មួយ​ប្រភេទ សន្ដាន​ត្រី​កែស តែ​តូច​ខ្លី​ធាត់​កន្តុល មុខ​ក្រមប់​ដូច​ជា​ហើម ។ មាន​រឿង​ព្រេង​បុរាណ​និយាយ​ថា ត្រី​ក្រមម​ទៅ​ដណ្ដើម​ពិស​ដែល​ពស់​ថ្លាន់​ខ្ជាក់​មិន​ទាន់​គេ ដោយ​ក្នុង​</text:span><text:span text:style-name="T13">វេលា​នោះ ខ្លួន​ជាប់​ក្នុង​លប ក៏​កើត​ទោមនស្ស យំ​ទាល់​តែ​ហើម​មុខ ។</text:span>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>ក្រ-ម៉ម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វល្លិ​មួយ​ប្រភេទ ប្រហែល​គ្នា​នឹង​វល្លិ​ត្រី : វល្លិ​ក្រម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វល្លិ​ក្រមម</text:p>
          </table:table-cell>
        </table:table-row>
        <table:table-row>
          <table:table-cell table:style-name="តារាង1.A2" office:value-type="string">
            <text:p text:style-name="P25">១០០៤</text:p>
          </table:table-cell>
          <table:table-cell table:style-name="តារាង1.A2" office:value-type="string">
            <text:p text:style-name="P33">ក្រម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ក្រ-ម៉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ខ្ទុះ​ឈាម​ដែល​ខះ​នៅ​មុខ​កម​ដំបៅ​ជាដើម ឬ សំបក​ឈើ​ស្រទាប់​ក្រៅ ដែល​ក្រៀម​គ្រាត : ក្រមរ​ដំបៅ, ក្រមរ​កម, ក្រមរ​ពោធិ៍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៥</text:p>
          </table:table-cell>
          <table:table-cell table:style-name="តារាង1.A2" office:value-type="string">
            <text:p text:style-name="P33">ក្រម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-ម៉ា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ំពត់​ត្បាញ​ដោយ​អំបោះ មាន​ក្រឡា​ខ្វែង​សម្រាប់​ផ្លាស់​ងូត​ទឹ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៦</text:p>
          </table:table-cell>
          <table:table-cell table:style-name="តារាង1.A2" office:value-type="string">
            <text:p text:style-name="P33">ក្រមា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ធំ​កំពាង, ក្រអាញ : មុខ​ក្រមាច, រាង​ក្រមាច​ៗ (ក្រមាចម៉ាច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៧</text:p>
          </table:table-cell>
          <table:table-cell table:style-name="តារាង1.A2" office:value-type="string">
            <text:p text:style-name="P33">ក្រមាច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ចេះ​កំប្លែង ដោយ​វាចា ឬ ដោយ​អវយវៈ មាន​ញាក់​មុខ​ញាក់​មាត់​ជាដើម គួរ​ឲ្យ​សើច : មនុស្ស​ក្រមាច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៨</text:p>
          </table:table-cell>
          <table:table-cell table:style-name="តារាង1.A2" office:value-type="string">
            <text:p text:style-name="P33">ក្រមាល់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ចំនួន​ឫស្សី ៣០ ដើម : ឫស្សី​មួយ​ក្រមាល់ ។ អ្វី​ៗ ដែល​គេ​ដោត​ជា​ចង្កោម​ល្មម​យួរ​ធ្ងន់ : ត្រី​មួយ​ក្រ​មាល់ ។ ផ្លែ​ដែល​កាន់​ដូច​ជា​ក្រមាល់ : ស្វាយ​ផ្លែ​ជា​ក្រមាល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្រី​ស្រកា​មួយ​ប្រភេទ : ត្រី​ក្រមាល់ គឺ​ត្រី​គល់​រាំង ។ លោត​ឆ្ដោ​លោត​ក្រមាល់ គឺ​លោត​មិន​ខ្លាច​ទង្គុកទង្គិច​នឹង​អ្វី បែប​យ៉ាង​ត្រី​ឆ្ដោ និង ត្រី​គល់​រាំង​លោ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ត្រី​ក្រមាល់</text:p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៣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ធំ​មាំ, សំណុំ​ក្រាស់ : រាង​ក្រមាល់, ធំ​ក្រមាល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០៩</text:p>
          </table:table-cell>
          <table:table-cell table:style-name="តារាង1.A2" office:value-type="string">
            <text:p text:style-name="P33">ក្រមិចក្រមើ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កំប្លែង​បែប​ស្វា : ធ្វើ​មុខ​ក្រមិចក្រមើម​ដូច​ស្វា, មនុស្ស​ក្រមិច​ក្រម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០</text:p>
          </table:table-cell>
          <table:table-cell table:style-name="តារាង1.A2" office:value-type="string">
            <text:p text:style-name="P33">ក្រមី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្រមើល​មេ​ចម្លង​រោគ : មេ​ក្រមី​អុត, មេ​ក្រមី​របេង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១</text:p>
          </table:table-cell>
          <table:table-cell table:style-name="តារាង1.A2" office:value-type="string">
            <text:p text:style-name="P33">ក្រមឹ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ចេញ​អាត្មា​មិន​អស់, មិន​ជាក់​ស្ដែង គ្រាន់​តែ​ឃើញ​បន្តិច​ៗ ដូច​យ៉ាង​អើត​តែ​មុខ​បញ្ចេញ​មក​ឲ្យ​ឃើញ : ឃើញ​តែ​មុខ​ក្រមឹម​ៗ <text:s/>(ក្រមឹមម៉ឹម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២</text:p>
          </table:table-cell>
          <table:table-cell table:style-name="តារាង1.A2" office:value-type="string">
            <text:p text:style-name="P33">ក្រមឺ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(ម. ព. ក្រឡឺម ផង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៣</text:p>
          </table:table-cell>
          <table:table-cell table:style-name="តារាង1.A2" office:value-type="string">
            <text:p text:style-name="P33">ក្រមួ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វត្ថុ​មាន​ពណ៌​លឿង, លឿង​ចាស់, លឿង​ខ្ចី ឬ​ពណ៌​ស​ក៏​មាន ជា​វត្ថុ​មាន​អាការ​ទន់​ស្អិត ធ្វើ​ជា​ទៀន​អុជ​បាន, កើត​ពី​ទឹក​មាត់​ឃ្មុំ ។ ក្រមួន​មាត់ គឺ​ក្រមួន​ដែល​ស្ល​លាយ​នឹង​ប្រេង​និង​គ្រឿង​ក្រអូប​ឯ​ទៀត សម្រាប់​លាប​បបូរ​មាត់ ។ សាច់​ខ្យង​ដែល​មាន​ពណ៌​លឿង បែប​ក្រមួន ក៏​ហៅ ក្រមួន ដែ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៤</text:p>
          </table:table-cell>
          <table:table-cell table:style-name="តារាង1.A2" office:value-type="string">
            <text:p text:style-name="P33">ក្រម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្រហម​ចាស់ គឺ​ក្រហម​ខ្លាំង​ណាស់ ជិត​តែ​នឹង​ខ្មៅ តែ​មើល​ទៅ​នៅ​ស្គាល់​ជា​ពណ៌​ក្រហម : ក្រហម​ក្រម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៥</text:p>
          </table:table-cell>
          <table:table-cell table:style-name="តារាង1.A2" office:value-type="string">
            <text:p text:style-name="P33">ក្រមុ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ម៉ុម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្រី​មាន​អាយុ ១៥ ឬ ១៦ ឆ្នាំ​គ្រប់​ការ កំណត់​ឲ្យ​មាន​ប្ដី​បាន; បើ​វាត-សព្ទ​នេះ​ឲ្យ​ទូលាយ​ទៅ​ទៀត គឺ​ស្រី​ណា​មិន​ដែល​មាន​ប្ដី ទោះ​អាយុ​ហួស​ពី ១៦ ឆ្នាំ​ទៅ ទល់​នឹង ៥០ ឆ្នាំ ក្ដី គេ​ហៅ​ថា “ចាស់​ក្រមុំ”, ជួន​កាល​យក​ពាក្យ​សៀម​មក​ហៅ​ថា “សាវកែ” វិញ, ប្រែ​ថា “ក្រមុំ​ចាស់” (មើល​ពាក្យ សាវកែ <text:s/>ទៀត​ផង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៦</text:p>
          </table:table-cell>
          <table:table-cell table:style-name="តារាង1.A2" office:value-type="string">
            <text:p text:style-name="P33">ក្រមា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ធំ​មាន​កម្រាស់ ឬ ធាត់​មាន​កម្រាស់ : ធំ​ក្រមាំ ធាត់​ក្រមាំ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៧</text:p>
          </table:table-cell>
          <table:table-cell table:style-name="តារាង1.A2" office:value-type="string">
            <text:p text:style-name="P33">ក្រយ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-យ៉ា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ភោជនាហារ (ពាក្យ​ខ្ពស់) : អញ្ជើញ​លោក​ពីសា​ក្រយ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៨</text:p>
          </table:table-cell>
          <table:table-cell table:style-name="តារាង1.A2" office:value-type="string">
            <text:p text:style-name="P33">ក្រយា​តំណ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បស់​ដែល​យក​ទៅ​ដាក់​តាំង​គ្នា​នៅ​ក្រឡា​ក្រ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១៩</text:p>
          </table:table-cell>
          <table:table-cell table:style-name="តារាង1.A2" office:value-type="string">
            <text:p text:style-name="P33">ក្រយា​សម្ពាន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្រូវ​ខ្សាយ​មួយ​ប្រភេទ : ស្រូវ​ក្រយា​សម្ពាន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ស្រូវ​ក្រយា​សម្ពាន់ </text:p>
          </table:table-cell>
        </table:table-row>
        <table:table-row>
          <table:table-cell table:style-name="តារាង1.A2" office:value-type="string">
            <text:p text:style-name="P25">១០២០</text:p>
          </table:table-cell>
          <table:table-cell table:style-name="តារាង1.A2" office:value-type="string">
            <text:p text:style-name="P33">ក្រយា​ស្ងោ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ភោជនាហារ សម្រាប់​ថ្វាយ​ស្ដេច​សោយ ។</text:p>
          </table:table-cell>
          <table:table-cell table:style-name="តារាង1.D2" office:value-type="string">
            <text:p text:style-name="P15">ក្រយា​ព្រះ​ស្ងោយ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១</text:p>
          </table:table-cell>
          <table:table-cell table:style-name="តារាង1.A2" office:value-type="string">
            <text:p text:style-name="P33">ក្រយ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ន្លែង​ដែល​មាន​សក់ ឬ រោម​ដុះ​វិល​ជុំ​វិញ​នៅ​ក្បាល, នៅ​ខ្លួន ឬ អវយវៈ​ឯ​ទៀត របស់​មនុស្ស ឬ សត្វ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២</text:p>
          </table:table-cell>
          <table:table-cell table:style-name="តារាង1.A2" office:value-type="string">
            <text:p text:style-name="P33">ក្រលៀ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កៀន​ភ្ល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៣</text:p>
          </table:table-cell>
          <table:table-cell table:style-name="តារាង1.A2" office:value-type="string">
            <text:p text:style-name="P33">ក្រវង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មូល​ជា​វង់ : ស្នាម​ត្រា​មូល​ក្រវង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៤</text:p>
          </table:table-cell>
          <table:table-cell table:style-name="តារាង1.A2" office:value-type="string">
            <text:p text:style-name="P33">ក្រវល់ក្រវា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សេចក្ដី​ព្រួយ, រសាប់រសល់ : យើង​មាន​សេចក្ដី​ក្រវល់ក្រវាយ​ក្នុង​ចិត្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៥</text:p>
          </table:table-cell>
          <table:table-cell table:style-name="តារាង1.A2" office:value-type="string">
            <text:p text:style-name="P33">ក្រវាញ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-វ៉ាញ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ប្រទាល​មួយ​ប្រភេទ មាន​ផ្លែ​ប្រើ​ជា​ថ្នាំ​កែ​រោគ, ច្រើន​មាន​តែ​នៅ​ទី​ភ្នំ​ក្នុង​ស្រុក​ថ្ពង, <text:span text:style-name="T14">ខែត្រ​</text:span>ពោធិ៍សាត់, <text:span text:style-name="T14">ខែត្រ</text:span>​បាត់​ដំប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៦</text:p>
          </table:table-cell>
          <table:table-cell table:style-name="តារាង1.A2" office:value-type="string">
            <text:p text:style-name="P33">ក្រវាញជ្រូ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្មៅ​មួយ​ប្រភេទ មើម​ប្រើ​ជា​ថ្នាំ​កែ​រោគ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៧</text:p>
          </table:table-cell>
          <table:table-cell table:style-name="តារាង1.A2" office:value-type="string">
            <text:p text:style-name="P33">ក្រវា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ធំ​ច្បាស់, ក្រឡាញ : ស្នាម​ក្រវាម ឬ គំនូស​ក្រវាម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៨</text:p>
          </table:table-cell>
          <table:table-cell table:style-name="តារាង1.A2" office:value-type="string">
            <text:p text:style-name="P33">ក្រវាត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ព័ទ្ធ​ជុំ​វិញភ្ជាប់​មុខ​គ្នា​ : ក្រវាត់​ខ្សែ​ក្រវាត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២៩</text:p>
          </table:table-cell>
          <table:table-cell table:style-name="តារាង1.A2" office:value-type="string">
            <text:p text:style-name="P33">ក្រវាន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កា​ក្រអូប​ឈ្ងុយ ស្រដៀង​គ្នា​នឹង​ក្លិន​ចេក​នួន​ទុំ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០</text:p>
          </table:table-cell>
          <table:table-cell table:style-name="តារាង1.A2" office:value-type="string">
            <text:p text:style-name="P33">ក្រវិកក្រវក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វីវក់​បត់​បែន : វៀច​ក្រវិកក្រវក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១</text:p>
          </table:table-cell>
          <table:table-cell table:style-name="តារាង1.A2" office:value-type="string">
            <text:p text:style-name="P33">ក្រវិ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ទាល់​ទៅ​ណា​មិន​រួច ឬ ដេក​ធ្វើ​អាការ​ដូច​ជាប់​ដៃ ជាប់​ជើង : ដេក​ក្រវិន, ទាល់​ក្រវិ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២</text:p>
          </table:table-cell>
          <table:table-cell table:style-name="តារាង1.A2" office:value-type="string">
            <text:p text:style-name="P33">ក្រវិ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ដាប់​ធ្វើ​ដោយ​លួស​មាស, ប្រាក់ ឬ ស្ពាន់ សម្រាប់​ពាក់​ដៃ ពាក់​ជើង : ក្រវិល​ដៃ, ក្រវិល​ជើង ។ អន្ទាក់​សម្រាប់​ពាក់​ឡេវ ធ្វើ​ដោយ​ខ្សែ : ក្រវិល​ឡេវ​អាវ ជាដើម ។ រង្វង់​មូល​ធ្វើ​ពី​លោហ​ជាតិ​ភ្ជាប់​មុខ​គ្នា ឬ មិន​ភ្ជាប់​ក៏​ហៅ <text:s/>ក្រវិល​ដែរ <text:s/>ក្រវិល​មុង <text:s/>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៣</text:p>
          </table:table-cell>
          <table:table-cell table:style-name="តារាង1.A2" office:value-type="string">
            <text:p text:style-name="P33">ក្រវឹ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ន្តិបកន្តឹម : មុខ​ក្រវឹម, រាង​ក្រវឹ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៤</text:p>
          </table:table-cell>
          <table:table-cell table:style-name="តារាង1.A2" office:value-type="string">
            <text:p text:style-name="P33">ក្រវើ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ឧស្សាហ៍, ដាស់តឿន : ខំ​ក្រវើន, ក្រើន​ក្រវើន​គ្នា​ឲ្យ​ខំ​រៀន​សូត្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៥</text:p>
          </table:table-cell>
          <table:table-cell table:style-name="តារាង1.A2" office:value-type="string">
            <text:p text:style-name="P33">ក្រវើនក្រតើ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ឧស្សាហ៍, ខ្នះខ្នែង, ប្រឹងប្រែង​ខ្លាំង, រវៀសរវៃ : ក្រវើនក្រតើន​ធ្វើ​ការ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៦</text:p>
          </table:table-cell>
          <table:table-cell table:style-name="តារាង1.A2" office:value-type="string">
            <text:p text:style-name="P33">ក្រវៀ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វៀច​មិន​ត្រង់, មិន​មូល : មនុស្ស​ក្រវៀច, ផ្តិល​ក្រវៀច​មាត់ (ព. ទ្រ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៧</text:p>
          </table:table-cell>
          <table:table-cell table:style-name="តារាង1.A2" office:value-type="string">
            <text:p text:style-name="P33">ក្រវៀ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វៀនវង់, ដែល​អង្កុញ​ដៃ​ជើង​បែប​ខ្វៀន : ដេក​ក្រវៀន​ៗ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៨</text:p>
          </table:table-cell>
          <table:table-cell table:style-name="តារាង1.A2" office:value-type="string">
            <text:p text:style-name="P33">ក្រវេ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ខ្លី, តូច, ទាល់, ចង្អៀត : ផ្ទះ​មួយ​ក្រវេច, ខ្ទម​មួយ​ក្រវេ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៣៩</text:p>
          </table:table-cell>
          <table:table-cell table:style-name="តារាង1.A2" office:value-type="string">
            <text:p text:style-name="P33">ក្រវេមក្រវា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ស្នាម​គំនូស ឬ ស្នាម​ប្រឡាក់​ប្រតេកប្រតាក​ពាស​វាល មិន​មាន​កំណត់ : ស្នាម​ក្រវេមក្រវាម <text:s/>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០</text:p>
          </table:table-cell>
          <table:table-cell table:style-name="តារាង1.A2" office:value-type="string">
            <text:p text:style-name="P33">ក្រវែ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4"><text:span text:style-name="T18">ល្បាត, ឃ្លាំ​ដោយ​ដើរ​ទៅ ដើរ​មក : ដើរ​ក្រវែល​រក្សា​នាយ​</text:span><text:span text:style-name="T13">ចៅហ្វាយ, រក្សា​ផ្ទះ ។ កង​ក្រវែល គឺ​កង​ល្បាត, ពួក​អ្នក​យាម​ល្បាត ។</text:span>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8"/>
          </table:table-cell>
        </table:table-row>
        <table:table-row>
          <table:table-cell table:style-name="តារាង1.A2" office:value-type="string">
            <text:p text:style-name="P25">១០៤១</text:p>
          </table:table-cell>
          <table:table-cell table:style-name="តារាង1.A2" office:value-type="string">
            <text:p text:style-name="P33">ក្រស័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ោគ​ស្គម​រីង, រោគ​រីងរៃ : រោគ​ក្រស័យ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រោគ​ក្រស័យ</text:p>
          </table:table-cell>
        </table:table-row>
        <table:table-row>
          <table:table-cell table:style-name="តារាង1.A2" office:value-type="string">
            <text:p text:style-name="P25">១០៤២</text:p>
          </table:table-cell>
          <table:table-cell table:style-name="តារាង1.A2" office:value-type="string">
            <text:p text:style-name="P33">ក្រសា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សត្វ​ស្លាប​មាន​ក​វែង មាន​ស្លាប​សម្បុរ​ប្រផេះ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៣</text:p>
          </table:table-cell>
          <table:table-cell table:style-name="តារាង1.A2" office:value-type="string">
            <text:p text:style-name="P33">ក្រសាល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លេង​លំហើយ (រ. ស.) : ស្ដេច​ទ្រង់​ក្រសាល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៤</text:p>
          </table:table-cell>
          <table:table-cell table:style-name="តារាង1.A2" office:value-type="string">
            <text:p text:style-name="P33">ក្រសាវ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ឈោង​ចាប់​ប្រមូល ដោយ​ដៃ​ទាំង​ពីរ : ក្រសាវ​យក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៥</text:p>
          </table:table-cell>
          <table:table-cell table:style-name="តារាង1.A2" office:value-type="string">
            <text:p text:style-name="P33">ក្រសួ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មុខងារ, មុខការ : ក្រសួង​រដ្ឋបាល, ក្រសួង​តុលាការ, ធ្វើ​ការ​តាម​ក្រសួ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៦</text:p>
          </table:table-cell>
          <table:table-cell table:style-name="តារាង1.A2" office:value-type="string">
            <text:p text:style-name="P33">ក្រសៀន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ស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អក្សរ​ដែល​កើត​ពី​ស្នាដៃ​សរសេរ​យ៉ាង​ល្អិត : អក្សរ​ក្រសៀ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តម្លៃ​អាយុ​ស្រី (មើល​ក្នុង​ច្បាប់​ព្រហ្មទណ្ឌ​ចាស់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៧</text:p>
          </table:table-cell>
          <table:table-cell table:style-name="តារាង1.A2" office:value-type="string">
            <text:p text:style-name="P33">ក្រសែ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ស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ជំនួរ​វង្ស​ត្រកូល, ទំនង លំអាន : មាន​ក្រសែត​មក, ក្រសែ​លោហិ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៨</text:p>
          </table:table-cell>
          <table:table-cell table:style-name="តារាង1.A2" office:value-type="string">
            <text:p text:style-name="P33">ក្រសោ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ក្រសាវ​សរពើ​វត្ថុ​ដោយ​ដៃ​ទាំង​ពីរ​យក​មក​ឱប ។ ន. អ្វី​ៗ ដែល​ល្មម​ក្រសាវ​ឱប​បាន : សំពត់​មួយ​ក្រសោប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៤៩</text:p>
          </table:table-cell>
          <table:table-cell table:style-name="តារាង1.A2" office:value-type="string">
            <text:p text:style-name="P33">ក្រសាំ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លែ​ប្រើ​ជា​ម្ជូរ​បាន, ស្លឹក​ល្អិត, ផ្កា​ធ្វើ​ជា​អន្លក់​ទឹក​គ្រឿង ឬ ជា​បន្លែ​សម្ល​កកូរ, ជា​ឈើ​មាន​បន្លា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០</text:p>
          </table:table-cell>
          <table:table-cell table:style-name="តារាង1.A2" office:value-type="string">
            <text:p text:style-name="P33">ក្រសាំង​ទាប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អន្លក់​មួយ​ប្រភេទ ដុះ​ក្នុង​ទី​ត្រជាក់, ប្រើ​ជា​ជំនួស​សាឡាត់​បា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១</text:p>
          </table:table-cell>
          <table:table-cell table:style-name="តារាង1.A2" office:value-type="string">
            <text:p text:style-name="P33">ក្រសាំង​ទំហំ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ដំណាំ​មួយ​ប្រភេទ ពួក​ជីរ, ដើម​តូច​ៗ ស្ទើរ​ជា​វល្លិ, ស្លឹក​វែង, សណ្ឋាន​ប្រហែល​នឹង​ដើម​កន្ទាំងហែ ។ ឈ្មោះ​ឈើ​មួយ​ប្រភេទ​ទៀត មាន​ក្លិន​ដូច​គ្នា ច្រើន​មាន​តែ​នៅ​ទី​ភ្នំ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២</text:p>
          </table:table-cell>
          <table:table-cell table:style-name="តារាង1.A2" office:value-type="string">
            <text:p text:style-name="P33">ក្រស្ន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រុក្ខ​ជាតិ​មួយ​យ៉ាង​ពួក​ក្លាំ​ពាក់, ចន្ទន៍​ខ្លឹម​មាន​ក្លិន​ក្រអូប គេ​ច្រើន​និយម​ប្រើ​ធ្វើ​ជា​ថ្នាំ​កែ​រោគ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៣</text:p>
          </table:table-cell>
          <table:table-cell table:style-name="តារាង1.A2" office:value-type="string">
            <text:p text:style-name="P33">ក្រហ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ស្រឡះ​មើល​មិន​ទើស, គ្រលួង : រន្ធ​ក្រហត, ប្រហោង​ក្រហត, ធ្វើ​ភ្នែក​ក្រហត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៤</text:p>
          </table:table-cell>
          <table:table-cell table:style-name="តារាង1.A2" office:value-type="string">
            <text:p text:style-name="P33">ក្រហម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ាន​ពណ៌​ដូច​ឈាម ឬ ដូច​ជាត​ហិង្គុល : ពណ៌​ក្រហ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៥</text:p>
          </table:table-cell>
          <table:table-cell table:style-name="តារាង1.A2" office:value-type="string">
            <text:p text:style-name="P33">ក្រហល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ឬ គុ.</text:p>
          </table:table-cell>
          <table:table-cell table:style-name="តារាង1.D2" office:value-type="string">
            <text:p text:style-name="P26">តឹង​ទញ់​ដូច​ជា​ហល់ : ក្រហល់​ចិត្ត ។ ប. ពាក្យ​សម្រាប់​និយាយ​ផ្សំ​នឹង​ពាក្យ​ក្រហាយ : ក្រហល់​ក្រហាយ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ហល់​ក្រហាយ</text:p>
          </table:table-cell>
        </table:table-row>
        <table:table-row>
          <table:table-cell table:style-name="តារាង1.A2" office:value-type="string">
            <text:p text:style-name="P25">១០៥៦</text:p>
          </table:table-cell>
          <table:table-cell table:style-name="តារាង1.A2" office:value-type="string">
            <text:p text:style-name="P33">ក្រហាយ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ក្ដៅ​ផ្សា : ក្រហាយ​ខ្លួ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៧</text:p>
          </table:table-cell>
          <table:table-cell table:style-name="តារាង1.A2" office:value-type="string">
            <text:p text:style-name="P33">ក្រហូ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ទី​ដែល​ខូង : ដី​ក្រហូ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៨</text:p>
          </table:table-cell>
          <table:table-cell table:style-name="តារាង1.A2" office:value-type="string">
            <text:p text:style-name="P33">ក្រហួ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6">(ម. ព. គ្រហួង ឬ ក្រហួង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៥៩</text:p>
          </table:table-cell>
          <table:table-cell table:style-name="តារាង1.A2" office:value-type="string">
            <text:p text:style-name="P33">ក្រហួច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ជា​ប្រហោង​តូច : ប្រហោង​ក្រហួច, ធ្វើ​មាត់​ក្រហួច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០</text:p>
          </table:table-cell>
          <table:table-cell table:style-name="តារាង1.A2" office:value-type="string">
            <text:p text:style-name="P33">ក្រហេ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រហូង : ក្រហេងក្រហូង គឺ ក្រហូង​តូច​ធំ​ៗ ខ្ពស់​ទាប​ៗ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ហេង​ក្រហូង</text:p>
          </table:table-cell>
        </table:table-row>
        <table:table-row>
          <table:table-cell table:style-name="តារាង1.A2" office:value-type="string">
            <text:p text:style-name="P25">១០៦១</text:p>
          </table:table-cell>
          <table:table-cell table:style-name="តារាង1.A2" office:value-type="string">
            <text:p text:style-name="P33">ក្រហេ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ប.</text:p>
          </table:table-cell>
          <table:table-cell table:style-name="តារាង1.D2" office:value-type="string">
            <text:p text:style-name="P26">ពាក្យ​សម្រាប់​និយាយ​ផ្សំ​នឹង​ពាក្យ​ក្រហត : ក្រហេតក្រហ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ហេត​ក្រហត</text:p>
          </table:table-cell>
        </table:table-row>
        <table:table-row>
          <table:table-cell table:style-name="តារាង1.A2" office:value-type="string">
            <text:p text:style-name="P25">១០៦២</text:p>
          </table:table-cell>
          <table:table-cell table:style-name="តារាង1.A2" office:value-type="string">
            <text:p text:style-name="P33">ក្រហែង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្រហោង​ដី​ដែល​ប្រេះ, រង្វះ​ដី : ក្រហែង​ដី, ដី​ប្រេះ​ក្រហែ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៣</text:p>
          </table:table-cell>
          <table:table-cell table:style-name="តារាង1.A2" office:value-type="string">
            <text:p text:style-name="P33">ក្រហែត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អំពី​ភ្នែក ឬ មាត់​ដែល​ខំ​ប្រឹង​បើក​ឲ្យ​ធំ​ឡើង ដើម្បី​សំដែង​កិរិយា​ឲ្យ​គេ​ខ្លាច : ភ្នែក​ក្រហែត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៤</text:p>
          </table:table-cell>
          <table:table-cell table:style-name="តារាង1.A2" office:value-type="string">
            <text:p text:style-name="P33">ក្រឡ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របស់​សម្រាប់​ប្រើ​ប្រាស់ មាន​សណ្ឋាន​ដូច​ពាង តែ​តូច​ជាង, ធ្វើ​ដោយ​ដី​ដូច​គ្នា : អំបិល ១ ក្រឡ, ទឹក​ត្រី ១ ក្រឡ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៥</text:p>
          </table:table-cell>
          <table:table-cell table:style-name="តារាង1.A2" office:value-type="string">
            <text:p text:style-name="P33">ក្រឡក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</text:p>
          </table:table-cell>
          <table:table-cell table:style-name="តារាង1.D2" office:value-type="string">
            <text:p text:style-name="P26">រញ្ជួយ, និយាយ​បាន​តែ​សភាវៈ​រាវ, ចិត្ត និង​ធាតុ : ក្រឡក​ទឹក, ក្រឡក​ចិត្ត, ក្រឡក​ធាតុ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25">១០៦៦</text:p>
          </table:table-cell>
          <table:table-cell table:style-name="តារាង1.A2" office:value-type="string">
            <text:p text:style-name="P33">ក្រឡង់</text:p>
          </table:table-cell>
          <table:table-cell table:style-name="តារាង1.A2" office:value-type="string">
            <text:p text:style-name="P15">១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43">ដែល​មាន​សណ្ឋាន​មូល​ហើយ​ច្បាស់ : មុខ​ក្រឡង់, មើល​ទៅ​ឃើញ​ក្រឡង់, មូល​ក្រឡង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40"/>
          </table:table-cell>
        </table:table-row>
        <table:table-row>
          <table:table-cell table:style-name="តារាង1.A2" office:value-type="string">
            <text:p text:style-name="P25"/>
          </table:table-cell>
          <table:table-cell table:style-name="តារាង1.A2" office:value-type="string">
            <text:p text:style-name="P33"/>
          </table:table-cell>
          <table:table-cell table:style-name="តារាង1.A2" office:value-type="string">
            <text:p text:style-name="P15">២</text:p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ត្រី​ស្រកា​មួយ​ប្រភេទ សន្ដាន​ត្រី​ព្រួល, កាល​នៅ​តូច​ហៅ​ក្រឡង់ ធំ​ឡើង​ហៅ​ព្រួល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៧</text:p>
          </table:table-cell>
          <table:table-cell table:style-name="តារាង1.A2" office:value-type="string">
            <text:p text:style-name="P33">ក្រឡា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លាន; ឋាន​រាប​មាន​ជា​ខណ្ឌ​ៗ : ក្រឡា​ចត្រង្គ, ក្រឡា​កន្ទេល, ក្រឡា​មង ។ ទី​ដែល​ស្ដេច​ផ្ទំ​ហៅ ក្រឡា​បន្ទំ ឬ ក្រឡា​ព្រះ​បន្ទំ; ទី​ដែល​សម្រាប់​គាល់​ស្ដេច​ហៅ ក្រឡា​គំនាល់ ឬ ក្រឡា​ព្រះ​គំនាល់; ទី​ដែល​ចៅក្រម​ពិភាក្សា​ក្ដី​ហៅ ក្រឡា​ក្រម <text:s/>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៨</text:p>
          </table:table-cell>
          <table:table-cell table:style-name="តារាង1.A2" office:value-type="string">
            <text:p text:style-name="P33">ក្រឡាច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កិ. វិ.ឬ គុ.</text:p>
          </table:table-cell>
          <table:table-cell table:style-name="តារាង1.D2" office:value-type="string">
            <text:p text:style-name="P26">ដែល​មិន​នឹង មិន​ជាប់ រអិល​ចុះ រអិល​ឡើង ក្នុង​កិរិយា​អង្គុយ ឬ ជិះ : អង្គុយ​ក្រឡាច់, ជិះ​ក្រឡាច់, ទូក​ក្រឡាច់, សង្កូត​ក្រឡាច់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៦៩</text:p>
          </table:table-cell>
          <table:table-cell table:style-name="តារាង1.A2" office:value-type="string">
            <text:p text:style-name="P33">ក្រឡាញ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គុ.</text:p>
          </table:table-cell>
          <table:table-cell table:style-name="តារាង1.D2" office:value-type="string">
            <text:p text:style-name="P26">ដែល​មើល​ឃើញ​ច្បាស់ : ស្នាម​ជើង​ក្រឡាញ, ក្រឡា​ក្រឡាញ, អក្សរ​ក្រឡាញ, មើល​ទៅ​ឃើញ​ក្រឡាញ ។ ក្រឡិត​ក្រឡាញ (ព. អា.)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>ក្រឡា​ក្រឡាញ​ </text:p>
            <text:p text:style-name="P13">ក្រឡិត​ក្រឡាញ</text:p>
          </table:table-cell>
        </table:table-row>
        <table:table-row>
          <table:table-cell table:style-name="តារាង1.A2" office:value-type="string">
            <text:p text:style-name="P25">១០៧០</text:p>
          </table:table-cell>
          <table:table-cell table:style-name="តារាង1.A2" office:value-type="string">
            <text:p text:style-name="P33">ក្រឡាញ់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ឈ្មោះ​ឈើ​មួយ​ប្រភេទ មាន​ផ្លែ​បរិភោគ​បាន ។ ឈ្មោះ​ស្រុក ១ ក្នុង​<text:span text:style-name="T14">ខែត្រ</text:span>​សៀមរាប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៧១</text:p>
          </table:table-cell>
          <table:table-cell table:style-name="តារាង1.A2" office:value-type="string">
            <text:p text:style-name="P33">ក្រឡា​ដុងដោរ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>ព. បុ.</text:p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ផ្ទៃ​ដី​ព្រៃ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៧២</text:p>
          </table:table-cell>
          <table:table-cell table:style-name="តារាង1.A2" office:value-type="string">
            <text:p text:style-name="P33">ក្រឡា​តបៈ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>--តៈ ប៉ៈ</text:p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ផ្ទៃ​ក្រឡា​ដី​ព្រៃ​ដែល​តាំង​ពិធី​តបៈ (ព. បុ.) ។ ម. ព. តបៈ <text:s/>ផង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៧៣</text:p>
          </table:table-cell>
          <table:table-cell table:style-name="តារាង1.A2" office:value-type="string">
            <text:p text:style-name="P33">ក្រឡា​បញ្ជី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ឋានន្តរ​របស់​មន្ត្រី​ជាន់​កណ្ដាល​ខាង​តុលាការ ជា​ស្មៀន​សម្រាប់​កាន់​កាប់​បញ្ជី​និង​សំណុំ​រឿង​ផ្សេង​ៗ ជាដើម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25">១០៧៤</text:p>
          </table:table-cell>
          <table:table-cell table:style-name="តារាង1.A2" office:value-type="string">
            <text:p text:style-name="P33">ក្រឡាន</text:p>
          </table:table-cell>
          <table:table-cell table:style-name="តារាង1.A2" office:value-type="string">
            <text:p text:style-name="P15"/>
          </table:table-cell>
          <table:table-cell table:style-name="តារាង1.D2" office:value-type="string">
            <text:p text:style-name="P15"/>
          </table:table-cell>
          <table:table-cell table:style-name="តារាង1.D2" office:value-type="string">
            <text:p text:style-name="P25"/>
          </table:table-cell>
          <table:table-cell table:style-name="តារាង1.D2" office:value-type="string">
            <text:p text:style-name="P15">ន.</text:p>
          </table:table-cell>
          <table:table-cell table:style-name="តារាង1.D2" office:value-type="string">
            <text:p text:style-name="P26">បាយ​ដំណើប​ចម្អិន​ដោយ​បំពង់​ឫស្សី​​ស្រស់​មាន​លាយ​អំបិល​និង​ខ្ទិះ​ដូង​ជាដើម ។ ប្រាក់​រៀល ឬ ប្រាក់​កាក់​ដែល​ហោ​សណ្ឋាន​ជា​ក្រឡាន ក៏​ហៅ ក្រឡាន ដែរ : ប្រាក់ ១ ក្រឡាន, កាក់ ១ ក្រឡាន ។</text:p>
          </table:table-cell>
          <table:table-cell table:style-name="តារាង1.D2" office:value-type="string">
            <text:p text:style-name="P3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៧៥</text:p>
          </table:table-cell>
          <table:table-cell table:style-name="តារាង1.A2" office:value-type="string">
            <text:p text:style-name="P6">ក្រឡាប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46">ប្រែ​ពី​ផ្ងារ​ទៅ​ផ្កាប់ : រថយន្ត​ក្រឡាប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46"/>
          </table:table-cell>
        </table:table-row>
        <table:table-row>
          <table:table-cell table:style-name="តារាង1.A2" office:value-type="string">
            <text:p text:style-name="P5">១០៧៦</text:p>
          </table:table-cell>
          <table:table-cell table:style-name="តារាង1.A2" office:value-type="string">
            <text:p text:style-name="P6">ក្រឡាព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ឋានន្តរ​របស់​មន្ត្រី​ស័ក្តិ​តូច​ខាង​អាណាចក្រ​សម័យ​ជាន់​ដើម ។ ពួក​ស្នង, ពួក​ស្មត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៧៧</text:p>
          </table:table-cell>
          <table:table-cell table:style-name="តារាង1.A2" office:value-type="string">
            <text:p text:style-name="P6">ក្រឡាភ្លើ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ខ្មោច​ព្រាយ​មួយ​យ៉ាង តាម​ជំនឿ​ខ្មែរ​បុរាណ ហៅ​ថា ព្រាយ​ក្រឡាភ្លើ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៧៨</text:p>
          </table:table-cell>
          <table:table-cell table:style-name="តារាង1.A2" office:value-type="string">
            <text:p text:style-name="P6">ក្រឡ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្រែ​ពី​ផ្កាប់​មក​ជា​ផ្ងារ ពី​ផ្ងារ​ទៅ​ជា​ផ្កាប់ ។ បើ​ជា​ពាក្យ​ប្រៀប​វិញ គឺ​គេច​កែ​សំដី : និយាយ​ក្រឡាស់​ភ្លាម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៧៩</text:p>
          </table:table-cell>
          <table:table-cell table:style-name="តារាង1.A2" office:value-type="string">
            <text:p text:style-name="P6">ក្រឡាហោ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ឋានន្តរ​របស់​មន្ត្រី​ជាន់​ខ្ពស់​ខាង​អាណាចក្រ​សម័យ​ជាន់​ដើម : ឧកញ៉ា​ក្រឡាហោ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ឧកញ៉ា​ក្រឡាហោម</text:p>
          </table:table-cell>
        </table:table-row>
        <table:table-row>
          <table:table-cell table:style-name="តារាង1.A2" office:value-type="string">
            <text:p text:style-name="P5">១០៨០</text:p>
          </table:table-cell>
          <table:table-cell table:style-name="តារាង1.A2" office:value-type="string">
            <text:p text:style-name="P6">ក្រឡ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ិន​ជិត​មុខ (ព. អា.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១</text:p>
          </table:table-cell>
          <table:table-cell table:style-name="តារាង1.A2" office:value-type="string">
            <text:p text:style-name="P6">ក្រឡឹ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32">ធ្វើ​ឲ្យ​មូល​ដោយ​គ្រឿង​វិល និង​ដែក​ចាក់​ដែល​ហៅ​ថា​គ្រឿង​ក្រឡឹង : ក្រឡឹង​ដន្លាប់, ក្រឡឹង​ជើង​ទៀន, ក្រឡឹង​ជើង​បាត្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3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ដែល​មាន​ដំណើរ​វិល​ជុំ​វិញ : ដើរ​ក្រឡឹង, បរ​ក្រឡឹង, ហោះ​ក្រឡឹង​ទី​ក្រុង, សត្វ​ហើរ​ក្រឡឹង​បឹ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២</text:p>
          </table:table-cell>
          <table:table-cell table:style-name="តារាង1.A2" office:value-type="string">
            <text:p text:style-name="P6">ក្រឡឹ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ខ្លី​ខុប : ស្នែង​ក្រឡឹប ។ លឹប, ដែល​បើក​មិន​ស្រួល : ភ្នែក​ក្រឡឹប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៣</text:p>
          </table:table-cell>
          <table:table-cell table:style-name="តារាង1.A2" office:value-type="string">
            <text:p text:style-name="P6">ក្រឡឹ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លេច​ចេញ​មិន​អស់, ដែល​មើល​ទៅ​ឃើញ​កំប្លឹម : ឃើញ​តែ​ក្បាល​ក្រឡឹម, អើត​ក្បាល​ក្រឡឹ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៤</text:p>
          </table:table-cell>
          <table:table-cell table:style-name="តារាង1.A2" office:value-type="string">
            <text:p text:style-name="P6">ក្រឡឺ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ប្លឺម : ដែល​ខាន​ឃើញ​មុខ​ហើយ លោ​តែ​ឃើញ​មក​ដល់ : កំពុង​តែ​ទន្ទឹង លោ​តែ​លេច​ក្រឡឺម​មក ។ ចំពោះ​ត្រង់​កិរិយា​ដែល​មក​ដល់​ក្រោយ​គេ ក៏​ប្រើ​សព្ទ​នេះ​បាន​ដែរ : ទើប​នឹង​ដល់​មក​ក្រឡឺម, ទើប​នឹង​លេច​មក​ក្រឡឺ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៥</text:p>
          </table:table-cell>
          <table:table-cell table:style-name="តារាង1.A2" office:value-type="string">
            <text:p text:style-name="P6">ក្រឡុ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ខ្លី​ពេក​ណាស់ : ខ្លី​ក្រឡុ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៦</text:p>
          </table:table-cell>
          <table:table-cell table:style-name="តារាង1.A2" office:value-type="string">
            <text:p text:style-name="P6">ក្រឡុ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ខុប : ទ្រង់​ក្រឡុប, ស្នែង​ក្រឡុប, ភាព​ក្រឡុប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៧</text:p>
          </table:table-cell>
          <table:table-cell table:style-name="តារាង1.A2" office:value-type="string">
            <text:p text:style-name="P6">ក្រឡូ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រួម​មាត់ ធំ​បាត : ចាន​ក្រឡូម, ល្អី​ក្រឡូ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៨</text:p>
          </table:table-cell>
          <table:table-cell table:style-name="តារាង1.A2" office:value-type="string">
            <text:p text:style-name="P6">ក្រឡេ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មើល​ចំហៀង​ភ្នែក​ដោយ​រហ័ស គឺ​មើល​ភ្លាម ងាក​មក​វិញ​ភ្លាម ។ ចាក់​ក្រឡេក គឺ​យក​ដៃ​ទៅ​ចាក់ ឬ ចុច​ត្រង់​កន្លែង​ដែល​រសើប​ឲ្យ​ភ្ញាក់, តែ​កាល​ណា​ភ្ញាក់ តោង​ងាក​យ៉ាង​រហ័ស; បុរាណ​យក​ទំនង​ត្រង់​នេះ​មក​បង្កើត​ជា​ពាក្យ​សម្រាប់​និយាយ គឺ​សំដៅ​ត្រង់​ដែល : ចាក់​ទៅ​ហើយ នឹង​ក្រឡេក​មិន​ខ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៨៩</text:p>
          </table:table-cell>
          <table:table-cell table:style-name="តារាង1.A2" office:value-type="string">
            <text:p text:style-name="P6">ក្រឡេ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គេចកែ, គេច​ប្រែ​ឲ្យ​ខុស​អំពី​ប្រក្រតី​ដើម ដោយ​កាយ ឬ ដោយ​វាចា : ក្រឡេច​ឲ្យ​ផុត, ឲ្យ​រួច, ឲ្យ​របូត ។ ជួន​កាល​ប្រើ​ជា​នាម​សព្ទ​ ដូច​ពាក្យ​ថា មនុស្ស​នោះ​មាន​ក្រឡេច​ច្រើន​យ៉ាង <text:s/>គឺ​ថា​មាន​កិច្ច​កល​ច្រើ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០</text:p>
          </table:table-cell>
          <table:table-cell table:style-name="តារាង1.A2" office:value-type="string">
            <text:p text:style-name="P6">ក្រឡេចក្រឡុ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របិញរបុញ​មិន​នឹង មិន​ប្រាកដ : មនុស្ស​ក្រឡេចក្រឡុច គឺ​មនុស្ស​ខូច​រប៉ិញរបុ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១</text:p>
          </table:table-cell>
          <table:table-cell table:style-name="តារាង1.A2" office:value-type="string">
            <text:p text:style-name="P6">ក្រឡែ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ម្រាប់​ចម្រើន​ពាក្យ​ភ្លឺ​ឲ្យ​ប្លែក​ឡើង : ភ្លឺ​ក្រឡែត, គឺ​ភ្លឺ​ច្បាស់, ភ្លឺ​ចែស (បើ​និយាយ​ថា ភ្លើង​ភ្លឺ​ក្រឡែត ភ្លើង​ជា ន. ភ្លឺ​ជា កិ. ក្រឡែត​ជា កិ. វិ. នៃ​ពាក្យ​ភ្លឺ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២</text:p>
          </table:table-cell>
          <table:table-cell table:style-name="តារាង1.A2" office:value-type="string">
            <text:p text:style-name="P6">ក្រឡ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ំដី​និយាយ​ឃ្លាត​ក្លាយ​ពី កឡោបិ៍ (ម. ព. នេះ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៣</text:p>
          </table:table-cell>
          <table:table-cell table:style-name="តារាង1.A2" office:value-type="string">
            <text:p text:style-name="P6">ក្រឡោជ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នំ​មួយ​យ៉ាង​ធ្វើ​ពី​ម្សៅ​ដំណើប​ដាក់​ស្នូល​សណ្ដែក​បាយ ទំហំ​ប៉ុន​ផ្លែ​អង្គញ់ ឬ​ធំ​ជាង បរិភោគ​លាយ​ជាមួយ​នឹង​ទឹក​ស្ករ : នំ​ក្រឡោជី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នំ​ក្រឡោជី <text:s/></text:p>
          </table:table-cell>
        </table:table-row>
        <table:table-row>
          <table:table-cell table:style-name="តារាង1.A2" office:value-type="string">
            <text:p text:style-name="P5">១០៩៤</text:p>
          </table:table-cell>
          <table:table-cell table:style-name="តារាង1.A2" office:value-type="string">
            <text:p text:style-name="P6">ក្រឡោ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ធំ​លៀន : ភ្នែក​ក្រឡោត, ក្បាច់​ក្រឡោត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៥</text:p>
          </table:table-cell>
          <table:table-cell table:style-name="តារាង1.A2" office:value-type="string">
            <text:p text:style-name="P6">ក្រឡ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ជាក់, ច្បាស់, ប្រាកដ, ស្ដែង : ភ្នែក​ក្រឡៅ, ស្នាម​ក្រឡៅ <text:s/>ជាដើម ។ ក្នុង​សាស្ត្រា​បុរាណ​ច្រើន​ប្រើ​ជា កិ. ដូច​ពាក្យ​ថា ក្រឡេកក្រឡៅ ងើយ​ងើប​មើល​ទៅ​សោះ​សា...; ក្រឡេក គឺ​មើល​ចំហៀង​ភ្នែក​ដោយ​រហ័ស, ក្រឡៅ <text:s/>គឺ​មើល​ចំ​ទៅ​មុខ​ហើយ​សង្កេត​ឲ្យ​ច្បាស់ ។ ទំនុក​ច្រៀង​ខ្លះ ក៏​ប្រើ​ជា កិ. <text:s/>ដូច​គ្នា ដូច​ពាក្យ​ថា ក្រឡេក​មើល​ទៅ ក្រឡៅ​មើល​មក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រឡេក​ក្រឡៅ </text:p>
          </table:table-cell>
        </table:table-row>
        <table:table-row>
          <table:table-cell table:style-name="តារាង1.A2" office:value-type="string">
            <text:p text:style-name="P5">១០៩៦</text:p>
          </table:table-cell>
          <table:table-cell table:style-name="តារាង1.A2" office:value-type="string">
            <text:p text:style-name="P6">ក្រអា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ធំ​សង​ខាង​ជាង​ទៅ​លើ : រាង​ក្រអាញ <text:span text:style-name="T22">(ម. ព. កន្ដាញ) ។</text:span>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៧</text:p>
          </table:table-cell>
          <table:table-cell table:style-name="តារាង1.A2" office:value-type="string">
            <text:p text:style-name="P6">ក្រអឹមក្រអៀ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្ងៀម​មិន​និយាយ​ដោយ​អៀន, ដោយ​ញញើត : និយាយ​មក​ចុះ កុំ​ក្រអឹមក្រអៀម​អី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៨</text:p>
          </table:table-cell>
          <table:table-cell table:style-name="តារាង1.A2" office:value-type="string">
            <text:p text:style-name="P6">ក្រអឺ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គុ.</text:p>
          </table:table-cell>
          <table:table-cell table:style-name="តារាង1.D2" office:value-type="string">
            <text:p text:style-name="P13">ស្មឿក, <text:s/>ដែល​មាន​ឫកពា​បែប​ឆ្មើងឆ្មៃ, បែប​កោង : ឈរ​ក្រអឺត, ធ្វើ​ឫក​ក្រអឺ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០៩៩</text:p>
          </table:table-cell>
          <table:table-cell table:style-name="តារាង1.A2" office:value-type="string">
            <text:p text:style-name="P6">ក្រអឺតក្រទ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សំដែង​ឫកពា, កិរិយា​យឺតយ៉ាវ ធ្វើ​ក្រអឺត ក្រ​ប្រែ​ឥរិយាបថ : ឫក​ក្រអឺតក្រទម (ម. ព. ក្រអឺត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០</text:p>
          </table:table-cell>
          <table:table-cell table:style-name="តារាង1.A2" office:value-type="string">
            <text:p text:style-name="P6">ក្រអឺតក្រអ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បញ្ចេញ​ឫក​ព្រហើន, ឫកកោង : ឫក​ក្រអឺតក្រអោ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១</text:p>
          </table:table-cell>
          <table:table-cell table:style-name="តារាង1.A2" office:value-type="string">
            <text:p text:style-name="P6">ក្រអុ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ធាត់​ធំ​ហើយ​ខ្លី : រាង​ក្រអុច <text:s/>។ ឬ​បើ​និយាយ​ថា ធាត់​ក្រអុច ក៏​បាន ។ ធំ​ក្រអុច<text:span text:style-name="T22"> <text:s/>គឺ​ធាត់​ណាស់, ធាត់​ហើយ​ខ្លី​ផង ។</text:span>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34"/>
          </table:table-cell>
        </table:table-row>
        <table:table-row>
          <table:table-cell table:style-name="តារាង1.A2" office:value-type="string">
            <text:p text:style-name="P5">១១០២</text:p>
          </table:table-cell>
          <table:table-cell table:style-name="តារាង1.A2" office:value-type="string">
            <text:p text:style-name="P6">ក្រអុ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រាង​ទាល, កន្តុល គឺ​ធំ​ហើយ​ធាត់​ខ្លី : ធំ​ក្រអុល, ធាត់​ក្រអុ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៣</text:p>
          </table:table-cell>
          <table:table-cell table:style-name="តារាង1.A2" office:value-type="string">
            <text:p text:style-name="P6">ក្រអូ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ល្អ​ក្លិន ឬ​មាន​ក្លិន​ល្អ : ក្លិន​ក្រអូប, ក្រអូប​ក្លិន​សា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៤</text:p>
          </table:table-cell>
          <table:table-cell table:style-name="តារាង1.A2" office:value-type="string">
            <text:p text:style-name="P6">ក្រអូ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ិតាន​មាត់ : ក្រអូម​មាត់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៥</text:p>
          </table:table-cell>
          <table:table-cell table:style-name="តារាង1.A2" office:value-type="string">
            <text:p text:style-name="P6">ក្រអួ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អំពី​សំឡេង​ដែល​ណែន​ស្រួល : សំឡេង​ក្រអួ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៦</text:p>
          </table:table-cell>
          <table:table-cell table:style-name="តារាង1.A2" office:value-type="string">
            <text:p text:style-name="P6">ក្រអេ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ម្អេក​ដែល​មាន​នៅ​ទី​ខ្មាស (ព. ទ្រ. ព. អា.) ពាក្យ​សុភាព​ហៅ មន្ទិល​គុយ្ហ​ប្រទេ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៧</text:p>
          </table:table-cell>
          <table:table-cell table:style-name="តារាង1.A2" office:value-type="string">
            <text:p text:style-name="P6">ក្រអែងក្រអោ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អែងអោង​ដោយ​ធ្វើ​អាការ​ដូច​មែនទែន, ដូច​គ្រាន់​បើ​ណាស់ : ឫក​ក្រអែងក្រអោ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០៨</text:p>
          </table:table-cell>
          <table:table-cell table:style-name="តារាង1.A2" office:value-type="string">
            <text:p text:style-name="P6">ក្រអែ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13">ពាក្យ​សម្រាប់​និយាយ​ផ្សំ​នឹង​ពាក្យ​ក្រអូប : ក្រអូបក្រអែប គឺ​ក្រអូប​សាយ​ភា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រអូប​ក្រអែប</text:p>
          </table:table-cell>
        </table:table-row>
        <table:table-row>
          <table:table-cell table:style-name="តារាង1.A2" office:value-type="string">
            <text:p text:style-name="P5">១១០៩</text:p>
          </table:table-cell>
          <table:table-cell table:style-name="តារាង1.A2" office:value-type="string">
            <text:p text:style-name="P6">ក្រអែ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 ឬ កិ. វិ.</text:p>
          </table:table-cell>
          <table:table-cell table:style-name="តារាង1.D2" office:value-type="string">
            <text:p text:style-name="P13">ដែល​មិន​រវល់, ព្រងើយ, ជើយ : ឫក​ក្រអែស; ក្រោក​ចេញ​ក្រអែ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០</text:p>
          </table:table-cell>
          <table:table-cell table:style-name="តារាង1.A2" office:value-type="string">
            <text:p text:style-name="P6">ក្រឱ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រអោង-អោង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ធំ​ដោយ​បំប៉ោង, ដោយ​ចំកោង : ធំ​ក្រអោង​ៗ ។</text:p>
          </table:table-cell>
          <table:table-cell table:style-name="តារាង1.D2" office:value-type="string">
            <text:p text:style-name="P15">ក្រអោង​ៗ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១</text:p>
          </table:table-cell>
          <table:table-cell table:style-name="តារាង1.A2" office:value-type="string">
            <text:p text:style-name="P6">ក្រឳ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្រៀង, ស្រែក​ច្រៀង (សព្ទ​មេមត់) ។</text:p>
          </table:table-cell>
          <table:table-cell table:style-name="តារាង1.D2" office:value-type="string">
            <text:p text:style-name="P15">ក្រអៅ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ខ្នែង​ដែល​បែក​ចេញ​ពី​មើម​ឈូក​ទៅ; តែ​អ្នក​ខ្លះ​សំដៅ​ហៅ​លើ​មើម​ឈូក​តែ​ម្ដង: ក្រឳឈូក ។</text:p>
          </table:table-cell>
          <table:table-cell table:style-name="តារាង1.D2" office:value-type="string">
            <text:p text:style-name="P15">ក្រអៅ</text:p>
          </table:table-cell>
          <table:table-cell table:style-name="តារាង1.I2" office:value-type="string">
            <text:p text:style-name="P13">ក្រឳ​ឈូក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40">ដែល​ឮ​រំពង​ណែន​ពីរោះ : សំឡេង​ក្រឳ ។</text:p>
          </table:table-cell>
          <table:table-cell table:style-name="តារាង1.D2" office:value-type="string">
            <text:p text:style-name="P15">ក្រអៅ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២</text:p>
          </table:table-cell>
          <table:table-cell table:style-name="តារាង1.A2" office:value-type="string">
            <text:p text:style-name="P6">ក្រ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ដង្កូវ​ល្អិត​ស៊ី​ស្លឹក​ដំណាំ​ទាំងពួង : ក្រា​កាច់, ក្រា​ស៊ី​ដំណាំ​អស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៣</text:p>
          </table:table-cell>
          <table:table-cell table:style-name="តារាង1.A2" office:value-type="string">
            <text:p text:style-name="P6">ក្រ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អូស​ដោយ​ទាញ​អ្វី​ៗ : ឮ​សូរ​ក្រាក, ទាញ​ក្រា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៤</text:p>
          </table:table-cell>
          <table:table-cell table:style-name="តារាង1.A2" office:value-type="string">
            <text:p text:style-name="P6">ក្រ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ខ្លឹម​ឈើ​ដែល​របក​ស្រាយ​ខ្លួន​ឯង : ឈើ​ក្រាក់, សសរ​ក្រាក់, ក្រាក់​ខ្នុ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៥</text:p>
          </table:table-cell>
          <table:table-cell table:style-name="តារាង1.A2" office:value-type="string">
            <text:p text:style-name="P6">ក្រាក់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ដែល​កើត​ពី​ទឹក​ពុះ : ឮ​សូរ​ក្រាក់​ៗ, ឬ​គ្រាក់​ៗ ។</text:p>
          </table:table-cell>
          <table:table-cell table:style-name="តារាង1.D2" office:value-type="string">
            <text:p text:style-name="P15">គ្រាក់​ៗ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៦</text:p>
          </table:table-cell>
          <table:table-cell table:style-name="តារាង1.A2" office:value-type="string">
            <text:p text:style-name="P6">ក្រាក់​អាច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ស្លាប​មួយ​ប្រភេទ សម្បុរ​ប្រផេះ​ពួក​មាន់​ទឹក ។</text:p>
          </table:table-cell>
          <table:table-cell table:style-name="តារាង1.D2" office:value-type="string">
            <text:p text:style-name="P15">ក្រាក់​អាចម៌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៧</text:p>
          </table:table-cell>
          <table:table-cell table:style-name="តារាង1.A2" office:value-type="string">
            <text:p text:style-name="P6">ក្រាង​ក្រឳ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ូរ​សំឡេង​លាន់​រំពង​សាយ​ពីរោះ : សំឡេង​ក្រាង​ក្រឳ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៨</text:p>
          </table:table-cell>
          <table:table-cell table:style-name="តារាង1.A2" office:value-type="string">
            <text:p text:style-name="P6">ក្រាញ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ៀច, តម្អឹង : ក្រាញ​មិន​ចង់​ទៅ, ទម្លាក់​ក្រា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១៩</text:p>
          </table:table-cell>
          <table:table-cell table:style-name="តារាង1.A2" office:value-type="string">
            <text:p text:style-name="P6">ក្រាញ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ក្បាល​ក្រមប់​រាង​ស្ទើរ​មូល មាន​សភាព​រឹងប៉ឹង, អត់​ធន់ : ត្រី​ក្រាញ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​ក្រាញ់ </text:p>
          </table:table-cell>
        </table:table-row>
        <table:table-row>
          <table:table-cell table:style-name="តារាង1.A2" office:value-type="string">
            <text:p text:style-name="P5">១១២០</text:p>
          </table:table-cell>
          <table:table-cell table:style-name="តារាង1.A2" office:value-type="string">
            <text:p text:style-name="P6">ក្រា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គ្រួ, គឺ​មនុស្ស​មួយ​បន​ដែល​ជុំ​គ្នា មាន​លំនៅ​ផ្ទះ​ជាមួយ​គ្នា មាន​ប្ដី​ប្រពន្ធ, អាពុក​ម្ដាយ, កូន​និង​បង​ប្អូន​បង្កើត​រួម​ចង្ក្រាន​ជាមួយ​គ្នា : មនុស្ស​មួយ​ក្រ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១</text:p>
          </table:table-cell>
          <table:table-cell table:style-name="តារាង1.A2" office:value-type="string">
            <text:p text:style-name="P6">ក្រា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ឱន​ខ្លួន, ឱន​ក្បាល​រាប​ដល់​ទី​ទាប​បំផុត : ក្រាប​ក្បាល​ដល់​កន្ទេល, ក្រាប​ថ្វាយ​បង្គ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២</text:p>
          </table:table-cell>
          <table:table-cell table:style-name="តារាង1.A2" office:value-type="string">
            <text:p text:style-name="P6">ក្រាប់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ើ ឬ ឫស្សី​ពីរ​បន្ទះ​យក​មក​វាយ​ខ្ទប់​គ្នា​ដើម្បី​បន្ទរ​ចង្វាក់​ភ្លេង ឬ ចង្វាក់​ពោល​លេង​ល្ខោ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ក្ដាំង​រឹង​ជាប់​គ្នា : បាយ​ក្ដាំង​ក្រាប់​ជាប់​នៅ​បាត​ឆ្នាំង​កេះ​មិន​ចេ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៣</text:p>
          </table:table-cell>
          <table:table-cell table:style-name="តារាង1.A2" office:value-type="string">
            <text:p text:style-name="P6">ក្រាប់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លាន់​អ្វី​ៗ : ឮ​សូរ​ក្រាប់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៤</text:p>
          </table:table-cell>
          <table:table-cell table:style-name="តារាង1.A2" office:value-type="string">
            <text:p text:style-name="P6">ក្រាម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វត្ថុ​ធ្វើ​ពី​អាចម៍​ប្រចៀវ សណ្ឋាន​ដូច​អំបិល, លាយ​នឹង​ធ្យូង, ស្ពាន់​ធ័រ ធ្វើ​ម្សៅ​បាន ។ ក្រាម​ជា​វត្ថុ​ត្រូវ​ការ​ក្នុង​ជាង​ទង គេ​ប្រើ​បង់​ក្នុង​មាស ឬ ប្រាក់​ដែល​រំលាយ​ដើម្បី​ឲ្យ​កាត់​ជាតិ​ដែល​មិន​បរិសុទ្ធ​ចេ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gramme) កូន​ជញ្ជីង​បារាំងសែស ទម្ងន់ ១០០ សង់ទីក្រា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គ្រាប់ ឬ ដុំ​រឹង​ដូច​ក្រួស​ដែល​កើត​ពី​ស្ករ​ផ្សេង​ៗ ឬ​ពី​រងូ​មាន​រស​ផ្អែម : ស្ករ​ក្រាម, រងូ​ឡើង​ក្រា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៥</text:p>
          </table:table-cell>
          <table:table-cell table:style-name="តារាង1.A2" office:value-type="string">
            <text:p text:style-name="P6">ក្រាមទា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ធ្មេញ​ខ្ចី​ដែល​ដុះ​ក្រោយ​គេ ក្នុង​កាល​ដែល​មនុស្ស​ពេញ​អាយុ​គ្រប់​ការ (ក្រាម​ទាល់ ច្រើន​តែ​ដុះ​នៅ​ក្បែរ​ធ្គាម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៦</text:p>
          </table:table-cell>
          <table:table-cell table:style-name="តារាង1.A2" office:value-type="string">
            <text:p text:style-name="P6">ក្រាម​រម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ប់​មួយ​ប្រភេទ ផ្លែ​ទ្រមៀច​សណ្ឋាន​ដូច​ផ្លែ​ល្ពៅ, ប្រើ​ជា​បន្លែ, អន្លក់ : ត្រប់​ក្រាម​រមាស ។ ឈ្មោះ​ឈើ​មួយ​ប្រភេទ ដើម​<text:span text:style-name="T3">ស្លឹក​ប្រហែល​គ្នា​នឹង​ដើម​កែស តែ​តូច​ជាង, ផ្លែ​ប្រើ​ជា​អាហារ​បាន ។</text:span>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ប់​ក្រាម​រមាស</text:p>
          </table:table-cell>
        </table:table-row>
        <table:table-row>
          <table:table-cell table:style-name="តារាង1.A2" office:value-type="string">
            <text:p text:style-name="P5">១១២៧</text:p>
          </table:table-cell>
          <table:table-cell table:style-name="តារាង1.A2" office:value-type="string">
            <text:p text:style-name="P6">ក្រាយ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ធំ​មួយ​ប្រភេទ ដើម​ស្រលួត ស្លឹក​ប្រហែល​នឹង​ស្លឹក​រំដួ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ពស់​មួយ​ប្រភេទ​មាន​ពិស​ខ្លាំង​មាន​ទ្រនុង​ខ្នង​ជា​អាវុធ អាច​ច្រាស​ឲ្យ​មុត​បាន : ពស់​ក្រា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ពស់​ក្រាយ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មាន​សណ្ឋាន​ដូច​ត្រី​ស្លាត តែ​ធំ​ជាង​ត្រី​ស្លាត ហើយ​មាន​ត្រា​អុច​ៗ ជា​ជួរ​នៅ​ដើម​ជាយ​គ្រែង : ត្រី​ក្រា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ក្រាយ</text:p>
          </table:table-cell>
        </table:table-row>
        <table:table-row>
          <table:table-cell table:style-name="តារាង1.A2" office:value-type="string">
            <text:p text:style-name="P5">១១២៨</text:p>
          </table:table-cell>
          <table:table-cell table:style-name="តារាង1.A2" office:value-type="string">
            <text:p text:style-name="P6">ក្រាល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ា, លាត : ក្រាល​កន្ទេល, ក្រាល​កម្រាល ។ ផ្សាយ​ចេញ​ទៅ : ព្រះ​ពុទ្ធ​ទ្រង់​ក្រាល​សំណាញ់​ញាណ​មើល​ឧបនិស្ស័យ​នៃ​សត្វ ។ ក្រាល​កឋិន ប្រកាស​ឲ្យ​សង្ឃ​ឮ​គ្រប់​រូប​ថា យក​ចីវរ​ណា ជា​កឋិន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ផ្សាយ​ចេញ​ទ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២៩</text:p>
          </table:table-cell>
          <table:table-cell table:style-name="តារាង1.A2" office:value-type="string">
            <text:p text:style-name="P6">ក្រា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ដាល​ក្រហម​ជុំ​វិញ រោគ​បូស ឬ រោគ​ពិស​ដែល​គ្មាន​មុខ​នឹង​ធ្លាយ​ដោយ​ហេតុ​មក​ពី​ដរ : បូស​ក្រាល់, ពិស​ក្រាល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​</text:p>
          </table:table-cell>
        </table:table-row>
        <table:table-row>
          <table:table-cell table:style-name="តារាង1.A2" office:value-type="string">
            <text:p text:style-name="P5">១១៣០</text:p>
          </table:table-cell>
          <table:table-cell table:style-name="តារាង1.A2" office:value-type="string">
            <text:p text:style-name="P6">ក្រាស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សិត​សក់ មាន​ធ្មេញ​ច្រើន​ដូច​ជា​ស្និត តែ​ធំ​ៗ ជាង​ស្និត ។ ឈ្មោះ​អណ្ដើក​សមុទ្រ​មួយ​ប្រភេទ ស្នូក​មាន​ពណ៌​ថ្លា ធ្វើ​ជា​ក្រាស​សិត​​សក់ ឬ ជា​ប្រអប់​ជាដើម ក៏​ប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ពន្លក​ស្លាប​ខ្ចី​ដែល​ទើប​នឹង​ដុះ​រង្វើល​ៗ ខ្លី​ៗ នៃ​កូន​សត្វ​បក្សី : កូន​ក្អែក​ទើប​នឹង​ដុះ​ក្រា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១</text:p>
          </table:table-cell>
          <table:table-cell table:style-name="តារាង1.A2" office:value-type="string">
            <text:p text:style-name="P6">ក្រ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កម្រាស់, ទីទៃ​ពី​ស្ដើង : ក្ដារ​ក្រាស់, សំពត់​ក្រាស់ ។ ក្រាស់​ក្រែល គឺ​ច្រើន​ល្មម : មាន​សម្បត្តិ​ក្រាស់​ក្រែល, មាន​ធនធាន​ក្រាស់​ក្រែល ។ ក្រាស់​ក្រៃ <text:s/>គឺ​ច្រើន​ពេក : មនុស្ស​ច្រើន​ក្រាស់​ក្រៃ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​ក្រាស់​ក្រៃ​ក្រាស់​ក្រែល </text:p>
          </table:table-cell>
        </table:table-row>
        <table:table-row>
          <table:table-cell table:style-name="តារាង1.A2" office:value-type="string">
            <text:p text:style-name="P5">១១៣២</text:p>
          </table:table-cell>
          <table:table-cell table:style-name="តារាង1.A2" office:value-type="string">
            <text:p text:style-name="P6">ក្រ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លាក់​ចំណាំ, លាក់​ឲ្យ​មាន​ស្នាម​ជា​សម្គាល់ : ក្រិត​ឈើ​ចំណា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៣</text:p>
          </table:table-cell>
          <table:table-cell table:style-name="តារាង1.A2" office:value-type="string">
            <text:p text:style-name="P6">ក្រិ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ចម្រើន​ឡើង​មិន​រួច, ដែល​លូត​លាស់​ឡើង​មិន​រួច : ផ្លែ​ឈើ​ក្រិ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៤</text:p>
          </table:table-cell>
          <table:table-cell table:style-name="តារាង1.A2" office:value-type="string">
            <text:p text:style-name="P6">ក្រិប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អ្វី​ៗ សង្កៀត​គ្នា ឬ​ដោយ​ទំពា​ដោយ​ទែះ​អ្វី​ៗ ដែល​ជា​របស់​ស្រួយ : ឮ​សូរ​កណ្ដុរ​កកេរ​ទូ​ក្រិប​ៗ ។ ឮ​សូរ ក្រុប​ៗ ក៏​ថា​ដែរ។</text:p>
          </table:table-cell>
          <table:table-cell table:style-name="តារាង1.D2" office:value-type="string">
            <text:p text:style-name="P15">ក្រឹប​ៗ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៥</text:p>
          </table:table-cell>
          <table:table-cell table:style-name="តារាង1.A2" office:value-type="string">
            <text:p text:style-name="P6">ក្រិ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ក្ល.; សំ.; 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ក្ឫឝ; កិស “ស្គម; តូច; តិច”) តូច, តូច​ច្រមិច គឺ​ដែល​រៀវ​ក្រិន មិន​ធំ​តាម​កំណត់​កាល​ដែល​ត្រូវ​ធំ : មនុស្ស​ក្រិស ។ ក្មេង​ក្រិស គឺ​ក្មេង​ដែល​ដល់​កំណត់​អាយុ​គួរ​ធំ​ហើយ​នៅ​តែ​តូច ។ ព. ផ្ទ. ដំឡោក ។ ស្វា​ក្រិស <text:s/>ស្វា​ដែល​មាន​រូប​តូច​ជាង​ពួក​ស្វា​ឯ​ទៀត <text:s text:c="4"/>(អ្នក​ស្រុក​ខ្លះ​ហៅ ស្វា​ក្រិស <text:s/>ថា ស្វា-ស) ។ ធ្លាប់​សរសេរ ក្រិះ ឬ ក្រេះ, ក្រែះ, គួរ​លែង​សរសេរ​ដូច្នេះ​ត​ទៅ​ទៀត ព្រោះ​សរសេរ​ក្លាយ​ឃ្លាត​ពី​ពាក្យ​ដើម ដែល​អ្នក​ប្រាជ្ញ​ខ្មែរ​បុរាណ​ប្រើ​នោះ​ឆ្ងាយ​ណាស់ ខ្មែរ​បុរាណ​សរសេរ ក្រិឝ បំប្លែង​មក​ជា ក្រិស តាំង​ពី​ឈប់​ប្រើ ឝ និង ឞ ដែល​សម្រាប់​សរសេរ​ឲ្យ​ចំ​ពាក្យ​សំស្ក្រឹត​នោះ​រៀង​មក ទុក​ឲ្យ​នៅ​តែ ស <text:s/>ឲ្យ​ប្រើ​ជួស ឝ <text:span text:style-name="T8">ឞ, ឯ ឞ យក​មួយ​ចំហៀង​មក​ប្រើ​ជា​ជើង ស </text:span><text:span text:style-name="T14">(្ស)</text:span><text:span text:style-name="T8"> នេះ ដូច បក្សី, យក្ស, អារក្ស ជាដើម</text:span>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៦</text:p>
          </table:table-cell>
          <table:table-cell table:style-name="តារាង1.A2" office:value-type="string">
            <text:p text:style-name="P6">ក្រិ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3">ជា​ពាក្យ​ដែល​បាន​ប្រាប់​ហើយ​ថា គួរ​ឈប់​លែង​ប្រើ​ត​ទៅ​ទៀត​ ព្រោះ​ជា​ពាក្យ​ក្លាយ​ឃ្លាត​មក​ពី ក្រិស គួរ​ប្រើ ក្រិស នេះ​វិញ (ម. ព. ក្រិស)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៧</text:p>
          </table:table-cell>
          <table:table-cell table:style-name="តារាង1.A2" office:value-type="string">
            <text:p text:style-name="P6">ក្រី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ាត់​ឲ្យ​មាន​ជា​លំអាន : ក្រី​ឈើ, ក្រី​ឫស្សី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13">ពាក្យ​សម្រាប់​និយាយ​ផ្សំ​ជាមួយ​នឹង​ពាក្យ​ក្រ : ក្រីក្រ ឬ ក្រក្រី : មនុស្ស​ក្រីក្រ <text:s/>គឺ​មនុស្ស​ទុគ៌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រីក្រ</text:p>
            <text:p text:style-name="P13">ក្រក្រី </text:p>
          </table:table-cell>
        </table:table-row>
        <table:table-row>
          <table:table-cell table:style-name="តារាង1.A2" office:value-type="string">
            <text:p text:style-name="P5">១១៣៨</text:p>
          </table:table-cell>
          <table:table-cell table:style-name="តារាង1.A2" office:value-type="string">
            <text:p text:style-name="P6">ក្រឹក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អង្រង់​បំពង់​ឫស្សី ឬ​ដប​ជាដើម​ដែល​មាន​គ្រាប់​ក្នុង : ឮ​សូរ​ក្រឹក​ៗ (និយាយ​ថា ក្រឹប​ៗ ក៏​មាន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៣៩</text:p>
          </table:table-cell>
          <table:table-cell table:style-name="តារាង1.A2" office:value-type="string">
            <text:p text:style-name="P6">ក្រឹត្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រឹត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ឫត្យ &gt; ក្រឹត្យ) កិច្ច; ច្បាប់ : កាន់​ក្រឹត្យ​វិន័យ <text:s/>(ម. ព. កិច្ច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០</text:p>
          </table:table-cell>
          <table:table-cell table:style-name="តារាង1.A2" office:value-type="string">
            <text:p text:style-name="P6">ក្រឹត្យក្រ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រឹតក្រំ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ឫត្យ + ក្រម) លំដាប់​នៃ​កិច្ច (ម. ព. ក្រឹត្យ និង ក្រម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១</text:p>
          </table:table-cell>
          <table:table-cell table:style-name="តារាង1.A2" office:value-type="string">
            <text:p text:style-name="P6">ក្រឹ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(ម. ព. ក្រឹក​ៗ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២</text:p>
          </table:table-cell>
          <table:table-cell table:style-name="តារាង1.A2" office:value-type="string">
            <text:p text:style-name="P6">ក្រឹបក្រៀ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3">ក្រឹបក្រៀប​ក្រឹបក្រៀប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ក្រឹប​ៗ ក្រៀប​ៗ រឿយ​ៗ ។</text:p>
          </table:table-cell>
          <table:table-cell table:style-name="តារាង1.D2" office:value-type="string">
            <text:p text:style-name="P15">ក្រឹប​ក្រៀប​ៗ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៣</text:p>
          </table:table-cell>
          <table:table-cell table:style-name="តារាង1.A2" office:value-type="string">
            <text:p text:style-name="P6">ក្រឹ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"><text:span text:style-name="T17">ឈ្មោះ​ត្រី​មួយ​ពួក​តូច​ៗ; ត្រី​ក្រឹម​មាន​បី​យ៉ាង : ត្រី​ក្រឹម​មាស (សម្រាប់​ជល់), <text:s/>ត្រី​ក្រឹម​ទន្សាយ <text:s/>និង ត្រី​ក្រឹម​ក្ដារ <text:s/>មិន​ចេះ​ជល់​ទេ​ ។ ឈើ​ជ្រៃ​មួយ​ប្រភេទ មាន​ស្លឹក​ល្អិត ច្រើន​ដុះ​ពឹង​អាស្រ័យ​នឹង​</text:span><text:span text:style-name="T13">ឈើ​ឯ​ទៀត ហើយ​មាន​ពួរ​រួប​រឹត​ឈើ​ឯ​ទៀត​នោះ​ផង : ជ្រៃ​ក្រឹម ។</text:span>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">ជ្រៃ​ក្រឹម </text:p>
            <text:p text:style-name="P2">ត្រី​ក្រឹម​មាស ត្រី​ក្រឹម​ក្ដារ </text:p>
            <text:p text:style-name="P2">ត្រី​ក្រឹម​ទន្សាយ</text:p>
          </table:table-cell>
        </table:table-row>
        <table:table-row>
          <table:table-cell table:style-name="តារាង1.A2" office:value-type="string">
            <text:p text:style-name="P5">១១៤៤</text:p>
          </table:table-cell>
          <table:table-cell table:style-name="តារាង1.A2" office:value-type="string">
            <text:p text:style-name="P6">ក្រឹ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40">គ្រឿង​សស្ត្រា​ខ្លី​ស្រួច មាន​មុខ​ទាំង​ពីរ​ខាង​សម្រាប់​ស៊ក​ក្នុង​ស្រោម​សៀត​ចង្កេះ​ដូច​កាំបិត​ស្នៀ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៥</text:p>
          </table:table-cell>
          <table:table-cell table:style-name="តារាង1.A2" office:value-type="string">
            <text:p text:style-name="P6">ក្រឺ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ដែល​លាន់​ឮ​ដោយ​ការ​សង្កៀត​គ្នា ឬ ដោយ​ការ​សង្កត់​លើ​គ្នា : សូរ​ក្រឺត​ៗ, ខាំ​ធ្មេញ​ក្រឺត​ៗ ។ ន. ថ្នាក់​ដែល​រំកិល ឬ បង្ខិត​វត្ថុ​អ្វី​ពី​កន្លែង​មួយ ទៅ​កន្លែង​មួយ : បង្ខិត​មួយ​ក្រឺត​ទៀត, ឡើង​មួយ​ក្រឺត​ទៀ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៦</text:p>
          </table:table-cell>
          <table:table-cell table:style-name="តារាង1.A2" office:value-type="string">
            <text:p text:style-name="P6">ក្រុក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មាន់​ញី​បណ្ដើរ​កូន : ឮ​សូរ​ក្រុក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៧</text:p>
          </table:table-cell>
          <table:table-cell table:style-name="តារាង1.A2" office:value-type="string">
            <text:p text:style-name="P6">ក្រុ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គ្រប​ដោយ​ប្រដាប់​មាន​អង្រុត​ជាដើម ហើយ​សង្កត់​ទប់​ទុក : ក្រុង​មាន់, ក្រុង​ត្រី ។ រក្សា, ការពារ : មេ​មាន់​ក្រុង​កូ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ច្រើន​អាន​ថា គ្រុង) ន. <text:s/>នគរ, រាជធានី, បុរី : ក្រុង​ភ្នំពេញ, ក្រុង​ប៉ារីស, ក្រុង​ព្រៃនគ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រុង​ភ្នំពេញ ក្រុង​ប៉ារីស ក្រុង​ព្រៃនគរ</text:p>
          </table:table-cell>
        </table:table-row>
        <table:table-row>
          <table:table-cell table:style-name="តារាង1.A2" office:value-type="string">
            <text:p text:style-name="P5">១១៤៨</text:p>
          </table:table-cell>
          <table:table-cell table:style-name="តារាង1.A2" office:value-type="string">
            <text:p text:style-name="P6">ក្រុប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(មើល​ពាក្យ ក្រិប​ៗ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៤៩</text:p>
          </table:table-cell>
          <table:table-cell table:style-name="តារាង1.A2" office:value-type="string">
            <text:p text:style-name="P6">ក្រុ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រម; កម “លំដាប់”) លំដាប់; ប៉ែក​ដោយ​តំណែង, ដោយ​មុខ, ដោយ​សង្កាត់, ដោយ​ពួក : ក្រុម​រក្សា​ព្រះ​អង្គ, ក្រុម​រាជ​តម្រួត, ក្រុម​ទាហាន​ឆត្រ​យោង ។ល។ ក្រុម​មឿង (ក្រុម-ម៉ៈមឿង) ក្រុម​អ្នក​រាជការ​រក្សា​ក្រុង : រាជការ​ក្រុម​មឿង ។ ក្រុម​វាំង (ក្រុម-ម៉ៈ វាំង) ក្រុម​មន្ត្រី​អ្នក​រក្សា​ការ​ខុស​ត្រូវ​នៃ​ពួក​ស្ត្រី​ក្នុង​ព្រះ​បរម​រាជ​វាំង (មាន​តែ​ក្នុង​រជ្ជកាល​ពី​ដើម) ។ល។ ឋានន្តរ​ស័ក្តិ​នៃ​ព្រះ​អង្គ​ម្ចាស់​អង្គ​ខ្លះ ដែល​ព្រះ​ករុណា​ជា​អម្ចាស់​ជីវិត​លើ​ត្បូង​ទ្រង់​ព្រះ​មេត្តា​ប្រោស​តាំង​ជា​ទី ម៉ឺន ឬ ហ្មឺន, ឃុន, ហ្លួង, ព្រះ តាម​លំដាប់​ថ្នាក់​គឺ <text:s/>ក្រុម​ម៉ឺន, ឬ ក្រុម​ហ្មឺន, ក្រុម​ឃុន, ក្រុម​ហ្លួង, ក្រុម​ព្រះ (សុទ្ធ​តែ​អាន​ថា ក្រុម-ម៉ៈ--), ហៅ​ថា ស្ដេច​តាំង​ក្រុម ឬ​ព្រះ​អង្គ​ម្ចាស់​តាំង​ក្រុម; សាធារណ​ជន​តែង​តែ​និយាយ​ថា ព្រះ​អង្គ​ក្រុម​ម៉ឺន..., ព្រះ​អង្គ​ក្រុម​ឃុន..., ព្រះ​អង្គ​ក្រុម​ហ្លួង..., ព្រះ​អង្គ​ក្រុម​ព្រះ...; ជួន​កាល​មាន​ឋានន្តរ​ផ្សំ​ពី​ខាង​ចុង​ផង ដូច​ជា ព្រះ​អង្គ​ក្រុម​ឃុន​វិសុទ្ធ​ពង្ស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០</text:p>
          </table:table-cell>
          <table:table-cell table:style-name="តារាង1.A2" office:value-type="string">
            <text:p text:style-name="P6">ក្រុ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ស្រកា​មួយ​ប្រភេទ សណ្ឋាន​ដូច​ត្រី​ក្អែក តែ​តូច​ជាង​ត្រី​ក្អែក ទំហំ​ប៉ុន​ត្រី​លេញ : ត្រី​ក្រុ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​ក្រុស</text:p>
          </table:table-cell>
        </table:table-row>
        <table:table-row>
          <table:table-cell table:style-name="តារាង1.A2" office:value-type="string">
            <text:p text:style-name="P5">១១៥១</text:p>
          </table:table-cell>
          <table:table-cell table:style-name="តារាង1.A2" office:value-type="string">
            <text:p text:style-name="P6">ក្រូ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ពួក​មាន​ផ្លែ​ប្រកប​ដោយ​ក្លែប, កំពឹស​មាន​រស​ជូរ ឬ ផ្អែម​សម្រាប់​ប្រើ​ជា​អាហារ ឬ ជា​ប្រយោជន៍​ក្នុង​គ្រឿង​ញាំ​ភ្លា​ជាដើម ។ ក្រូច​មាន​ច្រើន​យ៉ាង : ក្រូច​ថ្លុង, ក្រូច​សើច, ក្រូច​ឆ្មារ, ក្រូច​ចង​សក់, ក្រូច​ឃ្វិច, ក្រូច​ពោធិ៍សាត់ ។ល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រូច​ថ្លុង</text:p>
            <text:p text:style-name="P13">ក្រូច​សើច </text:p>
            <text:p text:style-name="P13">ក្រូច​ឆ្មារ</text:p>
            <text:p text:style-name="P13">ក្រូច​ចង​សក់ ក្រូច​ឃ្វិច</text:p>
            <text:p text:style-name="P13">ក្រូច​ពោធិ៍សាត់</text:p>
          </table:table-cell>
        </table:table-row>
        <table:table-row>
          <table:table-cell table:style-name="តារាង1.A2" office:value-type="string">
            <text:p text:style-name="P5">១១៥២</text:p>
          </table:table-cell>
          <table:table-cell table:style-name="តារាង1.A2" office:value-type="string">
            <text:p text:style-name="P6">ក្រូចឆ្ម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្រុក​មួយ​ឋិត​នៅ​តាម​ដង​ទន្លេ​មេគង្គ​ក្នុង​<text:span text:style-name="T14">ខែត្រ</text:span>​កំពង់ចាម : ស្រុក​ក្រូច​ឆ្មា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ស្រុក​ក្រូចឆ្មារ</text:p>
          </table:table-cell>
        </table:table-row>
        <table:table-row>
          <table:table-cell table:style-name="តារាង1.A2" office:value-type="string">
            <text:p text:style-name="P5">១១៥៣</text:p>
          </table:table-cell>
          <table:table-cell table:style-name="តារាង1.A2" office:value-type="string">
            <text:p text:style-name="P6">ក្រួ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បក្សី​មួយ​ពួក​រូប​តូច​ៗ រាង​ខ្លី មាន​លំនៅ ឬ ធ្វើ​សំបុក​ភ្ញាស់​កូន​នៅ​ដី, បើ​វា​រងាវ គេ​ថា​អ៊ឺត ។ 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៤</text:p>
          </table:table-cell>
          <table:table-cell table:style-name="តារាង1.A2" office:value-type="string">
            <text:p text:style-name="P6">ក្រួ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ឮ​ដោយ​ទំពា​របស់​ស្រួយ : ឮ​សូរ​ក្រួប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៥</text:p>
          </table:table-cell>
          <table:table-cell table:style-name="តារាង1.A2" office:value-type="string">
            <text:p text:style-name="P6">ក្រួ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ជាតិ​ថ្ម​មួយ​យ៉ាង មាន​សាច់​រឹង មាន​សណ្ឋាន​ជា​ដុំ​តូច​ៗ មូល​ខ្លះ​ សំប៉ែត​ខ្លះ ច្រើន​ដុះ​កើត​ក្នុង​ទឹក ប្រើ​ការ​លាយ​ជា​មួយ​ខ្សាច់ និង ស៊ីម៉ងត៍ ធ្វើ​គ្រឹះស្ថាន​ផ្សេង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៦</text:p>
          </table:table-cell>
          <table:table-cell table:style-name="តារាង1.A2" office:value-type="string">
            <text:p text:style-name="P6">ក្រើ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ំឭក​រឿយ​ៗ : ក្រើន​គ្នា​ឲ្យ​ខំ​ធ្វើ​ការ​រក​ស៊ី, ឲ្យ​ខំ​រៀន​សូត្រ ។ ប្រកាស​កណ្ដាល​ជំនុំ​សង្ឃ​រក​ភិក្ខុ​ដែល​មាន​ចីវរ​ទុព្វល​ភាព ហើយ​អាច​ចេះ​ចាំ​នូវ​អានិសង្ឃ ៥, មាតិកា ៨, បលិពោធ ២ និង​កឋិនត្ថារ​កិច្ច ហើយ​អាច​ញ៉ាំង​សង្ឃ​ឲ្យ​ត្រេកអរ​បាន, ដើម្បី​ឲ្យ​គ្រង​កឋិន ក៏​ហៅ ក្រើន <text:s/>ដែរ : ក្រើន​កឋិន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៧</text:p>
          </table:table-cell>
          <table:table-cell table:style-name="តារាង1.A2" office:value-type="string">
            <text:p text:style-name="P6">ក្រៀ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ង​ត្របែង​អ្វី​ភ្ជាប់​នឹង​បង្គោល ឬ សសរ, ដើម​ឈើ ។ ចង​ក្រៀក គឺ​ចង​ក្រៀក​ឲ្យ​មា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៥៨</text:p>
          </table:table-cell>
          <table:table-cell table:style-name="តារាង1.A2" office:value-type="string">
            <text:p text:style-name="P6">ក្រៀ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នំ​ធ្វើ​ពី​ម្សៅ​ដំណើប មាន​សណ្ឋាន​មូល​សំប៉ាត ចម្អិន​ដោយ​បំពង​នឹង​រងើក​ភ្លើង មាន​ភាព​ស្រួយ : នំ​ក្រៀប ។ នំ​ក្រៀប​ទទឹក គឺ​នំ​ក្រៀប​សើម, ទន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នំក្រៀប</text:p>
          </table:table-cell>
        </table:table-row>
        <table:table-row>
          <table:table-cell table:style-name="តារាង1.A2" office:value-type="string">
            <text:p text:style-name="P5">១១៥៩</text:p>
          </table:table-cell>
          <table:table-cell table:style-name="តារាង1.A2" office:value-type="string">
            <text:p text:style-name="P6">ក្រៀប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សង្កៀត​គ្នា ឬ សូរ​ជាន់, សូរ​សង្កត់​លើ​របស់​អ្វី​ៗ ដែល​ស្រួយ​ៗ : ឮ​សូរ​ក្រៀប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០</text:p>
          </table:table-cell>
          <table:table-cell table:style-name="តារាង1.A2" office:value-type="string">
            <text:p text:style-name="P6">ក្រៀ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្ងួត​ស្រាំង, ស្វិត​ក្រញង់ : ស្លឹក​ឈើ​ក្រៀម, បាយ​ក្រៀ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១</text:p>
          </table:table-cell>
          <table:table-cell table:style-name="តារាង1.A2" office:value-type="string">
            <text:p text:style-name="P6">ក្រៀមក្រោ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ម. ព. ក្រៀម និង ក្រោះ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២</text:p>
          </table:table-cell>
          <table:table-cell table:style-name="តារាង1.A2" office:value-type="string">
            <text:p text:style-name="P6">ក្រៀ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ស្លាប​មួយ​ប្រភេទ សម្បុរ​ប្រផេះ​ចំពុះ​វែង, ក​វែង, ជើង​វែង, ខ្ពស់​ជង្រ្គោង, មាន​សម្រែក​ឮ​ខ្លាំ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៣</text:p>
          </table:table-cell>
          <table:table-cell table:style-name="តារាង1.A2" office:value-type="string">
            <text:p text:style-name="P6">ក្រេប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ជញ្ជក់ ឬ ផឹក​តិច​ៗ : ក្រេប​ទឹ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ចំនួន​ទឹក​ល្មម​តែ​ក្រេប​បាន : ទឹក​មួយ​ក្រេប, ផឹក​ទឹក​មួយ​ក្រេប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៤</text:p>
          </table:table-cell>
          <table:table-cell table:style-name="តារាង1.A2" office:value-type="string">
            <text:p text:style-name="P6">ក្រេ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ស្រែក, សូរ​ហ៊ោ​ឮ​ស្រួច : ស្រែក​ហ៊ោ​ឮ​ក្រេវ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៥</text:p>
          </table:table-cell>
          <table:table-cell table:style-name="តារាង1.A2" office:value-type="string">
            <text:p text:style-name="P6">ក្រេវក្រោធ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ឬ ន.</text:p>
          </table:table-cell>
          <table:table-cell table:style-name="តារាង1.D2" office:value-type="string">
            <text:p text:style-name="P13">ខឹង​ខ្លាំង, កំហឹង​ខ្លាំ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៦</text:p>
          </table:table-cell>
          <table:table-cell table:style-name="តារាង1.A2" office:value-type="string">
            <text:p text:style-name="P6">ក្រេ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ដែល​រហ័ស​រហួន​ក្នុង​កិរិយា​ក្រោក : ក្រោក​ក្រេស <text:s/>គឺ​ក្រោក​ភ្លាម, ក្រោក​រហ័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រោក​ក្រេស</text:p>
          </table:table-cell>
        </table:table-row>
        <table:table-row>
          <table:table-cell table:style-name="តារាង1.A2" office:value-type="string">
            <text:p text:style-name="P5">១១៦៧</text:p>
          </table:table-cell>
          <table:table-cell table:style-name="តារាង1.A2" office:value-type="string">
            <text:p text:style-name="P6">ក្រេ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3">ជា​ពាក្យ​ដែល​បាន​ប្រាប់​ហើយ​ថា គួរ​ឈប់​លែង​ប្រើ​តទៅ​ទៀត​ ព្រោះ​ជា​ពាក្យ​ក្លាយ​ឃ្លាត​មក​ពី ក្រិស គួរ​ប្រើ ក្រិស នេះ​វិញ (ម. ព. ក្រិស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៦៨</text:p>
          </table:table-cell>
          <table:table-cell table:style-name="តារាង1.A2" office:value-type="string">
            <text:p text:style-name="P6">ក្រែ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ផ្ដៅ​មួយ​ប្រភេទ ដើម​ធំ​ជាង​ផ្ដៅ​ទឹក តែ​តូច​ជាង​ផ្ដៅ​ដំបង, ជាង​ព្រះ​ផ្ដៅ : ផ្ដៅ​ក្រែ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ផ្ដៅ​ក្រែក</text:p>
          </table:table-cell>
        </table:table-row>
        <table:table-row>
          <table:table-cell table:style-name="តារាង1.A2" office:value-type="string">
            <text:p text:style-name="P5">១១៦៩</text:p>
          </table:table-cell>
          <table:table-cell table:style-name="តារាង1.A2" office:value-type="string">
            <text:p text:style-name="P6">ក្រែក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5">ឧ.</text:p>
          </table:table-cell>
          <table:table-cell table:style-name="តារាង1.D2" office:value-type="string">
            <text:p text:style-name="P13">សូរ​សម្រែក​សត្វ ឬ សូរ​លាន់​អ្វី​ៗ : ឮ​សូរ​ក្រែក​ៗ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០</text:p>
          </table:table-cell>
          <table:table-cell table:style-name="តារាង1.A2" office:value-type="string">
            <text:p text:style-name="P6">ក្រែ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ញញើត, ខ្លាច, កោត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១</text:p>
          </table:table-cell>
          <table:table-cell table:style-name="តារាង1.A2" office:value-type="string">
            <text:p text:style-name="P6">ក្រែងត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ថប់​តែ, ខ្លាច​តែ; លុះ​តែ : ក្រែង​តែ​គេ​ឲ្យ​ថ្លៃ​ខ្ញុំ​ពេញ​ចិត្ត ទើប​ខ្ញុំ​លក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២</text:p>
          </table:table-cell>
          <table:table-cell table:style-name="តារាង1.A2" office:value-type="string">
            <text:p text:style-name="P6">ក្រែងល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ក្រែង​តែ, ជួនជា : រង់​ចាំ​បន្តិច​ចុះ​ក្រែង​លោ​គាត់​ម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៣</text:p>
          </table:table-cell>
          <table:table-cell table:style-name="តារាង1.A2" office:value-type="string">
            <text:p text:style-name="P6">ក្រែ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Crêpe) បន្ទះ​ជ័រ​កៅស៊ូ​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៤</text:p>
          </table:table-cell>
          <table:table-cell table:style-name="តារាង1.A2" office:value-type="string">
            <text:p text:style-name="P6">ក្រែ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ច្រើន​ល្មម គឺ​មិន​ច្រើន​ពេក : មាន​ទ្រព្យ​ក្រែល, មនុស្ស​ក្រែ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៥</text:p>
          </table:table-cell>
          <table:table-cell table:style-name="តារាង1.A2" office:value-type="string">
            <text:p text:style-name="P6">ក្រែះ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3">ជា​ពាក្យ​ដែល​បាន​ប្រាប់​ហើយ​ថា គួរ​ឈប់​លែង​ប្រើ​ត​ទៅ​ទៀត​ ព្រោះ​ជា​ពាក្យ​ក្លាយ​ឃ្លាត​មក​ពី ក្រិស គួរ​ប្រើ ក្រិស នេះ​វិញ (ម. ព. ក្រិស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៦</text:p>
          </table:table-cell>
          <table:table-cell table:style-name="តារាង1.A2" office:value-type="string">
            <text:p text:style-name="P6">ក្រៃ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ណាស់, លើស : ច្រើន​ក្រៃ, ពេក​ក្រៃ, ធំ​ក្រៃ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៧</text:p>
          </table:table-cell>
          <table:table-cell table:style-name="តារាង1.A2" office:value-type="string">
            <text:p text:style-name="P6">ក្រៃពេ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គុ.</text:p>
          </table:table-cell>
          <table:table-cell table:style-name="តារាង1.D2" office:value-type="string">
            <text:p text:style-name="P13">លើស​លន់, កន្លង : អរ​ក្រៃ​ពេក, ច្រើន​ក្រៃ​ពេ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៧៨</text:p>
          </table:table-cell>
          <table:table-cell table:style-name="តារាង1.A2" office:value-type="string">
            <text:p text:style-name="P6">ក្រៃស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ងារ​ក្នុង​តំណែង​ស្មៀន : ឃុន​ក្រៃ​ស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ឃុន​ក្រៃសរ </text:p>
          </table:table-cell>
        </table:table-row>
        <table:table-row>
          <table:table-cell table:style-name="តារាង1.A2" office:value-type="string">
            <text:p text:style-name="P5">១១៧៩</text:p>
          </table:table-cell>
          <table:table-cell table:style-name="តារាង1.A2" office:value-type="string">
            <text:p text:style-name="P6">ក្រោ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ឡើង​ចាក​ដំណេក, ចាក​បង្គុយ : ក្រោក​ពី​ទី​ដេក, ពី​ទី​អង្គុ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០</text:p>
          </table:table-cell>
          <table:table-cell table:style-name="តារាង1.A2" office:value-type="string">
            <text:p text:style-name="P6">ក្រោធ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“កំហឹង”) តែ​ក្នុង​ប្រទេស​យើង​ប្រើ​ជា កិ. “ខឹង” ក៏​បាន : កុំ​អាល​ក្រោធ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ំហឹង : ស្ដី​ឲ្យ​ដោយ​ក្រោធ​ខ្លាំង គឺ​ស្ដី​ឲ្យ​ដោយ​កំហឹង​ខ្លាំ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១</text:p>
          </table:table-cell>
          <table:table-cell table:style-name="តារាង1.A2" office:value-type="string">
            <text:p text:style-name="P6">ក្រោ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ទីទៃ​ពី​ខាង​លើ : ក្រោម​ផ្ទះ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២</text:p>
          </table:table-cell>
          <table:table-cell table:style-name="តារាង1.A2" office:value-type="string">
            <text:p text:style-name="P6">ក្រោ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ទីទៃ​ពី​ខាង​មុខ : ក្រោយ​ខ្ន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៣</text:p>
          </table:table-cell>
          <table:table-cell table:style-name="តារាង1.A2" office:value-type="string">
            <text:p text:style-name="P6">ក្រោ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ន្លែង​មាន​បង្គោល មាន​របង សម្រាប់​បង្ខាំង​សត្វ​ពាហនៈ <text:s/>ក្រោល​គោ <text:s/>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៤</text:p>
          </table:table-cell>
          <table:table-cell table:style-name="តារាង1.A2" office:value-type="string">
            <text:p text:style-name="P6">ក្រោះ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ាវ​ចម្បាំង​ធ្វើ​ពី​ដែក ឬ ពាស​ដែក : អាវ​ក្រោះ; ពាក់​ក្រោះ ។ រថ​ក្រោះ <text:s/>រថ​ចម្បាំង​សម័យ​បច្ចុប្បន្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្ងួត​រឹង, ក្រៀម​ក្រទាំង : ក្រោះ​មាត់, នឿយ​ក្រោះ​ខ្លួ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៥</text:p>
          </table:table-cell>
          <table:table-cell table:style-name="តារាង1.A2" office:value-type="string">
            <text:p text:style-name="P6">ក្រោះរមា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ួយ​ប្រភេទ ។ ឈ្មោះ​អុត​ធំ​មួយ​យ៉ាង : អុត​ក្រោះ​រមា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អុត​ក្រោះ​រមាស </text:p>
          </table:table-cell>
        </table:table-row>
        <table:table-row>
          <table:table-cell table:style-name="តារាង1.A2" office:value-type="string">
            <text:p text:style-name="P5">១១៨៦</text:p>
          </table:table-cell>
          <table:table-cell table:style-name="តារាង1.A2" office:value-type="string">
            <text:p text:style-name="P6">ក្រ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ិ.</text:p>
          </table:table-cell>
          <table:table-cell table:style-name="តារាង1.D2" office:value-type="string">
            <text:p text:style-name="P13">ទីទៃ​ពី​ខាង​ក្នុង : ក្រៅ​រប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៨៧</text:p>
          </table:table-cell>
          <table:table-cell table:style-name="តារាង1.A2" office:value-type="string">
            <text:p text:style-name="P6">ក្រំ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្រកប, បញ្ចុះ​លោហ​ជាតិ​ផ្សេង​ៗ នឹង​ដែក : ក្រំ​មាស <text:s/>គឺ​យក​មាស​មក​ប្រកប ឬ បញ្ចុះ​នឹង​ដែ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ខ្ទាំ; ស្ងួត​ស្ងប់, អន់; សៅហ្មង : ក្រំ​ខ្លួន, ក្រំ​ចិត្ត, ក្រៀម​ក្រ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<text:s/>ក្រៀមក្រំ </text:p>
          </table:table-cell>
        </table:table-row>
        <table:table-row>
          <table:table-cell table:style-name="តារាង1.A2" office:value-type="string">
            <text:p text:style-name="P5">១១៨៨</text:p>
          </table:table-cell>
          <table:table-cell table:style-name="តារាង1.A2" office:value-type="string">
            <text:p text:style-name="P6">ក្រាំ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ប់​ខ្លួន​នៅ​ស្ងួត​ក្នុង​ដី (រមាស); ឡើង​ពី​ក្នុង​ទឹក​មក​ដេក​ហាល​ខ្លួន​នៅ​លើ​គោក (ក្រពើ) : រមាស​ក្រាំង, ក្រពើ​ឡើង​ក្រាំ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ៀវភៅ​ធ្វើ​ដោយ​ក្រដាស​ស្នាយ ឬ ក្រដាស​មន​ជាដើម បត់​ជា​ជាន់​ៗ ជា​របៀប​ត្រឹម​ស្មើ បើក​បាន​សម្រាប់​សរសេរ​កត់ត្រា​អ្វី​ទាំង​ពួ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ួល​ដែល​មាន​នៅ​ទី​វាល (ពាក្យ​ខ្មែរ​បុរាណ) : ភូមិ​ក្រាំង <text:s/>ភូមិ​ដែល​តាំង​នៅ​លើ​ដី​ក្រាំង ។ ក្រាំង​មាន​ឈ្មោះ​ផ្សេង​ៗ <text:s/>ច្រើន​ដូច ក្រាំង​ចេក, ក្រាំង​ធ្នង់, ក្រាំង​ព្នៅ <text:s/>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ភូមិ​ក្រាំង </text:p>
            <text:p text:style-name="P13">ក្រាំង​ចេក ក្រាំង​ធ្នង់</text:p>
            <text:p text:style-name="P13">ក្រាំង​ព្នៅ</text:p>
          </table:table-cell>
        </table:table-row>
        <table:table-row>
          <table:table-cell table:style-name="តារាង1.A2" office:value-type="string">
            <text:p text:style-name="P5">១១៨៩</text:p>
          </table:table-cell>
          <table:table-cell table:style-name="តារាង1.A2" office:value-type="string">
            <text:p text:style-name="P6">ក្ល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ំពង់​មាន​គ្រប​ខ្លី​ជាង​ក្លាក់ ធ្វើ​ដោយ​ក្រឡឹង ឬ ដោយ​ដំ, ដោយ​សិត : ក្លង​ស្ពាន់, ក្លង​ភ្លុ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០</text:p>
          </table:table-cell>
          <table:table-cell table:style-name="តារាង1.A2" office:value-type="string">
            <text:p text:style-name="P6">ក្លងខែ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<text:span text:style-name="T8">(</text:span><text:span text:style-name="T14">ក្ល្ចង េខេក</text:span><text:span text:style-name="T8"> អ. ថ. ក្លងខែក</text:span> “ស្គរ​ជ្វា”) ស្គរ​មួយ​ប្រភេទ​ដែល​មាន​រាង​វែង​ស្មើ ដាស​ស្បែក​ទាំង ២ ខាង, ខ្មែរ​ក្នុង​សម័យ​បុរាណ​ហៅ ស្គរ​ជ្វា (គួរ​ហៅ ស្គរ​ជ្វា តាម​បុរាណ​វិញ ព្រោះ​ស្គរ​ប្រភេទ​នេះ​មាន​ដើម​កំណើត​មក​ពី​ប្រទេស​ជ្វា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១</text:p>
          </table:table-cell>
          <table:table-cell table:style-name="តារាង1.A2" office:value-type="string">
            <text:p text:style-name="P6">ក្លងឆ្ន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ល្ចងជនះ អ.ថ. ក្លងឆៈន៉ៈ ឬ ក្លងឆ្នៈ “ស្គរ​ឈ្នះ”) ស្គរ​មួយ​ប្រភេទ​មាន​ទ្រង់ទ្រាយ​មិន​ខុស​ពី​ស្គរ​ជ្វា​ទេ, ខ្មែរ​ក្នុង​សម័យ​បុរាណ​ប្រើ​ជា​ស្គរ​ទ័ព សម្រាប់​ទះ​បញ្ជើច​លើ​ខ្នង​ដំរី ឲ្យ​កង​ទ័ព​ដើរ​ស្រុះ​គ្នា ព្រម​ទាំង​ឲ្យ​អង់អាច​ក្លាហាន​ផង, លុះ​ចំណេរ​កាល​ត​មក, ក៏​បែរ​ជា​ប្រើ​ការ​ផ្សេង​ទៅ​វិញ (គួរ​ហៅ ស្គរ​ជ័យ ឬ ស្គរ​ឈ្នះ តាម​ខ្មែរ​បុរាណ​វិញ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២</text:p>
          </table:table-cell>
          <table:table-cell table:style-name="តារាង1.A2" office:value-type="string">
            <text:p text:style-name="P6">ក្លងយ៉ូ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ល្ចងយោន អ.ថ. ក្លងយ៉ូន “ស្គរ​យោល”) ឈ្មោះ​បទ​ភ្លេង​ពិណពាទ្យ​មួយ​យ៉ាង មាន​សូរ​ស្គរ​ធំ​យោល​ៗ (គួរ​ហៅ ភ្លេង​ស្គរ​យោល <text:s/>តាម​ពាក្យ​ខ្មែរ​បុរាណ​វិញ) ។ ភ្លេង​ស្គរ​យោល​នេះ សម្រាប់​ប្រើ​ក្នុង​ពេល​រំលាយ​សព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៣</text:p>
          </table:table-cell>
          <table:table-cell table:style-name="តារាង1.A2" office:value-type="string">
            <text:p text:style-name="P6">ក្ល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រោគ​សរសៃ​មួយ​យ៉ាង ច្រើន​ធ្វើ​ទុក្ខ​ចុក​សៀត​រយ​ស្រពន់​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៤</text:p>
          </table:table-cell>
          <table:table-cell table:style-name="តារាង1.A2" office:value-type="string">
            <text:p text:style-name="P6">ក្ល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“ចម្រៀង​បន្លែង”) ឈ្មោះ​បទ​ភ្លេង​សៀម​មួយ​យ៉ាង : ភ្លេង​ក្លម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ភ្លេង​ក្លម</text:p>
          </table:table-cell>
        </table:table-row>
        <table:table-row>
          <table:table-cell table:style-name="តារាង1.A2" office:value-type="string">
            <text:p text:style-name="P5">១១៩៥</text:p>
          </table:table-cell>
          <table:table-cell table:style-name="តារាង1.A2" office:value-type="string">
            <text:p text:style-name="P6">ក្ល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ឆត្រ​មាន​កំពូល​និង​រំភាយ ឬ មាន​តែ​កំពូល​ឥត​រំភាយ​ក៏​ម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៦</text:p>
          </table:table-cell>
          <table:table-cell table:style-name="តារាង1.A2" office:value-type="string">
            <text:p text:style-name="P6">ក្លា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ប្បាយ​ក្នុង​ខ្លួន, អង់អាច, ដែល​សំដែង​កិរិយា​ឲ្យ​ឃើញ​សេចក្ដី​រីករាយ : ចិត្ត​ក្លា, សំដី​ក្លា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៧</text:p>
          </table:table-cell>
          <table:table-cell table:style-name="តារាង1.A2" office:value-type="string">
            <text:p text:style-name="P6">ក្ល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ំពង់​មាន​គម្រប សម្រាប់​ច្រក​សរពើ​វត្ថុ​ទាំងពួង : ក្លាក់​បារី, ក្លាក់​ទៀន, ក្លាក់​ម្ជុ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៨</text:p>
          </table:table-cell>
          <table:table-cell table:style-name="តារាង1.A2" office:value-type="string">
            <text:p text:style-name="P6">ក្ល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ស្ទាក់, ស្កាត់​ដណ្ដើម​របស់​ដែល​ចោរ​លួច មក​វិញ ឬ ស្ទាក់, ស្កាត់​រក​គោ​ក្របី : ក្លាត់​ចោរ <text:s/>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១៩៩</text:p>
          </table:table-cell>
          <table:table-cell table:style-name="តារាង1.A2" office:value-type="string">
            <text:p text:style-name="P6">ក្ល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មិន​សុទ្ធ, មិន​ដូច, ប្រែប្រួល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០</text:p>
          </table:table-cell>
          <table:table-cell table:style-name="តារាង1.A2" office:value-type="string">
            <text:p text:style-name="P6">ក្លាវ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ពោល : ក្លាវ​ទោស <text:s/>គឺ​ពោល​ទោ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១</text:p>
          </table:table-cell>
          <table:table-cell table:style-name="តារាង1.A2" office:value-type="string">
            <text:p text:style-name="P6">ក្ល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ខ្ទាស់​ដោយ​ម្ជុល ឬ កន្លាស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២</text:p>
          </table:table-cell>
          <table:table-cell table:style-name="តារាង1.A2" office:value-type="string">
            <text:p text:style-name="P6">ក្លាហា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ហ៊ាន, លុះ, មោះមុត, អង់អាច : ចិត្ត​ក្លាហាន , មនុស្ស​ក្លាហាន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៣</text:p>
          </table:table-cell>
          <table:table-cell table:style-name="តារាង1.A2" office:value-type="string">
            <text:p text:style-name="P6">ក្លិង្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លិង្គ) ឈ្មោះ​ដែន ១ នៅ​ក្នុង​មជ្ឈិម​ប្រទេស; ប្រជាជន​ដែល​នៅ​ក្នុង​ដែន​នោះ ក៏​ហៅ​ថា <text:s/>ក្លិង្គ <text:s/>ដែ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៤</text:p>
          </table:table-cell>
          <table:table-cell table:style-name="តារាង1.A2" office:value-type="string">
            <text:p text:style-name="P6">ក្លិង្គ្រាស្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លិង-គ្រាស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លិង្គ​រាស្ត្រ; កលិង្គ​រដ្ឋ) ដែន​កលិង្គ, ដែន​ក្លិង្គ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៥</text:p>
          </table:table-cell>
          <table:table-cell table:style-name="តារាង1.A2" office:value-type="string">
            <text:p text:style-name="P6">ក្ល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ឆេះ​មិន​រង្គំ : ឧស​នេះ​ក្លិត​ណាស់​ដុត​មិន​សូវ​ឆេះ​ទេ (ខ្លះ​និយាយ​ថា ក្លេត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៦</text:p>
          </table:table-cell>
          <table:table-cell table:style-name="តារាង1.A2" office:value-type="string">
            <text:p text:style-name="P6">ក្លិ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ចំហាយ​ដែល​ផ្សាយ​ចេញ​ពី​វត្ថុ​ផ្សេង​ៗ ក្រអូប ឬ​ស្អុយ​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៧</text:p>
          </table:table-cell>
          <table:table-cell table:style-name="តារាង1.A2" office:value-type="string">
            <text:p text:style-name="P6">ក្លឹ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ចង​ទប់, ចង​ឥត​កំណួច : ក្លឹង​រនូត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៨</text:p>
          </table:table-cell>
          <table:table-cell table:style-name="តារាង1.A2" office:value-type="string">
            <text:p text:style-name="P6">ក្លឹ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ក្នុង​ពួក​ក្អែប, កាល​ណា​ពេល​ងងឹត​ មាន​ពន្លឺ​ភ្លឺ ដូច​ជា​សត្វ​អំពិលអំពែ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០៩</text:p>
          </table:table-cell>
          <table:table-cell table:style-name="តារាង1.A2" office:value-type="string">
            <text:p text:style-name="P6">ក្លុ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អំបោះ​មង្គល; មាន​ពីរ​យ៉ាង​គឺ ម្យ៉ាង​សម្រាប់​សៀត​ត្រចៀក, ម្យ៉ាង​ទៀត​សម្រាប់​ប្រហក​ក្បាល : អំបោះ​ក្លុ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០</text:p>
          </table:table-cell>
          <table:table-cell table:style-name="តារាង1.A2" office:value-type="string">
            <text:p text:style-name="P6">ក្លើ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មិត្រ​ស្និទ្ធ​ទុក​ចិត្ត​គ្នា​ដល់​ទី​រួម​ក្ដី​សុខ​ទុក្ខ​ជាមួយ​គ្នា ឬ​រួម​ក្ដី​មេត្រី​ដោយ​ឲ្យ​របស់​អ្វី​ៗ គ្នា​បាន, ដល់​ហៅ​គ្នា​អាមឹង, ឯង​អញ​ទៅ​វិញ​ទៅ​មក ។ បើ​ស្រី​និង​ស្រី​ហៅ​ថា “ម្រាក់” វិ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១</text:p>
          </table:table-cell>
          <table:table-cell table:style-name="តារាង1.A2" office:value-type="string">
            <text:p text:style-name="P6">ក្លៀក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ង្កៀក​ខ្លួន​រំហើយ​ខ្នង (និយាយ​ចំពោះ​តែ​ដំរី) : ដំរី​ក្លៀក (និយាយ​ក្លាយ​ជា ប្លៀក ក៏​មាន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ដំរី​ក្លៀក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ៀន​ដៃ​នៅ​ក្រោម​ស្មា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២</text:p>
          </table:table-cell>
          <table:table-cell table:style-name="តារាង1.A2" office:value-type="string">
            <text:p text:style-name="P6">ក្លៀវក្ល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(ក្លៀក្ល្ចម “បបួល, ដឹក​នាំ”) បញ្ចុះ​បញ្ចូល​ក្នុង​បទ​អាក្រក់ : ដើរ​ក្លៀវក្ល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៣</text:p>
          </table:table-cell>
          <table:table-cell table:style-name="តារាង1.A2" office:value-type="string">
            <text:p text:style-name="P6">ក្លេ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ម. ព. ក្លិត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៤</text:p>
          </table:table-cell>
          <table:table-cell table:style-name="តារាង1.A2" office:value-type="string">
            <text:p text:style-name="P6">ក្លែ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ធ្វើ​ឲ្យ​ប្លែក​ចាក​រូប​រាង​ដើម ទៅ​យក​រូប​រាង​ថ្មី ដើម្បី​កុំ​ឲ្យ​គេ​ស្គាល់ ឬ ពោល​ឲ្យ​ខុស​ចាក​សំដី​ដើម​ទៅ​ពោល​សំដី​ថ្មី​ដើម្បី​កុំ​ឲ្យ​គេ​ដឹង : ក្លែង​រូប, ក្លែង​សំដី, ក្លែង​សំឡេ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៥</text:p>
          </table:table-cell>
          <table:table-cell table:style-name="តារាង1.A2" office:value-type="string">
            <text:p text:style-name="P6">ក្លែ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សាច់​ស្រទាប់​នៃ​ផ្លែ​ឈើ : ក្លែប​ខ្នុរ, ក្លែប​ទុរេន ជាដើ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៦</text:p>
          </table:table-cell>
          <table:table-cell table:style-name="តារាង1.A2" office:value-type="string">
            <text:p text:style-name="P6">ក្លែ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ែម, លាយ​ផ្សំ​ឡើង, សៀត​ទប់ : យក​ឈើ​ក្លែម​ឲ្យ​នឹង, ឲ្យ​ណែន; យក​ក្ដឹប​អម្ពិល​មក​ក្លែម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៧</text:p>
          </table:table-cell>
          <table:table-cell table:style-name="តារាង1.A2" office:value-type="string">
            <text:p text:style-name="P6">ក្លុ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“មូល”) ។ ខ្មែរ​យើង​ច្រើន​ប្រើ​ជា អតិ​វិសេស​គុណ​នាម : មូល​ក្លុំ គឺ​មូល​ពេញ​ទី​ឥត​ល្អៀ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៨</text:p>
          </table:table-cell>
          <table:table-cell table:style-name="តារាង1.A2" office:value-type="string">
            <text:p text:style-name="P6">ក្ល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ដំណាប់​និង​បន្លួញ​ចុះ​ជិត​ស្និទ្ធ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១៩</text:p>
          </table:table-cell>
          <table:table-cell table:style-name="តារាង1.A2" office:value-type="string">
            <text:p text:style-name="P6">ក្លាំ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ចាន​មួយ​ប្រភេទ ពណ៌​ខាង​ក្រៅ​ដូច​ស្លាប​ជ្រឹង មាន​កណ្ដាប់​មាត់​រីក​ចេញ ឥត​ជើង សម្រាប់​ដាក់​បាយ : ចាន​ក្លាំ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០</text:p>
          </table:table-cell>
          <table:table-cell table:style-name="តារាង1.A2" office:value-type="string">
            <text:p text:style-name="P6">ក្លាំងហ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រំអិល​មួយ​ប្រភេទ ពួក​ត្រី​សណ្ដាយ​តែ​ខ្លី​តូច​ជាង : ត្រី​ក្លាំងហាយ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​ក្លាំងហាយ </text:p>
          </table:table-cell>
        </table:table-row>
        <table:table-row>
          <table:table-cell table:style-name="តារាង1.A2" office:value-type="string">
            <text:p text:style-name="P5">១២២១</text:p>
          </table:table-cell>
          <table:table-cell table:style-name="តារាង1.A2" office:value-type="string">
            <text:p text:style-name="P6">ក្លាំពាក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ខ្លឹម​ឈើ​ផ្ញើ​ប្រាណ ក្លិន​ក្រអូប សម្រាប់​ប្រើ​ជា​ថ្នាំ​កែ​រោគ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២</text:p>
          </table:table-cell>
          <table:table-cell table:style-name="តារាង1.A2" office:value-type="string">
            <text:p text:style-name="P6">ក្លាំពូ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ឈើ​មាន​ផ្កា​ក្លិន​ប្រហើរ, ប្រើ​ជា​ថ្នាំ ឬ ជា​គ្រឿង​ធ្វើ​អាហារ​បរិភោគ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៣</text:p>
          </table:table-cell>
          <table:table-cell table:style-name="តារាង1.A2" office:value-type="string">
            <text:p text:style-name="P6">ក្វ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កោស​ប៉ាត​បន្ថើ​ៗ ដើម្បី​ឲ្យ​ដាច់​រំអិល, ស្លេស្ម ឬ កំណក​អ្វី​ដែល​ស្ដើង​ៗ : ក្វាត​ជ្រាំង​ដោយ​ស្លឹក​ខ្លុ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៤</text:p>
          </table:table-cell>
          <table:table-cell table:style-name="តារាង1.A2" office:value-type="string">
            <text:p text:style-name="P6">ក្វែន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វៃ, វាងវៃ, ស្ទាត់, ជំនាញ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៥</text:p>
          </table:table-cell>
          <table:table-cell table:style-name="តារាង1.A2" office:value-type="string">
            <text:p text:style-name="P6">ក្សណៈ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ៈ-ណៈ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ខណ) ពេល, ស្របក់, រំពេច ។ ច្រើន​ប្រើ​ក្លាយ​ជា ក្សិណ (ម. ព. នោះ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៦</text:p>
          </table:table-cell>
          <table:table-cell table:style-name="តារាង1.A2" office:value-type="string">
            <text:p text:style-name="P6">ក្ស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័ត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សត្រ, ក្សត្រិយ) <text:s/>ស្ដេច; បើ​តាម​ន័យ​ខាង​ដើម​កប្ប​ប្រែ​ថា “មេ​ស្រែ” <text:s/>។</text:p>
          </table:table-cell>
          <table:table-cell table:style-name="តារាង1.D2" office:value-type="string">
            <text:p text:style-name="P15">ក្សត្រិយ៍</text:p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៧</text:p>
          </table:table-cell>
          <table:table-cell table:style-name="តារាង1.A2" office:value-type="string">
            <text:p text:style-name="P6">ក្ស័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សយ; ខយ) ការ​អស់​ទៅ; សេចក្ដី​បាត់​បង់, វិនាស ។ ដែល​ប្រើ​សព្វ​ថ្ងៃ​នេះ មាន​ទំនង​ដូច​ជា កិ. : ក្ស័យ​ជីវិត, ក្ស័យ​កិលេស <text:s/>គឺ​អស់​ជីវិត, អស់​កិលេស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៨</text:p>
          </table:table-cell>
          <table:table-cell table:style-name="តារាង1.A2" office:value-type="string">
            <text:p text:style-name="P6">ក្សាន្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ាន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ស្ងប់​ស្ងាត់​ចាក​ក្ដី​ទុក្ខ : ក្សាន្ត​ចិត្ត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២៩</text:p>
          </table:table-cell>
          <table:table-cell table:style-name="តារាង1.A2" office:value-type="string">
            <text:p text:style-name="P6">ក្សិ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ិន</text:p>
          </table:table-cell>
          <table:table-cell table:style-name="តារាង1.D2" office:value-type="string">
            <text:p text:style-name="P10">សំ. ក្ល.;</text:p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ក្សណ; ខណ) ដូច​គ្នា​នឹង ក្សណៈ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០</text:p>
          </table:table-cell>
          <table:table-cell table:style-name="តារាង1.A2" office:value-type="string">
            <text:p text:style-name="P6">ក្សិណក្ស័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ិណ + ក្ស័យ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ការ​បាត់បង់​សូន្យ​ទៅ​ក្នុង​មួយ​ស្របក់ គឺ​ការ​ស្លាប់​ភ្លាម ។ សព្វ​ថ្ងៃ​ប្រើ​ជា <text:s/>កិ. : ជីតា​ខ្ញុំ​ក្សិណក្ស័យ​ទៅ​ហើយ គឺ​ជីតា​ខ្ញុំ​ស្លាប់​ភ្លាម​ទៅ​ហើយ (ម. ព. ក្ស័យ ផង) ។ ក្សិណ​នោះ ន. (ក្សិណ+នោះ) ខណៈ​នោះ, ភ្លាម​នោះ, គ្រា​នោះ, ដង​នោះ, កាល​នោះ (ម. ព. ខណៈ និង ក្សណៈ) ក្សិណ​នោះ​ព្រះ​យម​ពន្រាយ លើស​លែង​សព្វ​សាយ​ ស្ដេច​បើក​ព្រះ​នេត្រ​យល់​ជាក់ ... (សាស្រ្ដា​ពាក្យ​កាព្យ សុបិន​កុមារ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១</text:p>
          </table:table-cell>
          <table:table-cell table:style-name="តារាង1.A2" office:value-type="string">
            <text:p text:style-name="P6">ក្សីណ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ីណៈ ឬ ក្សិន</text:p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ខីណ) ដែល​អស់​ទៅ ។ ក្សីណាស្រព (--ស្រប់) ន. <text:s text:c="2"/>ម. ព. ខីណា​ស្រព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២</text:p>
          </table:table-cell>
          <table:table-cell table:style-name="តារាង1.A2" office:value-type="string">
            <text:p text:style-name="P6">ក្សី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>ក្សេរ</text:p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ទឹក​ដោះ​ស្រស់ : ទឹក​ក្សីរ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៣</text:p>
          </table:table-cell>
          <table:table-cell table:style-name="តារាង1.A2" office:value-type="string">
            <text:p text:style-name="P6">ក្សេត្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ខេត្ត) ស្រែ, ទី, តំបន់ ។ ក្សេត្រ​កម្ម, ក្សេត្រ​ក្រឹត្យ <text:s/>កិច្ច​ការ​ខាង​ស្រែ​ចម្កា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៤</text:p>
          </table:table-cell>
          <table:table-cell table:style-name="តារាង1.A2" office:value-type="string">
            <text:p text:style-name="P6">ក្សេត្រាជីវកម្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,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បរ​ចិញ្ចឹម​ជីវិត​ដោយ​ស្រែ​ចម្កា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៥</text:p>
          </table:table-cell>
          <table:table-cell table:style-name="តារាង1.A2" office:value-type="string">
            <text:p text:style-name="P6">ក្សេត្រាធិកា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ក្រសួង​ដែល​បង្គាប់​បញ្ជា ត្រួតត្រា​លើ​ការ​ស្រែ​ចម្ការ​ច្បារ​ដំណាំ : ក្រសួង​ក្សេត្រាធិការ (សព្វ​ថ្ងៃ​យើង​ប្រើ​ពាក្យ​ថា ក្រសួង​សេដ្ឋកិច្ច; ម. ព. នេះ​ទៀត​ផង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៦</text:p>
          </table:table-cell>
          <table:table-cell table:style-name="តារាង1.A2" office:value-type="string">
            <text:p text:style-name="P6">ក្សេត្រារក្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(ខេត្តារក្ខ) អ្នក​ថែ​រក្សា​ស្រែ​ចម្ការ, ឆ្មាំ​ស្រែ​ចម្ការ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៧</text:p>
          </table:table-cell>
          <table:table-cell table:style-name="តារាង1.A2" office:value-type="string">
            <text:p text:style-name="P6">ក្សេ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; បា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ខេម) សុខ​សប្បាយ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៨</text:p>
          </table:table-cell>
          <table:table-cell table:style-name="តារាង1.A2" office:value-type="string">
            <text:p text:style-name="P6">ក្សេមក្សាន្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សំ.</text:p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សេចក្ដី​សុខសាន្ត (ម. ព. ក្សេម និង ក្សាន្ត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៣៩</text:p>
          </table:table-cell>
          <table:table-cell table:style-name="តារាង1.A2" office:value-type="string">
            <text:p text:style-name="P6">ក្អ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បញ្ចេញ​ខ្យល់ ដោយ​បង្ខំ​ពី​បំពង់​ក សូរ​ខេះ​ៗ ឬ ខុង​ៗ ឬ​ក៏​ចេញ​ខ្យល់​ពី-ក បណ្ដាល​ឡើង​ពី​រមាស់​បំពង់​ក ។ ន. ឈ្មោះ​រោគ​មួយ​យ៉ាង ដែល​បណ្ដាល​ឲ្យ​រមាស់​បំពង់​ក ហើយ​ខ្យល់​ធាក់​ចេញ​រឿយ​ៗ ឲ្យ​ឮ​សូរ​ខេះ​ៗ ខុង​ៗ ជាដើម : រោគ​ក្អ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រោគ​ក្អក</text:p>
          </table:table-cell>
        </table:table-row>
        <table:table-row>
          <table:table-cell table:style-name="តារាង1.A2" office:value-type="string">
            <text:p text:style-name="P5">១២៤០</text:p>
          </table:table-cell>
          <table:table-cell table:style-name="តារាង1.A2" office:value-type="string">
            <text:p text:style-name="P6">ក្អម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របស់​ធ្វើ​ពី​ដី​សម្រាប់​ដាក់​ទឹក, មាន-ក​ស្ដួច រាង​ធំ​ក្អេង ដូច​ផ្លែ​ឃ្លោក​សាយដៀវ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១</text:p>
          </table:table-cell>
          <table:table-cell table:style-name="តារាង1.A2" office:value-type="string">
            <text:p text:style-name="P6">ក្អា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ឧ.</text:p>
          </table:table-cell>
          <table:table-cell table:style-name="តារាង1.D2" office:value-type="string">
            <text:p text:style-name="P13">សូរ​ឮ​ដោយ​សើច : សើច​ឮ​ក្អាក (ម. ព. ក្អាក​ៗ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២</text:p>
          </table:table-cell>
          <table:table-cell table:style-name="តារាង1.A2" office:value-type="string">
            <text:p text:style-name="P6">ក្អាក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ក្អាក​ៗ ច្រើន​ដ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៣</text:p>
          </table:table-cell>
          <table:table-cell table:style-name="តារាង1.A2" office:value-type="string">
            <text:p text:style-name="P6">ក្អាកក្អា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សប្បាយ, រីករាយ, រួសរាយ ។ កិ. វិ. ពាក្យ​សម្រាប់​ញ៉ាំង​ពាក្យ​សើច​ឲ្យ​ប្លែក​ឡើង <text:s/>: <text:s/>សើច​ក្អាកក្អាយ <text:s/>(ម. ព. កក្អាកកក្អាយ ផង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៤</text:p>
          </table:table-cell>
          <table:table-cell table:style-name="តារាង1.A2" office:value-type="string">
            <text:p text:style-name="P6">ក្អា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ប.</text:p>
          </table:table-cell>
          <table:table-cell table:style-name="តារាង1.D2" office:value-type="string">
            <text:p text:style-name="P13">ពាក្យ​សម្រាប់​និយាយ​ផ្សំ​នឹង​ពាក្យ​ក្អេង : ក្អេងក្អាង គឺ​ដែល​បញ្ចេញ​សំដី ក្អេង​ឥត​ក្រែ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ក្អេងក្អាង</text:p>
          </table:table-cell>
        </table:table-row>
        <table:table-row>
          <table:table-cell table:style-name="តារាង1.A2" office:value-type="string">
            <text:p text:style-name="P5">១២៤៥</text:p>
          </table:table-cell>
          <table:table-cell table:style-name="តារាង1.A2" office:value-type="string">
            <text:p text:style-name="P6">ក្អា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ល្អិត​មួយ​ប្រភេទ ពួក​សុច តែ​ធំ​ជាង​សុច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៦</text:p>
          </table:table-cell>
          <table:table-cell table:style-name="តារាង1.A2" office:value-type="string">
            <text:p text:style-name="P6">ក្អាត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តូច​នៅ​ក្នុង​ទឹក​ពួក​កង្កែប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៧</text:p>
          </table:table-cell>
          <table:table-cell table:style-name="តារាង1.A2" office:value-type="string">
            <text:p text:style-name="P6">ក្អ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តូច​ក្នុង​ពួក​ត្រី​ចង្វា : ត្រី​ក្អិត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​ក្អិត </text:p>
          </table:table-cell>
        </table:table-row>
        <table:table-row>
          <table:table-cell table:style-name="តារាង1.A2" office:value-type="string">
            <text:p text:style-name="P5">១២៤៨</text:p>
          </table:table-cell>
          <table:table-cell table:style-name="តារាង1.A2" office:value-type="string">
            <text:p text:style-name="P6">ក្អិ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មាន​ន័យ​ដូច​គ្នា​នឹង​ពាក្យ កក្អិល (ម. ព. នោះ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៤៩</text:p>
          </table:table-cell>
          <table:table-cell table:style-name="តារាង1.A2" office:value-type="string">
            <text:p text:style-name="P6">ក្អី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មួយ​ប្រភេទ ពួក​ត្រី​ក្រាយ, ស្លាត តែ​ធំ​ជាង​ត្រី​ស្លាត តូច​ជាង​ត្រី​ក្រាយ : ត្រី​ក្អី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<text:s/>ត្រី​ក្អី </text:p>
          </table:table-cell>
        </table:table-row>
        <table:table-row>
          <table:table-cell table:style-name="តារាង1.A2" office:value-type="string">
            <text:p text:style-name="P5">១២៥០</text:p>
          </table:table-cell>
          <table:table-cell table:style-name="តារាង1.A2" office:value-type="string">
            <text:p text:style-name="P6">ក្អឹក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 ឬ ឧ.</text:p>
          </table:table-cell>
          <table:table-cell table:style-name="តារាង1.D2" office:value-type="string">
            <text:p text:style-name="P13">ពាក្យ​សម្រាប់​ញ៉ាំង​ពាក្យ​សើច​ឲ្យ​ប្លែក​ជាង​ប្រក្រតី : សើច​ក្អឹក​ៗ (ម. ព. កក្អឹក ផង)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១</text:p>
          </table:table-cell>
          <table:table-cell table:style-name="តារាង1.A2" office:value-type="string">
            <text:p text:style-name="P6">ក្អុ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ត្រី​មួយ​ប្រភេទ សណ្ឋាន​ប្រហែល​នឹង​ត្រី​កញ្ចុះ មាន​ពង​ធំ​ៗ ប៉ុន​ពង​ជីងជក់ តែ​សំបក​ពង​ទន់ <text:s/>: <text:s/>ត្រី​ក្អុ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​ក្អុក </text:p>
          </table:table-cell>
        </table:table-row>
        <table:table-row>
          <table:table-cell table:style-name="តារាង1.A2" office:value-type="string">
            <text:p text:style-name="P5">១២៥២</text:p>
          </table:table-cell>
          <table:table-cell table:style-name="តារាង1.A2" office:value-type="string">
            <text:p text:style-name="P6">ក្អួ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ើ​អាហារ​ចេញ​ពី​ក្រពះ​មក​តាម​មាត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៣</text:p>
          </table:table-cell>
          <table:table-cell table:style-name="តារាង1.A2" office:value-type="string">
            <text:p text:style-name="P6">ក្អឿ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ប្រដាប់​សម្រាប់​ការ​សូត្រ, ការ​អំបោះ <text:s/>មាន​សណ្ឋាន​ដូច​រហាត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៤</text:p>
          </table:table-cell>
          <table:table-cell table:style-name="តារាង1.A2" office:value-type="string">
            <text:p text:style-name="P6">ក្អៀក​ៗ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 វិ.</text:p>
          </table:table-cell>
          <table:table-cell table:style-name="តារាង1.D2" office:value-type="string">
            <text:p text:style-name="P13">ពាក្យ​សម្រាប់​ញ៉ាំង​ពាក្យ​សើច​ឲ្យ​វិសេស​ឡើង : សើច​ក្អៀក​ៗ គឺ​សើច​ស្រួល (ម. ព. កក្អៀក ផង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៥</text:p>
          </table:table-cell>
          <table:table-cell table:style-name="តារាង1.A2" office:value-type="string">
            <text:p text:style-name="P6">ក្អេង</text:p>
          </table:table-cell>
          <table:table-cell table:style-name="តារាង1.A2" office:value-type="string">
            <text:p text:style-name="P10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 ឬ គុ.</text:p>
          </table:table-cell>
          <table:table-cell table:style-name="តារាង1.D2" office:value-type="string">
            <text:p text:style-name="P13">អ្វី​ៗ ដែល​ប៉េង​ទៅ​ខាង : ក្អេង​ឆ្នាំង, រាង​ក្អេ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0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ដែល​មាន​ឫក ឬ សំដី​ឥត​កោត​ញញើត : ឫក​ក្អេង, សំដី​ក្អេង ។ ប្រើ​ជា កិ. វិ. ផង​ក៏​បាន : និយាយ​ក្អេង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៦</text:p>
          </table:table-cell>
          <table:table-cell table:style-name="តារាង1.A2" office:value-type="string">
            <text:p text:style-name="P6">ក្អេងក្អា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គុ.</text:p>
          </table:table-cell>
          <table:table-cell table:style-name="តារាង1.D2" office:value-type="string">
            <text:p text:style-name="P13">(ម. ព. ក្អេង និង ក្អាង)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៧</text:p>
          </table:table-cell>
          <table:table-cell table:style-name="តារាង1.A2" office:value-type="string">
            <text:p text:style-name="P6">ក្អែ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កិ.</text:p>
          </table:table-cell>
          <table:table-cell table:style-name="តារាង1.D2" office:value-type="string">
            <text:p text:style-name="P13">រើ​អាហារ​ចេញ​ពី​មាត់​ដោយ​ខ្យល់​មិន​ស្រួយ; ច្រើន​និយាយ​តែ​អំពី​ក្មេង ដែល​រើ​ទឹក​ដោះ​ចេញ​មក : ក្អែ​ទឹក​ដោះ <text:s/>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៥៨</text:p>
          </table:table-cell>
          <table:table-cell table:style-name="តារាង1.A2" office:value-type="string">
            <text:p text:style-name="P6">ក្អែក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បក្សី​មួយ​ប្រភេទ សម្បុរ​ខ្មៅ​សុទ្ធ, ដំណើរ​លោត​ៗ <text:s/>ច្រើន​បរិភោគ​អសុភ​ជា​អាហារ ។ ឈ្មោះ​ត្រី​មួយ​ប្រភេទ មាន​ស្រកា សម្បុរ​ខ្មៅ​ប្រផេះ, រង្វង់​មាត់​តូច : ត្រី​ក្អែក <text:s/>។ ឈ្មោះ​តាសក់​ពុល​មួយ​ប្រភេទ ផ្លែ​រាង​មូល​ទុំ​ឡើង​ពណ៌​ក្រហម : តាសក់​ក្អែក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>ត្រី​ក្អែក <text:s/>តាសក់​ក្អែក</text:p>
          </table:table-cell>
        </table:table-row>
        <table:table-row>
          <table:table-cell table:style-name="តារាង1.A2" office:value-type="string">
            <text:p text:style-name="P5">១២៥៩</text:p>
          </table:table-cell>
          <table:table-cell table:style-name="តារាង1.A2" office:value-type="string">
            <text:p text:style-name="P6">ក្អែប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ឈ្មោះ​សត្វ​មាន​ពិស​មួយ​ប្រភេទ មាន​ជើង​ច្រើន សម្រាប់​វារ (បាលី​ហៅ សតបទី “សត្វ​មាន​ជើង​ច្រើន”) : ក្អែប​វារ, ក្អែប​ខាំ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5">១២៦០</text:p>
          </table:table-cell>
          <table:table-cell table:style-name="តារាង1.A2" office:value-type="string">
            <text:p text:style-name="P6">ក្អែ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3">ធូលី, មន្ទិល​ដែល​ជាប់​នឹង​ស្បែក ឬ នឹង​វត្ថុ​ស្អាត : ក្អែល​ខ្លួន, ក្អែល​ដៃ, ក្អែល​សំពត់ ។</text:p>
          </table:table-cell>
          <table:table-cell table:style-name="តារាង1.D2" office:value-type="string">
            <text:p text:style-name="P15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ង្វាក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គុ. ឬ ន.</text:p>
          </table:table-cell>
          <table:table-cell table:style-name="តារាង1.D2" office:value-type="string">
            <text:p text:style-name="P11">ដែល​ខ្វាក់; មនុស្ស​ឬ​សត្វ​ដែល​ខ្វាក់ : គោ​កង្វាក់; ខ្មោច​អា​កង្វាក់ ! (ព.ទ្រ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<text:s text:c="2"/>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ង្វិ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គុ. ឬ ន</text:p>
          </table:table-cell>
          <table:table-cell table:style-name="តារាង1.D2" office:value-type="string">
            <text:p text:style-name="P11">ដែល​ខ្វិន; មនុស្ស​ឬ​សត្វ​ដែល​ខ្វិន : បុរស​កង្វិន; អា​កង្វិន ! (ព.ទ.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<text:s/>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ញ្ចូញ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អវយវៈ​ត្រង់​ទី​បំផុត​នៃ​ចង្វែក​គូទ : <text:s/>កញ្ចូញ​គូទ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កញ្ចូញ​គូទ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ញ្ឆាញ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គុ.</text:p>
          </table:table-cell>
          <table:table-cell table:style-name="តារាង1.D2" office:value-type="string">
            <text:p text:style-name="P11">ដែល​រីក​កំពាង​ច្រាញ : <text:s/>មាត់​កញ្ឆា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មាត់​កញ្ឆាញ <text:s/>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ណ្តេ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ឈ្មោះ​ភមរ​ជាតិ​មួយ​ប្រភេទ​ពួក​ម្រោម មាន​មេ​ធំ​ជាង​ម្រោម​បន្តិច, មិន​ចេះ​ទិច, ត្រឹប​យក​ដម​និង​លំអង​ផ្កា​ដូច​ម្រោម ធើ្វ​សំបុក​នៅ​ក្នុង​រន្ធ​ដំបូក មាន​ជ័រ​ពណ៌​ស​ឬ​លឿង រឹង​ដូច​ជ័រ​ចុង ហៅ​ថា ជ័រ​កណ្តេង (មាន​ដោយ​ស្រុក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ជ័រ​កណ្តេង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ត់ 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1">ដក់, តាំង​នៅ : ទឹក​ភ្លៀង​កត់​តាម​វាល​ស្រែ, ទឹក​កត់​ក្នុង​ថ្លុក ។ ព. ប្រ. បញ្ញា​កត់ គឺ​បញ្ញា ដែល​ឆាប់​ចាំ​ហើយ​មិន​ភ្លេច ។ ប្រើ​ជា គុ. ក៏​បាន : ស្រែ​កត់​ទឹក, ដី​កត់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បញ្ញា​កត់ 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ន្លាញ់ 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 វិ. ឬ គុ.</text:p>
          </table:table-cell>
          <table:table-cell table:style-name="តារាង1.D2" office:value-type="string">
            <text:p text:style-name="P11">ដែល​សស្រាញ់​ឥត​ស្រាក, រញីវ​ឥត​ស្រាក : <text:s/>ចិត្ត​កន្លាញ់​ចង់​បាន​ ។ កន្លេងកន្លាញ់ <text:s/>អន្ទះអន្ទែង​ចិត្ត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កន្លេងកន្លាញ់ 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ម្រាញ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<text:s/>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(ព. ថ.) ការ​ក្រាញ : <text:s/>កុំ​បណ្តោយ​តាម​កម្រាញ​របស់​វ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ម្រិ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ារ​ក្រិន, ភាព​ក្រិន; គុ. ដែល​ក្រិន : ដូង​កម្រិន, ដើម​ឈើ កម្រិន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ាត់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 ឬ គុ. </text:p>
          </table:table-cell>
          <table:table-cell table:style-name="តារាង1.D2" office:value-type="string">
            <text:p text:style-name="P11">ឆេះ; ដែល​ឆេះ : ឧស​នេះ​កាត់​ល្អ ។ ព. ផ្ទ. ក្លិត ឬ ភ្លេ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<text:s text:c="3"/>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</text:p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1">(ព.ប្រ.) ដើរ​តម្រង់; សំដៅ​ឆ្ពោះ (ហាក់​ដូច​គេ​កាត់​ផ្តាច់​ចំ​កណ្ដាល​អ្វី​ៗ) : កាត់​ភូមិ​កាត់​ស្រុក, កាត់​ភក់​កាត់​ជ្រាំ, កាត់​ពី​នាយ​ធ្លាក់​អាយ ។ ឆ្លើយ​កាត់ ឆ្លើយ​ស្កាត់​ពាក្យ​សម្ដី​ដែល​គេ​សួរ ឬ គេ​និយាយ​មិន​ទាន់​ចប់ ។ និយាយ​កាត់​គេ និយាយ​ស្ទាក់​ពាក្យ​គេ, និយាយ​ស្កាត់ សម្ដី​របស់​គេ​ក្នុង​ពេល​ដែល​គេ​កំពុង​និយាយ ។ <text:s/>និយាយ​កាត់​ៗ និយាយ​សង្ខេប​ទ្រួស​ៗ ដោយ​លើក​ឡាត់​ចោល​ខ្លះ ។ ផ្លូវ​កាត់ ផ្លូវ​មិន​វាង, ផ្លូវ​ខ្លី​ដើរ​ឆាប់​ដល់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កាត់​ភូមិ​កាត់​ស្រុក​</text:p>
            <text:p text:style-name="P11">កាត់​ភក់​កាត់​ជ្រាំ​</text:p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ាន់​ជើ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1">កាន់​ទ្រង់​ដោយ​លម្អៀង : កាន់​ជើង​កូន, កាន់​ជើង​ប្អូន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ុងតាក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រ.</text:p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(Contact) ប្រដាប់​សម្រាប់​បើក​បិទ​ចរន្ត​អគ្គិសនី,... : បើក​កុងតាក់, បិទ​កុងតាក់ ។ <text:s/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ូន​ក្រ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ជា​ពាក្យ​បរម្បរា​ដែល​ឮ​ត​ៗ​គ្នា​មក​ថា កូន​មនុស្ស​ឬ​កូន​សត្វ​ដែល​គេ​ពិឃាត​យក​ទៅ​ឆ្អើរ​ឲ្យ​ក្រៀម​រុំ​ដោយ​អំបោះ​ឆៅ​ហើយ​ខ្មុក​ម្រ័ក្សណ៍ ប្រសិទ្ធី​ឧបកិច្ច​ជា​វត្ថុ​សក្តិសិទ្ធិ​សម្រាប់​ការពារ​ខ្លួន ក្នុង​ពេល​មាន​ភ័យ​អាសន្ន​ជាដើម (ឮ​ថា​មាន​តែ​ក្នុង​សម័យ​បុរាណ​ព្រេង​នាយ យូរ​អង្វែង​ហ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ូន​ក្រាប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ស្រី​អ្នក​ចាំ​ទទួល​ពាក្យ​បន្ត​ពី​អ្នក​ផើ្តម​ច្រៀង ហើយ​វាយ​ក្រាប់ បន្ទរ​ថែម​តាម​ចង្វាក់​ភ្លេង​ផង (ច្រើន​ប្រើ​ក្នុង​វង់​ល្ខោន​ខ្មែរ) : <text:s/>កូន​ក្រាប់​តែង​តែ​ស្ដាប់​អ្នក​ផ្ដើម​ប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ូន​បណ្ដែ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ូន​ផ្តិល​តូច​ៗ ដែល​ដាក់​បណ្ដែត​ទឹក ក្នុង​ផ្តិល​ធំ សម្រាប់​ដង​ទឹក​ពី​ក្នុង​ផ្តិល​ធំ​នោះ​យក​មក​ប្រើ​ប្រាស់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ែវ​ពង្រី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ែវ​មួយ​ប្រភេទ​សម្រាប់​ឆ្លុះ​មើល​របស់​តូច​ពង្រីក​ឲ្យ​ឃើញ​ធំ​ហើយ​ច្បាស់ (បារ. Loupe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ំហ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ព. ថ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ារ​ខក, ដំណើរ​អាក់​ខាន : ដំណើរ​យឺត​យូរ​នាំ​ឲ្យ​មាន​កំហ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ំហាត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ព. ថ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ារ​ខាត់, ការ​ដុស​រំលីង​ឲ្យ​ស្អាត (ច្រើន​ប្រើ ខាត់ ជាង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ំហា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ព. ថ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ារ​ខាន, ដំណើរ​អាក់​ខាន : ថ្ងៃ​នេះ ត្រូវ​ប្រឹង​រែក​ដី​ឲ្យ​បាន​កើន​ទ្វេ​គុណ ដើម្បី​បំពេញ​កំហាន​ពី​ម្សិល​មិញ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្បាច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ចំនួន​ដែល​ថែម​លើស​ពី​១០, និយាយ​ចំពោះ​ផ្លែ​ឈើ​ផ្សេង​ៗ មាន​ផ្លែ​ស្វាយ​និង​ក្រូច​ពោធិ៍សាត់​ជាដើម ដែល​ត្រូវ​ទិញ​ឬ​លក់ គឺ​គេ​គិត​ <text:s text:c="2"/>តម្លៃ​តែ​ត្រឹម ១០ តែ​គេ​ថែម ២ ទៀត​ត្រូវ​ជា ១២ ផ្លែ, ចំនួន ២ ដែល​គេ​ថែម​នេះ ហៅ​ថា ក្ប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្រចេ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ពាក្យ</text:p>
            <text:p text:style-name="P11">ស្ទៀង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ក្របី : កំពង់​ក្រចេ គឺ​កំពង់​ក្របី (ក្លាយ​មក​ជា ក្រច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1">កំពង់​ក្រចេ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ក្រណាន់ 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 វិ. ឬ គុ.</text:p>
          </table:table-cell>
          <table:table-cell table:style-name="តារាង1.D2" office:value-type="string">
            <text:p text:style-name="P11">ដែល​ប្រកាន់​ស្អិត​បំភ្លេច​មិន​បាន; ដែល​កួច​កាន់​ជានិច្ច​ក្នុង​ចិត្ត : ស្អប់​ក្រណាន់; ចិត្ត​ក្រណា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2">ស្អប់​ក្រណាន់​ ចិត្ត​ក្រណាន់ </text:p>
          </table:table-cell>
        </table:table-row>
        <table:table-row>
          <table:table-cell table:style-name="តារាង1.A2" office:value-type="string">
            <text:p text:style-name="P11"/>
          </table:table-cell>
          <table:table-cell table:style-name="តារាង1.A2" office:value-type="string">
            <text:p text:style-name="P8"><text:s/>ក្រៀវ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1">(ម. ព. គ្រៀវ ឬ​ក្រៀវ) ។</text:p>
          </table:table-cell>
          <table:table-cell table:style-name="តារាង1.D2" office:value-type="string">
            <text:p text:style-name="P10">គ្រៀវ</text:p>
          </table:table-cell>
          <table:table-cell table:style-name="តារាង1.I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1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6T16:06:52</dc:date>
    <meta:print-date>2005-12-01T09:25:03</meta:print-date>
    <dc:language>en-US</dc:language>
    <meta:editing-cycles>224</meta:editing-cycles>
    <meta:editing-duration>P3DT11H28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59" meta:paragraph-count="6478" meta:word-count="14369" meta:character-count="167358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